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FrizQuadrataTurk" svg:font-family="FrizQuadrataTurk, '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GillSans" svg:font-family="MGillSans" style:font-pitch="variable"/>
    <style:font-face style:name="PalatinoTurk" svg:font-family="PalatinoTurk, 'Courier New'" style:font-pitch="variable"/>
    <style:font-face style:name="GaramondTurk" svg:font-family="GaramondTur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style:font-name="Calibri" fo:language="tr" fo:country="TR" style:font-name-complex="Calibri"/>
    </style:style>
    <style:style style:name="P2" style:family="paragraph" style:parent-style-name="ALINTI">
      <style:paragraph-properties fo:margin-left="0cm" fo:margin-right="0.3cm" fo:margin-top="0cm" fo:margin-bottom="0cm" loext:contextual-spacing="false" fo:line-height="0.564cm" fo:text-indent="1cm" style:auto-text-indent="false"/>
    </style:style>
    <style:style style:name="P3" style:family="paragraph" style:parent-style-name="P_20_ARA_20_BASLIK">
      <style:paragraph-properties fo:margin-left="0cm" fo:margin-right="0.3cm" fo:margin-top="0cm" fo:margin-bottom="0cm" loext:contextual-spacing="false" fo:line-height="0.564cm" fo:text-align="justify" style:justify-single-word="false" fo:text-indent="1cm" style:auto-text-indent="false" fo:break-before="page"/>
      <style:text-properties style:font-name="Lato" fo:font-size="11pt" fo:language="tr" fo:country="TR" style:font-size-asian="11pt" style:font-name-complex="Times New Roman" style:font-size-complex="11pt"/>
    </style:style>
    <style:style style:name="P4" style:family="paragraph" style:parent-style-name="P_20_ARA_20_BASLIK">
      <style:paragraph-properties fo:margin-left="0cm" fo:margin-right="0.3cm" fo:margin-top="0cm" fo:margin-bottom="0cm" loext:contextual-spacing="false" fo:line-height="0.564cm" fo:text-align="justify" style:justify-single-word="false" fo:text-indent="1cm" style:auto-text-indent="false" fo:break-before="page"/>
      <style:text-properties style:font-name="Lato" fo:font-size="14pt" fo:language="tr" fo:country="TR" style:font-size-asian="14pt" style:font-name-complex="Times New Roman" style:font-size-complex="14pt"/>
    </style:style>
    <style:style style:name="P5" style:family="paragraph" style:parent-style-name="B._20_Baslik">
      <style:paragraph-properties fo:margin-left="0cm" fo:margin-right="0.3cm" fo:margin-top="0cm" fo:margin-bottom="0cm" loext:contextual-spacing="false" fo:line-height="100%" fo:text-indent="1cm" style:auto-text-indent="false" fo:break-before="page"/>
      <style:text-properties style:font-name="Lato" fo:font-size="18pt" fo:language="tr" fo:country="TR" style:font-size-asian="18pt" style:font-name-complex="Times New Roman" style:font-size-complex="18pt"/>
    </style:style>
    <style:style style:name="P6" style:family="paragraph" style:parent-style-name="B._20_Baslik">
      <style:paragraph-properties fo:margin-left="0cm" fo:margin-right="0.3cm" fo:margin-top="0cm" fo:margin-bottom="0cm" loext:contextual-spacing="false" fo:line-height="0.564cm" fo:text-align="justify" style:justify-single-word="false" fo:text-indent="1cm" style:auto-text-indent="false" fo:break-before="page"/>
      <style:text-properties style:font-name="Lato"/>
    </style:style>
    <style:style style:name="P7" style:family="paragraph" style:parent-style-name="SAGADAYALIBASLIKÜST">
      <style:paragraph-properties fo:margin-left="0cm" fo:margin-right="0.3cm" fo:margin-top="0cm" fo:margin-bottom="0cm" loext:contextual-spacing="false" fo:line-height="100%" fo:text-align="center" style:justify-single-word="false" fo:text-indent="1cm" style:auto-text-indent="false" fo:break-before="page"/>
      <style:text-properties style:font-name="Lato" fo:font-size="18pt" fo:language="tr" fo:country="TR" style:font-size-asian="18pt" style:font-name-complex="Times New Roman" style:font-size-complex="18pt"/>
    </style:style>
    <style:style style:name="P8" style:family="paragraph" style:parent-style-name="küçükbas_206c__3a_k">
      <style:paragraph-properties fo:margin-left="0cm" fo:margin-right="0.3cm" fo:margin-top="0cm" fo:margin-bottom="0cm" loext:contextual-spacing="false" fo:line-height="0.564cm" fo:text-align="justify" style:justify-single-word="false" fo:text-indent="1cm" style:auto-text-indent="false" fo:break-before="page"/>
      <style:text-properties style:font-name="Lato" fo:font-size="14pt" style:font-size-asian="14pt" style:font-name-complex="Times New Roman" style:font-size-complex="14pt"/>
    </style:style>
    <style:style style:name="P9" style:family="paragraph" style:parent-style-name="P_20_ARA_20_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10" style:family="paragraph" style:parent-style-name="P_20_ARA_20_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fo:font-weight="normal" style:font-size-asian="11pt" style:font-weight-asian="normal" style:font-name-complex="Times New Roman" style:font-size-complex="11pt"/>
    </style:style>
    <style:style style:name="P11" style:family="paragraph" style:parent-style-name="P_20_ARA_20_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style:text-underline-style="solid" style:text-underline-width="auto" style:text-underline-color="font-color" fo:font-weight="normal" style:font-size-asian="11pt" style:font-weight-asian="normal" style:font-name-complex="Times New Roman" style:font-size-complex="11pt"/>
    </style:style>
    <style:style style:name="P12" style:family="paragraph" style:parent-style-name="P_20_ARA_20_BASLIK">
      <style:paragraph-properties fo:margin-left="0cm" fo:margin-right="0.3cm" fo:margin-top="0cm" fo:margin-bottom="0cm" loext:contextual-spacing="false" fo:line-height="100%" fo:text-indent="1cm" style:auto-text-indent="false"/>
      <style:text-properties style:font-name="Lato" fo:font-size="18pt" fo:language="tr" fo:country="TR" style:font-size-asian="18pt" style:font-name-complex="Times New Roman" style:font-size-complex="18pt"/>
    </style:style>
    <style:style style:name="P13" style:family="paragraph" style:parent-style-name="P_20_ARA_20_BASLIK">
      <style:paragraph-properties fo:margin-left="0cm" fo:margin-right="0.3cm" fo:margin-top="0cm" fo:margin-bottom="0cm" loext:contextual-spacing="false" fo:line-height="0.564cm" fo:text-align="justify" style:justify-single-word="false" fo:text-indent="1cm" style:auto-text-indent="false"/>
      <style:text-properties style:font-name="Lato"/>
    </style:style>
    <style:style style:name="P14" style:family="paragraph" style:parent-style-name="P_20_ARA_20_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fo:language="tr" fo:country="TR" style:font-size-asian="14pt" style:font-name-complex="Times New Roman" style:font-size-complex="14pt"/>
    </style:style>
    <style:style style:name="P15" style:family="paragraph" style:parent-style-name="P_20_ARA_20_BASLIK">
      <style:paragraph-properties fo:margin-left="0cm" fo:margin-right="0.3cm" fo:margin-top="0cm" fo:margin-bottom="0cm" loext:contextual-spacing="false" fo:line-height="100%" fo:text-align="justify" style:justify-single-word="false" fo:text-indent="1cm" style:auto-text-indent="false"/>
      <style:text-properties style:font-name="Lato" fo:language="tr" fo:country="TR" style:font-name-complex="Times New Roman" style:font-size-complex="16pt"/>
    </style:style>
    <style:style style:name="P16" style:family="paragraph" style:parent-style-name="P_20_ARA_20_BASLIK">
      <style:paragraph-properties fo:margin-left="0cm" fo:margin-right="0.3cm" fo:margin-top="0cm" fo:margin-bottom="0cm" loext:contextual-spacing="false" fo:line-height="0.564cm" fo:text-align="justify" style:justify-single-word="false" fo:text-indent="1cm" style:auto-text-indent="false"/>
      <style:text-properties fo:color="#ff0000" style:font-name="Lato" fo:font-size="11pt" fo:language="tr" fo:country="TR" fo:font-weight="normal" style:font-size-asian="11pt" style:font-weight-asian="normal" style:font-name-complex="Times New Roman" style:font-size-complex="11pt"/>
    </style:style>
    <style:style style:name="P17" style:family="paragraph" style:parent-style-name="P_20_ARA_20_BASLIK">
      <style:paragraph-properties fo:margin-left="0cm" fo:margin-right="0.3cm" fo:margin-top="0cm" fo:margin-bottom="0cm" loext:contextual-spacing="false" fo:line-height="0.564cm" fo:text-align="justify" style:justify-single-word="false" fo:text-indent="1cm" style:auto-text-indent="false"/>
      <style:text-properties fo:color="#ff0000" style:font-name="Lato" fo:font-size="11pt" fo:language="tr" fo:country="TR" style:font-size-asian="11pt" style:font-name-complex="Times New Roman" style:font-size-complex="11pt"/>
    </style:style>
    <style:style style:name="P18" style:family="paragraph" style:parent-style-name="B._20_Baslik">
      <style:paragraph-properties fo:margin-left="0cm" fo:margin-right="0.3cm" fo:margin-top="0cm" fo:margin-bottom="0cm" loext:contextual-spacing="false" fo:line-height="100%" fo:text-align="justify" style:justify-single-word="false" fo:text-indent="1cm" style:auto-text-indent="false"/>
      <style:text-properties fo:color="#000000" style:font-name="Lato" fo:font-size="18pt" fo:language="tr" fo:country="TR" style:font-size-asian="18pt" style:font-name-complex="Times New Roman" style:font-size-complex="18pt"/>
    </style:style>
    <style:style style:name="P19" style:family="paragraph" style:parent-style-name="B._20_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fo:font-weight="normal" style:font-size-asian="11pt" style:font-weight-asian="normal" style:font-name-complex="Times New Roman" style:font-size-complex="11pt"/>
    </style:style>
    <style:style style:name="P20" style:family="paragraph" style:parent-style-name="B._20_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style:font-size-asian="11pt" style:font-name-complex="Times New Roman" style:font-size-complex="11pt"/>
    </style:style>
    <style:style style:name="P21" style:family="paragraph" style:parent-style-name="B._20_Baslik">
      <style:paragraph-properties fo:margin-left="0cm" fo:margin-right="0.3cm" fo:margin-top="0cm" fo:margin-bottom="0cm" loext:contextual-spacing="false" fo:line-height="0.564cm" fo:text-align="justify" style:justify-single-word="false" fo:text-indent="1cm" style:auto-text-indent="false"/>
      <style:text-properties style:font-name="Lato"/>
    </style:style>
    <style:style style:name="P22" style:family="paragraph" style:parent-style-name="B._20_Baslik">
      <style:paragraph-properties fo:margin-left="0cm" fo:margin-right="0.3cm" fo:margin-top="0cm" fo:margin-bottom="0cm" loext:contextual-spacing="false" fo:line-height="100%" fo:text-indent="1cm" style:auto-text-indent="false"/>
      <style:text-properties style:font-name="Lato" fo:font-size="18pt" fo:language="tr" fo:country="TR" style:font-size-asian="18pt" style:font-name-complex="Times New Roman" style:font-size-complex="18pt"/>
    </style:style>
    <style:style style:name="P23" style:family="paragraph" style:parent-style-name="B._20_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fo:font-weight="normal" style:font-size-asian="11pt" style:font-weight-asian="normal" style:font-name-complex="Times New Roman" style:font-size-complex="11pt"/>
    </style:style>
    <style:style style:name="P24" style:family="paragraph" style:parent-style-name="B._20_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25" style:family="paragraph" style:parent-style-name="B._20_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fo:font-style="italic" style:font-size-asian="11pt" style:font-style-asian="italic" style:font-name-complex="Times New Roman" style:font-size-complex="11pt"/>
    </style:style>
    <style:style style:name="P26" style:family="paragraph" style:parent-style-name="B._20_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fo:language="tr" fo:country="TR" style:font-size-asian="14pt" style:font-name-complex="Times New Roman" style:font-size-complex="14pt"/>
    </style:style>
    <style:style style:name="P27" style:family="paragraph" style:parent-style-name="B._20_Baslik">
      <style:paragraph-properties fo:margin-left="0cm" fo:margin-right="0.3cm" fo:margin-top="0cm" fo:margin-bottom="0cm" loext:contextual-spacing="false" fo:line-height="100%" fo:text-align="justify" style:justify-single-word="false" fo:text-indent="1cm" style:auto-text-indent="false"/>
      <style:text-properties style:font-name="Lato" fo:font-size="16pt" fo:language="tr" fo:country="TR" style:font-size-asian="16pt" style:font-name-complex="Times New Roman" style:font-size-complex="16pt"/>
    </style:style>
    <style:style style:name="P28" style:family="paragraph" style:parent-style-name="B._20_Baslik">
      <style:paragraph-properties fo:margin-left="0cm" fo:margin-right="0.3cm" fo:margin-top="0cm" fo:margin-bottom="0cm" loext:contextual-spacing="false" fo:line-height="0.564cm" fo:text-align="justify" style:justify-single-word="false" fo:text-indent="1cm" style:auto-text-indent="false"/>
      <style:text-properties fo:color="#ff0000" style:font-name="Lato" fo:font-size="11pt" fo:language="tr" fo:country="TR" fo:font-weight="normal" style:font-size-asian="11pt" style:font-weight-asian="normal" style:font-name-complex="Times New Roman" style:font-size-complex="11pt"/>
    </style:style>
    <style:style style:name="P29" style:family="paragraph" style:parent-style-name="B._20_Baslik">
      <style:paragraph-properties fo:margin-left="0cm" fo:margin-right="0.3cm" fo:margin-top="0cm" fo:margin-bottom="0cm" loext:contextual-spacing="false" fo:line-height="0.564cm" fo:text-align="justify" style:justify-single-word="false" fo:text-indent="1cm" style:auto-text-indent="false"/>
      <style:text-properties fo:color="#ff0000" style:font-name="Lato" fo:font-size="11pt" fo:language="tr" fo:country="TR" style:font-size-asian="11pt" style:font-name-complex="Times New Roman" style:font-size-complex="11pt"/>
    </style:style>
    <style:style style:name="P30" style:family="paragraph" style:parent-style-name="B._20_Baslik">
      <style:paragraph-properties fo:margin-left="0cm" fo:margin-right="0.3cm" fo:margin-top="0cm" fo:margin-bottom="0cm" loext:contextual-spacing="false" fo:line-height="0.564cm" fo:text-align="justify" style:justify-single-word="false" fo:text-indent="1cm" style:auto-text-indent="false"/>
      <style:text-properties style:text-position="super 58%" style:font-name="Lato" fo:font-size="11pt" fo:language="tr" fo:country="TR" fo:font-weight="normal" style:font-size-asian="11pt" style:font-weight-asian="normal" style:font-name-complex="Times New Roman" style:font-size-complex="11pt"/>
    </style:style>
    <style:style style:name="P31" style:family="paragraph" style:parent-style-name="SAGADAYALIBASLIKÜST">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32" style:family="paragraph" style:parent-style-name="SAGADAYALIBASLIKÜST">
      <style:paragraph-properties fo:margin-left="0cm" fo:margin-right="0.3cm" fo:margin-top="0cm" fo:margin-bottom="0cm" loext:contextual-spacing="false" fo:line-height="100%" fo:text-align="center" style:justify-single-word="false" fo:text-indent="1cm" style:auto-text-indent="false"/>
      <style:text-properties style:font-name="Lato" fo:font-size="18pt" fo:language="tr" fo:country="TR" style:font-size-asian="18pt" style:font-name-complex="Times New Roman" style:font-size-complex="18pt"/>
    </style:style>
    <style:style style:name="P33" style:family="paragraph" style:parent-style-name="küçükbas_206c__3a_k">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style:font-size-asian="14pt" style:font-name-complex="Times New Roman" style:font-size-complex="14pt"/>
    </style:style>
    <style:style style:name="P34" style:family="paragraph" style:parent-style-name="küçükbas_206c__3a_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35" style:family="paragraph" style:parent-style-name="küçükbas_206c__3a_k">
      <style:paragraph-properties fo:margin-left="0cm" fo:margin-right="0.3cm" fo:margin-top="0cm" fo:margin-bottom="0cm" loext:contextual-spacing="false" fo:line-height="0.564cm" fo:text-align="justify" style:justify-single-word="false" fo:text-indent="1cm" style:auto-text-indent="false"/>
      <style:text-properties style:font-name="Lato"/>
    </style:style>
    <style:style style:name="P36" style:family="paragraph" style:parent-style-name="ANA_20_METIN">
      <style:paragraph-properties fo:margin-left="0cm" fo:margin-right="0.3cm" fo:text-indent="1cm" style:auto-text-indent="false"/>
    </style:style>
    <style:style style:name="P37" style:family="paragraph" style:parent-style-name="ANA_20_METIN">
      <style:paragraph-properties fo:margin-left="0cm" fo:margin-right="0.3cm" fo:text-indent="1cm" style:auto-text-indent="false"/>
      <style:text-properties style:font-name="Lato"/>
    </style:style>
    <style:style style:name="P38" style:family="paragraph" style:parent-style-name="ANA_20_METIN">
      <style:paragraph-properties fo:margin-left="0cm" fo:margin-right="0.3cm" fo:text-indent="1cm" style:auto-text-indent="false"/>
      <style:text-properties style:font-name="Lato" fo:font-size="11pt" fo:language="tr" fo:country="TR" style:font-size-asian="11pt" style:font-name-complex="Times New Roman" style:font-size-complex="11pt"/>
    </style:style>
    <style:style style:name="P39" style:family="paragraph" style:parent-style-name="Resim_20_al_2074__3a_">
      <style:paragraph-properties fo:margin-left="0cm" fo:margin-right="0.3cm" fo:line-height="0.564cm" fo:text-align="justify" style:justify-single-word="false" fo:text-indent="1cm" style:auto-text-indent="false"/>
      <style:text-properties style:font-name="Times New Roman" fo:font-size="11pt" fo:language="tr" fo:country="TR" style:font-size-asian="11pt" style:font-name-complex="Times New Roman" style:font-size-complex="11pt"/>
    </style:style>
    <style:style style:name="P40" style:family="paragraph" style:parent-style-name="Resim_20_al_2074__3a_">
      <style:paragraph-properties fo:margin-left="0cm" fo:margin-right="0.3cm" fo:line-height="0.564cm" fo:text-align="justify" style:justify-single-word="false" fo:text-indent="1cm" style:auto-text-indent="false"/>
    </style:style>
    <style:style style:name="P41" style:family="paragraph" style:parent-style-name="Resim_20_al_2074__3a_">
      <style:paragraph-properties fo:margin-left="0cm" fo:margin-right="0.3cm"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42" style:family="paragraph" style:parent-style-name="Resim_20_al_2074__3a_">
      <style:paragraph-properties fo:margin-left="0cm" fo:margin-right="0.3cm" fo:line-height="0.564cm" fo:text-align="justify" style:justify-single-word="false" fo:text-indent="1cm" style:auto-text-indent="false"/>
      <style:text-properties style:font-name="Lato" fo:font-size="11pt" fo:language="tr" fo:country="TR" fo:font-weight="normal" style:font-size-asian="11pt" style:font-weight-asian="normal" style:font-name-complex="Times New Roman" style:font-size-complex="11pt"/>
    </style:style>
    <style:style style:name="P43" style:family="paragraph" style:parent-style-name="Resim_20_al_2074__3a_">
      <style:paragraph-properties fo:margin-left="0cm" fo:margin-right="0.3cm" fo:line-height="0.564cm" fo:text-align="justify" style:justify-single-word="false" fo:text-indent="1cm" style:auto-text-indent="false"/>
      <style:text-properties style:font-name="Lato" fo:font-size="11pt" style:font-size-asian="11pt" style:font-name-complex="Times New Roman" style:font-size-complex="11pt"/>
    </style:style>
    <style:style style:name="P44" style:family="paragraph" style:parent-style-name="Standard">
      <style:paragraph-properties fo:margin-left="0cm" fo:margin-right="0.3cm" fo:text-align="end" style:justify-single-word="false" fo:text-indent="1cm" style:auto-text-indent="false" fo:break-before="page"/>
      <style:text-properties style:font-name="Times New Roman" fo:font-size="26pt" fo:language="tr" fo:country="TR" fo:font-weight="bold" style:font-size-asian="26pt" style:font-weight-asian="bold" style:font-name-complex="Times New Roman" style:font-size-complex="26pt"/>
    </style:style>
    <style:style style:name="P45" style:family="paragraph" style:parent-style-name="Standard">
      <style:paragraph-properties fo:margin-left="0cm" fo:margin-right="0.3cm" fo:line-height="100%" fo:text-indent="1cm" style:auto-text-indent="false" fo:break-before="page"/>
    </style:style>
    <style:style style:name="P46" style:family="paragraph" style:parent-style-name="Standard">
      <style:paragraph-properties fo:margin-left="0cm" fo:margin-right="0.3cm" fo:line-height="100%" fo:text-align="center" style:justify-single-word="false" fo:text-indent="1cm" style:auto-text-indent="false" fo:break-before="page"/>
    </style:style>
    <style:style style:name="P47" style:family="paragraph" style:parent-style-name="Standard">
      <style:paragraph-properties fo:margin-left="0cm" fo:margin-right="0.3cm" fo:text-align="center" style:justify-single-word="false" fo:text-indent="1cm" style:auto-text-indent="false" fo:break-before="page"/>
    </style:style>
    <style:style style:name="P48" style:family="paragraph" style:parent-style-name="Standard">
      <style:paragraph-properties fo:margin-left="0cm" fo:margin-right="0.3cm" fo:text-indent="1cm" style:auto-text-indent="false" fo:break-before="page"/>
      <style:text-properties style:font-name="Lato"/>
    </style:style>
    <style:style style:name="P49" style:family="paragraph" style:parent-style-name="Standard">
      <style:paragraph-properties fo:margin-left="0cm" fo:margin-right="0.3cm" fo:text-indent="1cm" style:auto-text-indent="false" fo:break-before="page"/>
      <style:text-properties style:font-name="Lato" fo:font-size="11pt" fo:language="tr" fo:country="TR" style:font-size-asian="11pt" style:font-name-complex="Times New Roman" style:font-size-complex="11pt"/>
    </style:style>
    <style:style style:name="P50" style:family="paragraph" style:parent-style-name="Standard">
      <style:paragraph-properties fo:margin-left="0cm" fo:margin-right="0.3cm" fo:text-indent="1cm" style:auto-text-indent="false" fo:break-before="page"/>
      <style:text-properties style:font-name="Lato" fo:font-size="11pt" fo:language="tr" fo:country="TR" fo:font-weight="bold" style:font-size-asian="11pt" style:font-weight-asian="bold" style:font-name-complex="Times New Roman" style:font-size-complex="11pt"/>
    </style:style>
    <style:style style:name="P51" style:family="paragraph" style:parent-style-name="Standard">
      <style:paragraph-properties fo:margin-left="0cm" fo:margin-right="0.3cm" fo:text-indent="1cm" style:auto-text-indent="false" fo:break-before="page"/>
      <style:text-properties fo:color="#ff0000" style:font-name="Lato" fo:font-size="11pt" fo:language="tr" fo:country="TR" fo:font-weight="bold" style:font-size-asian="11pt" style:font-weight-asian="bold" style:font-name-complex="Times New Roman" style:font-size-complex="11pt"/>
    </style:style>
    <style:style style:name="P52" style:family="paragraph" style:parent-style-name="Standard">
      <style:paragraph-properties fo:margin-left="0cm" fo:margin-right="0.3cm" fo:text-indent="1cm" style:auto-text-indent="false" fo:break-before="page"/>
      <style:text-properties fo:color="#f8050b" style:font-name="Lato" fo:font-size="11pt" fo:language="tr" fo:country="TR" fo:font-weight="bold" style:font-size-asian="11pt" style:font-weight-asian="bold" style:font-name-complex="Times New Roman" style:font-size-complex="11pt"/>
    </style:style>
    <style:style style:name="P53" style:family="paragraph" style:parent-style-name="SAYI">
      <style:paragraph-properties fo:margin-left="0cm" fo:margin-right="0.3cm" fo:text-align="justify" style:justify-single-word="false" fo:text-indent="1cm" style:auto-text-indent="false" fo:break-before="page"/>
      <style:text-properties style:font-name="Lato" fo:font-size="11pt" style:font-size-asian="11pt" style:font-name-complex="Times New Roman" style:font-size-complex="11pt"/>
    </style:style>
    <style:style style:name="P54" style:family="paragraph" style:parent-style-name="Standard">
      <style:paragraph-properties fo:margin-left="0cm" fo:margin-right="0.3cm" fo:text-indent="1cm" style:auto-text-indent="false"/>
    </style:style>
    <style:style style:name="P55" style:family="paragraph" style:parent-style-name="Standard">
      <style:paragraph-properties fo:margin-left="0cm" fo:margin-right="0.3cm" fo:text-align="center" style:justify-single-word="false" fo:text-indent="1cm" style:auto-text-indent="false"/>
    </style:style>
    <style:style style:name="P56" style:family="paragraph" style:parent-style-name="Standard">
      <style:paragraph-properties fo:margin-left="0cm" fo:margin-right="0.3cm" fo:text-indent="1cm" style:auto-text-indent="false"/>
      <style:text-properties style:font-name="Times New Roman" fo:font-size="11pt" fo:language="tr" fo:country="TR" style:font-size-asian="11pt" style:font-name-complex="Times New Roman" style:font-size-complex="11pt"/>
    </style:style>
    <style:style style:name="P57" style:family="paragraph" style:parent-style-name="Standard">
      <style:paragraph-properties fo:margin-left="0cm" fo:margin-right="0.3cm" fo:text-indent="1cm" style:auto-text-indent="false"/>
      <style:text-properties style:font-name="Times New Roman" fo:font-size="11pt" fo:language="tr" fo:country="TR" fo:font-weight="bold" style:font-size-asian="11pt" style:font-weight-asian="bold" style:font-name-complex="Times New Roman" style:font-size-complex="11pt"/>
    </style:style>
    <style:style style:name="P58" style:family="paragraph" style:parent-style-name="Standard">
      <style:paragraph-properties fo:margin-left="0cm" fo:margin-right="0.3cm" fo:text-indent="1cm" style:auto-text-indent="false"/>
      <style:text-properties style:font-name="Times New Roman" fo:font-size="14pt" fo:language="tr" fo:country="TR" style:font-size-asian="14pt" style:font-name-complex="Times New Roman" style:font-size-complex="14pt"/>
    </style:style>
    <style:style style:name="P59" style:family="paragraph" style:parent-style-name="Standard">
      <style:paragraph-properties fo:margin-left="0cm" fo:margin-right="0.3cm" fo:text-indent="1cm" style:auto-text-indent="false"/>
      <style:text-properties fo:color="#000000" style:font-name="Lato" fo:font-size="11pt" fo:language="tr" fo:country="TR" style:font-size-asian="11pt" style:font-name-complex="Times New Roman" style:font-size-complex="11pt"/>
    </style:style>
    <style:style style:name="P60" style:family="paragraph" style:parent-style-name="Standard">
      <style:paragraph-properties fo:margin-left="0cm" fo:margin-right="0.3cm" fo:text-align="center" style:justify-single-word="false" fo:text-indent="1cm" style:auto-text-indent="false"/>
      <style:text-properties fo:color="#000000" style:font-name="Lato" fo:font-size="11pt" fo:language="tr" fo:country="TR" style:font-size-asian="11pt" style:font-name-complex="Times New Roman" style:font-size-complex="11pt"/>
    </style:style>
    <style:style style:name="P61" style:family="paragraph" style:parent-style-name="Standard">
      <style:paragraph-properties fo:margin-left="0cm" fo:margin-right="0.3cm" fo:text-indent="1cm" style:auto-text-indent="false"/>
      <style:text-properties fo:color="#000000" style:font-name="Lato" fo:font-size="11pt" fo:language="tr" fo:country="TR" fo:font-weight="bold" style:font-size-asian="11pt" style:font-weight-asian="bold" style:font-name-complex="Times New Roman" style:font-size-complex="11pt"/>
    </style:style>
    <style:style style:name="P62" style:family="paragraph" style:parent-style-name="Standard">
      <style:paragraph-properties fo:margin-left="0cm" fo:margin-right="0.3cm" fo:text-align="center" style:justify-single-word="false" fo:text-indent="1cm" style:auto-text-indent="false"/>
      <style:text-properties fo:color="#000000" style:font-name="Lato" fo:font-size="11pt" fo:language="tr" fo:country="TR" fo:font-weight="bold" style:font-size-asian="11pt" style:font-weight-asian="bold" style:font-name-complex="Times New Roman" style:font-size-complex="11pt"/>
    </style:style>
    <style:style style:name="P63" style:family="paragraph" style:parent-style-name="Standard">
      <style:paragraph-properties fo:margin-left="0cm" fo:margin-right="0.3cm" fo:text-indent="1cm" style:auto-text-indent="false"/>
      <style:text-properties fo:color="#000000" style:font-name="Lato" fo:font-size="11pt" fo:language="tr" fo:country="TR" style:text-underline-style="solid" style:text-underline-width="auto" style:text-underline-color="font-color" style:font-size-asian="11pt" style:font-name-complex="Times New Roman" style:font-size-complex="11pt"/>
    </style:style>
    <style:style style:name="P64" style:family="paragraph" style:parent-style-name="Standard">
      <style:paragraph-properties fo:margin-left="0cm" fo:margin-right="0.3cm" fo:text-indent="1cm" style:auto-text-indent="false"/>
      <style:text-properties fo:color="#ff0000" style:font-name="Lato" fo:font-size="11pt" fo:language="tr" fo:country="TR" fo:font-weight="bold" style:font-size-asian="11pt" style:font-weight-asian="bold" style:font-name-complex="Times New Roman" style:font-size-complex="11pt"/>
    </style:style>
    <style:style style:name="P65" style:family="paragraph" style:parent-style-name="Standard">
      <style:paragraph-properties fo:margin-left="0cm" fo:margin-right="0.3cm" fo:text-indent="1cm" style:auto-text-indent="false">
        <style:tab-stops>
          <style:tab-stop style:position="4.128cm"/>
        </style:tab-stops>
      </style:paragraph-properties>
      <style:text-properties fo:color="#ff0000" style:font-name="Lato" fo:font-size="11pt" fo:language="tr" fo:country="TR" fo:font-weight="bold" style:font-size-asian="11pt" style:font-weight-asian="bold" style:font-name-complex="Times New Roman" style:font-size-complex="11pt"/>
    </style:style>
    <style:style style:name="P66" style:family="paragraph" style:parent-style-name="Standard">
      <style:paragraph-properties fo:margin-left="0cm" fo:margin-right="0.3cm" fo:text-indent="1cm" style:auto-text-indent="false">
        <style:tab-stops>
          <style:tab-stop style:position="2.681cm"/>
        </style:tab-stops>
      </style:paragraph-properties>
      <style:text-properties fo:color="#ff0000" style:font-name="Lato" fo:font-size="11pt" fo:language="tr" fo:country="TR" fo:font-weight="bold" style:font-size-asian="11pt" style:font-weight-asian="bold" style:font-name-complex="Times New Roman" style:font-size-complex="11pt"/>
    </style:style>
    <style:style style:name="P67" style:family="paragraph" style:parent-style-name="Standard">
      <style:paragraph-properties fo:margin-left="0cm" fo:margin-right="0.3cm" fo:text-indent="1cm" style:auto-text-indent="false"/>
      <style:text-properties fo:color="#ff0000" style:font-name="Lato" fo:font-size="11pt" fo:language="tr" fo:country="TR" style:text-underline-style="solid" style:text-underline-width="auto" style:text-underline-color="font-color" fo:font-weight="bold" style:font-size-asian="11pt" style:font-weight-asian="bold" style:font-name-complex="Times New Roman" style:font-size-complex="11pt"/>
    </style:style>
    <style:style style:name="P68" style:family="paragraph" style:parent-style-name="Standard">
      <style:paragraph-properties fo:margin-left="0cm" fo:margin-right="0.3cm" fo:text-indent="1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ff0000" style:font-name="Lato" fo:font-size="11pt" fo:language="tr" fo:country="TR" style:text-underline-style="solid" style:text-underline-width="auto" style:text-underline-color="font-color" style:font-size-asian="11pt" style:font-name-complex="Times New Roman" style:font-size-complex="11pt"/>
    </style:style>
    <style:style style:name="P69" style:family="paragraph" style:parent-style-name="Standard">
      <style:paragraph-properties fo:margin-left="0cm" fo:margin-right="0.3cm" fo:text-indent="1cm" style:auto-text-indent="false"/>
      <style:text-properties fo:color="#ff0000" style:font-name="Lato" fo:font-size="11pt" fo:language="tr" fo:country="TR" style:font-size-asian="11pt" style:font-name-complex="Times New Roman" style:font-size-complex="11pt"/>
    </style:style>
    <style:style style:name="P70" style:family="paragraph" style:parent-style-name="Standard">
      <style:paragraph-properties fo:margin-left="0cm" fo:margin-right="0.3cm" fo:text-indent="1cm" style:auto-text-indent="false">
        <style:tab-stops>
          <style:tab-stop style:position="4.128cm"/>
        </style:tab-stops>
      </style:paragraph-properties>
      <style:text-properties fo:color="#ff0000" style:font-name="Lato" fo:font-size="11pt" fo:language="tr" fo:country="TR" style:font-size-asian="11pt" style:font-name-complex="Times New Roman" style:font-size-complex="11pt"/>
    </style:style>
    <style:style style:name="P71" style:family="paragraph" style:parent-style-name="Standard">
      <style:paragraph-properties fo:margin-left="0cm" fo:margin-right="0.3cm" fo:text-indent="1cm" style:auto-text-indent="false"/>
      <style:text-properties fo:color="#ff0000" style:font-name="Lato" fo:font-size="11pt" fo:language="tr" fo:country="TR" fo:font-style="italic" fo:font-weight="bold" style:font-size-asian="11pt" style:font-style-asian="italic" style:font-weight-asian="bold" style:font-name-complex="Times New Roman" style:font-size-complex="11pt"/>
    </style:style>
    <style:style style:name="P72" style:family="paragraph" style:parent-style-name="Standard">
      <style:paragraph-properties fo:margin-left="0cm" fo:margin-right="0.3cm" fo:text-indent="1cm" style:auto-text-indent="false"/>
      <style:text-properties style:font-name="Lato"/>
    </style:style>
    <style:style style:name="P73" style:family="paragraph" style:parent-style-name="Standard">
      <style:paragraph-properties fo:margin-left="0cm" fo:margin-right="0.3cm" fo:text-indent="1cm" style:auto-text-indent="false"/>
      <style:text-properties style:font-name="Lato" fo:font-size="11pt" fo:language="tr" fo:country="TR" style:font-size-asian="11pt" style:font-name-complex="Times New Roman" style:font-size-complex="11pt"/>
    </style:style>
    <style:style style:name="P74" style:family="paragraph" style:parent-style-name="Standard">
      <style:paragraph-properties fo:margin-left="0cm" fo:margin-right="0.3cm" fo:text-align="center" style:justify-single-word="false" fo:text-indent="1cm" style:auto-text-indent="false"/>
      <style:text-properties style:font-name="Lato" fo:font-size="11pt" fo:language="tr" fo:country="TR" style:font-size-asian="11pt" style:font-name-complex="Times New Roman" style:font-size-complex="11pt"/>
    </style:style>
    <style:style style:name="P75" style:family="paragraph" style:parent-style-name="Standard">
      <style:paragraph-properties fo:margin-left="0cm" fo:margin-right="0.3cm" fo:text-indent="1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1pt" fo:language="tr" fo:country="TR" style:font-size-asian="11pt" style:font-name-complex="Times New Roman" style:font-size-complex="11pt"/>
    </style:style>
    <style:style style:name="P76" style:family="paragraph" style:parent-style-name="Standard">
      <style:paragraph-properties fo:margin-left="0cm" fo:margin-right="0.3cm" fo:text-indent="1cm" style:auto-text-indent="false">
        <style:tab-stops>
          <style:tab-stop style:position="2.499cm"/>
        </style:tab-stops>
      </style:paragraph-properties>
      <style:text-properties style:font-name="Lato" fo:font-size="11pt" fo:language="tr" fo:country="TR" style:font-size-asian="11pt" style:font-name-complex="Times New Roman" style:font-size-complex="11pt"/>
    </style:style>
    <style:style style:name="P77" style:family="paragraph" style:parent-style-name="Standard">
      <style:paragraph-properties fo:margin-left="0cm" fo:margin-right="0.3cm" fo:text-indent="1cm" style:auto-text-indent="false">
        <style:tab-stops>
          <style:tab-stop style:position="12.501cm"/>
        </style:tab-stops>
      </style:paragraph-properties>
      <style:text-properties style:font-name="Lato" fo:font-size="11pt" fo:language="tr" fo:country="TR" style:font-size-asian="11pt" style:font-name-complex="Times New Roman" style:font-size-complex="11pt"/>
    </style:style>
    <style:style style:name="P78" style:family="paragraph" style:parent-style-name="Standard">
      <style:paragraph-properties fo:margin-left="0cm" fo:margin-right="0.3cm" fo:text-indent="1cm" style:auto-text-indent="false"/>
      <style:text-properties style:font-name="Lato" fo:font-size="11pt" fo:language="tr" fo:country="TR" fo:font-weight="bold" style:font-size-asian="11pt" style:font-weight-asian="bold" style:font-name-complex="Times New Roman" style:font-size-complex="11pt"/>
    </style:style>
    <style:style style:name="P79" style:family="paragraph" style:parent-style-name="Standard">
      <style:paragraph-properties fo:margin-left="0cm" fo:margin-right="0.3cm" fo:text-align="center"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80" style:family="paragraph" style:parent-style-name="Standard">
      <style:paragraph-properties fo:margin-left="0cm" fo:margin-right="0.3cm" fo:text-indent="1cm" style:auto-text-indent="false">
        <style:tab-stops>
          <style:tab-stop style:position="3.933cm"/>
        </style:tab-stops>
      </style:paragraph-properties>
      <style:text-properties style:font-name="Lato" fo:font-size="11pt" fo:language="tr" fo:country="TR" fo:font-weight="bold" style:font-size-asian="11pt" style:font-weight-asian="bold" style:font-name-complex="Times New Roman" style:font-size-complex="11pt"/>
    </style:style>
    <style:style style:name="P81" style:family="paragraph" style:parent-style-name="Standard">
      <style:paragraph-properties fo:margin-left="0cm" fo:margin-right="0.3cm" fo:text-indent="1cm" style:auto-text-indent="false">
        <style:tab-stops>
          <style:tab-stop style:position="4.128cm"/>
        </style:tab-stops>
      </style:paragraph-properties>
      <style:text-properties style:font-name="Lato" fo:font-size="11pt" fo:language="tr" fo:country="TR" fo:font-weight="bold" style:font-size-asian="11pt" style:font-weight-asian="bold" style:font-name-complex="Times New Roman" style:font-size-complex="11pt"/>
    </style:style>
    <style:style style:name="P82" style:family="paragraph" style:parent-style-name="Standard">
      <style:paragraph-properties fo:margin-left="0cm" fo:margin-right="0.3cm" fo:text-indent="1cm" style:auto-text-indent="false"/>
      <style:text-properties style:font-name="Lato" fo:font-size="11pt" fo:language="tr" fo:country="TR" style:text-underline-style="solid" style:text-underline-width="auto" style:text-underline-color="font-color" fo:font-weight="bold" style:font-size-asian="11pt" style:font-weight-asian="bold" style:font-name-complex="Times New Roman" style:font-size-complex="11pt"/>
    </style:style>
    <style:style style:name="P83" style:family="paragraph" style:parent-style-name="Standard">
      <style:paragraph-properties fo:margin-left="0cm" fo:margin-right="0.3cm" fo:text-indent="1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1pt" fo:language="tr" fo:country="TR" style:text-underline-style="solid" style:text-underline-width="auto" style:text-underline-color="font-color" fo:font-weight="bold" style:font-size-asian="11pt" style:font-weight-asian="bold" style:font-name-complex="Times New Roman" style:font-size-complex="11pt"/>
    </style:style>
    <style:style style:name="P84" style:family="paragraph" style:parent-style-name="Standard">
      <style:paragraph-properties fo:margin-left="0cm" fo:margin-right="0.3cm" fo:text-indent="1cm" style:auto-text-indent="false"/>
      <style:text-properties style:font-name="Lato" fo:font-size="11pt" fo:language="tr" fo:country="TR" style:text-underline-style="solid" style:text-underline-width="auto" style:text-underline-color="font-color" style:font-size-asian="11pt" style:font-name-complex="Times New Roman" style:font-size-complex="11pt"/>
    </style:style>
    <style:style style:name="P85" style:family="paragraph" style:parent-style-name="Standard">
      <style:paragraph-properties fo:margin-left="0cm" fo:margin-right="0.3cm" fo:text-indent="1cm" style:auto-text-indent="false"/>
      <style:text-properties style:font-name="Lato" fo:font-size="11pt" fo:language="tr" fo:country="TR" fo:font-style="italic" fo:font-weight="bold" style:font-size-asian="11pt" style:font-style-asian="italic" style:font-weight-asian="bold" style:font-name-complex="Times New Roman" style:font-size-complex="11pt"/>
    </style:style>
    <style:style style:name="P86" style:family="paragraph" style:parent-style-name="Standard">
      <style:paragraph-properties fo:margin-left="0cm" fo:margin-right="0.3cm" fo:text-indent="1cm" style:auto-text-indent="false"/>
      <style:text-properties style:font-name="Lato" fo:font-size="11pt" fo:language="tr" fo:country="TR" fo:font-style="italic" style:font-size-asian="11pt" style:font-style-asian="italic" style:font-name-complex="Times New Roman" style:font-size-complex="11pt"/>
    </style:style>
    <style:style style:name="P87" style:family="paragraph" style:parent-style-name="Standard">
      <style:paragraph-properties fo:margin-left="0cm" fo:margin-right="0.3cm" fo:text-indent="1cm" style:auto-text-indent="false">
        <style:tab-stops>
          <style:tab-stop style:position="1.249cm"/>
        </style:tab-stops>
      </style:paragraph-properties>
      <style:text-properties style:font-name="Lato" fo:font-size="11pt" fo:language="tr" fo:country="TR" fo:font-style="italic" style:font-size-asian="11pt" style:font-style-asian="italic" style:font-name-complex="Times New Roman" style:font-size-complex="11pt"/>
    </style:style>
    <style:style style:name="P88" style:family="paragraph" style:parent-style-name="Standard">
      <style:paragraph-properties fo:margin-left="0cm" fo:margin-right="0.3cm" fo:line-height="100%" fo:text-align="center" style:justify-single-word="false" fo:text-indent="1cm" style:auto-text-indent="false"/>
      <style:text-properties style:font-name="Lato" fo:font-size="36pt" fo:language="tr" fo:country="TR" fo:font-weight="bold" style:font-size-asian="36pt" style:font-weight-asian="bold" style:font-name-complex="Times New Roman" style:font-size-complex="36pt"/>
    </style:style>
    <style:style style:name="P89" style:family="paragraph" style:parent-style-name="Standard">
      <style:paragraph-properties fo:margin-left="0cm" fo:margin-right="0.3cm" fo:line-height="100%" fo:text-align="center" style:justify-single-word="false" fo:text-indent="1cm" style:auto-text-indent="false"/>
      <style:text-properties style:font-name="Lato" fo:font-size="26pt" fo:language="tr" fo:country="TR" fo:font-weight="bold" style:font-size-asian="26pt" style:font-weight-asian="bold" style:font-name-complex="Times New Roman" style:font-size-complex="26pt"/>
    </style:style>
    <style:style style:name="P90" style:family="paragraph" style:parent-style-name="Standard">
      <style:paragraph-properties fo:margin-left="0cm" fo:margin-right="0.3cm" fo:text-indent="1cm" style:auto-text-indent="false"/>
      <style:text-properties style:font-name="Lato" fo:font-size="14pt" fo:language="tr" fo:country="TR" fo:font-weight="bold" style:font-size-asian="14pt" style:font-weight-asian="bold" style:font-name-complex="Times New Roman" style:font-size-complex="14pt"/>
    </style:style>
    <style:style style:name="P91" style:family="paragraph" style:parent-style-name="Standard">
      <style:paragraph-properties fo:margin-left="0cm" fo:margin-right="0.3cm" fo:text-indent="1cm" style:auto-text-indent="false">
        <style:tab-stops>
          <style:tab-stop style:position="4.128cm"/>
        </style:tab-stops>
      </style:paragraph-properties>
      <style:text-properties style:font-name="Lato"/>
    </style:style>
    <style:style style:name="P92" style:family="paragraph" style:parent-style-name="Standard">
      <style:paragraph-properties fo:margin-left="0cm" fo:margin-right="0.3cm" fo:line-height="100%" fo:text-indent="1cm" style:auto-text-indent="false">
        <style:tab-stops>
          <style:tab-stop style:position="4.128cm"/>
        </style:tab-stops>
      </style:paragraph-properties>
      <style:text-properties style:font-name="Lato"/>
    </style:style>
    <style:style style:name="P93" style:family="paragraph" style:parent-style-name="Standard">
      <style:paragraph-properties fo:margin-left="0cm" fo:margin-right="0.3cm" fo:text-indent="1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style:style>
    <style:style style:name="P94" style:family="paragraph" style:parent-style-name="Standard">
      <style:paragraph-properties fo:margin-left="0cm" fo:margin-right="0.3cm" fo:text-indent="1cm" style:auto-text-indent="false">
        <style:tab-stops>
          <style:tab-stop style:position="3.249cm"/>
        </style:tab-stops>
      </style:paragraph-properties>
      <style:text-properties style:font-name="Lato"/>
    </style:style>
    <style:style style:name="P95" style:family="paragraph" style:parent-style-name="Standard">
      <style:paragraph-properties fo:margin-left="0cm" fo:margin-right="0.3cm" fo:text-indent="1cm" style:auto-text-indent="false">
        <style:tab-stops>
          <style:tab-stop style:position="12.501cm"/>
        </style:tab-stops>
      </style:paragraph-properties>
      <style:text-properties style:font-name="Lato"/>
    </style:style>
    <style:style style:name="P96" style:family="paragraph" style:parent-style-name="Standard">
      <style:paragraph-properties fo:margin-left="0cm" fo:margin-right="0.3cm" fo:text-indent="1cm" style:auto-text-indent="false">
        <style:tab-stops>
          <style:tab-stop style:position="1.249cm"/>
        </style:tab-stops>
      </style:paragraph-properties>
      <style:text-properties style:font-name="Lato"/>
    </style:style>
    <style:style style:name="P97" style:family="paragraph" style:parent-style-name="Standard">
      <style:paragraph-properties fo:margin-left="0cm" fo:margin-right="0.3cm" fo:line-height="100%" fo:text-align="center" style:justify-single-word="false" fo:text-indent="1cm" style:auto-text-indent="false"/>
      <style:text-properties style:font-name="Lato" fo:font-size="18pt" fo:language="tr" fo:country="TR" fo:font-weight="bold" style:font-size-asian="18pt" style:font-weight-asian="bold" style:font-name-complex="Times New Roman" style:font-size-complex="18pt"/>
    </style:style>
    <style:style style:name="P98" style:family="paragraph" style:parent-style-name="Standard">
      <style:paragraph-properties fo:margin-left="0cm" fo:margin-right="0.3cm" fo:text-indent="1cm" style:auto-text-indent="false"/>
      <style:text-properties fo:text-transform="uppercase" fo:color="#ff0000" style:font-name="Lato" fo:font-size="11pt" fo:language="tr" fo:country="TR" style:font-size-asian="11pt" style:font-name-complex="Times New Roman" style:font-size-complex="11pt"/>
    </style:style>
    <style:style style:name="P99" style:family="paragraph" style:parent-style-name="Standard">
      <style:paragraph-properties fo:margin-left="0cm" fo:margin-right="0.3cm" fo:text-indent="1cm" style:auto-text-indent="false"/>
      <style:text-properties fo:text-transform="uppercase" fo:color="#ff0000" style:font-name="Lato" fo:font-size="11pt" fo:language="tr" fo:country="TR" fo:font-weight="bold" style:font-size-asian="11pt" style:font-weight-asian="bold" style:font-name-complex="Times New Roman" style:font-size-complex="11pt"/>
    </style:style>
    <style:style style:name="P100" style:family="paragraph" style:parent-style-name="Standard">
      <style:paragraph-properties fo:margin-left="0cm" fo:margin-right="0.3cm" fo:text-indent="1cm" style:auto-text-indent="false"/>
      <style:text-properties fo:text-transform="uppercase" fo:color="#ff0000" style:font-name="Lato" fo:font-size="11pt" fo:language="tr" fo:country="TR" style:text-underline-style="solid" style:text-underline-width="auto" style:text-underline-color="font-color" fo:font-weight="bold" style:font-size-asian="11pt" style:font-weight-asian="bold" style:font-name-complex="Times New Roman" style:font-size-complex="11pt"/>
    </style:style>
    <style:style style:name="P101" style:family="paragraph" style:parent-style-name="Standard">
      <style:paragraph-properties fo:margin-left="0cm" fo:margin-right="0.3cm" fo:text-indent="1cm" style:auto-text-indent="false"/>
      <style:text-properties fo:text-transform="uppercase" style:font-name="Lato" fo:font-size="11pt" fo:language="tr" fo:country="TR" style:text-underline-style="solid" style:text-underline-width="auto" style:text-underline-color="font-color" fo:font-weight="bold" style:font-size-asian="11pt" style:font-weight-asian="bold" style:font-name-complex="Times New Roman" style:font-size-complex="11pt"/>
    </style:style>
    <style:style style:name="P102" style:family="paragraph" style:parent-style-name="Standard">
      <style:paragraph-properties fo:margin-left="0cm" fo:margin-right="0.3cm" fo:text-indent="1cm" style:auto-text-indent="false"/>
      <style:text-properties fo:text-transform="uppercase" style:font-name="Lato" fo:font-size="11pt" fo:language="tr" fo:country="TR" fo:font-weight="bold" style:font-size-asian="11pt" style:font-weight-asian="bold" style:font-name-complex="Times New Roman" style:font-size-complex="11pt"/>
    </style:style>
    <style:style style:name="P103" style:family="paragraph" style:parent-style-name="Standard">
      <style:paragraph-properties fo:margin-left="0cm" fo:margin-right="0.3cm" fo:text-indent="1cm" style:auto-text-indent="false"/>
      <style:text-properties fo:text-transform="uppercase" fo:color="#f8050b" style:font-name="Lato" fo:font-size="11pt" fo:language="tr" fo:country="TR" fo:font-weight="bold" style:font-size-asian="11pt" style:font-weight-asian="bold" style:font-name-complex="Times New Roman" style:font-size-complex="11pt"/>
    </style:style>
    <style:style style:name="P104" style:family="paragraph" style:parent-style-name="Standard">
      <style:paragraph-properties fo:margin-left="0cm" fo:margin-right="0.3cm" fo:text-indent="1cm" style:auto-text-indent="false"/>
      <style:text-properties fo:color="#f8050b" style:font-name="Lato" fo:font-size="11pt" fo:language="tr" fo:country="TR" fo:font-weight="bold" style:font-size-asian="11pt" style:font-weight-asian="bold" style:font-name-complex="Times New Roman" style:font-size-complex="11pt"/>
    </style:style>
    <style:style style:name="P105" style:family="paragraph" style:parent-style-name="Standard">
      <style:paragraph-properties fo:margin-left="0cm" fo:margin-right="0.3cm" fo:text-indent="1cm" style:auto-text-indent="false"/>
      <style:text-properties fo:color="#800000" style:font-name="Lato" fo:font-size="11pt" fo:language="tr" fo:country="TR" fo:font-weight="bold" style:font-size-asian="11pt" style:font-weight-asian="bold" style:font-name-complex="Times New Roman" style:font-size-complex="11pt"/>
    </style:style>
    <style:style style:name="P106" style:family="paragraph" style:parent-style-name="spot">
      <style:paragraph-properties fo:margin-left="0cm" fo:margin-right="0.3cm" fo:text-align="center" style:justify-single-word="false" fo:text-indent="1cm" style:auto-text-indent="false"/>
    </style:style>
    <style:style style:name="P107" style:family="paragraph" style:parent-style-name="spot">
      <style:paragraph-properties fo:margin-left="0cm" fo:margin-right="0.3cm" fo:text-align="center" style:justify-single-word="false" fo:text-indent="1cm" style:auto-text-indent="false"/>
      <style:text-properties fo:color="#000000" style:font-name="Lato" fo:font-size="11pt" fo:language="tr" fo:country="TR" style:font-size-asian="11pt" style:font-name-complex="Times New Roman" style:font-size-complex="11pt"/>
    </style:style>
    <style:style style:name="P108" style:family="paragraph" style:parent-style-name="Standard">
      <style:paragraph-properties fo:margin-left="0cm" fo:margin-right="0.3cm" fo:text-indent="1cm" style:auto-text-indent="false" fo:keep-with-next="always"/>
      <style:text-properties fo:color="#ff0000" style:font-name="Lato" fo:font-size="11pt" fo:language="tr" fo:country="TR" fo:font-weight="bold" style:font-size-asian="11pt" style:font-weight-asian="bold" style:font-name-complex="Times New Roman" style:font-size-complex="11pt"/>
    </style:style>
    <style:style style:name="P109" style:family="paragraph" style:parent-style-name="Standard">
      <style:paragraph-properties fo:margin-left="0cm" fo:margin-right="0.3cm" fo:text-indent="1cm" style:auto-text-indent="false" fo:keep-with-next="always">
        <style:tab-stops>
          <style:tab-stop style:position="2.681cm"/>
        </style:tab-stops>
      </style:paragraph-properties>
      <style:text-properties fo:color="#ff0000" style:font-name="Lato" fo:font-size="11pt" fo:language="tr" fo:country="TR" fo:font-weight="bold" style:font-size-asian="11pt" style:font-weight-asian="bold" style:font-name-complex="Times New Roman" style:font-size-complex="11pt"/>
    </style:style>
    <style:style style:name="P110" style:family="paragraph" style:parent-style-name="Standard">
      <style:paragraph-properties fo:margin-left="0cm" fo:margin-right="0.3cm" fo:text-indent="1cm" style:auto-text-indent="false" fo:keep-with-next="always"/>
      <style:text-properties fo:color="#ff0000" style:font-name="Lato" fo:font-size="11pt" fo:language="tr" fo:country="TR" style:text-underline-style="solid" style:text-underline-width="auto" style:text-underline-color="font-color" fo:font-weight="bold" style:font-size-asian="11pt" style:font-weight-asian="bold" style:font-name-complex="Times New Roman" style:font-size-complex="11pt"/>
    </style:style>
    <style:style style:name="P111" style:family="paragraph" style:parent-style-name="SAYI">
      <style:paragraph-properties fo:margin-left="0cm" fo:margin-right="0.3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112" style:family="paragraph" style:parent-style-name="SAYI">
      <style:paragraph-properties fo:margin-left="0cm" fo:margin-right="0.3cm" fo:text-align="justify" style:justify-single-word="false" fo:text-indent="1cm" style:auto-text-indent="false"/>
      <style:text-properties style:font-name="Lato" fo:font-size="11pt" style:font-size-asian="11pt" style:font-name-complex="Times New Roman" style:font-size-complex="11pt"/>
    </style:style>
    <style:style style:name="P113" style:family="paragraph" style:parent-style-name="RESIM_20_ALTI_2a_">
      <style:paragraph-properties fo:margin-left="0cm" fo:margin-right="0.3cm"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114" style:family="paragraph" style:parent-style-name="AYET">
      <style:paragraph-properties fo:margin-left="0cm" fo:margin-right="0.3cm" fo:line-height="0.564cm" fo:text-indent="1cm" style:auto-text-indent="false"/>
      <style:text-properties fo:color="#5a0304" style:font-name="Lato" fo:font-size="11pt" fo:language="tr" fo:country="TR" fo:font-weight="normal" style:font-size-asian="11pt" style:font-weight-asian="normal" style:font-name-complex="Times New Roman" style:font-size-complex="11pt"/>
    </style:style>
    <style:style style:name="P115" style:family="paragraph" style:parent-style-name="AYET">
      <style:paragraph-properties fo:margin-left="0cm" fo:margin-right="0.3cm" fo:line-height="0.564cm" fo:text-indent="1cm" style:auto-text-indent="false"/>
      <style:text-properties style:font-name="Lato" fo:font-size="11pt" fo:language="tr" fo:country="TR" style:font-size-asian="11pt" style:font-name-complex="Times New Roman" style:font-size-complex="11pt"/>
    </style:style>
    <style:style style:name="P116" style:family="paragraph" style:parent-style-name="metin_20_ya_207a__3a__2073__3a_">
      <style:paragraph-properties fo:margin-left="0cm" fo:margin-right="0.3cm" fo:text-indent="1cm" style:auto-text-indent="false"/>
      <style:text-properties style:font-name="Lato" fo:font-size="11pt" fo:language="tr" fo:country="TR" style:font-size-asian="11pt" style:font-name-complex="Times New Roman" style:font-size-complex="11pt"/>
    </style:style>
    <style:style style:name="P117" style:family="paragraph" style:parent-style-name="Standard">
      <style:paragraph-properties fo:margin-left="0cm" fo:margin-right="0.3cm" fo:line-height="100%" fo:text-indent="0cm" style:auto-text-indent="false" fo:break-before="page"/>
    </style:style>
    <style:style style:name="P118" style:family="paragraph" style:parent-style-name="Standard">
      <style:paragraph-properties fo:margin-left="0cm" fo:margin-right="0.3cm" fo:text-indent="0cm" style:auto-text-indent="false"/>
    </style:style>
    <style:style style:name="P119" style:family="paragraph" style:parent-style-name="Standard">
      <style:paragraph-properties fo:margin-left="1cm" fo:margin-right="0.3cm" fo:line-height="100%" fo:text-align="center" style:justify-single-word="false" fo:text-indent="0cm" style:auto-text-indent="false"/>
      <style:text-properties style:font-name="Lato" fo:font-size="36pt" fo:language="tr" fo:country="TR" fo:font-weight="bold" style:font-size-asian="36pt" style:font-weight-asian="bold" style:font-name-complex="Times New Roman" style:font-size-complex="36pt"/>
    </style:style>
    <style:style style:name="P120" style:family="paragraph" style:parent-style-name="Standard">
      <style:paragraph-properties fo:margin-left="1cm" fo:margin-right="0.3cm" fo:text-indent="0cm" style:auto-text-indent="false"/>
      <style:text-properties style:font-name="Lato" fo:font-size="11pt" fo:language="tr" fo:country="TR" fo:font-style="italic" fo:font-weight="bold" style:font-size-asian="11pt" style:font-style-asian="italic" style:font-weight-asian="bold" style:font-name-complex="Times New Roman" style:font-size-complex="11pt"/>
    </style:style>
    <style:style style:name="P121" style:family="paragraph" style:parent-style-name="Standard">
      <style:paragraph-properties fo:margin-left="1cm" fo:margin-right="0.3cm" fo:text-indent="0cm" style:auto-text-indent="false"/>
      <style:text-properties style:font-name="Lato" fo:font-size="11pt" fo:language="tr" fo:country="TR" style:font-size-asian="11pt" style:font-name-complex="Times New Roman" style:font-size-complex="11pt"/>
    </style:style>
    <style:style style:name="P122" style:family="paragraph" style:parent-style-name="Standard">
      <style:paragraph-properties fo:margin-left="1cm" fo:margin-right="0.3cm" fo:text-align="center" style:justify-single-word="false" fo:text-indent="0cm" style:auto-text-indent="false"/>
      <style:text-properties style:font-name="Lato" fo:font-size="11pt" fo:language="tr" fo:country="TR" style:font-size-asian="11pt" style:font-name-complex="Times New Roman" style:font-size-complex="11pt"/>
    </style:style>
    <style:style style:name="P123" style:family="paragraph" style:parent-style-name="Standard">
      <style:paragraph-properties fo:margin-left="1cm" fo:margin-right="0.3cm" fo:line-height="100%" fo:text-indent="0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124" style:family="paragraph" style:parent-style-name="P_20_ARA_20_BASLIK">
      <style:paragraph-properties fo:margin-left="1cm" fo:margin-right="0.3cm" fo:margin-top="0cm" fo:margin-bottom="0cm" loext:contextual-spacing="false" fo:line-height="100%" fo:text-indent="0cm" style:auto-text-indent="false" fo:break-before="page"/>
      <style:text-properties style:font-name="Lato"/>
    </style:style>
    <style:style style:name="P125" style:family="paragraph" style:parent-style-name="P_20_ARA_20_BASLIK">
      <style:paragraph-properties fo:margin-left="1cm" fo:margin-right="0.3cm" fo:margin-top="0cm" fo:margin-bottom="0cm" loext:contextual-spacing="false" fo:line-height="100%" fo:text-indent="0cm" style:auto-text-indent="false" fo:break-before="page"/>
      <style:text-properties style:font-name="Lato" fo:font-size="18pt" fo:language="tr" fo:country="TR" style:font-size-asian="18pt" style:font-name-complex="Times New Roman" style:font-size-complex="18pt"/>
    </style:style>
    <style:style style:name="P126" style:family="paragraph" style:parent-style-name="B._20_Baslik">
      <style:paragraph-properties fo:margin-left="1cm" fo:margin-right="0.3cm" fo:margin-top="0cm" fo:margin-bottom="0cm" loext:contextual-spacing="false" fo:line-height="100%" fo:text-indent="0cm" style:auto-text-indent="false" fo:break-before="page"/>
      <style:text-properties style:font-name="Lato" fo:font-size="18pt" fo:language="tr" fo:country="TR" style:font-size-asian="18pt" style:font-name-complex="Times New Roman" style:font-size-complex="18pt"/>
    </style:style>
    <style:style style:name="P127" style:family="paragraph" style:parent-style-name="P_20_ARA_20_BASLIK">
      <style:paragraph-properties fo:margin-left="1cm" fo:margin-right="0.3cm" fo:margin-top="0cm" fo:margin-bottom="0cm" loext:contextual-spacing="false" fo:line-height="100%" fo:text-indent="0cm" style:auto-text-indent="false"/>
      <style:text-properties style:font-name="Lato" fo:font-size="18pt" fo:language="tr" fo:country="TR" style:font-size-asian="18pt" style:font-name-complex="Times New Roman" style:font-size-complex="18pt"/>
    </style:style>
    <style:style style:name="P128" style:family="paragraph" style:parent-style-name="B._20_Baslik">
      <style:paragraph-properties fo:margin-left="1cm" fo:margin-right="0.3cm" fo:margin-top="0cm" fo:margin-bottom="0cm" loext:contextual-spacing="false" fo:line-height="100%" fo:text-indent="0cm" style:auto-text-indent="false"/>
      <style:text-properties style:font-name="Lato" fo:font-size="18pt" fo:language="tr" fo:country="TR" style:font-size-asian="18pt" style:font-name-complex="Times New Roman" style:font-size-complex="18pt"/>
    </style:style>
    <style:style style:name="P129" style:family="paragraph" style:parent-style-name="Standard">
      <style:paragraph-properties fo:line-height="100%"/>
      <style:text-properties style:font-name="Lato" fo:font-size="11pt" fo:language="tr" fo:country="TR" style:font-size-asian="11pt" style:font-name-complex="Times New Roman" style:font-size-complex="11pt"/>
    </style:style>
    <style:style style:name="P130" style:family="paragraph" style:parent-style-name="B._20_Baslik">
      <style:paragraph-properties fo:margin-left="1cm" fo:margin-right="0.3cm" fo:margin-top="0cm" fo:margin-bottom="0cm" loext:contextual-spacing="false" fo:line-height="100%" fo:text-indent="0.27cm" style:auto-text-indent="false"/>
      <style:text-properties style:font-name="Lato" fo:font-size="18pt" fo:language="tr" fo:country="TR" style:font-size-asian="18pt" style:font-name-complex="Times New Roman" style:font-size-complex="18pt"/>
    </style:style>
    <style:style style:name="P131" style:family="paragraph" style:parent-style-name="B._20_Baslik">
      <style:paragraph-properties fo:margin-top="0cm" fo:margin-bottom="0cm" loext:contextual-spacing="false" fo:line-height="0.564cm" fo:text-align="justify" style:justify-single-word="false"/>
      <style:text-properties style:font-name="Lato" fo:font-size="11pt" fo:language="tr" fo:country="TR" style:font-size-asian="11pt" style:font-name-complex="Times New Roman" style:font-size-complex="11pt"/>
    </style:style>
    <style:style style:name="P132" style:family="paragraph" style:parent-style-name="B._20_Baslik">
      <style:paragraph-properties fo:margin-top="0cm" fo:margin-bottom="0cm" loext:contextual-spacing="false" fo:line-height="0.564cm" fo:text-align="justify" style:justify-single-word="false"/>
      <style:text-properties fo:color="#ff0000" style:font-name="Lato" fo:font-size="11pt" fo:language="tr" fo:country="TR" fo:font-weight="bold" style:font-size-asian="11pt" style:font-weight-asian="bold" style:font-name-complex="Times New Roman" style:font-size-complex="11pt"/>
    </style:style>
    <style:style style:name="P133" style:family="paragraph" style:parent-style-name="Standard" style:master-page-name="Standard">
      <style:paragraph-properties fo:margin-left="0cm" fo:margin-right="0.3cm" fo:text-align="center" style:justify-single-word="false" fo:text-indent="1cm" style:auto-text-indent="false" style:page-number="auto"/>
      <style:text-properties style:font-name="Lato" fo:font-size="11pt" fo:language="tr" fo:country="TR" style:font-size-asian="11pt" style:font-name-complex="Times New Roman" style:font-size-complex="11pt"/>
    </style:style>
    <style:style style:name="T1" style:family="text">
      <style:text-properties fo:font-size="11pt" style:font-size-asian="11pt" style:font-name-complex="Times New Roman" style:font-size-complex="11pt"/>
    </style:style>
    <style:style style:name="T2" style:family="text">
      <style:text-properties fo:font-size="11pt" fo:language="tr" fo:country="TR" style:font-size-asian="11pt" style:font-size-complex="11pt"/>
    </style:style>
    <style:style style:name="T3" style:family="text">
      <style:text-properties fo:font-size="11pt" fo:language="tr" fo:country="TR" style:font-size-asian="11pt" style:font-name-complex="Times New Roman" style:font-size-complex="11pt"/>
    </style:style>
    <style:style style:name="T4" style:family="text">
      <style:text-properties fo:font-size="11pt" fo:language="tr" fo:country="TR" fo:font-weight="bold" style:font-size-asian="11pt" style:font-weight-asian="bold" style:font-size-complex="11pt"/>
    </style:style>
    <style:style style:name="T5" style:family="text">
      <style:text-properties fo:font-size="11pt" fo:language="tr" fo:country="TR" fo:font-weight="bold" style:font-size-asian="11pt" style:font-weight-asian="bold" style:font-name-complex="Times New Roman" style:font-size-complex="11pt"/>
    </style:style>
    <style:style style:name="T6" style:family="text">
      <style:text-properties fo:font-size="11pt" fo:language="tr" fo:country="TR" style:text-underline-style="solid" style:text-underline-width="auto" style:text-underline-color="font-color" fo:font-weight="bold" style:font-size-asian="11pt" style:font-weight-asian="bold" style:font-name-complex="Times New Roman" style:font-size-complex="11pt"/>
    </style:style>
    <style:style style:name="T7" style:family="text">
      <style:text-properties fo:font-size="11pt" fo:language="tr" fo:country="TR" style:text-underline-style="solid" style:text-underline-width="auto" style:text-underline-color="font-color" fo:font-weight="bold" style:text-underline-mode="skip-white-space" style:text-overline-mode="skip-white-space" style:text-line-through-mode="skip-white-space" style:font-size-asian="11pt" style:font-weight-asian="bold" style:font-name-complex="Times New Roman" style:font-size-complex="11pt"/>
    </style:style>
    <style:style style:name="T8" style:family="text">
      <style:text-properties fo:font-size="11pt" fo:language="tr" fo:country="TR" style:text-underline-style="solid" style:text-underline-width="auto" style:text-underline-color="font-color" style:font-size-asian="11pt" style:font-name-complex="Times New Roman" style:font-size-complex="11pt"/>
    </style:style>
    <style:style style:name="T9" style:family="text">
      <style:text-properties fo:font-size="11pt" fo:language="tr" fo:country="TR" style:text-underline-style="solid" style:text-underline-width="auto" style:text-underline-color="font-color" style:text-underline-mode="skip-white-space" style:text-overline-mode="skip-white-space" style:text-line-through-mode="skip-white-space" style:font-size-asian="11pt" style:font-name-complex="Times New Roman" style:font-size-complex="11pt"/>
    </style:style>
    <style:style style:name="T10" style:family="text">
      <style:text-properties fo:font-size="11pt" fo:language="tr" fo:country="TR" style:text-underline-style="solid" style:text-underline-width="auto" style:text-underline-color="font-color" fo:font-weight="normal" style:font-size-asian="11pt" style:font-weight-asian="normal" style:font-name-complex="Times New Roman" style:font-size-complex="11pt"/>
    </style:style>
    <style:style style:name="T11" style:family="text">
      <style:text-properties fo:font-size="11pt" fo:language="tr" fo:country="TR" fo:font-style="italic" fo:font-weight="bold" style:font-size-asian="11pt" style:font-style-asian="italic" style:font-weight-asian="bold" style:font-name-complex="Times New Roman" style:font-size-complex="11pt"/>
    </style:style>
    <style:style style:name="T12" style:family="text">
      <style:text-properties fo:font-size="11pt" fo:language="tr" fo:country="TR" fo:font-style="italic" style:font-size-asian="11pt" style:font-style-asian="italic" style:font-name-complex="Times New Roman" style:font-size-complex="11pt"/>
    </style:style>
    <style:style style:name="T13" style:family="text">
      <style:text-properties fo:font-size="11pt" fo:language="tr" fo:country="TR" fo:font-style="italic" style:text-underline-style="solid" style:text-underline-width="auto" style:text-underline-color="font-color" fo:font-weight="bold" style:font-size-asian="11pt" style:font-style-asian="italic" style:font-weight-asian="bold" style:font-name-complex="Times New Roman" style:font-size-complex="11pt"/>
    </style:style>
    <style:style style:name="T14" style:family="text">
      <style:text-properties fo:font-size="11pt" fo:language="tr" fo:country="TR" fo:font-style="italic" style:text-underline-style="solid" style:text-underline-width="auto" style:text-underline-color="font-color" style:font-size-asian="11pt" style:font-style-asian="italic" style:font-name-complex="Times New Roman" style:font-size-complex="11pt"/>
    </style:style>
    <style:style style:name="T15" style:family="text">
      <style:text-properties fo:font-size="11pt" fo:language="tr" fo:country="TR" fo:font-weight="normal" style:font-size-asian="11pt" style:font-weight-asian="normal" style:font-name-complex="Times New Roman" style:font-size-complex="11pt"/>
    </style:style>
    <style:style style:name="T16" style:family="text">
      <style:text-properties fo:color="#000000" fo:font-size="11pt" fo:language="tr" fo:country="TR" style:font-size-asian="11pt" style:font-name-complex="Times New Roman" style:font-size-complex="11pt"/>
    </style:style>
    <style:style style:name="T17" style:family="text">
      <style:text-properties fo:color="#000000" fo:font-size="11pt" fo:language="tr" fo:country="TR" fo:font-weight="normal" style:font-size-asian="11pt" style:font-weight-asian="normal" style:font-name-complex="Times New Roman" style:font-size-complex="11pt"/>
    </style:style>
    <style:style style:name="T18" style:family="text">
      <style:text-properties fo:color="#000000" fo:font-size="11pt" fo:language="tr" fo:country="TR" style:text-underline-style="solid" style:text-underline-width="auto" style:text-underline-color="font-color" style:font-size-asian="11pt" style:font-name-complex="Times New Roman" style:font-size-complex="11pt"/>
    </style:style>
    <style:style style:name="T19" style:family="text">
      <style:text-properties fo:color="#000000" style:font-name="Lato" fo:font-size="11pt" fo:language="tr" fo:country="TR" style:font-size-asian="11pt" style:font-name-complex="Times New Roman" style:font-size-complex="11pt"/>
    </style:style>
    <style:style style:name="T20" style:family="text">
      <style:text-properties fo:color="#000000" style:font-name="Lato" fo:font-size="11pt" fo:language="tr" fo:country="TR" fo:font-weight="bold" style:font-size-asian="11pt" style:font-weight-asian="bold" style:font-name-complex="Times New Roman" style:font-size-complex="11pt"/>
    </style:style>
    <style:style style:name="T21" style:family="text">
      <style:text-properties fo:color="#000000" style:font-name="Lato" fo:font-size="11pt" fo:language="tr" fo:country="TR" fo:font-style="italic" fo:font-weight="bold" style:font-size-asian="11pt" style:font-style-asian="italic" style:font-weight-asian="bold" style:font-name-complex="Times New Roman" style:font-size-complex="11pt"/>
    </style:style>
    <style:style style:name="T22" style:family="text">
      <style:text-properties fo:color="#000000" style:font-name="Lato" fo:font-size="18pt" fo:language="tr" fo:country="TR" fo:font-weight="bold" style:font-size-asian="18pt" style:font-weight-asian="bold" style:font-name-complex="Times New Roman" style:font-size-complex="18pt"/>
    </style:style>
    <style:style style:name="T23" style:family="text">
      <style:text-properties fo:text-transform="uppercase" fo:color="#ff0000" fo:font-size="11pt" fo:language="tr" fo:country="TR" fo:font-weight="bold" style:font-size-asian="11pt" style:font-weight-asian="bold" style:font-name-complex="Times New Roman" style:font-size-complex="11pt"/>
    </style:style>
    <style:style style:name="T24" style:family="text">
      <style:text-properties fo:text-transform="uppercase" fo:color="#ff0000" fo:font-size="11pt" fo:language="tr" fo:country="TR" style:text-underline-style="solid" style:text-underline-width="auto" style:text-underline-color="font-color" fo:font-weight="bold" style:font-size-asian="11pt" style:font-weight-asian="bold" style:font-name-complex="Times New Roman" style:font-size-complex="11pt"/>
    </style:style>
    <style:style style:name="T25" style:family="text">
      <style:text-properties fo:text-transform="uppercase" fo:color="#ff0000" fo:font-size="11pt" fo:language="tr" fo:country="TR" style:text-underline-style="solid" style:text-underline-width="auto" style:text-underline-color="font-color" fo:font-weight="bold" style:text-underline-mode="skip-white-space" style:text-overline-mode="skip-white-space" style:text-line-through-mode="skip-white-space" style:font-size-asian="11pt" style:font-weight-asian="bold" style:font-name-complex="Times New Roman" style:font-size-complex="11pt"/>
    </style:style>
    <style:style style:name="T26" style:family="text">
      <style:text-properties fo:text-transform="uppercase" fo:color="#ff0000" fo:font-size="11pt" fo:language="tr" fo:country="TR" style:text-underline-style="solid" style:text-underline-width="auto" style:text-underline-color="font-color" style:font-size-asian="11pt" style:font-name-complex="Times New Roman" style:font-size-complex="11pt"/>
    </style:style>
    <style:style style:name="T27" style:family="text">
      <style:text-properties fo:text-transform="uppercase" fo:color="#ff0000" fo:font-size="11pt" fo:language="tr" fo:country="TR" fo:font-style="italic" fo:font-weight="bold" style:font-size-asian="11pt" style:font-style-asian="italic" style:font-weight-asian="bold" style:font-name-complex="Times New Roman" style:font-size-complex="11pt"/>
    </style:style>
    <style:style style:name="T28" style:family="text">
      <style:text-properties fo:text-transform="uppercase" fo:color="#ff0000" fo:font-size="11pt" fo:language="tr" fo:country="TR" style:font-size-asian="11pt" style:font-name-complex="Times New Roman" style:font-size-complex="11pt"/>
    </style:style>
    <style:style style:name="T29" style:family="text">
      <style:text-properties fo:text-transform="uppercase" fo:color="#f8050b" fo:font-size="11pt" fo:language="tr" fo:country="TR" fo:font-weight="bold" style:font-size-asian="11pt" style:font-weight-asian="bold" style:font-name-complex="Times New Roman" style:font-size-complex="11pt"/>
    </style:style>
    <style:style style:name="T30" style:family="text">
      <style:text-properties fo:text-transform="uppercase" fo:color="#800000" fo:font-size="11pt" fo:language="tr" fo:country="TR" style:text-underline-style="solid" style:text-underline-width="auto" style:text-underline-color="font-color" fo:font-weight="bold" style:font-size-asian="11pt" style:font-weight-asian="bold" style:font-name-complex="Times New Roman" style:font-size-complex="11pt"/>
    </style:style>
    <style:style style:name="T31" style:family="text">
      <style:text-properties fo:text-transform="uppercase" fo:font-size="11pt" fo:language="tr" fo:country="TR" fo:font-weight="bold" style:font-size-asian="11pt" style:font-weight-asian="bold" style:font-name-complex="Times New Roman" style:font-size-complex="11pt"/>
    </style:style>
    <style:style style:name="T32" style:family="text">
      <style:text-properties fo:text-transform="uppercase" fo:font-size="11pt" fo:language="tr" fo:country="TR" style:text-underline-style="solid" style:text-underline-width="auto" style:text-underline-color="font-color" fo:font-weight="bold" style:font-size-asian="11pt" style:font-weight-asian="bold" style:font-name-complex="Times New Roman" style:font-size-complex="11pt"/>
    </style:style>
    <style:style style:name="T33" style:family="text">
      <style:text-properties fo:text-transform="uppercase" fo:font-size="11pt" fo:language="tr" fo:country="TR" style:font-size-asian="11pt" style:font-name-complex="Times New Roman" style:font-size-complex="11pt"/>
    </style:style>
    <style:style style:name="T34" style:family="text">
      <style:text-properties fo:color="#ff0000" style:text-position="super 58%" fo:font-size="11pt" fo:language="tr" fo:country="TR" fo:font-weight="bold" style:font-size-asian="11pt" style:font-weight-asian="bold" style:font-name-complex="Times New Roman" style:font-size-complex="11pt"/>
    </style:style>
    <style:style style:name="T35" style:family="text">
      <style:text-properties fo:color="#ff0000" fo:font-size="11pt" fo:language="tr" fo:country="TR" fo:font-weight="bold" style:font-size-asian="11pt" style:font-weight-asian="bold" style:font-name-complex="Times New Roman" style:font-size-complex="11pt"/>
    </style:style>
    <style:style style:name="T36" style:family="text">
      <style:text-properties fo:color="#ff0000" fo:font-size="11pt" fo:language="tr" fo:country="TR" style:font-size-asian="11pt" style:font-name-complex="Times New Roman" style:font-size-complex="11pt"/>
    </style:style>
    <style:style style:name="T37" style:family="text">
      <style:text-properties fo:color="#ff0000" fo:font-size="11pt" fo:language="tr" fo:country="TR" style:text-underline-style="solid" style:text-underline-width="auto" style:text-underline-color="font-color" fo:font-weight="bold" style:font-size-asian="11pt" style:font-weight-asian="bold" style:font-name-complex="Times New Roman" style:font-size-complex="11pt"/>
    </style:style>
    <style:style style:name="T38" style:family="text">
      <style:text-properties fo:color="#ff0000" fo:font-size="11pt" fo:language="tr" fo:country="TR" style:text-underline-style="solid" style:text-underline-width="auto" style:text-underline-color="font-color" fo:font-weight="bold" style:text-underline-mode="skip-white-space" style:text-overline-mode="skip-white-space" style:text-line-through-mode="skip-white-space" style:font-size-asian="11pt" style:font-weight-asian="bold" style:font-name-complex="Times New Roman" style:font-size-complex="11pt"/>
    </style:style>
    <style:style style:name="T39" style:family="text">
      <style:text-properties fo:color="#ff0000" fo:font-size="11pt" fo:language="tr" fo:country="TR" style:text-underline-style="solid" style:text-underline-width="auto" style:text-underline-color="font-color" style:font-size-asian="11pt" style:font-name-complex="Times New Roman" style:font-size-complex="11pt"/>
    </style:style>
    <style:style style:name="T40" style:family="text">
      <style:text-properties fo:color="#ff0000" fo:font-size="11pt" fo:language="tr" fo:country="TR" fo:font-style="italic" fo:font-weight="bold" style:font-size-asian="11pt" style:font-style-asian="italic" style:font-weight-asian="bold" style:font-name-complex="Times New Roman" style:font-size-complex="11pt"/>
    </style:style>
    <style:style style:name="T41" style:family="text">
      <style:text-properties fo:color="#ff0000" fo:font-size="11pt" fo:language="tr" fo:country="TR" fo:font-style="italic" style:font-size-asian="11pt" style:font-style-asian="italic" style:font-name-complex="Times New Roman" style:font-size-complex="11pt"/>
    </style:style>
    <style:style style:name="T42" style:family="text">
      <style:text-properties fo:color="#ff0000" fo:font-size="16pt" fo:language="tr" fo:country="TR" fo:font-weight="bold" style:font-size-asian="16pt" style:font-weight-asian="bold" style:font-name-complex="Times New Roman" style:font-size-complex="16pt"/>
    </style:style>
    <style:style style:name="T43" style:family="text">
      <style:text-properties fo:color="#0000ff" fo:font-size="11pt" fo:language="tr" fo:country="TR" style:font-size-asian="11pt" style:font-name-complex="Times New Roman" style:font-size-complex="11pt"/>
    </style:style>
    <style:style style:name="T44" style:family="text">
      <style:text-properties style:text-position="super 58%" fo:font-size="11pt" fo:language="tr" fo:country="TR" style:text-underline-style="solid" style:text-underline-width="auto" style:text-underline-color="font-color" style:font-size-asian="11pt" style:font-name-complex="Times New Roman" style:font-size-complex="11pt"/>
    </style:style>
    <style:style style:name="T45" style:family="text">
      <style:text-properties style:text-position="super 58%" fo:font-size="11pt" fo:language="tr" fo:country="TR" fo:font-weight="normal" style:font-size-asian="11pt" style:font-weight-asian="normal" style:font-name-complex="Times New Roman" style:font-size-complex="11pt"/>
    </style:style>
    <style:style style:name="T46" style:family="text">
      <style:text-properties fo:color="#bc391f" fo:font-size="11pt" fo:language="tr" fo:country="TR" fo:font-weight="bold" style:font-size-asian="11pt" style:font-weight-asian="bold" style:font-name-complex="Times New Roman" style:font-size-complex="11pt"/>
    </style:style>
    <style:style style:name="T47" style:family="text">
      <style:text-properties fo:color="#f8050b" fo:font-size="11pt" fo:language="tr" fo:country="TR" fo:font-weight="bold" style:font-size-asian="11pt" style:font-weight-asian="bold" style:font-name-complex="Times New Roman" style:font-size-complex="11pt"/>
    </style:style>
    <style:style style:name="T48" style:family="text">
      <style:text-properties fo:color="#f8050b" fo:font-size="11pt" fo:language="tr" fo:country="TR" style:text-underline-style="solid" style:text-underline-width="auto" style:text-underline-color="font-color" style:font-size-asian="11pt" style:font-name-complex="Times New Roman" style:font-size-complex="11pt"/>
    </style:style>
    <style:style style:name="T49" style:family="text">
      <style:text-properties fo:color="#f8050b" fo:font-size="11pt" fo:language="tr" fo:country="TR" style:text-underline-style="solid" style:text-underline-width="auto" style:text-underline-color="font-color" fo:font-weight="bold" style:font-size-asian="11pt" style:font-weight-asian="bold" style:font-name-complex="Times New Roman" style:font-size-complex="11pt"/>
    </style:style>
    <style:style style:name="T50" style:family="text">
      <style:text-properties fo:color="#fd0000" fo:font-size="11pt" fo:language="tr" fo:country="TR" style:text-underline-style="solid" style:text-underline-width="auto" style:text-underline-color="font-color" fo:font-weight="bold" style:font-size-asian="11pt" style:font-weight-asian="bold" style:font-name-complex="Times New Roman" style:font-size-complex="11pt"/>
    </style:style>
    <style:style style:name="T51" style:family="text">
      <style:text-properties fo:color="#fd0000" fo:font-size="11pt" fo:language="tr" fo:country="TR" fo:font-weight="bold" style:font-size-asian="11pt" style:font-weight-asian="bold" style:font-name-complex="Times New Roman" style:font-size-complex="11pt"/>
    </style:style>
    <style:style style:name="T52" style:family="text">
      <style:text-properties fo:color="#39a029" fo:font-size="11pt" fo:language="tr" fo:country="TR" fo:font-weight="bold" style:font-size-asian="11pt" style:font-weight-asian="bold" style:font-name-complex="Times New Roman" style:font-size-complex="11pt"/>
    </style:style>
    <style:style style:name="T53" style:family="text">
      <style:text-properties fo:font-size="18pt" fo:language="tr" fo:country="TR" style:font-size-asian="18pt" style:font-name-complex="Times New Roman" style:font-size-complex="18pt"/>
    </style:style>
    <style:style style:name="T54" style:family="text">
      <style:text-properties fo:font-size="18pt" fo:language="tr" fo:country="TR" style:text-underline-style="solid" style:text-underline-width="auto" style:text-underline-color="font-color" style:font-size-asian="18pt" style:font-name-complex="Times New Roman" style:font-size-complex="18pt"/>
    </style:style>
    <style:style style:name="T55" style:family="text">
      <style:text-properties fo:font-size="16pt" fo:language="tr" fo:country="TR" fo:font-weight="bold" style:font-size-asian="16pt" style:font-weight-asian="bold" style:font-name-complex="Times New Roman" style:font-size-complex="16pt"/>
    </style:style>
    <style:style style:name="T56" style:family="text">
      <style:text-properties fo:font-size="14pt" fo:language="tr" fo:country="TR" style:font-size-asian="14pt" style:font-name-complex="Times New Roman" style:font-size-complex="14pt"/>
    </style:style>
    <style:style style:name="T57" style:family="text">
      <style:text-properties fo:font-size="14pt" style:font-size-asian="14pt" style:font-name-complex="Times New Roman" style:font-size-complex="14pt"/>
    </style:style>
    <style:style style:name="T58" style:family="text">
      <style:text-properties style:font-name="Lato" fo:font-size="11pt" fo:language="tr" fo:country="TR" style:font-size-asian="11pt" style:font-name-complex="Times New Roman" style:font-size-complex="11pt"/>
    </style:style>
    <style:style style:name="T59" style:family="text">
      <style:text-properties style:font-name="Lato" fo:font-size="11pt" fo:language="tr" fo:country="TR" fo:font-weight="bold" style:font-size-asian="11pt" style:font-weight-asian="bold" style:font-name-complex="Times New Roman" style:font-size-complex="11pt"/>
    </style:style>
    <style:style style:name="T60" style:family="text">
      <style:text-properties style:font-name="Lato" fo:font-size="11pt" fo:language="tr" fo:country="TR" fo:font-style="italic" style:font-size-asian="11pt" style:font-style-asian="italic" style:font-name-complex="Times New Roman" style:font-size-complex="11pt"/>
    </style:style>
    <style:style style:name="T61" style:family="text">
      <style:text-properties style:font-name="Lato" fo:font-size="11pt" fo:language="tr" fo:country="TR" fo:font-style="italic" fo:font-weight="bold" style:font-size-asian="11pt" style:font-style-asian="italic" style:font-weight-asian="bold" style:font-name-complex="Times New Roman" style:font-size-complex="11pt"/>
    </style:style>
    <style:style style:name="T62" style:family="text">
      <style:text-properties style:font-name="Lato" fo:font-size="11pt" style:font-size-asian="11pt" style:font-name-complex="Times New Roman" style:font-size-complex="11pt"/>
    </style:style>
    <style:style style:name="T63" style:family="text">
      <style:text-properties style:font-name="Lato" fo:font-size="11pt" fo:font-weight="bold" style:font-size-asian="11pt" style:font-weight-asian="bold" style:font-name-complex="Times New Roman" style:font-size-complex="11pt"/>
    </style:style>
    <style:style style:name="T64" style:family="text">
      <style:text-properties style:font-name="Lato" fo:font-size="18pt" fo:language="tr" fo:country="TR" fo:font-weight="bold" style:font-size-asian="18pt" style:font-weight-asian="bold" style:font-name-complex="Times New Roman" style:font-size-complex="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3"/>
      <text:p text:style-name="P73"/>
      <text:p text:style-name="P56"><text:span text:style-name="Normal1"><text:span text:style-name="T19"/></text:span></text:p>
      <text:p text:style-name="P54"><text:span text:style-name="Normal1"><text:span text:style-name="T19"/></text:span></text:p>
      <text:p text:style-name="P54"><text:span text:style-name="Normal1"><text:span text:style-name="T19"/></text:span></text:p>
      <text:p text:style-name="P54"><text:span text:style-name="Normal1"><text:span text:style-name="T19"/></text:span></text:p>
      <text:p text:style-name="P54"><text:span text:style-name="Normal1"><text:span text:style-name="T19"/></text:span></text:p>
      <text:p text:style-name="P54"><text:span text:style-name="Normal1"><text:span text:style-name="T19"/></text:span></text:p>
      <text:p text:style-name="P54"><text:span text:style-name="Normal1"><text:span text:style-name="T19"/></text:span></text:p>
      <text:p text:style-name="P54"><text:span text:style-name="Normal1"><text:span text:style-name="T19"/></text:span></text:p>
      <text:p text:style-name="P119">HZ. MEHDİ (A.S.) HAKKINDA </text:p>
      <text:p text:style-name="P88">BİLGİLER</text:p>
      <text:p text:style-name="P79"/>
      <text:p text:style-name="P74"/>
      <text:p text:style-name="P74"/>
      <text:p text:style-name="P74"/>
      <text:p text:style-name="P74"/>
      <text:p text:style-name="P74"/>
      <text:p text:style-name="P74"/>
      <text:p text:style-name="P89">HARUN YAHYA</text:p>
      <text:p text:style-name="P89">(ADNAN OKTAR)</text:p>
      <text:p text:style-name="P44"><text:span text:style-name="Normal1"><text:span text:style-name="T20"/></text:span></text:p>
      <text:p text:style-name="P55"><text:span text:style-name="Normal1"><text:span text:style-name="T20"/></text:span></text:p>
      <text:p text:style-name="P55"><text:span text:style-name="Normal1"><text:span text:style-name="T20"/></text:span></text:p>
      <text:p text:style-name="P55"><text:span text:style-name="Normal1"><text:span text:style-name="T20"/></text:span></text:p>
      <text:p text:style-name="P55"><text:span text:style-name="Normal1"><text:span text:style-name="T20"/></text:span></text:p>
      <text:p text:style-name="P55"><text:span text:style-name="Normal1"><text:span text:style-name="T20"/></text:span></text:p>
      <text:p text:style-name="P55"><text:span text:style-name="Normal1"><text:span text:style-name="T20"/></text:span></text:p>
      <text:p text:style-name="P60">Bu kitapta kullanılan ayetler, Ali Bulaç'ın hazırladığı</text:p>
      <text:p text:style-name="P60">"Kur'an-ı Kerim ve Türkçe Anlamı" isimli mealden alınmıştır.</text:p>
      <text:p text:style-name="P60"/>
      <text:p text:style-name="P60"/>
      <text:p text:style-name="P55"><text:span text:style-name="Normal1"><text:span text:style-name="T20">Birinci Baskı: Mayıs 2010</text:span></text:span></text:p>
      <text:p text:style-name="P55"><text:span text:style-name="Normal1"><text:span text:style-name="T20"/></text:span></text:p>
      <text:p text:style-name="P55"><text:span text:style-name="Normal1"><text:span text:style-name="T19"/></text:span></text:p>
      <text:p text:style-name="P55"><text:span text:style-name="Normal1"><text:span text:style-name="T20">ARAŞTIRMA</text:span></text:span></text:p>
      <text:p text:style-name="P55"><text:span text:style-name="Normal1"><text:span text:style-name="T20">YAYINCILIK</text:span></text:span></text:p>
      <text:p text:style-name="P106"><text:span text:style-name="Normal1"><text:span text:style-name="T19"/></text:span></text:p>
      <text:p text:style-name="P107"/>
      <text:p text:style-name="P107">Talatpaşa Mah. Emirgazi Caddesi</text:p>
      <text:p text:style-name="P107">İbrahim Elmas İş Merkezi</text:p>
      <text:p text:style-name="P107">A Blok Kat 4 Okmeydanı - İstanbul</text:p>
      <text:p text:style-name="P107">Tel: (0 212) 222 00 88</text:p>
      <text:p text:style-name="P55"><text:span text:style-name="Normal1"><text:span text:style-name="T19"/></text:span></text:p>
      <text:p text:style-name="P55"><text:span text:style-name="Normal1"><text:span text:style-name="T19"/></text:span></text:p>
      <text:p text:style-name="P55"><text:span text:style-name="Normal1"><text:span text:style-name="T19">Baskı: Kelebek Matbaacılık</text:span></text:span></text:p>
      <text:p text:style-name="P55"><text:span text:style-name="Normal1"><text:span text:style-name="T19">Litros Yolu No: 4/1A Topkapı-İstanbul</text:span></text:span></text:p>
      <text:p text:style-name="P55"><text:span text:style-name="Normal1"><text:span text:style-name="T19">Tel: (0 212) 612 43 59</text:span></text:span></text:p>
      <text:p text:style-name="P55"><text:span text:style-name="Normal1"><text:span text:style-name="T19"/></text:span></text:p>
      <text:p text:style-name="P55"><text:span text:style-name="Normal1"><text:span text:style-name="T19"/></text:span></text:p>
      <text:p text:style-name="P62">www.harunyahya.org - www.harunyahya.net</text:p>
      <text:p text:style-name="P62">www.harunyahya.tv</text:p>
      <text:p text:style-name="P61"/>
      <text:p text:style-name="P61"/>
      <text:p text:style-name="P123">İÇİNDEKİLER<text:line-break/></text:p>
      <text:p text:style-name="P120"/>
      <text:p text:style-name="P121">Önsöz</text:p>
      <text:p text:style-name="P73"/>
      <text:p text:style-name="P73">Bediüzzaman'ın Hz. Mehdi (a.s.)'ın Çıkış Zamanıyla </text:p>
      <text:p text:style-name="P73">İlgili Sözleri (Osmanlıca)</text:p>
      <text:p text:style-name="P73"/>
      <text:p text:style-name="P73">Bediüzzaman'ın Hz. Mehdi (a.s.)'ın Çıkış Zamanıyla </text:p>
      <text:p text:style-name="P73">İlgili Sözleri (Türkçe)</text:p>
      <text:p text:style-name="P73"/>
      <text:p text:style-name="P73">Bediüzzaman'ın Has Talebelerinden Ahmed Feyzi Kul Efendi'nin </text:p>
      <text:p text:style-name="P73">Ahir Zamanla İlgili Yaptığı Ebced Hesaplarından Bazıları</text:p>
      <text:p text:style-name="P73"/>
      <text:p text:style-name="P73">Bediüzzaman, Risale-i Nur Külliyatı'nda 63 Defa Hz. Mehdi (a.s.)'ın </text:p>
      <text:p text:style-name="P73">Bir Şahıs, Bir Zat, Bir İnsan Olarak Geleceğini İfade Etmiştir</text:p>
      <text:p text:style-name="P73"/>
      <text:p text:style-name="P73">Ahir Zamanın Büyük Mehdisi Üç Vazifeyi Bir Arada Yapacaktır</text:p>
      <text:p text:style-name="P73"/>
      <text:p text:style-name="P73">Bediüzzaman'ın; Kendisinin Seyyid Olmadığını Ahir Zamanda Zuhur </text:p>
      <text:p text:style-name="P73">Edecek Olan Hz. Mehdi (a.s.)'ın ise Ehl-i Beyt'e Mensup Yani Seyyid </text:p>
      <text:p text:style-name="P73">Olacağını İfade Ettiği Sözleri (Osmanlıca)</text:p>
      <text:p text:style-name="P73"/>
      <text:p text:style-name="P73">Bediüzzaman'ın; Kendisinin Seyyid Olmadığını Ahir Zamanda Zuhur </text:p>
      <text:p text:style-name="P73">Edecek Olan Hz. Mehdi (a.s.)'ın ise Ehl-i Beyt'e Mensup Yani Seyyid </text:p>
      <text:p text:style-name="P73">Olacağını İfade Ettiği Sözleri (Türkçe)</text:p>
      <text:p text:style-name="P73"/>
      <text:p text:style-name="P73">Bediüzzaman'ın İslam Birliği (İttihad-ı İslam) İle İlgili Sözleri</text:p>
      <text:p text:style-name="P73"/>
      <text:p text:style-name="P73">Said Nursi Hazretleri'nin, Kendisinden 100 Yıl Sonrasına </text:p>
      <text:p text:style-name="P73">Yönelik Yaptığı Açıklamalar</text:p>
      <text:p text:style-name="P73"/>
      <text:p text:style-name="P73">Bediüzzaman Kendisinden Yüz Sene Sonra Hz. Mehdi (a.s.)'ın </text:p>
      <text:p text:style-name="P73">Cemalinin Görüleceğini İfade Etmiştir</text:p>
      <text:p text:style-name="P73"/>
      <text:p text:style-name="P73">Bediüzzaman Said Nursi Hazretleri, Risale-i Nur'a Gerçek Kıymetini </text:p>
      <text:p text:style-name="P73">Hz. Mehdi (a.s.)'ın Vereceğini İfade Etmiştir</text:p>
      <text:p text:style-name="P73"/>
      <text:p text:style-name="P49">Bazı Nur Talebelerinin Risalelerde Değişiklikler Yapmaları Nedeniyle </text:p>
      <text:p text:style-name="P73">Üstad'ın Hayatta Kalan Talebeleri Bu Kişilere Bir İhtar Mektubu Yazmışlardır</text:p>
      <text:p text:style-name="P73"/>
      <text:p text:style-name="P73">Risale-i Nur Külliyatı'nda; "Ta Ahir Zamanda Hayatın Geniş Dairesinde..." </text:p>
      <text:p text:style-name="P73">ve "... Risale-i Nur'u Bir Program Olarak Neşr ve Tatbik Edecek..." </text:p>
      <text:p text:style-name="P73">İfadelerinin Geçtiği Yerler</text:p>
      <text:p text:style-name="P73"/>
      <text:p text:style-name="P73">Üstad, Hz. Mehdi (a.s.)'ın Zuhurunun Kıştan Sonra Baharın Gelmesi </text:p>
      <text:p text:style-name="P73">gibi Allah'ın Bir Adetullahı Olduğunu İfade Etmiştir</text:p>
      <text:p text:style-name="P73"/>
      <text:p text:style-name="P73">Bediüzzaman; Risalelerin Şahsı Manevisini ve Üstad'ı Mehdi Olarak </text:p>
      <text:p text:style-name="P73">Görmenin Bir Yanlışlık ve Yanılma Olduğunu İfade Etmiştir</text:p>
      <text:p text:style-name="P73"/>
      <text:p text:style-name="P73">Risalelerin Doğru Okunması ve Anlaşılması Gerektiğine ve Herkesin Anlayacağı </text:p>
      <text:p text:style-name="P73">Kadar Anlaşılır Olduğuna Dair Bediüzzaman'ın Bazı Açıklamaları</text:p>
      <text:p text:style-name="P73"/>
      <text:p text:style-name="P73">Tevrat'ta ve Diğer Musevi Kaynaklarda Mehdiyet İnancı</text:p>
      <text:p text:style-name="P73"/>
      <text:p text:style-name="P73">Tevrat'da Hz. Mehdi (a.s,)'ın Özellikleri</text:p>
      <text:p text:style-name="P73"/>
      <text:p text:style-name="P73">Tevrat'ta Hz. Mehdi (a.s.) Döneminde </text:p>
      <text:p text:style-name="P73">Yaşanacak Dünya Hakimiyetine İşaret Eden Sözler</text:p>
      <text:p text:style-name="P73"/>
      <text:p text:style-name="P73">Musevi Kaynaklarda Hz. Mehdi (a.s)'ın Çıkış Alametleri</text:p>
      <text:p text:style-name="P73"/>
      <text:p text:style-name="P73">İncil'de Mehdiyet İnancı</text:p>
      <text:p text:style-name="P73"><text:tab/></text:p>
      <text:p text:style-name="P73">Hz. Davud (a.s.) Soyundan Güçlü Bir Kurtarıcı</text:p>
      <text:p text:style-name="P73"/>
      <text:p text:style-name="P73">Su Testisi Taşıyan Şahıs</text:p>
      <text:p text:style-name="P73"/>
      <text:p text:style-name="P73">FARAKLİT</text:p>
      <text:p text:style-name="P73"/>
      <text:p text:style-name="P73">Hindu Metinlerinde Ahir Zaman ve Hz. Mehdi (a.s.)'a İşaretler</text:p>
      <text:p text:style-name="P73"/>
      <text:p text:style-name="P73">Zerdüştlükte Mehdilik İnancı</text:p>
      <text:p text:style-name="P73"/>
      <text:p text:style-name="P73">5. Şua (Osmanlıca)</text:p>
      <text:p text:style-name="P73"/>
      <text:p text:style-name="P73"><text:soft-page-break/>5. Şua (Türkçe)</text:p>
      <text:p text:style-name="P73"/>
      <text:p text:style-name="P73">Peygamberimiz (s.a.v.)'in Allah'ın İzniyle Gaybten Haberler Verdiğine </text:p>
      <text:p text:style-name="P73">Dair Bazı Örnekler</text:p>
      <text:p text:style-name="P73"/>
      <text:p text:style-name="P73">Bediüzzaman Said Nursi Hazretleri'nin Allah'ın İzniyle Gayba Yönelik </text:p>
      <text:p text:style-name="P73">Bildirdiği Bazı Haberler</text:p>
      <text:p text:style-name="P73"/>
      <text:p text:style-name="P73">Bediüzzaman Said Nursi Hazretleri'nin Bazı Kerametleri</text:p>
      <text:p text:style-name="P73"/>
      <text:p text:style-name="P73">Gelecekteki Bazı Olayları Allah'ın Kendisine Sinema Perdesi gibi </text:p>
      <text:p text:style-name="P73">Seyrettirdiğine Dair Üstad'ın Açık İzahı</text:p>
      <text:p text:style-name="P73"/>
      <text:p text:style-name="P73">Bediüzzaman Said Nursi Hazretleri Yıllar Öncesinden İnterneti </text:p>
      <text:p text:style-name="P73">Tarif Etmiştir</text:p>
      <text:p text:style-name="P73"/>
      <text:p text:style-name="P73">Peygamberimiz (s.a.v.) "Dünyanın 7000 Yıllık Ömrü" İfadesiyle </text:p>
      <text:p text:style-name="P73">Bir Takvim Başlangıcına Dikkat Çekmektedir</text:p>
      <text:p text:style-name="P73"/>
      <text:p text:style-name="P73">Risale-i Nur'da Deccaliyet Konusu</text:p>
      <text:p text:style-name="P73"/>
      <text:p text:style-name="P73">Bediüzzaman Said Nursi Hazretleri'nin Risalelerin Yazımı ve Basımı </text:p>
      <text:p text:style-name="P73">Hakkında Birkaç Hatırası</text:p>
      <text:p text:style-name="P73"/>
      <text:p text:style-name="P73">Risale-i Nur Külliyatı'nda Hz. Hızır (a.s.)</text:p>
      <text:p text:style-name="P73"/>
      <text:p text:style-name="P73">Ek Bölüm: Evrim Yanılgısı</text:p>
      <text:p text:style-name="P46"><text:span text:style-name="Normal1"><text:span text:style-name="T22">YAZAR HAKKINDA</text:span></text:span></text:p>
      <text:p text:style-name="P54"><text:span text:style-name="Normal1"><text:span text:style-name="T20"/></text:span></text:p>
      <text:p text:style-name="P54"><text:span text:style-name="Normal1"><text:span text:style-name="T20"/></text:span></text:p>
      <text:p text:style-name="P54"><text:span text:style-name="Normal1"><text:span text:style-name="T19">Harun Yahya müstear ismini kullanan yazar Adnan Oktar, 1956 yılında Ankara'da doğdu. ‹lk, orta ve lise öğrenimini Ankara'da tamamladı. Daha sonra ‹stanbul Mimar Sinan Üniversitesi Güzel Sanatlar Fakültesi'nde ve ‹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span></text:span></text:p>
      <text:p text:style-name="P54"><text:span text:style-name="Normal1"><text:span text:style-name="T19">Harun Yahya'nın eserleri yaklaşık 40.000 resmin yer aldığı toplam 55.000 sayfalık bir külliyattır ve bu külliyat 63 farklı dile çevrilmiştir.</text:span></text:span></text:p>
      <text:p text:style-name="P54"><text:span text:style-name="Normal1"><text:span text:style-name="T19">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span></text:span></text:p>
      <text:p text:style-name="P54"><text:span text:style-name="Normal1"><text:span text:style-name="T1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span></text:span></text:p>
      <text:p text:style-name="P54"><text:span text:style-name="Normal1"><text:span text:style-name="T19">Nitekim Harun Yahya'nın eserleri Hindistan'dan Amerika'ya, ‹ngiltere'den Endonezya'ya, Polonya'dan Bosna Hersek'e, ‹spanya'dan Brezilya'ya, Malezya'dan ‹talya'ya, Fransa'dan Bulgaristan'a ve Rusya'ya kadar dünyanın daha pek çok ülkesinde beğeniyle okunmaktadır. ‹ngilizce, Fransızca, Almanca, ‹talyanca, ‹spanyolca, Portekizce, Urduca, Arapça, Arnavutça, Rusça, Boşnakça, Uygurca, Endonezyaca, Malayca, Bengoli, Sırpça, Bulgarca, Çince, Kishwahili (Tanzanya'da kullanılıyor), Hausa (Afrika'da yaygın olarak kullanılıyor), Dhivehi (Maldivlerde kullanılıyor), Danimarkaca ve ‹sveçce gibi pek çok dile çevrilen eserler, yurtdışında geniş bir okuyucu kitlesi tarafından takip edilmektedir.</text:span></text:span></text:p>
      <text:p text:style-name="P54"><text:span text:style-name="Normal1"><text:span text:style-name="T19">Dünyanın dört bir yanında olağanüstü takdir toplayan bu eserler pek çok insanın iman etmesine, pek çoğunun da imanında derinleşmesine vesile olmaktadır. Kitapları okuyan, inceleyen her kişi, bu eserlerdeki hikmetli, özlü, kolay anlaşılır ve </text:span></text:span><text:soft-page-break/><text:span text:style-name="Normal1"><text:span text:style-name="T19">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span></text:span></text:p>
      <text:p text:style-name="P54"><text:span text:style-name="Normal1"><text:span text:style-name="T19">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span></text:span></text:p>
      <text:p text:style-name="P54"><text:span text:style-name="Normal1"><text:span text:style-name="T19">Bu gerçekler göz önünde bulundurulduğunda, insanların görmediklerini görmelerini sağlayan, hidayetlerine vesile olan bu eserlerin okunmasını teşvik etmenin de, çok önemli bir hizmet olduğu ortaya çıkmaktadır.</text:span></text:span></text:p>
      <text:p text:style-name="P54"><text:span text:style-name="Normal1"><text:span text:style-name="T19">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span></text:span></text:p>
      <text:p text:style-name="P54"><text:span text:style-name="Normal1"><text:span text:style-name="T19">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span></text:span></text:p>
      <text:p text:style-name="P54"><text:span text:style-name="Normal1"><text:span text:style-name="T19">Bu önemli hizmette öncü rolü üstlenmiş olan Harun Yahya Külliyatı, Allah'ın izniyle, 21. yüzyılda dünya insanlarını Kuran'da tarif edilen huzur ve barışa, doğruluk ve adalete, güzellik ve mutluluğa taşımaya bir vesile olacaktır.</text:span></text:span></text:p>
      <text:p text:style-name="P54"><text:span text:style-name="Normal1"><text:span text:style-name="T19"/></text:span></text:p>
      <text:p text:style-name="P54"><text:span text:style-name="Normal1"><text:span text:style-name="T19"/></text:span></text:p>
      <text:p text:style-name="P54"><text:span text:style-name="Normal1"><text:span text:style-name="T19"/></text:span></text:p>
      <text:p text:style-name="P54"><text:span text:style-name="Normal1"><text:span text:style-name="T21"/></text:span></text:p>
      <text:p text:style-name="P54"><text:span text:style-name="Normal1"><text:span text:style-name="T21"/></text:span></text:p>
      <text:p text:style-name="P54"><text:span text:style-name="Normal1"><text:span text:style-name="T21"/></text:span></text:p>
      <text:p text:style-name="P54"><text:span text:style-name="Normal1"><text:span text:style-name="T21"/></text:span></text:p>
      <text:p text:style-name="P46"><text:span text:style-name="Normal1"><text:span text:style-name="T22">OKUYUCUYA</text:span></text:span></text:p>
      <text:p text:style-name="P54"><text:span text:style-name="Normal1"><text:span text:style-name="T20"/></text:span></text:p>
      <text:p text:style-name="P54"><text:span text:style-name="Normal1"><text:span text:style-name="T20"/></text:span></text:p>
      <text:p text:style-name="P54"><text:span text:style-name="Normal1"><text:span text:style-name="T19">• 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span></text:p>
      <text:p text:style-name="P54"><text:span text:style-name="Normal1"><text:span text:style-name="T19">• 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span></text:span></text:p>
      <text:p text:style-name="P54"><text:span text:style-name="Normal1"><text:span text:style-name="T19">• 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span></text:p>
      <text:p text:style-name="P54"><text:span text:style-name="Normal1"><text:span text:style-name="T19">• 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span></text:span></text:p>
      <text:p text:style-name="P54"><text:span text:style-name="Normal1"><text:span text:style-name="T19">• 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span></text:p>
      <text:p text:style-name="P54"><text:span text:style-name="Normal1"><text:span text:style-name="T19">• 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mani ve siyasi konularda yararlanabileceği zengin bir kaynak birikiminin bulunduğuna şahit olacaktır.</text:span></text:span></text:p>
      <text:p text:style-name="P54"><text:span text:style-name="Normal1"><text:span text:style-name="T19">• Bu eserlerde, diğer bazı eserlerde görülen, yazarın şahsi kanaatlerine, şüpheli kaynaklara dayalı izahlara, mukaddesata karşı gereken adaba ve saygıya </text:span></text:span><text:soft-page-break/><text:span text:style-name="Normal1"><text:span text:style-name="T19">dikkat etmeyen üsluplara, burkuntu veren ümitsiz, şüpheci ve ye'se sürükleyen anlatımlara rastlayamazsınız.</text:span></text:span></text:p>
      <text:p text:style-name="P54"><text:span text:style-name="Normal1"><text:span text:style-name="T19"/></text:span></text:p>
      <text:p text:style-name="P18">ÖNSÖZ</text:p>
      <text:p text:style-name="P19"/>
      <text:p text:style-name="P19"/>
      <text:p text:style-name="P19">Kuran ayetlerinde işari olarak ve Peygamberimiz (s.a.v.)'den rivayet edilen hadislerde de açık bir şekilde dünyada yaşanacak olan Ahir Zaman ve bu zamanda zuhur edecek olan Hz. Mehdi (a.s.) hakkında son derece tanımlayıcı ayrıntılar bulunmaktadır. Hicri 13. Asrın büyük müceddidi Bediüzzaman Said Nursi Hazretleri de, Kuran ayetleri ve söz konusu hadisler ışığında Risale-i Nur Külliyatı'nda bu konuyla ilgili önemli açıklamalar yapmıştır. </text:p>
      <text:p text:style-name="P19">Söz konusu açıklamalarında Üstad; kendisinin yaşadığı hicri 13. yüzyıldan bir yüzyıl sonra zuhur edecek olan Hz. Mehdi (a.s.)'ın İslam ahlakını dünyaya hakim kılacağını, bunu yaparken de öncelikle tabiyyun ve maddiyunla yani Darwinizm, materyalizm ve ateizm felsefelerinin temel dayanak noktası olan inançsızlıkla yoğun bir ilmi mücadele içinde olacağını belirtmiştir. Bu ilmi mücadele vesilesiyle Hz. Mehdi (a.s.)'ın, insanların Kuran ahlakına yönelmelerine vesile olacağını, insanların imanlarının güçlenmesi yönünde çok yoğun çalışmalar içinde olacağını haber vermiştir. Hz. Mehdi (a.s.)'ın bu esnada, Bediüzzaman Said Nursi Hazretleri'nin hazırlamış olduğu Risale-i Nur Külliyatı'nı kendisine hazır bir program olarak alıp bu vesileyle imanı kurtarma görevini tam olarak yerine getireceğini de ifade etmiştir. Tüm bunların sonucunda Hz. Mehdi (a.s.) vesilesiyle dünya üzerinde hem bir İttihad-ı İslam'ın yani Türk milletinin öncülük ettiği büyük bir İslam Birliği'nin kurulacağını hem de Hıristiyanlarla güçlü bir ittifak gerçekleştirerek Hz. İsa (a.s.)'ın nüzulu vesilesiyle de Hıristiyanların İslam dinini kabul etmelerine vesile olacağını haber vermiştir. </text:p>
      <text:p text:style-name="P19">Ayrıca yine bazı kişi ve grupların iddialarının tam aksine, Said Nursi Hazretleri, Hz. Mehdi (a.s.)'ın kendi yaşadığı dönemden bir yüzyıl sonra zuhur edeceğini birçok yerde mükerrer defalar ifade etmiştir. Ayrıca Üstad, hicri 1400 yılına kadar gelmiş olan tüm veli kişilerden, tüm müceddidlerden farklı olarak Hz. Mehdi (a.s.)'ın üç büyük vazifeyi bir arada yapması nedeniyle de, onun gelmiş geçmiş en büyük veli, en büyük müçtehid (ihtiyaç oluştuğunda ayetlerden hüküm çıkaran büyük İslam alimi), en büyük müceddid (her yüzyıl başında dini hakikatleri devrin ihtiyacına göre ders vermek üzere gönderilen büyük İslam alimi) ve Kutb-u Azam (Müslümanların kendisine bağlandıkları büyük evliyalardan, zamanın en büyük mürşidi) olacağını söylemiştir. </text:p>
      <text:p text:style-name="P19">Bu kitabın hazırlanma amacı da, Üstad Bediüzzaman Hazretleri'nin Kuran'ı Kerim ve Peygamberimiz (s.a.v.)'in hadisleri ışığında yapmış olduğu tüm bu izahları, hiç bir yoruma hiçbir tevile ve tefsire başvurmadan Bediüzzaman Said Nursi <text:soft-page-break/>Hazretleri'nin kaleminden çıktığı orjinal haliyle sunmaktır. Çünkü Risale-i Nur Külliyatı son derece açık ve anlaşılırdır. Bediüzzaman Said Nursi Hazretleri'nin kendi anlatımıyla bir ortaokul çocuğu ya da okuma yazma bilen herhangi bir insanın bile gayet rahat anlayabilecekleri kadar açık yazılmış bir eserdir.</text:p>
      <text:p text:style-name="P19"/>
      <text:p text:style-name="P21"><text:span text:style-name="T17">"…</text:span><text:span text:style-name="T16">BİR ORTAOKUL ÇOCUĞU VEYA OKUMASINI BİLEN BİR KADIN, BÜYÜK BİR FEYLESOFUN (FİLOZOFUN) ESERİNİ OKUDUĞU ZAMAN İSTİFADE EDEMEMİŞTİR. FAKAT RİSALE-İ NUR'DAN HERKES DERECESİNE GÖRE İSTİFADE ETMEKTEDİR."</text:span><text:span text:style-name="T17"> </text:span></text:p>
      <text:p text:style-name="P20">(Şualar, sf.549)</text:p>
      <text:p text:style-name="P19"/>
      <text:p text:style-name="P19">Gerek Ahir Zaman gerekse Hz. Mehdi (a.s.)'ın zuhur vakti hakkında Üstad'ın Risalelerde yaptığı tüm bu izahlar da son derece açık; tevile, tefsire ihtiyaç bıraktırmayacak kadar sarih ve anlaşılırdır. Özellikle bazı Nur talebelerinin, Üstad'ın sarih ifadelerine rağmen, özellikle bu iki konu hakkında yaptıkları son derece yanıltıcı ve yanlış tefsirlerin tespiti açısından da bu kitap bizzat Üstad'ın kendi ağzından verdiği bir cevap niteliği de taşımaktadır.</text:p>
      <text:p text:style-name="P19">Eser boyunca Hz. Mehdi (a.s.)'ın çıkış vakti, bazı kişilerin iddia ettiği gibi bir şahsı manevi değil bir şahıs olduğu, Ahir Zamanda bir arada yapacağı üç büyük görevi, onun vesilesiyle gerçekleşecek olan Türk-İslam Birliği, Hz. Mehdi (a.s.)'ın Peygamberimiz (s.a.v.)'in soyundan olacağı, Bediüzzaman ve Risale-i Nur Külliyatı'nı Hz. Mehdi (a.s.) olarak görmenin bir yanılgı olduğu yönünde Üstad'ın kendi açıklamaları hiç yorum katılmadan sunulacaktır.</text:p>
      <text:p text:style-name="P21"><text:span text:style-name="T17">Bu kitapta, Ahir Zaman ve Mehdiyet konularıyla ilgili olarak gündeme gelen muhtemel soruların doğru cevaplarını bizzat Üstad'ın kendi ağzından ve orijinal halleriyle bulmak mümkün olacaktır. Unutulmamalıdır ki Risale-i Nur Külliyatı'nın, Üstad'ın eserinin içinde yaptığı şahsi açıklamaları dışında, hiçbir ek açıklamaya ve izaha, hiçbir tefsire ihtiyacı yoktur. Zaten Risale-i Nur Külliyatı'nın kendisi, Kuran'ın ve Peygamberimiz (s.a.v.)'in hadislerinin bir tefsiri niteliğindedir. Tefsirin tefsiri, şerhin şerhi olamayacağından, son derece açık ve anlaşılır olan Risale-i Nur'un da başkaları tarafından yapılan yeni bir yoruma ihtiyacı yoktur. Zaten bu nedenledir ki Üstad Risaleler için </text:span><text:span text:style-name="T18">"BİR HARFİNİ DE DEĞİŞTİRMEYE ME'ZUN DEĞİLİM"</text:span><text:span text:style-name="T16"> </text:span><text:span text:style-name="T17">demiş ve bazı şahısların Risaleler üzerinde şu an yapmakta oldukları ek izahların ve şerhlerin geçersiz olacağını çok önceden ifade etmiştir. </text:span></text:p>
      <text:p text:style-name="P59">Tüm bu açıklamalar üzerinden bir değerlendirme yapıldığında; Risale-i Nur Külliyatı'nda mevcut olan bu konuların, orijinal ve hiçbir yorum katılmamış halleriyle okunması ve anlaşılması açısından bu eser son derece önemli bir görev üstlenmiştir.</text:p>
      <text:p text:style-name="P19"/>
      <text:p text:style-name="P19"/>
      <text:p text:style-name="P5">BEDİÜZZAMAN'IN, HZ. MEHDİ (A.S.)'IN</text:p>
      <text:p text:style-name="P22">ÇIKIŞ ZAMANIYLA İLGİLİ SÖZLERİ</text:p>
      <text:p text:style-name="P22">(OSMANLICA)</text:p>
      <text:p text:style-name="P98"/>
      <text:p text:style-name="P98"/>
      <text:p text:style-name="P99">1.</text:p>
      <text:p text:style-name="P99"/>
      <text:p text:style-name="P72"><text:span text:style-name="T23">... İSTİKBAL-İ DÜNYEVİYEDE 1400 SENE SONRA GELECEK BİR HAKİKATİ ASIRLARINDA KARİB ZANNETMİŞLER... </text:span><text:span text:style-name="T5">(Sözler, s. 318) </text:span></text:p>
      <text:p text:style-name="P101"><text:s/></text:p>
      <text:p text:style-name="P72"><text:span text:style-name="T31">ÜSTAD'IN BU İFADESİ "SÖZLER" RİSALESİNDE GEÇMEKTEDİR. SÖZLER RİSALESİ </text:span><text:span text:style-name="T32">1926 (HİCRİ 1345) </text:span><text:span text:style-name="T31">YILINDA TAMAMLANMIŞTIR, YANİ HİCRİ 1300 İÇİNDE. ÜSTAD'IN TÜM ESERLERİ HİCRİ 1300'DE TAMAMLANDIĞI GİBİ KENDİSİ DE YİNE HİCRİ 1300 İÇİNDE VEFAT ETMİŞTİR. OYSA ÜSTAD BU SÖZÜNDE HZ. MEHDİ (A.S.)'IN, HİCRİ 1400'DE ZUHUR EDECEĞİNİ İFADE ETMEKTEDİR.</text:span></text:p>
      <text:p text:style-name="P101"><text:s/></text:p>
      <text:p text:style-name="P72"><text:span text:style-name="T5">Sekizinci Asıl:</text:span><text:span text:style-name="T3"> Cenab-ı Hakîm-i Mutlak, şu dâr-ı tecrübe ve meydan-ı imtihanda çok mühim şeyleri, kesretli eşya içinde saklıyor. O saklamakla çok hikmetler, çok maslahatlar bağlıdır. Meselâ: Leyle-i Kadri, umum ramazanda; saat-ı icabe-i duayı, Cum'a gününde; makbul velisini, insanlar</text:span><text:span text:style-name="T43"> </text:span><text:span text:style-name="T3">içinde; eceli, </text:span><text:span text:style-name="T5">ömür içinde ve kıyametin vaktini, ömr-ü dünya içinde saklamış. </text:span><text:span text:style-name="T3">Zira ecel-i insan muayyen olsa, yarı ömrüne kadar gaflet-i mutlaka, yarıdan sonra darağacına adım adım gitmek gibi bir dehşet verecek. Halbuki âhiret ve dünya müvazenesini muhafaza etmek ve her vakit havf u reca ortasında bulunmak maslahatı iktiza eder ki; her dakika hem ölmek, hem yaşamak mümkün olsun. Şu halde mübhem tarzdaki yirmi sene mübhem bir ömür, bin sene muayyen bir ömre müreccahtır. İşte kıyamet dahi şu insan-ı ekber olan dünyanın ecelidir. Eğer vakti taayyün etseydi, bütün kurûn-u ûlâ ve vustâ gaflet-i mutlakaya dalacak idiler ve kurûn-u uhrâ dehşette kalacaktı. İnsan nasıl hayat-ı şahsiyesiyle hanesinin ve köyünün bekasıyla alâkadardır. Öyle de; hayat-ı içtimaiye ve nev'iyesiyle, küre-i arzın ve dünyanın yaşamasıyla alâkadardır. Kur'an "</text:span><text:span text:style-name="T5">Kıyamet yaklaştı, ay yarıldı</text:span><text:span text:style-name="T3">. (Kamer Sûresi: 1.)"der. </text:span><text:span text:style-name="T5">"Kıyamet yakındır"</text:span><text:span text:style-name="T3"> ferman ediyor. Bin bu kadar sene geçtikten sonra gelmemesi, yakınlığına halel vermez. Zira kıyamet, dünyanın ecelidir. Dünyanın ömrüne nisbeten bin veya ikibin sene, bir seneye nisbetle bir-iki gün veya bir-iki dakika gibidir. Saat-ı Kıyamet yalnız insaniyetin eceli değil ki, onun ömrüne nisbet edilip baîd görülsün. İşte bunun içindir ki, Hakîm-i Mutlak, kıyameti mugayyebat-ı hamseden olarak ilminde saklıyor. İşte bu ibham sırrındandır ki, her asır, hattâ asr-ı hakikatbîn olan Asr-ı </text:span><text:soft-page-break/><text:span text:style-name="T3">Saadet dahi daima kıyametten korkmuşlar. Hattâ bazıları, "Şeraiti hemen hemen çıkmış" demişler.</text:span></text:p>
      <text:p text:style-name="P72"><text:span text:style-name="T3">İşte bu hakikatı bilmeyen insafsız insanlar derler ki: "Âhiretin tafsilatını ders alan müteyakkız kalbli, keskin nazarlı olan sahabelerin fikirleri, niçin 1000 sene hakikattan uzak olarak fikirleri düşmüş gibi</text:span><text:span text:style-name="T31">, </text:span><text:span text:style-name="T23">İSTİKBAL-İ DÜNYEVİYEDE 1400 SENE SONRA GELECEK BİR HAKİKATİ ASIRLARINDA KARİB ZANNETMİŞLER.</text:span></text:p>
      <text:p text:style-name="P72"><text:span text:style-name="T5">Elcevab:</text:span><text:span text:style-name="T3"> Çünki Sahabeler, feyz-i sohbet-i nübüvvetten herkesten ziyade dâr-ı âhireti düşünerek, dünyanın fenasını bilerek, kıyametin ibham-ı vaktindeki hikmet-i İlahiyeyi anlayarak ecel-i şahsî gibi dünyanın eceline karşı dahi daima muntazır bir vaziyet alarak, âhiretlerine ciddî çalışmışlar. Resul-i Ekrem Aleyhissalâtü Vesselâm "Kıyameti bekleyiniz, intizar ediniz" tekrar etmesi, şu hikmetten ileri gelmiş bir irşad-ı Nebevîdir. Yoksa vuku-u muayyene dair bir vahyin hükmüyle değildir ki, hakikattan uzak olsun. İllet ayrıdır, hikmet ayrıdır. İşte Peygamber Aleyhissalâtü Vesselâm'ın bu nevi sözleri hikmet-i ibhamdan ileri geliyor. </text:span><text:span text:style-name="T35">Hem şu sırdandır ki; Mehdi, Süfyan gibi âhirzamanda gelecek eşhasları çok zaman evvel hattâ Tâbiîn zamanında onları beklemişler, yetişmek emelinde bulunmuşlar. Hattâ bazı ehl-i velayet "Onlar geçmiş" demişler. İşte bu da, kıyamet gibi, hikmet-i İlahiye iktiza eder ki; vakitleri taayyün etmesin. Çünki her zaman, her asır, kuvve-i maneviyenin takviyesine medar olacak ve yeisten kurtaracak "Mehdi" manasına muhtaçtır. </text:span><text:span text:style-name="T3">Bu manada, her asrın bir hissesi bulunmak lâzımdır. Hem gaflet içinde fenalara uymamak ve lâkaydlıkta nefsin dizginini bırakmamak için, nifakın başına geçecek müdhiş şahıslardan her asır çekinmeli ve korkmalı. Eğer tayin edilseydi, maslahat-ı irşad-ı umumî zayi' olurdu.</text:span></text:p>
      <text:p text:style-name="P72"><text:span text:style-name="T35">Şimdi Mehdi gibi eşhasın hakkındaki rivayatın ihtilafatı ve sırrı şudur ki: Ehadîsi tefsir edenler, metn-i ehadîsi tefsirlerine ve istinbatlarınatatbik etmişler. Meselâ: Merkez-i saltanat o vakit Şam'da veya Medine'de olduğundan, vukuat-ı Mehdiye veya Süfyaniyeyi Hz. merkez-i saltanat civarında olan Basra, Kûfe, Şam gibi yerlerde tasavvur ederek öyle tefsir etmişler. Hem de o eşhasın şahs-ı manevîsine veya temsil ettikleri cemaate ait âsâr-ı azîmeyi o eşhasın zâtlarında tasavvur ederek öyle tefsir etmişler ki, o eşhas-ı hârika çıktıkları vakit bütün halk onları tanıyacak gibi bir şekil vermişler. Halbuki demiştik: Bu dünya tecrübe meydanıdır. Akla kapı açılır, fakat ihtiyarı elinden alınmaz. Öyle ise o eşhas, hattâ o müdhiş Deccal dahi çıktığı zaman çokları, hattâ kendisi de bidayeten Deccal olduğunu bilmez. Belki nur-u imanın dikkatiyle, o eşhas-ı âhirzaman tanınabilir.</text:span><text:span text:style-name="T3"> </text:span><text:span text:style-name="T5">(Sözler, s. 318) </text:span></text:p>
      <text:p text:style-name="P73"/>
      <text:p text:style-name="P64">2. </text:p>
      <text:p text:style-name="P99"/>
      <text:p text:style-name="P72"><text:soft-page-break/><text:span text:style-name="T23">....BUNDAN BİR ASIR SONRA ZULÜMATI DAĞITACAK ZATLAR İSE, HAZRET-İ MEHDİ'NİN ŞAKİRTLERİ OLABİLİR." </text:span><text:span text:style-name="T5">(Şualar, 1. Şua, s. 605)</text:span><text:span text:style-name="T36"> </text:span><text:span text:style-name="T5">(Sikke-i Tasdik-i Gaybi, sf. 90)</text:span></text:p>
      <text:p text:style-name="P101"><text:s/></text:p>
      <text:p text:style-name="P72"><text:span text:style-name="T5">ÜSTAD BU SÖZÜ "</text:span><text:span text:style-name="T6">MİLADİ 1936 YANİ HİCRİ 1355'DE</text:span><text:span text:style-name="T5"> 1. ŞUA'DA İFADE ETMİŞTİR. BU TARİHE GÖRE BİR ASIR SONRASI HİCRİ 1400'LERE DENK GELMEKTEDİR.</text:span></text:p>
      <text:p text:style-name="P101"><text:s/></text:p>
      <text:p text:style-name="P72"><text:span text:style-name="T3">Sure-i Tevbe'de: </text:span><text:span text:style-name="T5">"Ağızlarıyla Allah'ın nurunu söndürmek istiyorlar. Oysa kafirler istemese de Allah, Kendi nurunu tamamlamaktan başkasını istemiyor."</text:span><text:span text:style-name="T3"> âyetindeki </text:span><text:span text:style-name="T5">"...Allah, Kendi nurunu tamamlamaktan başkasını istemiyor" </text:span><text:span text:style-name="T3">cümlesi, kuvvetli ve letafetli münasebet-i maneviyesiyle beraber şeddeli "lâmlar" birer "lâm" ve şeddeli "mim" asıl kelimeden olduğundan iki "mim" sayılmak cihetiyle bin üçyüz yirmidört (1324) ederek, Avrupa zalimleri devlet-i İslâmiyenin nurunu söndürmek niyetiyle müdhiş bir sû'ikast plânı yaptıkları ve ona karşı Türkiye hamiyetperverleri, hürriyeti yirmidörtte ilânıyla o plânı akîm bırakmağa çalıştıkları halde, maatteessüf altı-yedi sene sonra, harb-i umumî neticesinde yine o suikast niyetiyle Sevr Muahedesinde Kur'anın zararına gayet ağır şeraitle kâfirane fikirlerini yine icra etmek olan plânlarını akîm bırakmak için Türk milliyetperverleri cumhuriyeti ilânla mukabeleye çalıştıkları tarihi olan bin üçyüz yirmidörde, tâ otuz dörde, tâ ellidörde tam tamına tevafukla, o herc ü merc içinde Kur'anın nurunu muhafazaya çalışanlar içinde Resail-in Nur müellifi yirmidörtte (1324) ve Resail-in Nur'un mukaddematı otuzdörtte (1334) ve Resail-in Nur'un nuranî cüzleri ve fedakâr şakirdleri ellidörtte (1354) mukabeleye çalışmaları göze çarpıyor. Hattâ hakikat-ı hali bilmeyen bir kısım ehl-i siyaseti telaşa sevkettiler ve bu itfa sû'-i kasdına karşı tenvir vazifesini tam îfa ettiklerinden bu âyetin mana-yı işarîsi cihetinde bir medar-ı nazarı olduklarına kuvvetli bir emaredir. Şimdi İslâmlar içinde Nur-u Kur'ana muhalif haletlerin ekserisi, o suikasdların ve Sevr Muahedesi gibi gaddarane muahedelerin vahîm neticeleridir. Eğer şeddeli "mim" dahi şeddeli "lâmlar" gibi bir sayılsa, o vakit bin ikiyüz seksendört (1284) eder. O tarihte Avrupa kâfirleri devlet-i İslâmiyenin nurunu söndürmeğe niyet ederek on sene sonra Rusları tahrik edip Rus'un doksanüç (1293) muharebe-i meş'umesiyle âlem-i İslâmın parlak nuruna muvakkat</text:span><text:span text:style-name="T43"> </text:span><text:span text:style-name="T3">bir bulut perde ettiler. Fakat bunda Resail-in Nur şakirdleri yerinde Mevlâna Hâlid'in (K.S.) şakirdleri o bulut zulümatını dağıttıklarından bu âyet bu cihette onların başlarına remzen parmak basıyor. </text:span><text:span text:style-name="T35">Şimdi hatıra geldi ki, eğer şeddeli "lamlar" ve "mimler" ikişer sayılsa </text:span><text:span text:style-name="T23">BUNDAN BİR ASIR SONRA ZULÜMATI DAĞITACAK ZATLAR İSE, HAZRET-İ MEHDİ'NİN ŞAKİRTLERİ OLABİLİR." </text:span><text:span text:style-name="T3">Her ne ise... Bu nurlu âyetin çok nuranî nükteleri var. </text:span><text:span text:style-name="T11">Elif, Lam, Ra. Bu bir Kitap'tır ki, Rabbinin izniyle insanları karanlıklardan nura, O güçlü ve övgüye layık olanın yoluna çıkarman için sana indirdik. İbrahim Suresi, 1) </text:span></text:p>
      <text:p text:style-name="P78"><text:soft-page-break/>(Şualar, 1. Şua, s. 605) (Sikke-i Tasdik-i Gaybi, sf. 90)</text:p>
      <text:p text:style-name="P78"/>
      <text:p text:style-name="P72"><text:span text:style-name="T5">- "Ağızlarıyla Allah'ın nurunu söndürmek istiyorlar. Oysa kafirler istemese de Allah, Kendi nurunu tamamlamaktan başkasını istemiyor."</text:span><text:span text:style-name="T3"> (Tevbe Suresi, 32) ayetindeki, </text:span><text:span text:style-name="T5">"...Allah, Kendi nurunu tamamlamaktan başkasını istemiyor" </text:span><text:span text:style-name="T3">cümlesinin ebced değeri: </text:span><text:span text:style-name="T31">Hicri 1424 yani Miladi "2004</text:span><text:span text:style-name="T5">"</text:span><text:span text:style-name="T3"> tür.</text:span></text:p>
      <text:p text:style-name="P101"><text:s/></text:p>
      <text:p text:style-name="P64">3.</text:p>
      <text:p text:style-name="P64"/>
      <text:p text:style-name="P72"><text:span text:style-name="T35">"HAKİKİ BEKLENİLEN VE </text:span><text:span text:style-name="T37">BİR ASIR SONRA GELECEK O ZAT</text:span><text:span text:style-name="T35">" ... </text:span><text:span text:style-name="T5">(Kastamonu Lahikası, s. 61-62)</text:span><text:span text:style-name="T3"> </text:span></text:p>
      <text:p text:style-name="P73"/>
      <text:p text:style-name="P72"><text:span text:style-name="T32"><text:s/></text:span><text:span text:style-name="T5">ÜSTAD BEDİÜZZAMAN HAZRETLERİ BU İFADESİNİ, </text:span><text:span text:style-name="T6">1936 (HİCRİ 1354) </text:span><text:span text:style-name="T5">YILINDA YAZDIĞI KASTAMONU LAHİKASI'NDA BELİRTİYOR. BU TARİHLER HİCRİ 1300'LERE DENK GELMEKTEDİR. ÜSTAD'IN </text:span><text:span text:style-name="T11">"BİR ASIR SONRA..."</text:span><text:span text:style-name="T5"> ŞEKLİNDE İFADE ETTİĞİ 100 YIL SONRASI İSE HZ. MEHDİ (A.S.)'IN ZUHUR ETTİĞİ HİCRİ 1400'E DENK GELMEKTEDİR.</text:span></text:p>
      <text:p text:style-name="P101"><text:s/></text:p>
      <text:p text:style-name="P72"><text:span text:style-name="T3"> Azîz kardeşlerim! Sadakatınızdan tereşşuh eden ve haddimin pek çok fevkinde hüsn-ü zannınıza karşı bundan evvel verdiğim cevabın bir tetimmesi olarak, bu gelecek fıkrayı iki gün evvel yazmıştık. </text:span><text:span text:style-name="T5">Sizin fevkalâde sadâkat ve ulüvv-ü himmetinizden tereşşuh eden bir hafta evvelki mektubunuza karşı hüsn-ü zannınızı bir derece cerheden benim cevabımın hikmeti</text:span><text:span text:style-name="T3"> şudur ki: "…</text:span><text:span text:style-name="T35">BU ZAMANDA ÖYLE FEVKALÂDE HÂKİM CEREYANLAR VAR Kİ, HERŞEYİ KENDİ HESABINA ALDIĞI İÇİN, FARAZA</text:span><text:span text:style-name="T3"> </text:span><text:span text:style-name="T37">HAKİKİ BEKLENİLEN VE BİR ASIR SONRA GELECEK O ZAT</text:span><text:span text:style-name="T5"> dahi bu zamanda gelse, harekâtını o cereyanlara kaptırmamak için siyaset âlemindeki vaziyetten feragat edecek ve hedefini değiştirecek diye tahmin ediyorum.</text:span></text:p>
      <text:p text:style-name="P72"><text:span text:style-name="T3">Hem üç mes'ele var: Biri hayat, biri şeriat, biri imandır. Hakikat noktasında en mühimmi ve en a'zamı, iman mes'elesidir. Fakat şimdiki umumun nazarında ve hal-i âlem ilcaatında en mühim mes'ele, hayat ve şeriat </text:span><text:span text:style-name="T5">göründüğünden o zât şimdi olsa da, üç mes'eleyi birden umum rûy-i zeminde vaziyetlerini değiştirmek nev'-i beşerdeki cârî olan âdetullaha muvafık gelmediğinden, her halde en a'zam mes'eleyi esas yapıp, öteki mes'eleleri esas yapmayacak. Tâ ki iman hizmeti safvetini umumun nazarında bozmasın ve avamın çabuk iğfal olunabilen akıllarında, o hizmet başka maksadlara âlet olmadığı tahakkuk etsin." (Kastamonu Lahikası, s. 61-62)</text:span><text:span text:style-name="T3"> </text:span></text:p>
      <text:p text:style-name="P64"/>
      <text:p text:style-name="P64">4.</text:p>
      <text:p text:style-name="P64"/>
      <text:p text:style-name="P72"><text:soft-page-break/><text:span text:style-name="T23">YETMİŞ BİRDE FECR-İ SADIK BAŞLADI VEYA BAŞLAYACAK. EĞER BU, FECR-İ KAZİB DE OLSA, OTUZ-KIRK SENE SONRA FECR-İ SADIK ÇIKACAK..." </text:span><text:span text:style-name="T5">(Hutbe-i Şamiye, s. 23)</text:span></text:p>
      <text:p text:style-name="P101"><text:s/></text:p>
      <text:p text:style-name="P72"><text:span text:style-name="T35">"...Evet </text:span><text:span text:style-name="T24">şimdi olmasa da 30-40 SENE SONRA</text:span><text:span text:style-name="T35"> fen ve hakiki marifet ve medeniyetin mehasini o üç kuvveti tam teçhiz edip, cihazatını verip o dokuz manileri mağlup edip dağıtmak için taharri-i hakikat meyelanını ve insaf ve muhabbet-i insaniyeyi o dokuz düşman taifesinin cephesine göndermiş, inşaAllah</text:span><text:span text:style-name="T36"> </text:span><text:span text:style-name="T37">YARIM ASIR SONRA</text:span><text:span text:style-name="T36"> </text:span><text:span text:style-name="T35">onları darmadağın edecek." </text:span><text:span text:style-name="T5">(Hutbe-i Şamiye, s. 25)</text:span></text:p>
      <text:p text:style-name="P101"><text:s/></text:p>
      <text:p text:style-name="P72"><text:span text:style-name="T5">ÜSTAD BU SÖZÜNÜ </text:span><text:span text:style-name="T6">HİCRİ 1327 (MİLADİ 1911</text:span><text:span text:style-name="T5">) YILINDA ŞAM'DA EMEVİ CAMİİ'NDE VERDİĞİ HUTBESİNDE SÖYLEMİŞTİR. BURADA ÜSTAD, İSLAM ALEMİNİN, HİCRİ 1371'DEN YANİ MİLADİ 1951'DEN SONRAKİ GELECEĞİNE YÖNELİK İZAHLAR YAPMIŞTIR. ÜSTAD'IN HUTBE-İ ŞAMİYE'DE VERDİĞİ TARİHLERİN HEPSİ HZ. MEHDİ (A.S.)'IN ZUHUR ZAMANI OLAN HİCRİ 1400 İÇİNDEDİR.</text:span></text:p>
      <text:p text:style-name="P101"><text:s/></text:p>
      <text:p text:style-name="P72"><text:span text:style-name="T3">"</text:span><text:span text:style-name="T5">Kırk sene evvel</text:span><text:span text:style-name="T3"> Şam'daki Câmi-i Emevî'de Şam ülemasının ısrarıyla içinde yüz ehl-i ilim bulunan onbin adama yakın bir azîm cemaate verilen bu Arabî ders risalesindeki hakikatları bir hiss-i kabl-el vuku' ile Eski Said hissetmiş, kemal-i kat'iyyetle müjdeler vermiş ve pek yakın bir zamanda o hakikatlar görünecek zannetmiş. Halbuki iki harb-i umumî ve yirmibeş sene bir istibdad-ı mutlak, </text:span><text:span text:style-name="T5">o hiss-i kabl-el vukuun kırk elli sene te'hirine sebeb olmuş ve şimdi o zamandaki verdiği haberlerin aynen tezahürleri âlem-i İslâmiyette başlamış. </text:span><text:span text:style-name="T3">Demek bu pek ehemmiyetli ders, zamanı geçmiş eski bir hutbe değil, </text:span><text:span text:style-name="T5">belki doğrudan doğruya 1327'ye bedel, 1371'de</text:span><text:span text:style-name="T3"> ve Câmi-i Emevî yerine âlem-i İslâm câmiinde üçyüz yetmiş milyon bir cemaate hakikatlı ve taze bir ders-i içtimaî ve İslâmîdir, diye tercümesini neşretmek zamanıdır tahmin ederim...".....</text:span></text:p>
      <text:p text:style-name="P101"><text:s/></text:p>
      <text:p text:style-name="P72"><text:span text:style-name="T3">"...Hem de İslâmiyet güneşinin tutulmasına, inkisafına ve beşeri tenvir etmesine mümanaat eden perdeler açılmaya başlamışlar. O mümanaat edenler çekilmeye başlıyorlar. Kırkbeş sene evvel o fecrin emareleri göründü. </text:span><text:span text:style-name="T23">Yetmiş birde fecr-i sadIk başladI veya başlayacak. Eğer bu, fecr-İ kazİb de olsa, otuz-kIrk sene sonra fecr-İ sadIk çIkacak</text:span><text:span text:style-name="T36">..."</text:span><text:span text:style-name="T3"> </text:span><text:span text:style-name="T5">(Hutbe-i Şamiye, s. 23)</text:span></text:p>
      <text:p text:style-name="P72"><text:span text:style-name="T35">"...Evet </text:span><text:span text:style-name="T24">şİMDİ olmasa da 30-40 SENE SONRA</text:span><text:span text:style-name="T35"> fen ve hakiki marifet ve medeniyetin mehasini o üç kuvveti tam teçhiz edip, cihazatını verip o dokuz manileri mağlup edip dağıtmak için taharri-i hakikat meyelanını ve insaf ve muhabbet-i insaniyeyi o dokuz düşman taifesinin cephesine göndermiş, inşaAllah</text:span><text:span text:style-name="T36"> </text:span><text:span text:style-name="T37">YARIM ASIR SONRA</text:span><text:span text:style-name="T36"> </text:span><text:span text:style-name="T37">ONLARI DARMADAĞIN EDECEK</text:span><text:span text:style-name="T35">." </text:span><text:span text:style-name="T5">(Hutbe-i Şamiye, s. 25)</text:span></text:p>
      <text:p text:style-name="P78"><text:soft-page-break/></text:p>
      <text:p text:style-name="P72"><text:span text:style-name="T3">Üstad burada, </text:span><text:span text:style-name="T5">Hicri</text:span><text:span text:style-name="T3"> </text:span><text:span text:style-name="T5">1371'den yani Miladi 1951'den </text:span><text:span text:style-name="T3">sonraki İslam aleminin geleceğine yönelik izahlar yapıyor.</text:span></text:p>
      <text:p text:style-name="P78">Hicri 1371 + 30 = 1401 (Miladi 1981) (30 yıl sonrası)</text:p>
      <text:p text:style-name="P78">Hicri 1371 + 40 = 1411 (Miladi 1991) (40 yıl sonrası)</text:p>
      <text:p text:style-name="P78">Hicri 1371 + 50 = 1421 (Miladi 2001) (yarım asır sonrası) </text:p>
      <text:p text:style-name="P64">5.</text:p>
      <text:p text:style-name="P64"/>
      <text:p text:style-name="P99">TÂ AHİR ZAMANDA, HAYATIN GENİŞ DAİRESİNDE, ASIL SAHİPLERİ, YANİ MEHDÎ VE ŞAKİRTLERİ CENAB-I HAKKIN İZNİYLE GELİR, O DAİREYİ GENİŞLETTİRİR ...</text:p>
      <text:p text:style-name="P72"><text:span text:style-name="T3">(</text:span><text:span text:style-name="T5">Kastamonu Lahikası, Sayfa 72, Tarihçe-i Hayat, Sayfa 258, Hizmet Rehberi, Sayfa 267, Sikke-i Tasdik-i Gaybi, Sayfa 153)</text:span></text:p>
      <text:p text:style-name="P101"><text:s/></text:p>
      <text:p text:style-name="P72"><text:span text:style-name="T5">ÜSTAD, </text:span><text:span text:style-name="T6">KASTAMONU LAHİKASI'NI 1936</text:span><text:span text:style-name="T5"> YILINDA HAZIRLAMIŞTIR. BU ESERİNDE "TA AHİR ZAMANDA...." İFADESİYLE RİSALE-İ NUR'UN ASIL SAHİPLERİ OLARAK NİTELENDİRDİĞİ HZ. MEHDİ (A.S.) VE TALEBELERİNİN KENDİSİNDEN ÇOK DAHA SONRAKİ BİR VAKİTTE GELECEKLERİNİ İFADE ETMİŞTİR.</text:span></text:p>
      <text:p text:style-name="P101"><text:s/></text:p>
      <text:p text:style-name="P72"><text:span text:style-name="T3">Âhir fıkrasında, Muhbir-i Sâdıkın haber verdiği "Mânevî fütuhat yapmak ve zulümatı dağıtmak zaman ve zemin hemen hemen gelmesi" diye fıkrasına, bütün ruhu canımızla rahmet-i İlahiyeden niyaz ediyoruz, temenni ediyoruz. Fakat biz Risale-i Nur şakirtleri ise, vazifemiz hizmettir; vazife-i İlahiyeye karışmamak ve hizmetimizi onun vazifesine bina etmekle bir nevi tecrübe yapmamak olmakla beraber, kemiyete değil, keyfiyete bakmak, hem çoktan beri sukut-u ahlâka ve hayat-ı dünyeviyeyi her cihetle hayat-ı uhreviyeye tercih ettirmeye sevk eden dehşetli esbap altında </text:span><text:span text:style-name="T5">Risale-i Nur'un şimdiye kadar fütuhatı ve zındıkların ve dalâletlerin savletlerini kırması ve yüz binler biçarelerin imanlarını kurtarması ve herbiri yüze ve bine mukabil yüzer ve binler hakikî mümin talebeleri yetiştirmesi, Muhbir-i Sâdıkın ihbarını aynen tasdik etmiş ve vukuatla ispat etmiş ve ediyor,</text:span><text:span text:style-name="T3"> </text:span><text:span text:style-name="T5">inşaAllah daha edecek. Ve öyle kökleşmiş ki, inşaAllah hiçbir kuvvet Anadolu'nun sinesinden onu (Risale-i Nur'u) çıkaramaz.</text:span><text:span text:style-name="T3"> </text:span><text:span text:style-name="T27">TÂ AHİR ZAMANDA, HAYATIN GENİŞ DAİRESİNDE, ASIL SAHİPLERİ, YANİ MEHDÎ VE ŞAKİRTLERİ CENAB-I HAKKIN İZNİYLE GELİR, O DAİREYİ GENİŞLETTİRİR VE O TOHUMLAR SÜMBÜLLENİR. BİZLER DE KABRİMİZDE SEYREDİP ALLAH'A ŞÜKREDERİZ. </text:span><text:span text:style-name="T5">(Kastamonu Lahikası, Sayfa 72, Tarihçe-i Hayat, Sayfa 258, Hizmet Rehberi, Sayfa 267, Sikke-i Tasdik-i Gaybi, Sayfa 153)</text:span></text:p>
      <text:p text:style-name="P78"/>
      <text:p text:style-name="P64">6.</text:p>
      <text:p text:style-name="P64"><text:soft-page-break/></text:p>
      <text:p text:style-name="P72"><text:span text:style-name="T35">FAKAT </text:span><text:span text:style-name="T37">O İLERİDE GELECEK ACİP ŞAHSIN</text:span><text:span text:style-name="T35"> BİR HİZMETKÂRI VE ONA YER HAZIR EDECEK BİR DÜMDÂRI VE O BÜYÜK KUMANDANIN PÎŞDÂR BİR NEFERİ OLDUĞUMU ZANNEDİYORUM. Ve ondadır ki, sen de yazılan şeylerden o acip kokusunu aldın. </text:span><text:span text:style-name="T5">(Barla Lahikası, sf. 162)</text:span></text:p>
      <text:p text:style-name="P101"><text:s/></text:p>
      <text:p text:style-name="P78"/>
      <text:p text:style-name="P72"><text:span text:style-name="T5">SAİD NURSİ HAZRETLERİ "BARLA LAHİKASI"NI </text:span><text:span text:style-name="T6">1926 YILINDA </text:span><text:span text:style-name="T5">KALEME ALMIŞTIR. BU ESERİNDE ÜSTAD, HZ. MEHDİ (A.S.)'IN İLERİDE GELECEĞİNİ AÇIK BİR ŞEKİLDE İFADE ETMİŞTİR. KENDİSİNİN İSE, HZ. MEHDİ (A.S.)'IN ÖNCÜSÜ VE ONA ZEMİN HAZIRLAYAN BİR HİZMETKARI OLDUĞUNU İFADE ETMİŞTİR. </text:span></text:p>
      <text:p text:style-name="P101"><text:s/></text:p>
      <text:p text:style-name="P78">Aziz ve gayretli âhiret kardeşim ve hizmet-i Kur'ân'da yoldaşım Hulûsî-i sânî ve Sabri-i evvel, </text:p>
      <text:p text:style-name="P73">MâşâAllah, Yirminci Mektubun kıymetini güzel anlamışsınız ve güzel de yazmışsınız. Mektubunda ilm-i kelâm dersini benden almak arzu etmişsiniz. Zaten o dersi alıyorsunuz. Yazdığınız umum Sözler, o nurlu ve hakikî ilm-i kelâmın dersleridir. İmam-ı Rabbânî gibi bazı kudsî muhakkikler demişler ki: Âhirzamanda ilm-i kelâmı, yani ehl-i hak mezhebi olan mesâil-i imaniye-i kelâmiyeyi, birisi öyle bir surette beyan edecek ki, umum ehl-i keşif ve tarikatın fevkinde, o nurların neşrine sebebiyet verecektir. Hattâ İmam-ı Rabbânî kendisini o şahıs gibi görmüştür. </text:p>
      <text:p text:style-name="P72"><text:span text:style-name="T5">Senin şu âciz ve fakir ve hiç ender hiç olan kardeşin, bin derece haddimin fevkinde olarak, kendimi o gelecek adam olduğumu iddia edemem, hiçbir cihette liyakatim yoktur</text:span><text:span text:style-name="T31">. </text:span><text:span text:style-name="T23">FAKAT O İLERİDE GELECEK ACİP ŞAHSIN BİR HİZMETKÂRI VE ONA YER HAZIR EDECEK BİR DÜMDÂRI VE O BÜYÜK KUMANDANIN PÎŞDÂR BİR NEFERİ OLDUĞUMU ZANNEDİYORUM. </text:span><text:span text:style-name="T3">Ve ondadır ki, sen de yazılan şeylerden o acip kokusunu aldın.</text:span><text:span text:style-name="T5"> (Barla Lahikası, sf. 162)</text:span></text:p>
      <text:p text:style-name="P73"/>
      <text:p text:style-name="P64">7.</text:p>
      <text:p text:style-name="P64"/>
      <text:p text:style-name="P72"><text:span text:style-name="T35">... </text:span><text:span text:style-name="T37">AHİR ZAMANDA GELECEK</text:span><text:span text:style-name="T35"> BİR MÜCEDDİD-İ EKBERİ MANA-YI İŞARİ İLE HABER VERİYORLAR. Fakat </text:span><text:span text:style-name="T37">O GELECEK ZATIN</text:span><text:span text:style-name="T35"> ve cemiyetinin üç vazifesinden en ehemmiyetlisi... </text:span><text:span text:style-name="T5">(Tılsımlar Mecmuası, sf. 168)</text:span></text:p>
      <text:p text:style-name="P101"><text:s/></text:p>
      <text:p text:style-name="P78">TILSIMLAR MECMUASI, RİSALE-İ NUR'UN ÇEŞİTLİ KISIMLARINDAN DERLENMİŞ BİR KİTAPTIR. TILSIMLAR MECMUASI'NDA YER ALAN BU SÖZÜNDE ÜSTAD "O GELECEK ZAT…" İFADESİYLE KENDİ ZAMANINDA HENÜZ MEHDİ (A.S.)'IN YAŞAMADIĞINI, AHİR ZAMANDA GELECEĞİNİ BELİRTMİŞTİR. AYRICA AHİR ZAMANA KADAR, GELEN HİÇBİR MÜCEDDİDİN <text:soft-page-break/>TOPLU OLARAK YAPMADIĞI 3 VAZİFENİN MEHDİ (A.S.) TARAFINDAN YAPILACAĞINI DA İFADE ETMİŞTİR.</text:p>
      <text:p text:style-name="P101"><text:s/></text:p>
      <text:p text:style-name="P73">Evvela: Aydın havalisinin Hasan Feyzi'si ve Husrev'i ve Mehmed Feyzi'si ve Risale-i Nur 'un manevi avukatı Ahmed Feyzi'nin üç seneden beri alimane, mudakkikane yazdığı şu gelen istihracat-ı gaybiyeyi ve Sikke-i Tasdik-i Gaybiye'nin bir kuvvetli hücceti ve şahidi bulunan şu risaleciği dikkatle mütalaa ettim. O'nun tedkikatına ve Risale-i Nur'un kıymetini tam hadis ile ve ayet ile isbat etmesine karşı, hayret ve istihsan ile "MaşaAllah, Barekellah" dedim. Fakat, bir derece tabire muhtaçtır. Ayn-ı hakikattır; fakat "Said" hakkında hususan son kısmının haşiyelerinde - şahsiyetim itibarıyla haddimden yüz derece ziyade bir hüsn-ü zannı ile – hakikatın sureti değişmiş…</text:p>
      <text:p text:style-name="P73">Evet, hem Sikke-i Gaybiye, hem O'nun yazdığı ayetler ve hadisler müttefikan bu asırda bir hakikat-ı nuraniyeye işaret ediyorlar. Ve bu asır ve bu zaman, cemaat zamanı olduğundan şahs-ı manevi hükmedebilir. Hususan manevi vazifelerde maddi şahısların ehemmiyeti azdır. Dağlar gibi vazifeler, o zayıf şahsiyetlere yükletilmez.</text:p>
      <text:p text:style-name="P72"><text:span text:style-name="T3">Bazı ayat-i kerime ve hadis-i şerife </text:span><text:span text:style-name="T24">ahİr zamanda gelecek</text:span><text:span text:style-name="T3"> </text:span><text:span text:style-name="T35">bir müceddid-i ekberi mana-yı işari ile haber veriyorlar.</text:span><text:span text:style-name="T3"> Fakat </text:span><text:span text:style-name="T23">o gelecek zatIn</text:span><text:span text:style-name="T3"> </text:span><text:span text:style-name="T35">ve cemiyetinin üç vazifesinden en ehemmiyetlisi olan ve zahiren en küçüğü görünen imanı kurtarmak ve hakaik-i imaniyeyi güneş gibi göstermek vazifesini</text:span><text:span text:style-name="T3"> Risale-i Nur ve şakirdlerinin şahs-ı manevisi tam yaptıklarından; </text:span><text:span text:style-name="T35">O GELECEK ZATA</text:span><text:span text:style-name="T3"> </text:span><text:span text:style-name="T35">DAİR HABERLERİ VE İŞARETLERİ, RİSALE-İ NUR'UN ŞAHS-I MANEVİSİNE HATTA BAZEN TERCÜMANINA DA TATBİKE ÇALIŞMIŞLAR VE ŞERİATI İHYA VE HİLAFETİ TATBİK OLAN ÇOK GENİŞ DAİREDE HÜKMEDEN BU İKİ MÜHİM VAZİFESİNİ NAZARA ALMAMIŞLAR.</text:span><text:span text:style-name="T3"> Onların kanaatleri, onların Risale-i Nur'dan istifade cihetinde faidelidir, zararsızdır; fakat Nur'un mesleğindeki ihlasa ve hiçbir şeye alet olmamasına ve dünyevi ve manevi makamatı aramamasına zarar verdiği gibi, Nurların muhafızları her taifenin hususan siyasi taifenin tenkidine ve hücumuna vesile olabilir...</text:span><text:span text:style-name="T5"> (Tılsımlar Mecmuası, sf. 168)</text:span></text:p>
      <text:p text:style-name="P78"/>
      <text:p text:style-name="P64">8.</text:p>
      <text:p text:style-name="P64"/>
      <text:p text:style-name="P72"><text:span text:style-name="T35">BU HAKİKATTEN ANLAŞILIYOR Kİ; </text:span><text:span text:style-name="T37">SONRA GELECEK O MÜBAREK ZAT</text:span><text:span text:style-name="T35">, RİSALE-İ NUR'U BİR PROGRAMI OLARAK NEŞR VE TATBİK EDECEK</text:span><text:span text:style-name="T5">. (Sikke-i Tasdik-i Gaybi, Sayfa 11, Beyanat ve Tenvirler, Sayfa 310)</text:span></text:p>
      <text:p text:style-name="P101"><text:s/></text:p>
      <text:p text:style-name="P72"><text:span text:style-name="T5">SAİD NURSİ HAZRETLERİ "SİKKE-İ TASDİK-İ GAYBİ"Yİ </text:span><text:span text:style-name="T6">1928 YILINDA</text:span><text:span text:style-name="T5"> KALEME ALMIŞTIR. ÜSTAD BU ESERİNDE "KENDİSİNDEN SONRA GELECEK O MÜBAREK ZAT..."'IN YANİ HZ. MEHDİ (A.S.)'IN; ÜSTAD'IN HAZIRLAMIŞ </text:span><text:soft-page-break/><text:span text:style-name="T5">OLDUĞU RİSALE-İ NUR'LARI ASIL SAHİBİ OLARAK NEŞR VE TATBİK EDECEĞİNİ İFADE ETMİŞTİR. YİNE ÜSTAD EMİRDAĞ LAHİKASI'NIN EL YAZMASINDA DA </text:span><text:span text:style-name="T35">"</text:span><text:span text:style-name="T5"> </text:span><text:span text:style-name="T40">ÂHİRZAMANDA GELECEK HAZRET-İ MEHDİ DE ONA O KIYMETİ VERECEK İTİKADINDAYIM." </text:span><text:span text:style-name="T5">İFADESİYLE BU GÖRÜŞÜNÜ BİR KEZ DAHA İFADE ETMİŞTİR.</text:span></text:p>
      <text:p text:style-name="P101"><text:s/></text:p>
      <text:p text:style-name="P72"><text:span text:style-name="T5">Aziz, sıddık kardeşlerim,</text:span><text:span text:style-name="T3"> </text:span><text:span text:style-name="T5">Evvelâ:</text:span><text:span text:style-name="T3"> Nurun fevkalâde has şakirtleri, Sikke-i Gaybiye müştemilâtıyla, o evliya-yı meşhûreden, kırk günde bir defa ekmek yiyip kırk gün yemeyen Osman-ı Hâlidî'nin sarih ihbarı ve evlâtlarına vasiyetiyle ve Isparta'nın meşhur ehl-i kalb âlimlerinden Topal Şükrü'nün zahir haber vermesiyle çok ehemmiyetli bir hakikatı dâvâ edip, fakat iki iltibas içinde, bu biçare, ehemmiyetsiz kardeşleri Said'e bin derece ziyade hisse vermişler. On seneden beri kanaatlerini tâdile çalıştığım halde, o bahadır kardeşler kanaatlerinde ileri gidiyorlar. Evet, onlar, On </text:span><text:span text:style-name="T5">Sekizinci Mektuptaki iki ehl-i kalb çobanın macerası gibi, hak bir hakikati görmüşler; fakat tabire muhtaçtır. O hakikat de şudur:</text:span></text:p>
      <text:p text:style-name="P72"><text:span text:style-name="T35">ÜMMETİN BEKLEDİĞİ, AHİR ZAMANDA GELECEK</text:span><text:span text:style-name="T34"> </text:span><text:span text:style-name="T35">ZATIN </text:span><text:span text:style-name="T37">ÜÇ VAZİFESİNDEN EN MÜHİMMİ VE EN BÜYÜĞÜ VE EN KIYMETDARI OLAN İMAN-I TAHKİKİYİ NEŞR VE EHL-İ İMANI DALALETTEN KURTARMAK </text:span><text:span text:style-name="T35">CİHETİYLE (YÖNÜYLE)</text:span><text:span text:style-name="T3">, o en ehemmiyetli vazifeyi aynen bitemâmihâ Risâle-i Nur'da görmüşler. İmam-ı Ali ve Gavs-ı âzam ve Osman-ı Hâlidî gibi zatlar, bu nokta içindir ki, o gelecek zatın makamını Risâle-i Nur'un şahs-ı mânevîsinde keşfen görmüşler gibi işaret etmişler. Bazan da o şahs-ı mânevîyi bir hâdimine vermişler, o hâdime mültefitane bakmışlar. </text:span><text:span text:style-name="T35">BU HAKİKATTEN ANLAŞILIYOR Kİ, SONRA GELECEK O MÜBAREK ZAT, RİSÂLE-İ NUR'U BİR PROGRAMI OLARAK NEŞİR VE TATBİK EDECEK'.</text:span></text:p>
      <text:p text:style-name="P72"><text:span text:style-name="T37">O zatın ikinci vazifesi,</text:span><text:span text:style-name="T35"> şeriatı icra ve tatbik etmektedir. Birinci vazife, maddî kuvvetle değil, belki kuvvetli itikad ve ihlâs ve sadakatle olduğu halde, bu ikinci vazife gayet büyük maddî bir kuvvet ve hakimiyet lâzım ki, o ikinci vazife tatbik edilebilsin.</text:span></text:p>
      <text:p text:style-name="P72"><text:span text:style-name="T37">O zatın üçüncü vazifesi,</text:span><text:span text:style-name="T35"> hilâfet-i İslâmiyeyi ittihad-ı İslâma bina ederek, İsevî ruhanîleriyle ittifak edip din-i İslâma hizmet etmektir. Bu vazife, pek büyük bir saltanat ve kuvvet ve milyonlar fedakârlarla tatbik edilebilir.</text:span><text:span text:style-name="T36"> </text:span><text:span text:style-name="T35">Birinci vazife, o iki vazifeden üç-dört derece daha ziyade kıymettardır. Fakat o ikinci, üçüncü vazifeler pek parlak ve çok geniş bir dairede ve şaşaalı bir tarzda olduğundan, umumun ve avâmın nazarında daha ehemmiyetli görünüyorlar. </text:span><text:span text:style-name="T3">İşte o has Nurcular ve bir kısmı evliya olan o kardeşlerimizin tâbire ve tevile muhtaç fikirlerini ortaya atmak, ehl-i dünyayı ve ehl-i siyaseti telâşe verir ve vermiş; hücumlarına vesile olur. Çünkü, birinci vazifenin hakikatini ve kıymetini göremiyorlar; öteki cihetlere hamlederler.</text:span></text:p>
      <text:p text:style-name="P78"/>
      <text:p text:style-name="P78"><text:soft-page-break/>Kardeşlerimin ikinci iltibası:</text:p>
      <text:p text:style-name="P73">Fâni ve çürütülebilir bir şahsiyeti, bazı cihetlerle birinci vazifede pişdarlık eden Nur şakirtlerinin şahs-ı mânevîsini temsil eden o âciz kardeşine veriyorlar. Halbuki bu iki iltibas da Risale-i Nur'un hakikî ihlâsına ve hiçbir şeye, hattâ mânevî ve uhrevî makamata dahi âlet olmamasına bir cihette zarar verdiği gibi, ehl-i siyaseti de evhama düşürüp Risale-i Nur'un neşrine zarar gelir. Bu zaman, şahs-ı mânevî zamanı olduğu için, böyle büyük ve bâkî hakikatler, fâni ve âciz ve sukut edebilir şahsiyetlere bina edilmez.</text:p>
      <text:p text:style-name="P78"/>
      <text:p text:style-name="P72"><text:span text:style-name="T5">Elhasıl:</text:span><text:span text:style-name="T3"> </text:span><text:span text:style-name="T23">O gelecek zatIn İsmİnİ vermek</text:span><text:span text:style-name="T35">, üç vazifesi birden hatıra geliyor;</text:span><text:span text:style-name="T3"> yanlış olur. Hem hiçbir şeye âlet olmayan nurdaki ihlâs zedelenir, avâm-ı mü'minîn nazarında hakikatlerin kuvveti bir derece noksanlaşır. Yakîniyet-i bürhaniye dahi, kazâyâ-yı makbûledeki zann-ı galibe inkılâp eder; daha muannid dalâlete ve mütemerrid zındıkaya tam galebesi, mütehayyir ehl-i imanda görünmemeye başlar. Ehl-i siyaset evhama ve bir kısım hocalar itiraza başlar. </text:span><text:span text:style-name="T5">Onun için, Nurlara o ismi vermek münasip görülmüyor. Belki "Müceddiddir, onun pişdarıdır" denilebilir. Umum kardeşlerimize binler selâm.</text:span><text:span text:style-name="T3"> </text:span><text:span text:style-name="T5">(Sikke-i Tasdik-i Gaybi, s. 9-11)</text:span><text:span text:style-name="T3"> </text:span></text:p>
      <text:p text:style-name="P72"><text:span text:style-name="T3">Ümmetin beklediği, ahirzamanda gelecek zatın üç vazifesinden en mühimi ve en büyüğü ve en kıymettarı olan îman-ı tahkîkiyi neşr ve ehl-i îmanı dalaletten kurtarmak cihetiyle, o en ehemmiyetli vazifeyi aynen bitemamiha Risale-i Nur'da görmüşler. İmam-ı Ali ve Gavs-ı a'zam ve Osman-ı Halidî gibi zatlar bu nokta içindir ki, o gelecek zatın makamını Risale-i Nur'un şahs-ı manevîsinde keşfen görmüşler gibi işaret etmişler. Bazan da o şahs-ı manevîyi bir hadimine vermişler, o hadime mültefitane bakmışlar. </text:span><text:span text:style-name="T35">BU HAKİKATTEN ANLAŞILIYOR Kİ; SONRA GELECEK O MÜBAREK ZAT, RİSALE-İ NUR'U BİR PROGRAMI OLARAK NEŞR VE TATBİK EDECEK</text:span><text:span text:style-name="T3">. (</text:span><text:span text:style-name="T5">Beyanat ve Tenvirler, Sayfa 310)</text:span></text:p>
      <text:p text:style-name="P78"/>
      <text:p text:style-name="P64">9.</text:p>
      <text:p text:style-name="P64"/>
      <text:p text:style-name="P72"><text:span text:style-name="T23">... FAKAT ÇİÇEKLER BAHARDA GELİR. ÖYLE KUDSÎ ÇİÇEKLERE ZEMİN HAZIR ETMEK LÂZIM GELİR. VE ANLADIK Kİ, BU HİZMETİMİZLE O NURANÎ ZATLARA ZEMİN İHZAR EDİYORUZ ... </text:span><text:span text:style-name="T5">(Sikke-i Tasdik-i Gaybi, s. 189) (Barla Lahikası, 28. Mektuptan 7. Risale Olan 7. Mesele)</text:span></text:p>
      <text:p text:style-name="P101"><text:s/></text:p>
      <text:p text:style-name="P72"><text:span text:style-name="T5">SAİD NURSİ HAZRETLERİ "BARLA LAHİKASI"NI </text:span><text:span text:style-name="T6">1926 YILINDA</text:span><text:span text:style-name="T5"> KALEME ALMIŞTIR. ÜSTAD RİSALELERİNDE, KENDİ YAŞADIĞI DÖNEMİN KIŞ OLDUĞUNU İFADE EDEN İZAHLAR YAPARKEN HZ. MEHDİ (A.S.)'DAN BAHSETTİĞİ BU BÖLÜMDE İSE HZ. MEHDİ (A.S.) VE TALEBELERİNE HİTABEN ONLARIN BAHARDA GELECEKLERİNİ İFADE ETMİŞTİR. BEDİÜZZAMAN </text:span><text:soft-page-break/><text:span text:style-name="T5">AYRICA YAPTIĞI BU ÇALIŞMALARLA KENDİSİNDEN SONRA GELECEK OLAN O MÜBAREK İNSANLARA ORTAM</text:span><text:span text:style-name="T3"> </text:span><text:span text:style-name="T5">HAZIRLADIĞINI BELİRTMİŞTİR.</text:span></text:p>
      <text:p text:style-name="P101"><text:s/></text:p>
      <text:p text:style-name="P72"><text:span text:style-name="T6">Beşinci Sebep:</text:span><text:span text:style-name="T3"> Çok zaman evvel bir ehl-i velâyetten işittim ki: O zat, eski velîlerin gaybî işaretlerinden istihraç etmiş ve kanaati gelmiş ki, </text:span><text:span text:style-name="T5">"Şark tarafından bir nur zuhur edecek, bid'alar zulümâtını dağıtacak." Ben böyle bir nurun zuhuruna çok intizar ettim ve ediyorum</text:span><text:span text:style-name="T3">. </text:span><text:span text:style-name="T23">FAKAT ÇİÇEKLER BAHARDA GELİR. ÖYLE KUDSÎ ÇİÇEKLERE ZEMİN HAZIR ETMEK LÂZIM GELİR. VE ANLADIK Kİ, BU HİZMETİMİZLE O NURANÎ ZATLARA ZEMİN İHZAR EDİYORUZ. </text:span><text:span text:style-name="T3">Madem kendimize ait değil; elbette, Sözler namındaki nurlara ait olan inâyât-ı İlâhiyeyi beyan etmekte medar-i fahir ve gurur olamaz; belki medar-ı hamd ve şükür ve tahdis-i nimet olur. </text:span><text:span text:style-name="T5">(Sikke-i Tasdik-i Gaybi, s. 189) (Barla Lahikası, 28. Mektuptan 7. Risale Olan 7. Mesele)</text:span></text:p>
      <text:p text:style-name="P64"/>
      <text:p text:style-name="P64">10.</text:p>
      <text:p text:style-name="P64"/>
      <text:p text:style-name="P72"><text:span text:style-name="T35">AHİR ZAMANIN EN BÜYÜK FESADI ZAMANINDA, ELBETTE EN BÜYÜK BİR MÜÇTEHİD, HEM EN BÜYÜK BİR MÜCEDDİD, HEM HAKİM, HEM MEHDİ, HEM MÜRŞİD, HEM KUTB-U AZAM OLARAK BİR ZAT-İ NURANİYİ GÖNDERECEK VE O ZAT DA, EHL-İ BEYT-İ NEBEVİDEN OLACAKTIR.</text:span><text:span text:style-name="T36">.. </text:span><text:span text:style-name="T5">(Mektubat, s.425-426)</text:span><text:span text:style-name="T35"> </text:span></text:p>
      <text:p text:style-name="P101"><text:s/></text:p>
      <text:p text:style-name="P72"><text:span text:style-name="T5">SAİD NURSİ HAZRETLERİ "</text:span><text:span text:style-name="T6">MEKTUBAT'I 1929 YILINDA</text:span><text:span text:style-name="T5"> KALEME ALMIŞTIR. ÜSTAD'IN DÖNEMİNDE AHİR ZAMANIN EN BÜYÜK FESADI OLAN DARWINİZM, MATERYALİZM VE ATEİZMİN TOPLUM ÜZERİNDEKİ ETKİSİ BUGÜNKÜ GİBİ ŞİDDETLİ DEĞİLDİ. OYSA HZ. MEHDİ (A.S.)'IN ZUHUR YÜZYILI OLAN HİCRİ 1400, BU DİNSİZ AKIMLARIN ÇOK HIZLI İVME KAZANDIĞI, İNSANLAR VE TOPLUMLAR ÜZERİNDE ETKİLERİNİ EN ŞİDDETLİ HALE GETİRDİKLERİ BİR YÜZYIL OLMUŞTUR. DÖNEMLERİNDE YAPTIKLARI HİZMETLER AÇISINDAN, NE ÜSTAD, NE DE ONDAN ÖNCE GELEN MÜCEDDİDLER HZ. MEHDİ (A.S.)'DA TOPLANACAK OLAN </text:span><text:span text:style-name="T11">EN BÜYÜK MÜCEDDİD, EN BÜYÜK MÜRŞİT VE MÜÇTEHİD, HAKİM, MEHDİ VE KUTB-U AZAM </text:span><text:span text:style-name="T5">SIFATLARINA BİR ARADA SAHİP OLMAMIŞLARDIR. </text:span></text:p>
      <text:p text:style-name="P101"><text:s/></text:p>
      <text:p text:style-name="P72"><text:span text:style-name="T5">Elcevap: </text:span><text:span text:style-name="T35">Cenab-ı Hakk; kemal-i rahmetinden, şeriat-i İslamiyetin edebiyetine bir eser-i himayet olarak, her bir fesad-ı ümmet zamanında bir muslih veya bir müceddit veya bir halife-i zişan veya bir kutb-u a'zam veya bir mürşid'i ekmel veyahut bir nevi Mehdi hükmünde mübaret zatları göndermiş;</text:span><text:span text:style-name="T3"> </text:span><text:span text:style-name="T5">fesadı izale edip, milleti ıslah etmiş; Din-i Ahmediye (A.S.M) muhafaza etmiş. Madem adeti öyle cereyan ediyor, </text:span><text:span text:style-name="T35">AHİR ZAMANIN EN BÜYÜK FESADI ZAMANINDA, </text:span><text:soft-page-break/><text:span text:style-name="T35">ELBETTE EN BÜYÜK BİR MÜÇTEHİD, HEM EN BÜYÜK BİR MÜCEDDİD, HEM HAKİM, HEM MEHDİ, HEM MÜRŞİD, HEM KUTB-U AZAM OLARAK BİR ZAT-İ NURANİYİ GÖNDERECEK VE O ZAT DA, EHL-İ BEYT-İ NEBEVİDEN OLACAKTIR. CENAB-I HAKK, BİR DAKİKA ZARFINDA BEYN-ES-SEMA VEL-ARZ ALEMİNİ BULUTLARLA DOLDURUP BOŞALTTIĞI GİBİ, BİR SANİYEDE DENİZİN FIRTINALARINI TESKİN EDER VE BAHAR İÇİNDE BİR SAATTE YAZ MEVSİMİNİN NÜMUNESİNİ VE YAZDA BİR SAATTE KIŞ FIRTINASINI İCAD EDEN KADİR-İ ZÜLCELAL; MEHDİ İLE DE, ALEM-İ İSLAM'IN ZULÜMATINI DAĞITABİLİR. VE VA'DETMİŞTİR, VA'DİNİ ELBETTE YAPACAKTIR.</text:span><text:span text:style-name="T3"> Kudret-i İlahiye noktasında bakılsa, gayet kolaydır. Eğer daire-i esbab ve hikmet-i Rabbaniye noktasında düşünülse, yine o kadar makul ve vukua layıktır ki; 'Eğer muhbir-i Sadık'tan rivayet olmazsa dahi, herhalde öyle olmak lazım gelir. Ve olacaktır' diye ehl-i tefekkür hükmeder. Şöyle ki ki: Felillâhilhamd,... Allah'ım! Tıpkı Âlemlerde İbrahim'e ve İbrahim'in Âline salât ettiğin gibi, Efendimiz Muhammed'e ve Efendimiz Muhammed'in Âline de salât et. Muhakkak ki Sen her türlü hamd ve övgüye nihayetsiz derecede lâyıksın ve şan ve şerefin her şeyden nihayetsiz derecede yüksektir. Âl-i İbrahim Aleyhisselâm gibi öyle bir vaziyet almış ki, umum mübarek silsilelerin başında, umum aktar ve âsârın mecmalarında o nuranî zatlar kumandanlık ediyorlar. Ve öyle bir kesrettedirler ki, o kumandanların mecmuu, muazzam bir ordu teşkil ediyorlar. Eğer maddî şekle girse ve bir tesanütle bir fırka vaziyetini alsalar, </text:span><text:span text:style-name="T5">İslâmiyet dinini milliyet-i mukaddese hükmünde rabıta-i ittifak ve intibah yapsalar, hiçbir milletin ordusu onlara karşı dayanamaz. İşte, o pek kesretli o muktedir ordu, Âl-i Muhammed Aleyhissalâtü Vesselâmdır ve Hazret-i Mehdînin en has ordusudur. </text:span><text:span text:style-name="T3">Evet, bugün tarih-i Âlemde hiçbir nesil, şecere ile ve senetlerle ve anane ile birbirine muttasıl ve en yüksek şeref ve Âli hasep ve asil neseple mümtaz hiçbir nesil yoktur ki, Âl-i Beytten gelen seyyidler nesli kadar kuvvetli ve ehemmiyetli bulunsun. Eski zamandan beri bütün ehl-i hakikatin fırkaları başında onlar ve ehl-i kemÂlin namdar reisleri yine onlardır. Şimdi de, kemiyeten milyonları geçen bir nesl-i mübarektir. Mütenebbih ve kalbleri imanlı ve muhabbet-i Nebevî ile dolu ve cihandeğer şeref-i intisabıyla serfirazdırlar. </text:span><text:span text:style-name="T35">BÖYLE BİR CEMAAT-İ AZÎME İÇİNDEKİ MUKADDES KUVVETİ TEHYİÇ EDECEK VE UYANDIRACAK HÂDİSÂT-I AZÎME VÜCUDA GELİYOR. ELBETTE O KUVVET-İ AZÎMEDEKİ BİR HAMİYET-İ ÂLİYE FEVERAN EDECEK VE HAZRET-İ MEHDÎ BAŞINA GEÇİP TARİK-İ HAK VE HAKİKATE SEVK EDECEK. BÖYLE OLMAK VE BÖYLE OLMASINI, BU KIŞTAN SONRA BAHARIN GELMESİ GİBİ, ÂDETULLAHTAN VE RAHMET-İ İLÂHİYEDEN BEKLERİZ VE BEKLEMEKTE HAKLIYIZ.</text:span><text:span text:style-name="T3"> </text:span></text:p>
      <text:p text:style-name="P73"/>
      <text:p text:style-name="P90">İkinci İşaret, yani: </text:p>
      <text:p text:style-name="P90">Altıncı İşaret</text:p>
      <text:p text:style-name="P72"><text:soft-page-break/><text:span text:style-name="T3"><text:s/></text:span><text:span text:style-name="T5">Hazret-i Mehdînin cemiyet-i nuraniyesi, Süfyan komitesinin tahribatçı rejim-i bid'akârânesini tamir edecek, Sünnet-i Seniyyeyi ihyâ edecek,</text:span><text:span text:style-name="T3"> yani Âlem-i İslâmiyette risalet-i Ahmediyeyi (a.s.m.) inkâr niyetiyle şeriat-ı Ahmediyeyi (a.s.m.) tahribe çalışan Süfyan komitesi, Hazret-i Mehdî cemiyetinin mucizekâr mânevî kılıcıyla öldürülecek ve dağıtılacak. Hem Âlem-i insaniyette inkâr-ı ulûhiyet niyetiyle medeniyet ve mukaddesât-ı beşeriyeyi zîr ü zeber eden Deccal komitesini, Hazret-i İsâ Aleyhisselâmın din-i hakikîsini İslâmiyetin hakikatiyle birleştirmeye çalışan hamiyetkâr ve fedakâr bir İsevî cemaati namı altında ve "Müslüman İsevîleri" ünvanına lâyık bir cemiyet, o Deccal komitesini, Hazret-i İsâ Aleyhisselâmın riyaseti altında öldürecek ve dağıtacak, beşeri inkâr-ı ulûhiyetten kurtaracak. Şu mühim sır pek uzundur. Başka yerlerde bir nebze bahsettiğimizden, burada bu kısa işaretle iktifâ ediyoruz. </text:span><text:span text:style-name="T5">(Mektubat, ss.425-426) </text:span></text:p>
      <text:p text:style-name="P64">11.</text:p>
      <text:p text:style-name="P64"/>
      <text:p text:style-name="P91"><text:span text:style-name="T35">MEHDÎ'NİN ÜÇ VAZİFESİ</text:span><text:span text:style-name="T3"> </text:span></text:p>
      <text:p text:style-name="P91"><text:span text:style-name="T3">(</text:span><text:span text:style-name="T5">Emirdağ Lahikası 1, s.231-233) </text:span></text:p>
      <text:p text:style-name="P101"><text:s/></text:p>
      <text:p text:style-name="P72"><text:span text:style-name="T5">ÜSTAD BEDİÜZZAMAN SAİD NURSİ HAZRETLERİ EMİRDAĞ LAHİKASI'NI 1949 YILINDA KALEME ALMIŞTIR. BU ESERİNDE ÜSTAD HZ. MEHDİ (A.S.)'IN ÖZELLİKLE DARWINİZM, MATERYALİZM VE ATEİZM FELSEFELERİNİ TAM SUSTURARAK İNSANLARIN İMANINI KURTARMAYA VESİLE OLACAK ŞEKİLDE ÇOK ETKİLİ ÇALIŞMALAR YAPACAĞINI İFADE ETMİŞTİR. ÜSTAD, KENDİSİNİN YAŞADIĞI DÖNEM DAHİL OLMAK ÜZERE HER DÖNEMDE </text:span><text:span text:style-name="T11">BİR NEVİ MEHDİ</text:span><text:span text:style-name="T5"> VASFINA SAHİP ŞAHISLAR GELDİĞİNİ ANCAK HİÇBİRİNİN BU ÜÇ VAZİFEYİ BİR ARADA YAPMA KUDRETİNE SAHİP OLAMADIKLARINI İFADE ETMİŞTİR.</text:span></text:p>
      <text:p text:style-name="P101"><text:s/></text:p>
      <text:p text:style-name="P72"><text:span text:style-name="T35">Mehdî'nin üç vazifesi</text:span><text:span text:style-name="T3"> Nurun ehemmiyetli ve çok hayırlı bir şakirdi, çokların namına benden sordu ki: "Nurun halis ve eh(emmiyetli bir kısım şakirdleri, pek musırrane olarak ahirzamanda gelen al-i Beytin büyük bir mürşidi seni zannediyorlar ve o kadar çekindiğin halde onlar ısrar ediyorlar. </text:span></text:p>
      <text:p text:style-name="P73">Sen de bu kadar musırrane onların fikirlerini kabul etmiyorsun, çekiniyorsun. Elbette onların elinde bir hakikat ve kat'î bir hüccet var ve sen de bir hikmet ve hakikata binaen onlara muvafakat etmiyorsun. Bu ise bir tezattır, her halde hallini istiyoruz." Ben de bu zatın temsil ettiği çok mesaillere cevaben derim ki: O has Nurcuların ellerinde bir hakikat var. Fakat iki cihette bir tabir ve te'vil lazım. </text:p>
      <text:p text:style-name="P82"/>
      <text:p text:style-name="P72"><text:span text:style-name="T6">Birincisi: </text:span><text:span text:style-name="T35">ÇOK DEFA MEKTUPLARIMDA İŞARET ETTİĞİM GİBİ, MEHDÎ AL-İ RESÛLÜN TEMSİL ETTİĞİ KUDSÎ CEMAATİNİN ŞAHS-I MANEVÎSİNİN ÜÇ VAZİFESİ VAR. EĞER ÇABUK KIYAMET KOPMAZSA VE BEŞER BÜTÜN BÜTÜN </text:span><text:soft-page-break/><text:span text:style-name="T35">YOLDAN ÇIKMAZSA, O VAZİFELERİ ONUN CEMİYETİ VE SEYYİDLER CEMAATİ YAPACAĞINI RAHMET-İ İLAHİYEDEN BEKLİYORUZ. VE ONUN ÜÇ BÜYÜK VAZİFESİ OLACAK: </text:span></text:p>
      <text:p text:style-name="P64"/>
      <text:p text:style-name="P72"><text:span text:style-name="T5">Birincisi:</text:span><text:span text:style-name="T3"> </text:span><text:span text:style-name="T35">Fen ve felsefenin tasallutiyle ve maddiyyun ve tabiiyyun taunu beşer içine intişar etmesiyle, her şeyden evvel felsefeyi ve maddiyyûn fikrini tam susturacak bir tarzda îmanı kurtarmaktır. Ehl-i îmanı dalaletten muhafaza etmek ve bu vazife hem dünya, hem herşeyi bırakmakla, çok zaman tetkikat ile meşguliyeti iktiza ettiğinden, Hazret-i Mehdî'nin, o vazifesini bizzat kendisi görmeye vakit ve hal müsaade edemez.</text:span><text:span text:style-name="T3"> Çünkü hilafet-i Muhammediye (a.s.m.) cihetindeki saltanatı, onun ile iştigale vakit bırakmıyor. </text:span><text:span text:style-name="T35">HERHALDE O VAZİFEYİ ONDAN EVVEL BİR TAİFE BİR CİHETTE GÖRECEK. O ZAT, O TAİFENİN UZUN TETKİKATI İLE YAZDIKLARI ESERİ KENDİNE HAZIR BİR PROĞRAM YAPACAK, ONUN İLE O BİRİNCİ VAZİFEYİ TAM YAPMIŞ OLACAK. BU VAZİFENİN İSTİNAD ETTİĞİ KUVVET VE MANEVÎ ORDUSU, YALNIZ İHLAS VE SADAKAT VE TESANÜD SIFATLARINA TAM SAHİP OLAN BİR KISIM ŞAKİRDLERDİR. NE KADAR DA AZ OLSALAR, MANEN BİR ORDU KADAR KUVVETLİ VE KIYMETLİ SAYILIRLAR.</text:span><text:span text:style-name="T3"> </text:span></text:p>
      <text:p text:style-name="P82"/>
      <text:p text:style-name="P72"><text:span text:style-name="T6">İkinci vazifesi: </text:span><text:span text:style-name="T35">HİLAFET-İ MUHAMMEDİYE (A.S.M.) ÜNVANI İLE ŞEAİR-İ İSLAMİYEYİ İHYA ETMEKTİR. ALEM-İ İSLAMIN VAHDETİNİ NOKTA-İ İSTİNAD EDİP, BEŞERİYETİ MADDÎ VE MANEVÎ TEHLİKELERDEN VE GADAB-I İLAHÎDEN KURTARMAKTIR. BU VAZİFENİN, NOKTA-İ İSTİNADI VE HADİMLERİ, MİLYONLARLA EFRADI BULUNAN ORDULAR LAZIMDIR.</text:span><text:span text:style-name="T3"> </text:span></text:p>
      <text:p text:style-name="P82"/>
      <text:p text:style-name="P72"><text:span text:style-name="T6">Üçüncü vazifesi: </text:span><text:span text:style-name="T35">İNKILABAT-I ZAMANİYE İLE ÇOK AHKAM-I KUR'ANİYENİN ZEDELENMESİYLE VE ŞERİAT-I MUHAMMEDÎYENİN (A.S.M.) KANUNLARI BİR DERECE TATİLE UĞRAMASIYLA O ZAT, BÜTÜN EHL-İ ÎMANIN MANEVÎ YARDIMLARIYLA VE İTTİHAD-I İSLAMIN MUAVENETİYLE VE BÜTÜN ULEMA VE EVLİYANIN VE BİLHASSA AL-İ BEYTİN NESLİNDEN HER ASIRDA KUVVETLİ VE KESRETLİ BULUNAN MİLYONLAR FEDAKAR SEYYİDLERİN İLTİHAKLARIYLA O VAZİFE-İ UZMAYI YAPMAYA ÇALIŞIR.</text:span><text:span text:style-name="T3"> </text:span></text:p>
      <text:p text:style-name="P72"><text:span text:style-name="T5">Şimdi hakikat-ı hal böyle olduğu halde, en birinci vazifesi ve en yüksek mesleği olan îmanı kurtarmak ve îmanı, tahkikî bir surette umuma ders vermek, hatta avamın da îmanını tahkikî yapmak vazifesi ise, manen ve hakikaten hidayet edici, irşad edici</text:span><text:span text:style-name="T3"> manasının tam sarahatını ifade ettiği için, Nur Şakirtleri bu vazifeyi tamamıyla Risale-i Nur'da gördüklerinden, ikinci ve üçüncü vazifeler buna nisbeten ikinci ve üçüncü derecededir, diye Risale-i Nur'un şahs-ı manevîsini haklı olarak bir nevi Mehdî telakki ediyorlar. O şahs-ı manevînin de bir mümessili, Nur Şakirdlerinin tesanüdünden gelen bir şahs-ı manevîsi ve o şahs-ı manevîde bir nevi mümessili </text:span><text:soft-page-break/><text:span text:style-name="T3">olan bîçare tercümanını zannettiklerinden, bazan o ismi ona da veriyorlar. Gerçi bu, bir iltibas ve bir sehivdir, fakat onlar onda mes'ul değiller. Çünkü ziyade hüsn-ü zan, eskidenberi cereyan ediyor ve itiraz edilmez. Ben de o kardeşlerimin pek ziyade hüsn-ü zanlarını bir nevi dua ve bir temennî ve Nur Talebelerinin kemal-i itikadlarının bir tereşşuhu gördüğümden onlara çok ilişmezdim. Hatta eski evliyanın bir kısmı, keramet-i gaybiyelerinden Risale-i Nur'u aynı o ahirzamanın hidayet edicisi olduğu, diye keşifleri bu tahkikat ile te'vili anlaşılır. Demek iki noktada bir iltibas var, te'vil lazımdır. </text:span></text:p>
      <text:p text:style-name="P78"/>
      <text:p text:style-name="P72"><text:span text:style-name="T5">Birincisi:</text:span><text:span text:style-name="T3"> </text:span><text:span text:style-name="T37">AHİRDEKİ İKİ VAZİFE</text:span><text:span text:style-name="T35">, GERÇİ HAKİKAT NOKTASINDA BİRİNCİ VAZİFE DERECESİNDE DEĞİLLER</text:span><text:span text:style-name="T3">, fakat hilafet-i Muhammediye (a.s.m.) ve ittihad-ı İslam ordularıyla zemin yüzünde saltanat-ı İslamiyeyi sürmek cihetinde herkeste, hususan avamda, hususan ehl-i siyasette, hususan bu asrın efkarında o birinci vazifeden bin derece geniş görünüyor; ve bu isim bir adama verildiği vakit, bu iki vazife hatıra geliyor; siyaset manasını ihsas eder; belki de bir hodfüruşluk manasını hatıra getirir; belki bir şan, şeref ve makamperestlik ve şöhretperestlik arzularını gösterir. Ve eskidenberi ve şimdi de çok safdil ve makamperest zatlar "Mehdî olacağım," diye dava ederler. </text:span><text:span text:style-name="T35">GERÇİ HER ASIRDA HİDAYET EDİCİ BİR NEVİ MEHDÎ VE MÜCEDDİD GELİYOR VE GELMİŞ, FAKAT HERBİRİ ÜÇ VAZİFELERDEN BİRİSİNİ BİR CİHETTE YAPMASI İTİBARİYLE, AHİRZAMANIN BÜYÜK MEHDÎSİ ÜNVANINI ALMAMIŞLAR.</text:span><text:span text:style-name="T3"> </text:span></text:p>
      <text:p text:style-name="P72"><text:span text:style-name="T3">Hem mahkemede Denizli ehl-i vukufu, bazı şakirtlerin bu îtikadlarına göre, bana karşı demişler ki: "Eğer Mehdilik dava etse, bütün şakirdleri kabul edecekler." Ben de onlara demiştim: </text:span><text:span text:style-name="T35">"BEN, KENDİMİ SEYYİD BİLEMİYORUM. BU ZAMANDA NESİLLER BİLİNMİYOR. HALBUKİ AHİRZAMANIN O BÜYÜK ŞAHSI, ÂL-İ BEYTTEN OLACAKTIR.</text:span><text:span text:style-name="T3"> Gerçi manen ben Hazret-i Ali'nin (r.a.) bir veled-i manevîsi hükmünde ondan hakikat dersini aldım ve Âl-i Muhammed Aleyhisselam bir manada hakikî Nur Şakirdlerine şamil olmasından, ben de Âl-i Beytten sayılabildim; fakat bu zaman şahs-ı manevî zamanı olmasından ve Nurun mesleğinde hiçbir cihette benlik ve şahsiyet ve şahsî makamları arzu etmek ve şan şeref kazanmak olmaz; ve sırr-ı ihlasa tam muhalif olmasından, Cenab-ı Hakka hadsiz şükür ediyorum ki, beni kendime beğendirmemesinden, ben öyle şahsî ve haddimden hadsiz derece fazla makamata gözümü dikmem ve Nurdaki ihlası bozmamak için, uhrevî makamat dahi bana verilse, bırakmaya kendimi mecbur biliyorum" dedim. O ehl-i vukuf sustu. </text:span></text:p>
      <text:p text:style-name="P78">(Emirdağ Lahikası-I, ss. 231-233)</text:p>
      <text:p text:style-name="P126">BEDİÜZZAMAN'IN HZ. MEHDİ (A.S.)'IN ÇIKIŞ ZAMANIYLA İLGİLİ SÖZLERİ</text:p>
      <text:p text:style-name="P22">(TÜRKÇE)</text:p>
      <text:p text:style-name="P98"/>
      <text:p text:style-name="P98"/>
      <text:p text:style-name="P99">1.</text:p>
      <text:p text:style-name="P99"/>
      <text:p text:style-name="P72"><text:span text:style-name="T23">... İSTİKBAL-İ DÜNYEVİYEDE 1400 SENE SONRA GELECEK BİR HAKİKATİ ASIRLARINDA KARİB (YAKIN) ZANNETMİŞLER...</text:span><text:span text:style-name="T5"> (Sözler, s. 318) </text:span></text:p>
      <text:p text:style-name="P101"><text:s/></text:p>
      <text:p text:style-name="P72"><text:span text:style-name="T31">ÜSTAD'IN BU İFADESİ "SÖZLER" RİSALESİNDE GEÇMEKTEDİR. SÖZLER RİSALESİ </text:span><text:span text:style-name="T32">1926 (HİCRİ 1345)</text:span><text:span text:style-name="T31"> YILINDA TAMAMLANMIŞTIR. YANİ HİCRİ 1300 İÇİNDE HEM ÜSTAD'IN TÜM ESERLERİ HİCRİ 1300'DE TAMAMLANDIĞI GİBİ KENDİSİ DE YİNE HİCRİ 1300 İÇİNDE VEFAT ETMİŞTİR. OYSA ÜSTAD BU SÖZÜNDE HZ. MEHDİ (A.S.)'IN, HİCRİ 1400'DE ZUHUR EDECEĞİNİ İFADE ETMEKTEDİR.</text:span></text:p>
      <text:p text:style-name="P101"><text:s/></text:p>
      <text:p text:style-name="P72"><text:span text:style-name="T5">Sekizinci Asıl:</text:span><text:span text:style-name="T3"> Cenab-ı Hakîm-i Mutlak, şu dâr-ı tecrübe tecrübe (meydanı) ve meydan-ı imtihanda (imtihan meydanı) çok mühim şeyleri, kesretli (çok fazla) eşya içinde saklıyor. O saklamakla çok hikmetler, çok maslahatlar (işler) bağlıdır. Meselâ: Leyle-i Kadri (Kadir gecesi), umum ramazanda; saat-ı icabe-i duayı (duanın kabul edildiği saati), Cum'a gününde; makbul velisini, insanlar</text:span><text:span text:style-name="T43"> </text:span><text:span text:style-name="T3">içinde; eceli, </text:span><text:span text:style-name="T5">ömür içinde ve kıyametin vaktini, ömr-ü dünya (dünya hayatı) içinde saklamış. </text:span><text:span text:style-name="T3">Zira ecel-i insan (insanın eceli) muayyen (belli) olsa, yarı ömrüne kadar gaflet-i mutlaka (kesin bir gaflet), yarıdan sonra darağacına adım adım gitmek gibi bir dehşet verecek. Halbuki âhiret ve dünya müvazenesini (dengesini) muhafaza etmek ve her vakit havf u reca (korku ve ümit) ortasında bulunmak maslahatı (durumu) iktiza eder (gerekir) ki; her dakika hem ölmek, hem yaşamak mümkün olsun. Şu halde mübhem (kapalı, belirsiz) tarzdaki yirmi sene mübhem (kapalı, belirsiz) bir ömür, bin sene muayyen (belli) bir ömre müreccahtır (üstün tutulan, tercih edilen). İşte kıyamet dahi şu insan-ı ekber olan dünyanın ecelidir. Eğer vakti taayyün (aşikar olsaydı) etseydi, bütün kurûn-u ûlâ (ilkçağ) ve vustâ (orta çağ) gaflet-i mutlakaya (kesin bir gaflete) dalacak idiler ve kurûn-u uhrâ (yeniçağ ve ilkçağ) dehşette kalacaktı. İnsan nasıl hayat-ı şahsiyesiyle (kişisel yaşamı) hanesinin ve köyünün bekasıyla alâkadardır. Öyle de; hayat-ı içtimaiye (toplum hayatı) ve nev'iyesiyle, küre-i arzın (dünyanın) ve dünyanın yaşamasıyla alâkadardır. Kur'an "</text:span><text:span text:style-name="T5">Kıyamet yaklaştı, ay yarıldı.</text:span><text:span text:style-name="T3"> (Kamer Sûresi: 1.)"</text:span><text:span text:style-name="T43"> </text:span><text:span text:style-name="T3">der. </text:span><text:span text:style-name="T5">"Kıyamet yakındır"</text:span><text:span text:style-name="T3"> ferman ediyor. Bin bu kadar sene geçtikten sonra gelmemesi, yakınlığına halel vermez. Zira kıyamet, dünyanın ecelidir. Dünyanın ömrüne nisbeten bin veya ikibin sene, bir seneye nisbetle bir-iki gün veya bir-iki </text:span><text:soft-page-break/><text:span text:style-name="T3">dakika gibidir. Saat-ı Kıyamet yalnız insaniyetin eceli değil ki, onun ömrüne nisbet edilip (kıyaslanıp) baîd (uzak) görülsün. İşte bunun içindir ki, Hakîm-i Mutlak, kıyameti mugayyebat-ı hamseden (Beş bilinmeyen şey, beş bilinmeyen. (Kıyâmetin ne zaman kopacağı, yağmurun ne zaman yağacağı, rahîmlerde olanı, kişinin yarın ne kazanacağı ve kişinin nerede, ne zaman öleceği.) olarak ilminde saklıyor. İşte bu ibham (Belirsiz,Kapalı bırakma) sırrındandır ki, her asır, hattâ asr-ı hakikatbîn (Gerçeği gören asır.) olan Asr-ı Saadet dahi daima kıyametten korkmuşlar. Hattâ bazıları, "Şeraiti (şartları) hemen hemen çıkmış" demişler.</text:span></text:p>
      <text:p text:style-name="P72"><text:span text:style-name="T3">İşte bu hakikatı bilmeyen insafsız insanlar derler ki: "Âhiretin tafsilatını (izahını, açıklamasını) ders alan müteyakkız (basiretli) kalbli, keskin nazarlı olan sahabelerin fikirleri, niçin 1000 sene hakikattan uzak olarak fikirleri düşmüş gibi</text:span><text:span text:style-name="T31">, </text:span><text:span text:style-name="T23">İSTİKBAL-İ DÜNYEVİYEDE 1400 SENE SONRA GELECEK BİR HAKİKATİ ASIRLARINDA KARİB (YAKIN) ZANNETMİŞLER. </text:span></text:p>
      <text:p text:style-name="P82"/>
      <text:p text:style-name="P72"><text:span text:style-name="T6">Elcevab:</text:span><text:span text:style-name="T8"> </text:span><text:span text:style-name="T3">Çünki Sahabeler, feyz-i sohbet-i nübüvvetten (Peygamber Efendimizin sohbetinin feyzi, bereketi ve verimliliği.) herkesten ziyade (fazla) dâr-ı âhireti (ahiret yurdunu) düşünerek, dünyanın fenasını (geçiciliğini) bilerek, kıyametin ibham-ı (belirsiz) vaktindeki hikmet-i İlahiyeyi (ilahi hikmeti) anlayarak ecel-i şahsî gibi dünyanın eceline karşı dahi daima muntazır (bekleyen) bir vaziyet alarak, âhiretlerine ciddî çalışmışlar. Resul-i Ekrem Aleyhissalâtü Vesselâm "Kıyameti bekleyiniz, intizar ediniz" tekrar etmesi, şu hikmetten ileri gelmiş bir irşad-ı Nebevîdir (Hz. Peygamber'e ait irşad, Hz. Peygamber'in doğru yolu, hidayet yolunu gösteren uyarıları, öğütleri.). Yoksa vuku-u muayyene (belirli bir vukuuya) dair bir vahyin hükmüyle değildir ki, hakikattan uzak olsun. İllet ayrıdır, hikmet ayrıdır. İşte Peygamber Aleyhissalâtü Vesselâm'ın bu nevi sözleri hikmet-i ibhamdan (Sözün anlaşılamayacak derecede kapalı olması) ileri geliyor. </text:span><text:span text:style-name="T35">Hem şu sırdandır ki; Mehdi, Süfyan gibi âhirzamanda gelecek eşhasları </text:span><text:span text:style-name="T3">(şahısları)</text:span><text:span text:style-name="T35"> çok zaman evvel hattâ Tâbiîn (</text:span><text:span text:style-name="T3">Hz. Muhammed'in (a.s.m.) ashabıyla görüşmüş, onlardan hadis dinlemiş ve ders almış olan Müslümanlar) </text:span><text:span text:style-name="T35">zamanında onları beklemişler, yetişmek emelinde bulunmuşlar. Hattâ bazı ehl-i velayet "Onlar geçmiş" demişler. İşte bu da, kıyamet gibi, hikmet-i İlahiye iktiza eder </text:span><text:span text:style-name="T3">(muhtaç olur, ihtiyaç hissettirir)</text:span><text:span text:style-name="T35"> ki; vakitleri taayyün etmesin </text:span><text:span text:style-name="T3">(belli olmasın) </text:span><text:span text:style-name="T35">. Çünki her zaman, her asır, kuvve-i maneviyenin </text:span><text:span text:style-name="T3">(manevi kuvvetin)</text:span><text:span text:style-name="T35"> takviyesine medar (vesile) olacak ve yeisten (ümitsizlikten) kurtaracak "Mehdi" manasına muhtaçtır. </text:span><text:span text:style-name="T3">Bu manada, her asrın bir hissesi bulunmak lâzımdır. Hem gaflet içinde fenalara uymamak ve lâkaydlıkta nefsin dizginini bırakmamak için, nifakın başına geçecek müdhiş şahıslardan her asır çekinmeli ve korkmalı. Eğer tayin edilseydi, maslahat-ı irşad-ı umumî (Herkesi doğru yola sevketmenin gereği) zayi'(ziyan) olurdu.</text:span></text:p>
      <text:p text:style-name="P72"><text:span text:style-name="T35">Şimdi Mehdi gibi eşhasın </text:span><text:span text:style-name="T5">(şahısların)</text:span><text:span text:style-name="T35"> hakkındaki rivayatın </text:span><text:span text:style-name="T5">(rivayetlerin)</text:span><text:span text:style-name="T35"> ihtilafatı </text:span><text:span text:style-name="T5">(uyuşmazlıkları)</text:span><text:span text:style-name="T35"> ve sırrı şudur ki: Ehadîsi tefsir edenler, metn-i ehadîsi </text:span><text:soft-page-break/><text:span text:style-name="T5">(hadisin tam metnini)</text:span><text:span text:style-name="T35"> tefsirlerine ve istinbatlarına </text:span><text:span text:style-name="T5">(</text:span><text:span text:style-name="T3">Müçtehid veya büyük bir âlimin gizli bir manayı içtihad ile meydana çıkarması) </text:span><text:span text:style-name="T35">tatbik etmişler. Meselâ: Merkez-i saltanat o vakit Şam'da veya Medine'de olduğundan, vukuat-ı Mehdiye veya Süfyaniyeyi Hz. </text:span><text:span text:style-name="T5">(</text:span><text:span text:style-name="T3">Mehdi (a.s.) ve Süfyan hadiselerini)</text:span><text:span text:style-name="T35"> merkez-i saltanat civarında olan Basra, Kûfe, Şam gibi yerlerde tasavvur ederek öyle tefsir etmişler. Hem de o eşhasın şahs-ı manevîsine veya temsil ettikleri cemaate ait âsâr-ı azîmeyi </text:span><text:span text:style-name="T3">(büyük eserleri)</text:span><text:span text:style-name="T35"> o eşhasın </text:span><text:span text:style-name="T3">(şahısların) </text:span><text:span text:style-name="T35">zâtlarında tasavvur ederek öyle tefsir etmişler ki, o eşhas-ı hârika çıktıkları vakit bütün halk onları tanıyacak gibi bir şekil vermişler. Halbuki demiştik: Bu dünya tecrübe meydanıdır. Akla kapı açılır, fakat ihtiyarı elinden alınmaz. Öyle ise o eşhas </text:span><text:span text:style-name="T3">(şahıslar)</text:span><text:span text:style-name="T35">, hattâ o müdhiş Deccal dahi çıktığı zaman çokları, hattâ kendisi de bidayeten </text:span><text:span text:style-name="T3">(başlangıçta)</text:span><text:span text:style-name="T35"> Deccal olduğunu bilmez. Belki nur-u imanın dikkatiyle, o eşhas-ı âhirzaman </text:span><text:span text:style-name="T3">(Ahir Zaman şahısları)</text:span><text:span text:style-name="T35"> tanınabilir.</text:span><text:span text:style-name="T3"> </text:span><text:span text:style-name="T5">(Sözler, s. 318) </text:span></text:p>
      <text:p text:style-name="P64"/>
      <text:p text:style-name="P64">2.</text:p>
      <text:p text:style-name="P64"/>
      <text:p text:style-name="P72"><text:span text:style-name="T23">.... </text:span><text:span text:style-name="T24">BUNDAN BİR ASIR SONRA</text:span><text:span text:style-name="T23"> ZULÜMATI DAĞITACAK ZATLAR İSE, HAZRET-İ MEHDİ'NİN ŞAKİRTLERİ OLABİLİR." </text:span></text:p>
      <text:p text:style-name="P72"><text:span text:style-name="T5">(Şualar, 1. Şua, s. 605),</text:span><text:span text:style-name="T36"> </text:span><text:span text:style-name="T5">(Sikke-i Tasdik-i Gaybi, s. 90)</text:span></text:p>
      <text:p text:style-name="P101"><text:s/></text:p>
      <text:p text:style-name="P72"><text:span text:style-name="T5">ÜSTAD BU SÖZÜ "</text:span><text:span text:style-name="T6"> MİLADİ 1936 YANİ HİCRİ 1355'DE</text:span><text:span text:style-name="T5"> 1. ŞUA'DA İFADE ETMİŞTİR. BU TARİHE GÖRE BİR ASIR SONRASI HİCRİ 1400'LERE DENK GELMEKTEDİR.</text:span></text:p>
      <text:p text:style-name="P101"><text:s/></text:p>
      <text:p text:style-name="P72"><text:span text:style-name="T3">Sure-i Tevbe'de: </text:span><text:span text:style-name="T5">"Ağızlarıyla Allah'ın nurunu söndürmek istiyorlar. Oysa kafirler istemese de Allah, Kendi nurunu tamamlamaktan başkasını istemiyor."</text:span><text:span text:style-name="T3"> âyetindeki </text:span><text:span text:style-name="T5">"...Allah, Kendi nurunu tamamlamaktan başkasını istemiyor" </text:span><text:span text:style-name="T3">cümlesi, kuvvetli ve letafetli (nezaketli) münasebet-i maneviyesiyle (manevi yakınlıkla) beraber şeddeli "lâmlar" birer "lâm" ve şeddeli "mim" asıl kelimeden olduğundan iki "mim" sayılmak cihetiyle bin üçyüz yirmidört (1324) ederek, Avrupa zalimleri devlet-i İslâmiyenin nurunu söndürmek niyetiyle müdhiş bir sû'ikast plânı yaptıkları ve ona karşı Türkiye hamiyetperverleri, hürriyeti yirmidörtte ilânıyla o plânı akîm (başarısız) bırakmağa çalıştıkları halde, maatteessüf (yazık ki) altı-yedi sene sonra, harb-i umumî (1. Dünya Savaşı) neticesinde yine o suikast niyetiyle Sevr Muahedesinde Kur'anın zararına gayet ağır şeraitle (şartlarla) kâfirane fikirlerini yine icra etmek olan plânlarını akîm (başarısız) bırakmak için Türk milliyetperverleri cumhuriyeti ilânla mukabeleye (karşılık vermeye) çalıştıkları tarihi olan bin üçyüz yirmidörde, tâ otuz dörde, tâ ellidörde tam tamına tevafukla, o herc ü merc içinde Kur'anın nurunu muhafazaya çalışanlar içinde Resail-in Nur müellifi yirmidörtte (1324) ve Resail-in Nur'un mukaddematı (ilkleri) otuzdörtte (1334) ve Resail-in </text:span><text:soft-page-break/><text:span text:style-name="T3">Nur'un nuranî cüzleri ve fedakâr şakirdleri ellidörtte (1354) mukabeleye çalışmaları göze çarpıyor. Hattâ hakikat-ı hali (gerçek durumu) bilmeyen bir kısım ehl-i siyaseti telaşa sevkettiler ve bu itfa (söndürme, bastırma) sû'-i kasdına karşı tenvir (aydınlatma, nurlandırma) vazifesini tam îfa ettiklerinden bu âyetin mana-yı işarîsi (işari manası) cihetinde bir medar-ı nazarı olduklarına kuvvetli bir emaredir (alamettir). Şimdi İslâmlar içinde Nur-u Kur'ana muhalif haletlerin (hallerin, durumların) ekserisi, o suikasdların ve Sevr Muahedesi gibi gaddarane muahedelerin (anlaşmaların) vahîm neticeleridir. Eğer şeddeli "mim" dahi şeddeli "lâmlar" gibi bir sayılsa, o vakit bin ikiyüz seksendört (1284) eder. O tarihte Avrupa kâfirleri devlet-i İslâmiyenin nurunu söndürmeğe niyet ederek on sene sonra Rusları tahrik edip Rus'un doksanüç (1293) muharebe-i meş'umesiyle (uğursuz, kötü savaşıyla) âlem-i İslâmın (İslam aleminin) parlak nuruna muvakkat</text:span><text:span text:style-name="T43"> </text:span><text:span text:style-name="T3">(geçici, eğreti)</text:span><text:span text:style-name="T43"> </text:span><text:span text:style-name="T3">bir bulut perde ettiler. Fakat bunda Resail-in Nur şakirdleri yerinde Mevlâna Hâlid'in (K.S.) şakirdleri o bulut zulümatını dağıttıklarından bu âyet bu cihette onların başlarına remzen (işaretle) parmak basıyor. </text:span><text:span text:style-name="T35">Şimdi hatıra geldi ki, eğer şeddeli "lamlar" ve "mimler" ikişer sayılsa </text:span><text:span text:style-name="T23">BUNDAN BİR ASIR SONRA ZULÜMATI DAĞITACAK ZATLAR İSE, HAZRET-İ MEHDİ'NİN ŞAKİRTLERİ (TALEBELERİ) OLABİLİR." </text:span><text:span text:style-name="T3">Her ne ise... Bu nurlu âyetin çok nuranî nükteleri var. </text:span><text:span text:style-name="T11">Elif, Lam, Ra. Bu bir Kitap'tır ki, Rabbinin izniyle insanları karanlıklardan nura, O güçlü ve övgüye layık olanın yoluna çıkarman için sana indirdik. İbrahim Suresi, 1) </text:span></text:p>
      <text:p text:style-name="P78">(Şualar, 1. Şua, s. 605) (Sikke-i Tasdik-i Gaybi, s. 90)</text:p>
      <text:p text:style-name="P78"/>
      <text:p text:style-name="P72"><text:span text:style-name="T5">- "Ağızlarıyla Allah'ın nurunu söndürmek istiyorlar. Oysa kafirler istemese de Allah, Kendi nurunu tamamlamaktan başkasını istemiyor."</text:span><text:span text:style-name="T3"> (Tevbe Suresi, 32) ayetindeki, </text:span><text:span text:style-name="T5">"...Allah, Kendi nurunu tamamlamaktan başkasını istemiyor" </text:span><text:span text:style-name="T3">cümlesinin ebced değeri: </text:span><text:span text:style-name="T31">Hİcrİ 1424 yanİ Mİladİ "2004</text:span><text:span text:style-name="T5">"</text:span><text:span text:style-name="T3"> tür.</text:span></text:p>
      <text:p text:style-name="P73"/>
      <text:p text:style-name="P64">3.</text:p>
      <text:p text:style-name="P64"/>
      <text:p text:style-name="P72"><text:span text:style-name="T35">"HAKİKİ BEKLENİLEN VE </text:span><text:span text:style-name="T37">BİR ASIR SONRA GELECEK O ZAT</text:span><text:span text:style-name="T35">" ... </text:span><text:span text:style-name="T5">(Kastamonu Lahikası, s. 61-62)</text:span><text:span text:style-name="T3"> </text:span></text:p>
      <text:p text:style-name="P101"><text:s/></text:p>
      <text:p text:style-name="P72"><text:span text:style-name="T5">ÜSTAD BEDİÜZZAMAN HAZRETLERİ BU İFADESİNİ, </text:span><text:span text:style-name="T6">1936 (HİCRİ 1354) </text:span><text:span text:style-name="T5">YILINDA YAZDIĞI KASTAMONU LAHİKASI'NDA BELİRTİYOR. BU TARİHLER HİCRİ 1300'LERE DENK GELMEKTEDİR. ÜSTAD'IN </text:span><text:span text:style-name="T11">"BİR ASIR SONRA..."</text:span><text:span text:style-name="T5"> ŞEKLİNDE İFADE ETTİĞİ 100 YIL SONRASI İSE HZ. MEHDİ (A.S.)'IN ZUHUR ETTİĞİ HİCRİ 1400'E DENK GELMEKTEDİR.</text:span></text:p>
      <text:p text:style-name="P78"/>
      <text:p text:style-name="P72"><text:span text:style-name="T3"> Azîz kardeşlerim! Sadakatınızdan tereşşuh eden (ortaya çıkan) ve haddimin pek çok fevkinde (üstünde) hüsn-ü zannınıza karşı bundan evvel verdiğim cevabın </text:span><text:soft-page-break/><text:span text:style-name="T3">bir tetimmesi (konuyu tamamlayan eki) olarak, bu gelecek fıkrayı iki gün evvel yazmıştık. </text:span><text:span text:style-name="T5">SİZİN FEVKALÂDE SADÂKAT VE ULÜVV-Ü HİMMETİNİZDEN (YÜKSEK HİMMETİNİZDEN, YÜKSEK GAYRETİNİZDEN) TEREŞŞUH EDEN (ORTAYA ÇIKAN) BİR HAFTA EVVELKİ MEKTUBUNUZA KARŞI HÜSN-Ü ZANNINIZI BİR DERECE CERHEDEN (İPTAL EDEN, ÇÜRÜTEN) BENİM CEVABIMIN HİKMETİ</text:span><text:span text:style-name="T3"> </text:span><text:span text:style-name="T5">ŞUDUR Kİ:</text:span><text:span text:style-name="T3"> "…</text:span><text:span text:style-name="T35">BU ZAMANDA ÖYLE FEVKALÂDE HÂKİM CEREYANLAR VAR Kİ, HERŞEYİ KENDİ HESABINA ALDIĞI İÇİN, FARAZA</text:span><text:span text:style-name="T3"> </text:span><text:span text:style-name="T37">HAKİKİ BEKLENİLEN VE BİR ASIR SONRA GELECEK O ZAT</text:span><text:span text:style-name="T5"> </text:span><text:span text:style-name="T3">dahi bu zamanda gelse, harekâtını o cereyanlara kaptırmamak için siyaset âlemindeki vaziyetten feragat edecek ve hedefini değiştirecek diye tahmin ediyorum.</text:span></text:p>
      <text:p text:style-name="P72"><text:span text:style-name="T3">Hem üç mes'ele var: Biri hayat, biri şeriat, biri imandır. Hakikat noktasında en mühimmi ve en a'zamı, iman mes'elesidir. Fakat şimdiki umumun nazarında ve hal-i âlem ilcaatında (dünya şartlarının zorluklarında) en mühim mes'ele, hayat ve şeriat göründüğünden o zât şimdi olsa da, üç mes'eleyi birden umum rûy-i zeminde (dünyada) vaziyetlerini değiştirmek nev'-i beşerdeki (insanoğlundaki) cârî olan (geçerli olan) âdetullaha muvafık (uygun) gelmediğinden, her halde en a'zam mes'eleyi esas yapıp, öteki mes'eleleri esas yapmayacak.</text:span><text:span text:style-name="T5"> Tâ ki iman hizmeti safvetini (halislik, temizlik, saflık) umumun nazarında bozmasın ve avamın (halkın) çabuk iğfal olunabilen akıllarında, o hizmet başka maksadlara âlet olmadığı tahakkuk etsin." (Kastamonu Lahikası, s. 61-62)</text:span><text:span text:style-name="T3"> </text:span></text:p>
      <text:p text:style-name="P64"/>
      <text:p text:style-name="P64">4.</text:p>
      <text:p text:style-name="P64"/>
      <text:p text:style-name="P72"><text:span text:style-name="T23">YETMİŞ BİRDE FECR-İ SADIK BAŞLADI VEYA BAŞLAYACAK. EĞER BU, FECR-İ KAZİB DE OLSA, OTUZ-KIRK SENE SONRA FECR-İ SADIK ÇIKACAK..." </text:span><text:span text:style-name="T5">(Hutbe-i Şamiye, s. 23)</text:span></text:p>
      <text:p text:style-name="P101"><text:s/></text:p>
      <text:p text:style-name="P72"><text:span text:style-name="T35">"...Evet </text:span><text:span text:style-name="T24">şİmdİ olmasa da 30-40 SENE SONRA</text:span><text:span text:style-name="T35"> fen ve hakiki marifet ve medeniyetin mehasini o üç kuvveti tam teçhiz edip, cihazatını verip o dokuz manileri mağlup edip dağıtmak için taharri-i hakikat meyelanını ve insaf ve muhabbet-i insaniyeyi o dokuz düşman taifesinin cephesine göndermiş, inşaAllah</text:span><text:span text:style-name="T36"> </text:span><text:span text:style-name="T37">YARIM ASIR SONRA</text:span><text:span text:style-name="T36"> </text:span><text:span text:style-name="T35">onları darmadağın edecek." </text:span><text:span text:style-name="T5">(Hutbe-i Şamiye, s. 25)</text:span></text:p>
      <text:p text:style-name="P101"><text:s/></text:p>
      <text:p text:style-name="P72"><text:span text:style-name="T5">ÜSTAD BU SÖZÜNÜ </text:span><text:span text:style-name="T37">HİCRİ 1327 (MİLADİ 1911</text:span><text:span text:style-name="T35">)</text:span><text:span text:style-name="T5"> YILINDA ŞAM'DA EMEVİ CAMİİ'NDE VERDİĞİ HUTBESİNDE SÖYLEMİŞTİR. BURADA ÜSTAD, İSLAM ALEMİNİN, HİCRİ 1371'DEN YANİ MİLADİ 1951'DEN SONRAKİ GELECEĞİNE YÖNELİK İZAHLAR YAPMIŞTIR. ÜSTAD'IN HUTBE-İ ŞAMİYE'DE VERDİĞİ TARİHLERİN HEPSİ HZ. MEHDİ (A.S.)'IN ZUHUR ZAMANI OLAN HİCRİ 1400 İÇİNDEDİR. </text:span></text:p>
      <text:p text:style-name="P101"><text:s/></text:p>
      <text:p text:style-name="P72"><text:soft-page-break/><text:span text:style-name="T3">"</text:span><text:span text:style-name="T5">Kırk sene evvel</text:span><text:span text:style-name="T3"> Şam'daki Câmi-i Emevî'de Şam ülemasının ısrarıyla içinde yüz ehl-i ilim bulunan onbin adama yakın bir azîm cemaate verilen bu Arabî ders risalesindeki hakikatları bir hiss-i kabl-el vuku' ile Eski Said hissetmiş, kemal-i kat'iyyetle müjdeler vermiş ve pek yakın bir zamanda o hakikatlar görünecek zannetmiş. Halbuki iki harb-i umumî (Dünya savaşları) ve yirmibeş sene bir istibdad-ı mutlak (diktatörlük, baskı), </text:span><text:span text:style-name="T5">o hiss-i kabl-el vukuun kırk elli sene te'hirine sebeb olmuş ve şimdi o zamandaki verdiği haberlerin aynen tezahürleri (belirtileri) âlem-i İslâmiyette başlamış. </text:span><text:span text:style-name="T3">Demek bu pek ehemmiyetli ders, zamanı geçmiş eski bir hutbe değil, </text:span><text:span text:style-name="T5">belki doğrudan doğruya 1327'ye bedel, 1371'de</text:span><text:span text:style-name="T3"> ve Câmi-i Emevî yerine âlem-i İslâm câmiinde üçyüz yetmiş milyon bir cemaate hakikatlı ve taze bir ders-i içtimaî (sosyal) ve İslâmîdir, diye tercümesini neşretmek zamanıdır tahmin ederim...".....</text:span></text:p>
      <text:p text:style-name="P101"><text:s/></text:p>
      <text:p text:style-name="P72"><text:span text:style-name="T3">"...Hem de İslâmiyet güneşinin tutulmasına, inkisafına (parlaklığının sönmesine) ve beşeri tenvir etmesine (aydınlatmasına) mümanaat eden (mani olan) perdeler açılmaya başlamışlar. O mümanaat edenler (mani olanlar) çekilmeye başlıyorlar. Kırkbeş sene evvel o fecrin (tan vaktinin) emareleri (alametleri) göründü. </text:span><text:span text:style-name="T23">Yetmİş bİrde fecr-İ sadIk başladI veya başlayacak. Eğer bu, fecr-İ kazİb de olsa, otuz-kIrk sene sonra fecr-İ sadIk çIkacak</text:span><text:span text:style-name="T36">..."</text:span><text:span text:style-name="T3"> </text:span><text:span text:style-name="T5">(Hutbe-i Şamiye, s. 23)</text:span></text:p>
      <text:p text:style-name="P101"><text:s/></text:p>
      <text:p text:style-name="P72"><text:span text:style-name="T35">"...Evet </text:span><text:span text:style-name="T24">şİmdİ olmasa da 30-40 SENE SONRA</text:span><text:span text:style-name="T35"> fen ve hakiki marifet ve medeniyetin mehasini (güzelliklerini, iyiliklerini) o üç kuvveti tam teçhiz edip, cihazatını (maddi manevi aletler) verip o dokuz manileri mağlup edip dağıtmak için taharri-i hakikat </text:span><text:span text:style-name="T5">(</text:span><text:span text:style-name="T3">doğruyu arama) </text:span><text:span text:style-name="T35">meyelanını (eğilimini) ve insaf ve muhabbet-i insaniyeyi (insan sevgisini) o dokuz düşman taifesinin cephesine göndermiş, inşaAllah</text:span><text:span text:style-name="T36"> </text:span><text:span text:style-name="T37">YARIM ASIR SONRA</text:span><text:span text:style-name="T36"> </text:span><text:span text:style-name="T37">ONLARI DARMADAĞIN EDECEK</text:span><text:span text:style-name="T35">." </text:span><text:span text:style-name="T5">(Hutbe-i Şamiye, s. 25)</text:span></text:p>
      <text:p text:style-name="P101"><text:s/></text:p>
      <text:p text:style-name="P72"><text:span text:style-name="T3">Üstad burada, </text:span><text:span text:style-name="T5">Hicri</text:span><text:span text:style-name="T3"> </text:span><text:span text:style-name="T5">1371'den yani Miladi 1951'den </text:span><text:span text:style-name="T3">sonraki İslam aleminin geleceğine yönelik izahlar yapıyor.</text:span></text:p>
      <text:p text:style-name="P78">Hicri 1371 + 30 = 1401 (Miladi 1981) (30 yıl sonrası)</text:p>
      <text:p text:style-name="P78">Hicri 1371 + 40 = 1411 (Miladi 1991) (40 yıl sonrası)</text:p>
      <text:p text:style-name="P78">Hicri 1371 + 50 = 1421 (Miladi 2001) (yarım asır sonrası) </text:p>
      <text:p text:style-name="P73"/>
      <text:p text:style-name="P64">5.</text:p>
      <text:p text:style-name="P64"/>
      <text:p text:style-name="P72"><text:span text:style-name="T23">TÂ AHİR ZAMANDA, HAYATIN GENİŞ DAİRESİNDE, ASIL SAHİPLERİ, YANİ MEHDÎ VE ŞAKİRTLERİ CENAB-I HAKKIN İZNİYLE GELİR, O DAİREYİ </text:span><text:soft-page-break/><text:span text:style-name="T23">GENİŞLETTİRİR ... </text:span><text:span text:style-name="T3">(</text:span><text:span text:style-name="T5">Kastamonu Lahikası, Sayfa 72, Tarihçe-i Hayat, Sayfa 258, Hizmet Rehberi, Sayfa 267, Sikke-i Tasdik-i Gaybi, Sayfa 153)</text:span></text:p>
      <text:p text:style-name="P101"><text:s/></text:p>
      <text:p text:style-name="P72"><text:span text:style-name="T5">ÜSTAD, </text:span><text:span text:style-name="T6">KASTAMONU LAHİKASI'NI 1936</text:span><text:span text:style-name="T5"> YILINDA HAZIRLAMIŞTIR. BU ESERİNDE "TA AHİR ZAMANDA...." İFADESİYLE RİSALE-İ NUR'UN ASIL SAHİPLERİ OLARAK NİTELENDİRDİĞİ HZ. MEHDİ (A.S.) VE TALEBELERİNİN KENDİSİNDEN ÇOK DAHA SONRAKİ BİR VAKİTTE GELECEKLERİNİ İFADE ETMİŞTİR.</text:span></text:p>
      <text:p text:style-name="P101"><text:s/></text:p>
      <text:p text:style-name="P72"><text:span text:style-name="T3">Âhir fıkrasında, Muhbir-i Sâdıkın (Peygamberimiz (s.a.v.)'in) haber verdiği "Mânevî fütuhat yapmak (galibiyetler kazanmak) ve zulümatı dağıtmak zaman ve zemin hemen hemen gelmesi" diye fıkrasına, bütün ruhu canımızla rahmet-i İlahiyeden niyaz ediyoruz, temenni ediyoruz. Fakat biz Risale-i Nur şakirtleri ise, vazifemiz hizmettir; vazife-i İlahiyeye karışmamak ve hizmetimizi onun vazifesine bina etmekle bir nevi tecrübe yapmamak olmakla beraber, kemiyete değil (miktara değil), keyfiyete bakmak, hem çoktan beri sukut-u ahlâka (ahlak kaybına) ve hayat-ı dünyeviyeyi (dünya hayatını) her cihetle hayat-ı uhreviyeye (ahirete) tercih ettirmeye sevk eden dehşetli esbap (sebepler) altında </text:span><text:span text:style-name="T5">Risale-i Nur'un şimdiye kadar fütuhatı (galibiyeti) ve zındıkların (kafirlerin, dinsizlerin) ve dalâletlerin savletlerini (saldırılarını) kırması ve yüz binler biçarelerin imanlarını kurtarması ve herbiri yüze ve bine mukabil yüzer ve binler hakikî mümin talebeleri yetiştirmesi, Muhbir-i Sâdıkın (Peygamberimiz (s.a.v.)'in) ihbarını aynen tasdik etmiş ve vukuatla ispat etmiş ve ediyor,</text:span><text:span text:style-name="T3"> </text:span><text:span text:style-name="T5">inşaAllah daha edecek. Ve öyle kökleşmiş ki, inşaAllah hiçbir kuvvet Anadolu'nun sinesinden onu (Risale-i Nur'u) çıkaramaz.</text:span><text:span text:style-name="T3"> </text:span><text:span text:style-name="T27">TÂ AHİR ZAMANDA, HAYATIN GENİŞ DAİRESİNDE, ASIL SAHİPLERİ, YANİ MEHDÎ VE ŞAKİRTLERİ CENAB-I HAKKIN İZNİYLE GELİR, O DAİREYİ GENİŞLETTİRİR VE O TOHUMLAR SÜMBÜLLENİR. BİZLER DE KABRİMİZDE SEYREDİP ALLAH'A ŞÜKREDERİZ.</text:span><text:span text:style-name="T35"> </text:span><text:span text:style-name="T5">(Kastamonu Lahikası, Sayfa 72, Tarihçe-i Hayat, Sayfa 258, Hizmet Rehberi, Sayfa 267, Sikke-i Tasdik-i Gaybi, Sayfa 153)</text:span></text:p>
      <text:p text:style-name="P64"/>
      <text:p text:style-name="P64">6.</text:p>
      <text:p text:style-name="P64"/>
      <text:p text:style-name="P72"><text:span text:style-name="T23">Fakat </text:span><text:span text:style-name="T24">o İlerİde gelecek acİp (</text:span><text:span text:style-name="T39">Şaşılan ve hayret uyandıran şey; benzeri görülmeyen; garip) </text:span><text:span text:style-name="T24">şahsIn</text:span><text:span text:style-name="T23"> bİr hİzmetkârI ve ona yer hazIr edecek bİr dümdârI (</text:span><text:span text:style-name="T36">Ordunun geriden gelen emniyet kuvveti) </text:span><text:span text:style-name="T23">ve o büyük kumandanIn pîşdâr </text:span><text:span text:style-name="T28">(</text:span><text:span text:style-name="T36">öncü)</text:span><text:span text:style-name="T23"> bİr neferİ </text:span><text:span text:style-name="T28">(</text:span><text:span text:style-name="T36">askeri</text:span><text:span text:style-name="T28">)</text:span><text:span text:style-name="T23"> olduğumu zannedİyorum. </text:span><text:span text:style-name="T36">Ve ondadır ki, sen de yazılan şeylerden o acip kokusunu aldın.</text:span><text:span text:style-name="T35"> </text:span></text:p>
      <text:p text:style-name="P78">(Barla Lahikası, sf. 162)</text:p>
      <text:p text:style-name="P101"><text:s/></text:p>
      <text:p text:style-name="P72"><text:soft-page-break/><text:span text:style-name="T5">SAİD NURSİ HAZRETLERİ "BARLA LAHİKASI"NI </text:span><text:span text:style-name="T6">1926 YILINDA </text:span><text:span text:style-name="T5">KALEME ALMIŞTIR. BU ESERİNDE ÜSTAD, HZ. MEHDİ (A.S.)'IN İLERİDE GELECEĞİNİ AÇIK BİR ŞEKİLDE İFADE ETMİŞTİR. KENDİSİNİN İSE HZ. MEHDİ (A.S.)'IN ÖNCÜSÜ VE ONA ZEMİN HAZIRLAYAN BİR HİZMETKARI OLDUĞUNU İFADE ETMİŞTİR. </text:span></text:p>
      <text:p text:style-name="P101"><text:s/></text:p>
      <text:p text:style-name="P78">Aziz ve gayretli âhiret kardeşim ve hizmet-i Kur'ân'da yoldaşım Hulûsî-i sânî ve Sabri-i evvel, </text:p>
      <text:p text:style-name="P73">MâşâAllah, Yirminci Mektubun kıymetini güzel anlamışsınız ve güzel de yazmışsınız. Mektubunda ilm-i kelâm (Cenâb-ı Hakkın zât ve sıfatlarından, peygamberlik, âhiret ve itikada âit diğer meselelerden İslâmî esaslar dâiresinde bahseden ilim) dersini benden almak arzu etmişsiniz. Zaten o dersi alıyorsunuz. Yazdığınız umum Sözler, o nurlu ve hakikî ilm-i kelâmın dersleridir. İmam-ı Rabbânî gibi bazı kudsî (yüce, temiz) muhakkikler (hakîkatlara hakkıyla vâkıf olan büyük İslâm âlimleri) demişler ki: Âhirzamanda ilm-i kelâmı, yani ehl-i hak mezhebi olan mesâil-i imaniye-i kelâmiyeyi (imani meseleler), birisi öyle bir surette beyan edecek ki, umum ehl-i keşif (keşifçiler) ve tarikatın fevkinde (üstünde), o nurların neşrine (yayılmasına) sebebiyet verecektir. Hattâ İmam-ı Rabbânî kendisini o şahıs gibi görmüştür. </text:p>
      <text:p text:style-name="P72"><text:span text:style-name="T5">Senin şu âciz ve fakir ve hiç ender hiç olan kardeşin, bin derece haddimin fevkinde (üstünde) olarak, kendimi o gelecek adam olduğumu iddia edemem, hiçbir cihette liyakatim (layık olmak, ehliyet) yoktur</text:span><text:span text:style-name="T31">. </text:span><text:span text:style-name="T23">Fakat o İlerİde gelecek acİp </text:span><text:span text:style-name="T31">(</text:span><text:span text:style-name="T3">Şaşılan ve hayret uyandıran şey; benzeri görülmeyen; garip) </text:span><text:span text:style-name="T23">şahsIn bİr hİzmetkârI ve ona yer hazIr edecek bİr dümdârI</text:span><text:span text:style-name="T31"> (</text:span><text:span text:style-name="T3">Ordunun geriden gelen emniyet kuvveti) </text:span><text:span text:style-name="T23">ve o büyük kumandanIn pîşdâr </text:span><text:span text:style-name="T33">(</text:span><text:span text:style-name="T3">öncü)</text:span><text:span text:style-name="T23"> bİr neferİ </text:span><text:span text:style-name="T33">(</text:span><text:span text:style-name="T3">askeri</text:span><text:span text:style-name="T33">)</text:span><text:span text:style-name="T23"> olduğumu zannedİyorum.</text:span><text:span text:style-name="T31"> </text:span><text:span text:style-name="T3">Ve ondadır ki, sen de yazılan şeylerden o acip kokusunu aldın.</text:span><text:span text:style-name="T5"> (Barla Lahikası, sf. 162)</text:span></text:p>
      <text:p text:style-name="P78"/>
      <text:p text:style-name="P64">7.</text:p>
      <text:p text:style-name="P64"/>
      <text:p text:style-name="P72"><text:span text:style-name="T36">... </text:span><text:span text:style-name="T24">ahİr zamanda gelecek</text:span><text:span text:style-name="T3"> </text:span><text:span text:style-name="T35">BİR MÜCEDDİD-İ EKBERİ (EN BÜYÜK MÜCEDDİD) MANA-YI İŞARİ İLE (İŞARİ ANLAMDA) HABER VERİYORLAR.</text:span><text:span text:style-name="T36"> Fakat </text:span><text:span text:style-name="T24">o gelecek zatIn</text:span><text:span text:style-name="T8"> </text:span><text:span text:style-name="T35">ve cemiyetinin üç vazifesinden en ehemmiyetlisi... </text:span><text:span text:style-name="T5">(Tılsımlar Mecmuası, sf. 168)</text:span></text:p>
      <text:p text:style-name="P101"><text:s/></text:p>
      <text:p text:style-name="P78">TILSIMLAR MECMUASI, RİSALE-İ NUR'UN ÇEŞİTLİ KISIMLARINDAN DERLENMİŞ BİR KİTAPTIR. TILSIMLAR MECMUASI'NDA YER ALAN BU SÖZÜNDE ÜSTAD "O GELECEK ZAT…" İFADESİYLE KENDİ ZAMANINDA HENÜZ MEHDİ (A.S.)'IN YAŞAMADIĞINI AHİR ZAMANDA GELECEĞİNİ BELİRTMİŞTİR. AYRICA AHİR ZAMANA KADAR, GELEN HİÇBİR MÜCEDDİDİN <text:soft-page-break/>TOPLU OLARAK YAPMADIĞI 3 VAZİFENİN MEHDİ (A.S.) TARAFINDAN YAPILACAĞINI DA İFADE ETMİŞTİR.</text:p>
      <text:p text:style-name="P101"><text:s/></text:p>
      <text:p text:style-name="P72"><text:span text:style-name="T6">Evvela: </text:span><text:span text:style-name="T3">Aydın havalisinin Hasan Feyzi'si ve Husrev'i ve Mehmed Feyzi'si ve Risale-i Nur'un manevi avukatı Ahmed Feyzi'nin üç seneden beri alimane (bilerek), mudakkikane yazdığı şu gelen istihracat-ı gaybiyeyi ve Sikke-i Tasdik-i Gaybiye'nin bir kuvvetli hücceti (delil) ve şahidi bulunan şu risaleciği dikkatle mütalaa ettim. O'nun tedkikatına (inceleme) ve Risale-i Nur'un kıymetini tam hadis ile ve ayet ile isbat etmesine karşı, hayret ve istihsan (beğenme) ile "MaşaAllah, Barekellah" dedim. Fakat, bir derece tabire muhtaçtır. Ayn-ı hakikattır (hakikatin ta kendisi); fakat "Said" hakkında hususan son kısmının haşiyelerinde (dipnot) - şahsiyetim itibarıyla haddimden yüz derece ziyade bir hüsn-ü zannı ile – hakikatın sureti değişmiş…</text:span></text:p>
      <text:p text:style-name="P73">Evet, hem Sikke-i Gaybiye, hem O'nun yazdığı ayetler ve hadisler müttefikan (ittifakla) bu asırda bir hakikat-ı nuraniyeye (nurlu hakikat) işaret ediyorlar. Ve bu asır ve bu zaman, cemaat zamanı olduğundan şahs-ı manevi hükmedebilir. Hususan manevi vazifelerde maddi şahısların ehemmiyeti (önemi) azdır. Dağlar gibi vazifeler, o zayıf şahsiyetlere yükletilmez.</text:p>
      <text:p text:style-name="P73"/>
      <text:p text:style-name="P72"><text:span text:style-name="T3">Bazı ayat-i kerime ve hadis-i şerife </text:span><text:span text:style-name="T24">ahİr zamanda gelecek</text:span><text:span text:style-name="T3"> </text:span><text:span text:style-name="T35">bir müceddid-i ekberi (en büyük müceddid) mana-yı işari ile (işari anlamda) haber veriyorlar.</text:span><text:span text:style-name="T3"> Fakat </text:span><text:span text:style-name="T23">o gelecek zatIn</text:span><text:span text:style-name="T3"> </text:span><text:span text:style-name="T35">ve cemiyetinin üç vazifesinden en ehemmiyetlisi olan ve zahiren en küçüğü görünen imanı kurtarmak ve hakaik-i imaniyeyi (iman hakikatleri) güneş gibi göstermek vazifesini</text:span><text:span text:style-name="T3"> Risale-i Nur ve şakirdlerinin şahs-ı manevisi tam yaptıklarından; </text:span><text:span text:style-name="T35">O GELECEK ZATA</text:span><text:span text:style-name="T3"> </text:span><text:span text:style-name="T35">DAİR HABERLERİ VE İŞARETLERİ, RİSALE-İ NUR'UN ŞAHS-I MANEVİSİNE HATTA BAZEN TERCÜMANINA DA TATBİKE ÇALIŞMIŞLAR VE ŞERİATI İHYA (diriltme) VE HİLAFETİ TATBİK OLAN ÇOK GENİŞ DAİREDE HÜKMEDEN BU İKİ MÜHİM VAZİFESİNİ NAZARA ALMAMIŞLAR.</text:span><text:span text:style-name="T3"> Onların kanaatleri, onların Risale-i Nur'dan istifade cihetinde faidelidir, zararsızdır; fakat Nur'un mesleğindeki ihlasa ve hiçbir şeye alet olmamasına ve dünyevi ve manevi makamatı aramamasına zarar verdiği gibi, Nurların muhafızları her taifenin hususan siyasi taifenin tenkidine ve hücumuna vesile olabilir...</text:span><text:span text:style-name="T5"> (Tılsımlar Mecmuası, sf. 168)</text:span></text:p>
      <text:p text:style-name="P73"/>
      <text:p text:style-name="P64">8.</text:p>
      <text:p text:style-name="P64"/>
      <text:p text:style-name="P72"><text:span text:style-name="T35">BU HAKİKATTEN ANLAŞILIYOR Kİ; </text:span><text:span text:style-name="T37">SONRA GELECEK O MÜBAREK ZAT</text:span><text:span text:style-name="T35">, RİSALE-İ NUR'U BİR PROGRAMI OLARAK NEŞR VE TATBİK EDECEK</text:span><text:span text:style-name="T5">. (Sikke-i Tasdik-i Gaybi, Sayfa 11, Beyanat ve Tenvirler, Sayfa 310)</text:span></text:p>
      <text:p text:style-name="P101"><text:s/></text:p>
      <text:p text:style-name="P72"><text:soft-page-break/><text:span text:style-name="T5">SAİD NURSİ HAZRETLERİ "SİKKE-İ TASDİK-İ GAYBİ"Yİ </text:span><text:span text:style-name="T6">1928 YILINDA</text:span><text:span text:style-name="T5"> KALEME ALMIŞTIR. ÜSTAD BU ESERİNDE KENDİSİNDEN "SONRA GELECEK O MÜBAREK ZAT..."'IN YANİ HZ. MEHDİ (A.S.)'IN; ÜSTAD'IN HAZIRLAMIŞ OLDUĞU RİSALE-İ NUR'LARI ASIL SAHİBİ OLARAK NEŞR VE TATBİK EDECEĞİNİ İFADE ETMİŞTİR. YİNE ÜSTAD EMİRDAĞ LAHİKASI'NIN EL YAZMASINDA DA </text:span><text:span text:style-name="T35">"</text:span><text:span text:style-name="T5"> </text:span><text:span text:style-name="T40">ÂHİRZAMANDA GELECEK HAZRET-İ MEHDİ DE ONA O KIYMETİ VERECEK İTİKADINDAYIM." </text:span><text:span text:style-name="T5">İFADESİYLE BU GÖRÜŞÜNÜ BİR KEZ DAHA İFADE ETMİŞTİR.</text:span></text:p>
      <text:p text:style-name="P78">Aziz, sıddık kardeşlerim,</text:p>
      <text:p text:style-name="P72"><text:span text:style-name="T5">Evvelâ:</text:span><text:span text:style-name="T3"> Nurun fevkalâde has şakirtleri (talebeleri), Sikke-i Gaybiye müştemilâtıyla (eklentileriyle), o evliya-yı meşhûreden (tanınmış evliyalar), kırk günde bir defa ekmek yiyip kırk gün yemeyen Osman-ı Hâlidî'nin sarih (açık) ihbarı ve evlâtlarına vasiyetiyle ve Isparta'nın meşhur ehl-i kalb âlimlerinden (kalbiyle mânevî terakkide bulunanlar) Topal Şükrü'nün zahir haber vermesiyle çok ehemmiyetli bir hakikatı dâvâ edip, fakat iki iltibas (karışıklık, yanlışlık) içinde, bu biçare, ehemmiyetsiz kardeşleri Said'e bin derece ziyade hisse vermişler. On seneden beri kanaatlerini tâdile (düzeltmeye) çalıştığım halde, o bahadır (cesur) kardeşler kanaatlerinde ileri gidiyorlar. Evet, onlar, On Sekizinci Mektuptaki iki ehl-i kalb çobanın macerası gibi, hak bir hakikati görmüşler; fakat tabire muhtaçtır. O hakikat de şudur:</text:span></text:p>
      <text:p text:style-name="P72"><text:span text:style-name="T35">ÜMMETİN BEKLEDİĞİ, AHİR ZAMANDA GELECEK</text:span><text:span text:style-name="T34"> </text:span><text:span text:style-name="T35">ZATIN ÜÇ VAZİFESİNDEN EN MÜHİMMİ VE EN BÜYÜĞÜ VE EN KIYMETDARI OLAN İMAN-I TAHKİKİYİ (İNANDIĞI ŞEYLERİN ASLINI, ESÂSINI BİLEREK İNANMA; SARSILMAZ ÎMÂN,) NEŞR (YAYMAK) VE EHL-İ İMANI DALALETTEN (HAK VE HAKİKATTEN SAPMA) KURTARMAK CİHETİYLE (YÖNÜYLE)</text:span><text:span text:style-name="T3">, o en ehemmiyetli vazifeyi aynen bitemâmihâ Risâle-i Nur'da görmüşler. İmam-ı Ali ve Gavs-ı âzam ve Osman-ı Hâlidî gibi zatlar, bu nokta içindir ki, o gelecek zatın makamını Risâle-i Nur'un şahs-ı mânevîsinde keşfen görmüşler gibi işaret etmişler. Bazan da o şahs-ı mânevîyi bir hâdimine (hizmetkarına) vermişler, o hâdime mültefitane (iltifatlılıkla) bakmışlar. </text:span><text:span text:style-name="T35">BU HAKİKATTEN ANLAŞILIYOR Kİ, SONRA GELECEK O MÜBAREK ZAT, RİSÂLE-İ NUR'U BİR PROGRAMI OLARAK NEŞİR VE TATBİK EDECEK'.</text:span></text:p>
      <text:p text:style-name="P64">O zatın ikinci vazifesi, şeriatı icra ve tatbik etmektedir. Birinci vazife, maddî kuvvetle değil, belki kuvvetli itikad ve ihlâs ve sadakatle olduğu halde, bu ikinci vazife gayet büyük maddî bir kuvvet ve hakimiyet lâzım ki, o ikinci vazife tatbik edilebilsin.</text:p>
      <text:p text:style-name="P72"><text:span text:style-name="T35">O zatın üçüncü vazifesi, hilâfet-i İslâmiyeyi (İslam halifeliği) ittihad-ı İslâma (İslam birliğine) bina ederek, İsevî ruhanîleriyle (cisim olmayıp gözle görülmeyen, ruha ait) ittifak edip din-i İslâma hizmet etmektir. Bu vazife, pek büyük bir saltanat ve kuvvet ve milyonlar fedakârlarla tatbik edilebilir.</text:span><text:span text:style-name="T36"> </text:span><text:span text:style-name="T3">Birinci vazife, o iki vazifeden üç-dört derece daha ziyade kıymettardır. Fakat o ikinci, üçüncü vazifeler pek parlak </text:span><text:soft-page-break/><text:span text:style-name="T3">ve çok geniş bir dairede ve şaşaalı bir tarzda olduğundan, umumun ve avâmın nazarında daha ehemmiyetli görünüyorlar. İşte o has Nurcular ve bir kısmı evliya olan o kardeşlerimizin tâbire ve tevile (bir fikir veya sözden bir başka mânâ çıkarmak) muhtaç fikirlerini ortaya atmak, ehl-i dünyayı ve ehl-i siyaseti telâşe verir ve vermiş; hücumlarına vesile olur. Çünkü, birinci vazifenin hakikatini ve kıymetini göremiyorlar; öteki cihetlere hamlederler.</text:span></text:p>
      <text:p text:style-name="P78"/>
      <text:p text:style-name="P50">Kardeşlerimin ikinci iltibası (yanlışlık):</text:p>
      <text:p text:style-name="P73">Fâni ve çürütülebilir bir şahsiyeti, bazı cihetlerle birinci vazifede pişdarlık (öncülük) eden Nur şakirtlerinin şahs-ı mânevîsini temsil eden o âciz kardeşine veriyorlar. Halbuki bu iki iltibas da (yanlışlık) Risale-i Nur'un hakikî ihlâsına ve hiçbir şeye, hattâ mânevî ve uhrevî makamata (makamlar, dereceler) dahi âlet olmamasına bir cihette zarar verdiği gibi, ehl-i siyaseti de evhama düşürüp Risale-i Nur'un neşrine zarar gelir. Bu zaman, şahs-ı mânevî zamanı olduğu için, böyle büyük ve bâkî hakikatler, fâni ve âciz ve sukut edebilir (kaybolabilir) şahsiyetlere bina edilmez.</text:p>
      <text:p text:style-name="P78"/>
      <text:p text:style-name="P72"><text:span text:style-name="T5">Elhasıl:</text:span><text:span text:style-name="T3"> </text:span><text:span text:style-name="T23">O gelecek zatIn İsmİnİ vermek</text:span><text:span text:style-name="T35">, üç vazifesi birden hatıra geliyor;</text:span><text:span text:style-name="T3"> yanlış olur. Hem hiçbir şeye âlet olmayan nurdaki ihlâs zedelenir, avâm-ı mü'minîn (müminlerin geniş halk tabakası) nazarında hakikatlerin kuvveti bir derece noksanlaşır. Yakîniyet-i bürhaniye (kesin deliller) dahi, kazâyâ-yı makbûledeki (kabule mazhar olmuş hüküm ve iddia) zann-ı galibe (kuvvetli ihtimal) inkılâp eder (değişir); daha muannid (inatçı) dalâlete (Hak ve hakîkatten) ve mütemerrid (İnatçı, dik kafalı, hakkı kabul etmekte direnen) zındıkaya (dinsizlik, inançsızlık) tam galebesi (üstün gelmek), mütehayyir (Hayrete düşen, şaşıran) ehl-i imanda görünmemeye başlar. Ehl-i siyaset evhama ve bir kısım hocalar itiraza başlar. </text:span><text:span text:style-name="T5">Onun için, Nurlara o ismi vermek münasip görülmüyor. Belki "Müceddiddir, onun pişdarıdır (öncüsüdür)" denilebilir.</text:span></text:p>
      <text:p text:style-name="P78"/>
      <text:p text:style-name="P72"><text:span text:style-name="T5">Umum kardeşlerimize binler selâm.</text:span><text:span text:style-name="T3"> </text:span><text:span text:style-name="T5">(Sikke-i Tasdik-i Gaybi, s. 9-11)</text:span><text:span text:style-name="T3"> </text:span></text:p>
      <text:p text:style-name="P73"/>
      <text:p text:style-name="P72"><text:span text:style-name="T3">Ümmetin beklediği, ahirzamanda gelecek zatın üç vazifesinden en mühimi ve en büyüğü ve en kıymettarı (değerlisi) olan îman-ı tahkîkiyi (Tahkiki iman, imana dair bütün meseleleri inceleyip delil ve bürhan ile inanma) neşr (Dağıtma, yayma...) ve ehl-i îmanı dalaletten (batıla yönelmekten) kurtarmak cihetiyle, o en ehemmiyetli vazifeyi aynen bitemamiha Risale-i Nur'da görmüşler. İmam-ı Ali ve Gavs-ı a'zam ve Osman-ı Halidî gibi zatlar bu nokta içindir ki, o gelecek zatın makamını Risale-i Nur'un şahs-ı manevîsinde keşfen görmüşler gibi işaret etmişler. Bazan da o şahs-ı manevîyi bir hadimine (hizmetçisine) vermişler, o hadime (hizmetçiye) mültefitane (iltifat edene yakışır şekilde) bakmışlar. </text:span><text:span text:style-name="T35">BU HAKİKATTEN ANLAŞILIYOR Kİ; SONRA GELECEK O MÜBAREK ZAT, RİSALE-İ NUR'U BİR PROGRAMI OLARAK NEŞR VE TATBİK EDECEK</text:span><text:span text:style-name="T3">. (</text:span><text:span text:style-name="T5">Beyanat ve Tenvirler, Sayfa 310)</text:span></text:p>
      <text:p text:style-name="P78"/>
      <text:p text:style-name="P64">9.</text:p>
      <text:p text:style-name="P64"/>
      <text:p text:style-name="P72"><text:span text:style-name="T23">Fakat çİçekler baharda gelİr. Öyle kudsî </text:span><text:span text:style-name="T33">(</text:span><text:span text:style-name="T3">yüce, temiz)</text:span><text:span text:style-name="T28"> </text:span><text:span text:style-name="T23">çİçeklere zemİn hazIr etmek lâzIm gelir. Ve anladIk kİ, bu </text:span><text:soft-page-break/><text:span text:style-name="T23">hİzmetİmİzle o nuranî zatlara zemİn İhzar edİyoruz ... </text:span><text:span text:style-name="T5">(Sikke-i Tasdik-i Gaybi, s. 189) (Barla Lahikası, 28. Mektuptan 7. Risale Olan 7. Mesele)</text:span></text:p>
      <text:p text:style-name="P72"><text:span text:style-name="T5">SAİD NURSİ HAZRETLERİ "BARLA LAHİKASI"NI </text:span><text:span text:style-name="T6">1926 YILINDA</text:span><text:span text:style-name="T5"> KALEME ALMIŞTIR. ÜSTAD RİSALELERİNDE, KENDİ YAŞADIĞI DÖNEMİN KIŞ OLDUĞUNU İFADE EDEN İZAHLAR YAPARKEN HZ. MEHDİ (A.S.)'DAN BAHSETTİĞİ BU BÖLÜMDE İSE HZ. MEHDİ (A.S.) VE TALEBELERİNE HİTABEN ONLARIN BAHARDA GELECEKLERİNİ İFADE ETMİŞTİR. BEDİÜZZAMAN AYRICA YAPTIĞI BU ÇALIŞMALARLA KENDİSİNDEN SONRA GELECEK OLAN O MÜBAREK İNSANLARA ORTAM</text:span><text:span text:style-name="T3"> </text:span><text:span text:style-name="T5">HAZIRLADIĞINI BELİRTMİŞTİR..</text:span></text:p>
      <text:p text:style-name="P101"><text:s/></text:p>
      <text:p text:style-name="P72"><text:span text:style-name="T6">Beşinci Sebep:</text:span><text:span text:style-name="T3"> Çok zaman evvel bir ehl-i velâyetten (evliya olan kimseler) işittim ki: O zat, eski velîlerin gaybî (hazırda olmayan, görünmeyenlere âit) işaretlerinden istihraç etmiş (bazı işaretleri beliren şeylerden ileriye ait olacak şeyleri çıkarmak) ve kanaati gelmiş ki, </text:span><text:span text:style-name="T5">"Şark (doğu) tarafından bir nur zuhur edecek, bid'alar (dinin aslına uymayan âdet ve uygulamalar) zulümâtını (haksızlıklar) dağıtacak." Ben böyle bir nurun zuhuruna çok intizar ettim (ümit ederek bekleme) ve ediyorum</text:span><text:span text:style-name="T3">. </text:span><text:span text:style-name="T23">Fakat çİçekler baharda gelİr. Öyle kudsî </text:span><text:span text:style-name="T33">(</text:span><text:span text:style-name="T3">yüce, temiz)</text:span><text:span text:style-name="T28"> </text:span><text:span text:style-name="T23">çİçeklere zemİn hazIr etmek lâzIm gelİr. Ve anladIk kİ, bu hİzmetİmİzle o nuranî zatlara zemİn İhzar edİyoruz (</text:span><text:span text:style-name="T35">hazırlıyoruz</text:span><text:span text:style-name="T23">).</text:span><text:span text:style-name="T3"> Madem kendimize ait değil; elbette, Sözler namındaki nurlara ait olan inâyât-ı İlâhiyeyi (ilahi yardımlar) beyan etmekte medar-i fahir (övünme sebebi) ve gurur olamaz; belki medar-ı hamd (şükür sebebi) ve şükür ve tahdis-i nimet (Cenâb-ı Hakk`a karşı şükrünü edâ etmek ve teşekkür etmek maksadıyla kavuştuğu nîmeti başkalarına anlatma) olur. </text:span><text:span text:style-name="T5">(Sikke-i Tasdik-i Gaybi, s. 189) (Barla Lahikası, 28. Mektuptan 7. Risale Olan 7. Mesele)</text:span></text:p>
      <text:p text:style-name="P64"/>
      <text:p text:style-name="P64">10.</text:p>
      <text:p text:style-name="P64"/>
      <text:p text:style-name="P72"><text:span text:style-name="T35">AHİR ZAMANIN EN BÜYÜK FESADI ZAMANINDA, ELBETTE EN BÜYÜK BİR MÜÇTEHİD, HEM EN BÜYÜK BİR MÜCEDDİD, HEM HAKİM, HEM MEHDİ, HEM MÜRŞİD, HEM KUTB-U AZAM OLARAK BİR ZAT-İ NURANİYİ GÖNDERECEK VE O ZAT DA, EHL-İ BEYT-İ NEBEVİDEN OLACAKTIR.</text:span><text:span text:style-name="T36">.. </text:span><text:span text:style-name="T5">(Mektubat, s. 411-412)</text:span><text:span text:style-name="T35"> </text:span></text:p>
      <text:p text:style-name="P101"><text:s/></text:p>
      <text:p text:style-name="P72"><text:span text:style-name="T5">SAİD NURSİ HAZRETLERİ "</text:span><text:span text:style-name="T6">MEKTUBAT'I 1929 YILINDA</text:span><text:span text:style-name="T5"> KALEME ALMIŞTIR. ÜSTAD'IN DÖNEMİNDE AHİR ZAMANIN EN BÜYÜK FESADI OLAN DARWINİZM, MATERYALİZM VE ATEİZMİN TOPLUM ÜZERİNDEKİ ETKİSİ BUGÜNKÜ GİBİ ŞİDDETLİ DEĞİLDİ. OYSA HZ. MEHDİ (A.S.)'IN ZUHUR YÜZYILI OLAN HİCRİ 1400, BU DİNSİZ AKIMLARIN ÇOK HIZLI İVME KAZANDIĞI, İNSANLAR VE TOPLUMLAR ÜZERİNDE ETKİLERİNİ EN ŞİDDETLİ HALE </text:span><text:soft-page-break/><text:span text:style-name="T5">GETİRDİKLERİ BİR YÜZYIL OLMUŞTUR. DÖNEMLERİNDE YAPTIKLARI HİZMETLER AÇISINDAN, NE ÜSTAD, NE DE ONDAN ÖNCE GELEN MÜCEDDİDLER HZ. MEHDİ (A.S.)'DA TOPLANACAK OLAN </text:span><text:span text:style-name="T11">EN BÜYÜK MÜCEDDİD, EN BÜYÜK MÜRŞİT VE MÜÇTEHİD, HAKİM, MEHDİ VE KUTB-U AZAM </text:span><text:span text:style-name="T5">SIFATLARINA BİR ARADA SAHİP OLMAMIŞLARDIR. </text:span></text:p>
      <text:p text:style-name="P101"><text:s/></text:p>
      <text:p text:style-name="P72"><text:span text:style-name="T6">Elcevap:</text:span><text:span text:style-name="T3"> </text:span><text:span text:style-name="T35">Cenab-ı Hakk; kemal-i rahmetinden (en yüksek rahmetinden), şeriat-i İslamiyetin edebiyetine (İslami hükümlerin eğitimine) bir eser-i himayet (korumasının alameti) olarak, her bir fesad-ı ümmet zamanında bir muslih (ıslah edici) veya bir müceddit (büyük alim) veya bir halife-i zişan (şanlı halife) veya bir kutb-u a'zam veya bir mürşid'i ekmel (kusursuz bir klavuz) veyahut bir nevi Mehdi hükmünde mübaret zatları göndermiş</text:span><text:span text:style-name="T46">;</text:span><text:span text:style-name="T3"> </text:span><text:span text:style-name="T5">fesadı izale edip (giderip), milleti ıslah etmiş (düzeltmiş); Din-i Ahmediye (A.S.M) muhafaza etmiş. Madem adeti öyle cereyan ediyor,</text:span><text:span text:style-name="T3"> </text:span><text:span text:style-name="T35">AHİR ZAMANIN EN BÜYÜK FESADI ZAMANINDA, ELBETTE EN BÜYÜK BİR MÜÇTEHİD, HEM EN BÜYÜK BİR MÜCEDDİD, HEM HAKİM, HEM MEHDİ, HEM MÜRŞİD, HEM KUTB-U AZAM OLARAK BİR ZAT-İ NURANİYİ (nurlu bir kişiyi) GÖNDERECEK VE O ZAT DA, EHL-İ BEYT-İ NEBEVİDEN (Peygamberimiz (saas)'in soyundan) OLACAKTIR.</text:span><text:span text:style-name="T5"> Cenab-ı Hakk, bir dakika zarfında beyn-es-sema vel-arz alemini (gök ve yerin arasını, dünyayı) bulutlarla doldurup boşalttığı gibi, bir saniyede denizin firtınalarını teskin eder (sakinleştirir) ve bahar içinde bir saatte yaz mevsiminin nümunesini (örneğini) ve yazda bir saatte kış fırtınasını icad eden Kadir-i Zülcelal (Celal ve İzzet sahibi Yüce Allah); Mehdi ile de, alem-i İslam'ın zulümatını (karanlıklarını) dağıtabilir. Ve va'detmiştir, va'dini elbette yapacaktır.</text:span><text:span text:style-name="T3"> Kudret-i İlahiye (ilahi güç) noktasında bakılsa, gayet kolaydır. Eğer daire-i esbab (sebepler dairesi) ve hikmet-i Rabbaniye (Allah'ın hikmeti) noktasında düşünülse, yine o kadar makul ve vukua (oluşa) layıktır ki; 'Eğer muhbir-i Sadık'tan rivayet olmazsa dahi, herhalde öyle olmak lazım gelir. Ve olacaktır' diye ehl-i tefekkür (tefekkürde bulunanlar) hükmeder. ... Âl-i İbrahim Aleyhisselâm (Hz. İbrahim (as)'ın soyu) gibi öyle bir vaziyet almış ki, umum mübarek silsilelerin başında, umum aktar (açıklık alanlar) ve âsârın mecmalarında (kuytu toplanma yerlerinde) o nuranî zatlar kumandanlık ediyorlar. Ve öyle bir kesrettedirler ki (o kadar kalabalıktırlar ki), o kumandanların mecmuu (tümü), muazzam bir ordu teşkil ediyorlar. Eğer maddî şekle girse ve bir tesanütle bir fırka (tümen) vaziyetini alsalar, İslâmiyet dinini milliyet-i mukaddese (mübarek topluluk) hükmünde rabıta-i ittifak (dayanışma düzeni) ve intibah (uyanış) yapsalar, hiçbir milletin ordusu onlara karşı dayanamaz. İşte, o pek kesretli (kalabalık) o muktedir (güç yetiren) ordu, Âl-i Muhammed Aleyhissalâtü Vesselâmdır ve Hazret-i Mehdînin en has ordusudur.</text:span></text:p>
      <text:p text:style-name="P72"><text:span text:style-name="T3">Evet, bugün tarih-i Âlemde (dünya tarihinde) hiçbir nesil, şecere ile ve senetlerle ve anane ile birbirine muttasıl (birbirine bitişik) ve en yüksek şeref ve Âli hasep ve asil neseple (soyla) mümtaz (ayrıcalıklı) hiçbir nesil yoktur ki, Âl-i Beytten </text:span><text:soft-page-break/><text:span text:style-name="T3">gelen seyyidler nesli kadar kuvvetli ve ehemmiyetli bulunsun. Eski zamandan beri bütün ehl-i hakikatin fırkaları başında onlar ve ehl-i kemalin (olgun ve değerli kişiler) namdar (namlı) reisleri yine onlardır. Şimdi de, kemiyeten (sayıca) milyonları geçen bir nesl-i mübarektir. Mütenebbih (akıllı, sorumluluk sahibi) ve kalbleri imanlı ve muhabbet-i Nebevî (Peygamber sevgisi) ile dolu ve cihandeğer (dünyanın en kıymetlisi) şeref-i intisabıyla (mensup olmasıyla) serfirazdırlar (seçkindirler). </text:span><text:span text:style-name="T5">Böyle bir cemaat-i azîme (büyük bir cemaat) içindeki mukaddes kuvveti tehyiç edecek (coşturacak) ve uyandıracak hâdisât-ı azîme vücuda geliyor (büyük ve önemli olaylar oluşuyor). Elbette o kuvvet-i azîmedeki bir hamiyet-i Âliye feveran edecek (o büyük kuvvetteki haysiyet ve mukaddesatı koruma duygusu galeyana gelecek) ve Hazret-i Mehdî başına geçip tarik-i hak ve hakikate sevk edecek (doğru yola ve gerçeğe yönlendirecek). Böyle olmak ve böyle olmasını, bu kıştan sonra baharın gelmesi gibi, âdetullahtan (Allah'ın yarattığı tabiat kurallarından) ve rahmet-i İlâhiyeden (Allah'ın Rahmetinden) bekleriz.</text:span><text:span text:style-name="T3"> </text:span></text:p>
      <text:p text:style-name="P73"/>
      <text:p text:style-name="P65">11.</text:p>
      <text:p text:style-name="P65"/>
      <text:p text:style-name="P91"><text:span text:style-name="T35">MEHDÎ'NİN ÜÇ VAZİFESİ</text:span><text:span text:style-name="T3"> </text:span></text:p>
      <text:p text:style-name="P91"><text:span text:style-name="T3">(</text:span><text:span text:style-name="T5">Emirdağ Lahikası-I, ss. 231-233)</text:span><text:span text:style-name="T3"> </text:span></text:p>
      <text:p text:style-name="P101"><text:s/></text:p>
      <text:p text:style-name="P72"><text:span text:style-name="T5">ÜSTAD BEDİÜZZAMAN SAİD NURSİ HAZRETLERİ EMİRDAĞ LAHİKASI'NI 1949 YILINDA KALEME ALMIŞTIR. BU ESERİNDE ÜSTAD HZ. MEHDİ (A.S.)'IN ÖZELLİKLE DARWINİZM, MATERYALİZM VE ATEİZM FELSEFELERİNİ TAM SUSTURARAK İNSANLARIN İMANINI KURTARMAYA VESİLE OLACAK ŞEKİLDE ÇOK ETKİLİ ÇALIŞMALAR YAPACAĞINI İFADE ETMİŞTİR. ÜSTAD, KENDİSİNİN YAŞADIĞI DÖNEM DAHİL OLMAK ÜZERE HER DÖNEMDE </text:span><text:span text:style-name="T11">BİR NEVİ MEHDİ</text:span><text:span text:style-name="T5"> VASFINA SAHİP ŞAHISLAR GELDİĞİNİ ANCAK HİÇBİRİNİN BU ÜÇ VAZİFEYİ BİR ARADA YAPMA KUDRETİNE SAHİP OLAMADIKLARINI İFADE ETMİŞTİR.</text:span></text:p>
      <text:p text:style-name="P78"/>
      <text:p text:style-name="P72"><text:span text:style-name="T35">Mehdî'nin üç vazifesi</text:span><text:span text:style-name="T3"> Nurun ehemmiyetli ve çok hayırlı bir şakirdi (talebesi), çokların namına (başkaları adına) benden sordu ki: "Nurun halis ve ehemmiyetli bir kısım şakirdleri, pek musırrane (ısrarla) olarak ahirzamanda gelen al-i Beytin büyük bir mürşidi seni zannediyorlar ve o kadar çekindiğin halde onlar ısrar ediyorlar. </text:span></text:p>
      <text:p text:style-name="P73">Sen de bu kadar musırrane (ısrarla) onların fikirlerini kabul etmiyorsun, çekiniyorsun. Elbette onların elinde bir hakikat ve kat'î (kesin) bir hüccet (delil) var ve sen de bir hikmet ve hakikata binaen onlara muvafakat (müsaade) etmiyorsun. Bu ise bir tezattır, her halde hallini istiyoruz."</text:p>
      <text:p text:style-name="P73">Ben de bu zatın temsil ettiği çok mesaillere (meselelere) cevaben derim ki: O has Nurcuların ellerinde bir hakikat var. Fakat iki cihette bir tabir ve te'vil lazım. </text:p>
      <text:p text:style-name="P73"><text:soft-page-break/></text:p>
      <text:p text:style-name="P72"><text:span text:style-name="T5">Birincisi:</text:span><text:span text:style-name="T3"> </text:span><text:span text:style-name="T35">ÇOK DEFA MEKTUPLARIMDA İŞARET ETTİĞİM GİBİ, MEHDÎ AL-İ RESÛLÜN TEMSİL ETTİĞİ KUDSÎ (mukaddes) CEMAATİNİN ŞAHS-I MANEVÎSİNİN ÜÇ VAZİFESİ VAR. EĞER ÇABUK KIYAMET KOPMAZSA VE BEŞER BÜTÜN BÜTÜN YOLDAN ÇIKMAZSA, O VAZİFELERİ ONUN CEMİYETİ VE SEYYİDLER CEMAATİ YAPACAĞINI RAHMET-İ İLAHİYEDEN BEKLİYORUZ. VE ONUN ÜÇ BÜYÜK VAZİFESİ OLACAK: </text:span></text:p>
      <text:p text:style-name="P64"/>
      <text:p text:style-name="P72"><text:span text:style-name="T6">Birincisi:</text:span><text:span text:style-name="T35"> Fen ve felsefenin tasallutiyle </text:span><text:span text:style-name="T12">(tesiriyle) </text:span><text:span text:style-name="T35">ve maddiyyun ve tabiiyyun taunu beşer içine intişar etmesiyle, her şeyden evvel felsefeyi ve maddiyyûn (</text:span><text:span text:style-name="T12">materyalizm, darwinizm ve ateizm salgını), </text:span><text:span text:style-name="T35">fikrini tam susturacak bir tarzda îmanı kurtarmaktır. Ehl-i îmanı dalaletten muhafaza etmek </text:span><text:span text:style-name="T12">(iman edenleri sapkınlıktan korumak) </text:span><text:span text:style-name="T35">ve bu vazife hem dünya, hem herşeyi bırakmakla, çok zaman tetkikat (tetkikler) ile meşguliyeti iktiza ettiğinden (gerektirdiğinden), Hazret-i Mehdî'nin, o vazifesini bizzat kendisi görmeye vakit ve hal müsaade edemez. Çünkü hilafet-i Muhammediye (a.s.m.) cihetindeki saltanatı, onun ile iştigale vakit bırakmıyor.</text:span><text:span text:style-name="T3"> </text:span><text:span text:style-name="T35">HERHALDE O VAZİFEYİ ONDAN EVVEL BİR TAİFE BİR CİHETTE GÖRECEK. O ZAT, O TAİFENİN UZUN TETKİKATI (tetkikleri) İLE YAZDIKLARI ESERİ KENDİNE HAZIR BİR PROĞRAM YAPACAK, ONUN İLE O BİRİNCİ VAZİFEYİ TAM YAPMIŞ OLACAK. BU VAZİFENİN İSTİNAD ETTİĞİ (dayandığı) KUVVET VE MANEVÎ ORDUSU, YALNIZ İHLAS VE SADAKAT VE TESANÜD SIFATLARINA TAM SAHİP OLAN BİR KISIM ŞAKİRDLERDİR. NE KADAR DA AZ OLSALAR, MANEN BİR ORDU KADAR KUVVETLİ VE KIYMETLİ SAYILIRLAR.</text:span><text:span text:style-name="T3"> </text:span></text:p>
      <text:p text:style-name="P73"/>
      <text:p text:style-name="P72"><text:span text:style-name="T6">İkinci vazifesi:</text:span><text:span text:style-name="T5"> </text:span><text:span text:style-name="T35">HİLAFET-İ MUHAMMEDİYE (A.S.M.) ÜNVANI İLE ŞEAİR-İ İSLAMİYEYİ İslama ait değerleri) İHYA ETMEKTİR. ALEM-İ İSLAMIN (İslam aleminin) VAHDETİNİ (birliğini) NOKTA-İ İSTİNAD EDİP (dayanak noktası edinip), BEŞERİYETİ MADDÎ VE MANEVÎ TEHLİKELERDEN VE GAZAB-I İLAHÎDEN (BELADAN) KURTARMAKTIR. BU VAZİFENİN, NOKTA-İ İSTİNADI VE HADİMLERİ (HİZMETKARLARI), MİLYONLARLA EFRADI (EFRADI) BULUNAN ORDULAR LAZIMDIR.</text:span><text:span text:style-name="T3"> </text:span></text:p>
      <text:p text:style-name="P73"/>
      <text:p text:style-name="P72"><text:span text:style-name="T6">Üçüncü vazifesi:</text:span><text:span text:style-name="T3"> </text:span><text:span text:style-name="T35">İNKILABAT-I ZAMANİYE (ZAMANA BAĞLI DEĞİŞİMLER) İLE ÇOK AHKAM-I KUR'ANİYENİN (KURAN'IN HÜKÜMLERİNİNİ) ZEDELENMESİYLE VE ŞERİAT-I MUHAMMEDÎYENİN (A.S.M.) KANUNLARI BİR DERECE TATİLE UĞRAMASIYLA O ZAT, BÜTÜN EHL-İ ÎMANIN MANEVÎ YARDIMLARIYLA VE İTTİHAD-I İSLAMIN (İSLAM BİRLİĞİNİN) MUAVENETİYLE (YARDIMIYLA) VE BÜTÜN ULEMA VE EVLİYANIN VE BİLHASSA AL-İ BEYTİN NESLİNDEN HER ASIRDA KUVVETLİ VE KESRETLİ (KALABALIK) BULUNAN </text:span><text:soft-page-break/><text:span text:style-name="T35">MİLYONLAR FEDAKAR SEYYİDLERİN İLTİHAKLARIYLA (KATILIMLARIYLA) O VAZİFE-İ UZMAYI (ÇOK BÜYÜK GÖREVİ) YAPMAYA ÇALIŞIR.</text:span><text:span text:style-name="T3"> </text:span></text:p>
      <text:p text:style-name="P73"/>
      <text:p text:style-name="P72"><text:span text:style-name="T5">Şimdi hakikat-ı hal böyle olduğu halde, en birinci vazifesi ve en yüksek mesleği olan îmanı kurtarmak ve îmanı, tahkikî (doğruluğunu ispat ederek) bir surette umuma ders vermek, hatta avamın da îmanını tahkikî yapmak vazifesi ise, manen ve hakikaten hidayet edici, irşad edici (doğru yolu gösterici) manasının tam sarahatını ifade ettiği için</text:span><text:span text:style-name="T3">, Nur Şakirtleri bu vazifeyi tamamıyla Risale-i Nur'da gördüklerinden, ikinci ve üçüncü vazifeler buna nisbeten ikinci ve üçüncü derecededir, diye Risale-i Nur'un şahs-ı manevîsini haklı olarak bir nevi Mehdî telakki (kabul) ediyorlar. O şahs-ı manevînin de bir mümessili, Nur Şakirdlerinin tesanüdünden gelen bir şahs-ı manevîsi ve o şahs-ı manevîde bir nevi mümessili olan bîçare (zavallı) tercümanını zannettiklerinden, bazan o ismi ona da veriyorlar. Gerçi bu, bir iltibas(karıştırma) ve bir sehivdir (yanlışlıktır), fakat onlar onda mes'ul değiller. Çünkü ziyade hüsn-ü zan, eskidenberi cereyan ediyor ve itiraz edilmez. Ben de o kardeşlerimin pek ziyade hüsn-ü zanlarını bir nevi dua ve bir temennî ve Nur Talebelerinin kemal-i itikadlarının bir tereşşuhu gördüğümden onlara çok ilişmezdim. Hatta eski evliyanın bir kısmı, keramet-i gaybiyelerinden Risale-i Nur'u aynı o ahirzamanın hidayet edicisi olduğu, diye keşifleri bu tahkikat ile te'vili anlaşılır. Demek iki noktada bir iltibas var, te'vil lazımdır. </text:span></text:p>
      <text:p text:style-name="P73"/>
      <text:p text:style-name="P72"><text:span text:style-name="T6">Birincisi:</text:span><text:span text:style-name="T3"> </text:span><text:span text:style-name="T37">AHİRDEKİ İKİ VAZİFE</text:span><text:span text:style-name="T35">, GERÇİ HAKİKAT NOKTASINDA BİRİNCİ VAZİFE DERECESİNDE DEĞİLLER</text:span><text:span text:style-name="T3">, fakat hilafet-i Muhammediye (a.s.m.) ve ittihad-ı İslam ordularıyla zemin yüzünde saltanat-ı İslamiyeyi sürmek cihetinde herkeste, hususan avamda, hususan ehl-i siyasette, hususan bu asrın efkarında o birinci vazifeden bin derece geniş görünüyor; ve bu isim bir adama verildiği vakit, bu iki vazife hatıra geliyor; siyaset manasını ihsas eder; belki de bir hodfüruşluk manasını hatıra getirir; belki bir şan, şeref ve makamperestlik ve şöhretperestlik arzularını gösterir. Ve eskidenberi ve şimdi de çok safdil ve makamperest zatlar "Mehdî olacağım," diye dava ederler. </text:span><text:span text:style-name="T35">GERÇİ HER ASIRDA HİDAYET EDİCİ BİR NEVİ MEHDÎ VE MÜCEDDİD GELİYOR VE GELMİŞ, FAKAT HERBİRİ ÜÇ VAZİFELERDEN BİRİSİNİ BİR CİHETTE YAPMASI İTİBARİYLE, AHİRZAMANIN BÜYÜK MEHDÎSİ ÜNVANINI ALMAMIŞLAR.</text:span><text:span text:style-name="T3"> </text:span></text:p>
      <text:p text:style-name="P73"/>
      <text:p text:style-name="P73">Hem mahkemede Denizli ehl-i vukufu (bilgi sahibi kişileri), bazı şakirtlerin (talebelerin) bu itikatlarına (inançlarına, düşüncelerine) göre, bana karşı demişler ki: </text:p>
      <text:p text:style-name="P73"/>
      <text:p text:style-name="P72"><text:span text:style-name="T35">"EĞER MEHDİLİK DAVA ETSE, </text:span><text:span text:style-name="T23">bütün şakİrdlerİ (</text:span><text:span text:style-name="T35">talebeleri</text:span><text:span text:style-name="T23">) </text:span><text:span text:style-name="T35">KABUL EDECEKLER." BEN DE ONLARA DEMİŞTİM: "BEN, KENDİMİ SEYYİD BİLEMİYORUM. BU ZAMANDA NESİLLER BİLİNMİYOR. HALBUKİ AHİR </text:span><text:soft-page-break/><text:span text:style-name="T35">ZAMANIN O BÜYÜK ŞAHSI, AL-İ BEYTTEN (Peygamberimiz (s.a.v.)'in neslinden) OLACAKTIR.</text:span><text:span text:style-name="T3"> Gerçi manen (manevi olarak) ben Hazret-i Ali nin (r.a.) bir veled-i manevisi (manevi evladı) hükmünde ondan hakikat dersini aldım ve Al-i Muhammed Aleyhisselam bir manada hakiki Nur şakirtlerine şamil olmasından (gerçek Nur talebelerini de kapsadığı için), ben de Al-i Beytten (Peygamberimiz (saas)'in neslinden) sayılabilirim. Fakat bu zaman şahs-ı manevi zamanı olmasından ve Nurun mesleğinde hiçbir cihette (hiç bir yönden) benlik ve şahsiyet ve şahsi makamları arzu etmek ve şan şeref kazanmak olmaz; ve sırr-ı ihlasa tam muhalif olmasından (samimiyetin sırrına ters düşmesinden), Cenab-ı Hakka hadsiz (sonsuz) şükür ediyorum ki, beni kendime beğendirmemesinden, ben öyle şahsi ve haddimden hadsiz derece fazla makamata (kendi sınırlarımdan sonsuz derecede fazla makama) gözümü dikmem. Ve Nurdaki ihlası (samimiyeti) bozmamak için, uhrevi makamat (makam) dahi bana verilse, bırakmaya kendimi mecbur biliyorum" dedim, o ehl-i vukuf (bilgi sahibi kişiler) sustu. (</text:span><text:span text:style-name="T5">Emirdağ Lahikası-1, ss. 231-233)</text:span></text:p>
      <text:p text:style-name="P126">BEDİÜZZAMAN'IN HAS TALEBELERİNDEN AHMED FEYZİ KUL EFENDİ'NİN AHİR ZAMANLA İLGİLİ YAPTIĞI EBCED HESAPLARINDAN </text:p>
      <text:p text:style-name="P22">BAZILARI</text:p>
      <text:p text:style-name="P111"/>
      <text:p text:style-name="P112"/>
      <text:p text:style-name="P112">1. </text:p>
      <text:p text:style-name="P112"/>
      <text:p text:style-name="P72"><text:span text:style-name="T18">AĞIZLARIYLA ALLAH'IN NURUNU SÖNDÜRMEK İSTİYORLAR.</text:span><text:span text:style-name="T16"> Oysa kafirler istemese de </text:span><text:span text:style-name="T6">ALLAH, KENDİ NURUNU TAMAMLAMAKTAN BAŞKASINI İSTEMİYOR. </text:span></text:p>
      <text:p text:style-name="P78">(Tevbe Suresi, 32)</text:p>
      <text:p text:style-name="P82"/>
      <text:p text:style-name="P109">HİCRİ 1423 - MİLADİ 2002</text:p>
      <text:p text:style-name="P67"/>
      <text:p text:style-name="P112">2.</text:p>
      <text:p text:style-name="P112"/>
      <text:p text:style-name="P72"><text:span text:style-name="T16">Düzene konulması (ıslah)ından sonra yeryüzünde bozgunculuk (fesad) çıkarmayın; O'na korkarak ve umut taşıyarak dua edin. </text:span><text:span text:style-name="T18">DOĞRUSU ALLAH'IN RAHMETİ İYİLİK YAPANLARA PEK YAKINDIR.</text:span><text:span text:style-name="T6"> </text:span></text:p>
      <text:p text:style-name="P78">(Araf Suresi, 56)</text:p>
      <text:p text:style-name="P108"/>
      <text:p text:style-name="P108">HİCRİ 1415 - MİLADİ 1994</text:p>
      <text:p text:style-name="P64"/>
      <text:p text:style-name="P112">3. </text:p>
      <text:p text:style-name="P82"/>
      <text:p text:style-name="P82">MÜŞRİKLER İSTEMESE DE O DİNİ (İSLAM'I) BÜTÜN DİNLERE ÜSTÜN KILMAK İÇİN ELÇİSİNİ HİDAYETLE VE HAK DİNLE GÖNDEREN O'DUR.</text:p>
      <text:p text:style-name="P82">(Tevbe Suresi, 33)</text:p>
      <text:p text:style-name="P82"/>
      <text:p text:style-name="P64">İkinci Vecih: </text:p>
      <text:p text:style-name="P64"/>
      <text:p text:style-name="P82">…..ELÇİSİNİ HİDAYETLE …. GÖNDEREN O'DUR.</text:p>
      <text:p text:style-name="P78">(Tevbe Suresi, 33)</text:p>
      <text:p text:style-name="P110"/>
      <text:p text:style-name="P108">HİCRİ 1427 – MİLADİ 2006</text:p>
      <text:p text:style-name="P67"/>
      <text:p text:style-name="P51">Üçüncü Vecih: </text:p>
      <text:p text:style-name="P64"/>
      <text:p text:style-name="P82">…ÜSTÜN KILMAK İÇİN…. HİDAYETLE VE HAK DİNLE …. </text:p>
      <text:p text:style-name="P82">(Tevbe Suresi, 33) </text:p>
      <text:p text:style-name="P67"/>
      <text:p text:style-name="P64">HİCRİ 1400-1410- 1417</text:p>
      <text:p text:style-name="P66">MİLADİ 1979-1990-1996</text:p>
      <text:p text:style-name="P67"/>
      <text:p text:style-name="P64">Dördüncü Vecih: </text:p>
      <text:p text:style-name="P78"/>
      <text:p text:style-name="P82"><text:s/>….O DİNİ (İSLAM'I) BÜTÜN DİNLERE ÜSTÜN KILMAK İÇİN….. </text:p>
      <text:p text:style-name="P82">(Tevbe Suresi, 33) </text:p>
      <text:p text:style-name="P67"/>
      <text:p text:style-name="P64">HİCRİ 1410 - MİLADİ 1990</text:p>
      <text:p text:style-name="P64"/>
      <text:p text:style-name="P112">4. </text:p>
      <text:p text:style-name="P112"/>
      <text:p text:style-name="P63">VE HİÇ ŞÜPHESİZ; BİZİM ORDULARIMIZ, ÜSTÜN GELECEK OLANLAR ONLARDIR. </text:p>
      <text:p text:style-name="P78">(Saffat Suresi, 173)</text:p>
      <text:p text:style-name="P64"/>
      <text:p text:style-name="P64">HİCRİ 1410 - MİLADİ 1990</text:p>
      <text:p text:style-name="P64"/>
      <text:p text:style-name="P112">5. </text:p>
      <text:p text:style-name="P112"/>
      <text:p text:style-name="P72"><text:span text:style-name="T18">(İSA) DEDİ Kİ: "ŞÜPHESİZ BEN ALLAH'IN KULUYUM. (ALLAH) BANA KİTABI VERDİ VE BENİ PEYGAMBER KILDI."</text:span><text:span text:style-name="T5"> </text:span></text:p>
      <text:p text:style-name="P78">(Meryem Suresi, 30)</text:p>
      <text:p text:style-name="P108"/>
      <text:p text:style-name="P108">HİCRİ 1410-1412</text:p>
      <text:p text:style-name="P64">MİLADİ 1990-1991</text:p>
      <text:p text:style-name="P64"/>
      <text:p text:style-name="P112">6. </text:p>
      <text:p text:style-name="P112"/>
      <text:p text:style-name="P82">MEHDİ BİZDENDİR. DİNİ İSLAM ONUNLA YANİ ONUN HİZMETİYLE HATMEDİLECEKTİR. NASIL Kİ BİZİMLE BAŞLAMIŞTIR.</text:p>
      <text:p text:style-name="P110"/>
      <text:p text:style-name="P108">HİCRİ 2005- MİLADİ 1426</text:p>
      <text:p text:style-name="P126">BEDİÜZZAMAN, RİSALE-İ NUR KÜLLİYATI'NDA 63 DEFA</text:p>
      <text:p text:style-name="P130">HZ. MEHDİ (A.S.)'IN BİR ŞAHIS, BİR ZAT, BİR İNSAN OLARAK GELECEĞİNİ </text:p>
      <text:p text:style-name="P128">İFADE ETMİŞTİR</text:p>
      <text:p text:style-name="P99"/>
      <text:p text:style-name="P99"/>
      <text:p text:style-name="P99">SAİD NURSİ'NİN, HZ. MEHDİ (A.S.)'IN BİR ŞAHSI MANEVİ DEĞİL "ŞAHIS" OLDUĞU YÖNÜNDEKİ AÇIKLAMALARI:</text:p>
      <text:p text:style-name="P100"/>
      <text:p text:style-name="P103">1. </text:p>
      <text:p text:style-name="P103"/>
      <text:p text:style-name="P72"><text:span text:style-name="T35">Dördüncü Sualinizin Meâli:</text:span><text:span text:style-name="T3"> Âhirzamanda Hazret-i İsâ Aleyhisselâm Deccalı öldürdükten sonra, insanlar ekseriyetle din-i hakka girerler. Halbuki, rivayetlerde gelmiştir ki, </text:span><text:span text:style-name="T11">"Yeryüzünde Allah Allah diyenler bulundukça kıyamet kopmaz."</text:span><text:span text:style-name="T3"> </text:span><text:span text:style-name="T5">(Müslim, 1: 131; 4:2268; Müsned, 3:107, 201, 268; Kenzü'l-ummal,14:227, 228.)</text:span><text:span text:style-name="T3"> Böyle umumiyetle imana geldikten sonra nasıl umumiyetle küfre giderler? </text:span></text:p>
      <text:p text:style-name="P64"/>
      <text:p text:style-name="P72"><text:span text:style-name="T35">Elcevap:</text:span><text:span text:style-name="T3"> Hadis-i sahihte rivayet edilen, "Hazret-i İsâ Aleyhisselâm'ın geleceğini ve şeriat-i İslâmiye ile amel edeceğini, Deccalı öldüreceğini" </text:span><text:span text:style-name="T5">(Buhari, 4205; Müslim, 1: 136; Fethü'- Kebir, 2:335.2)</text:span><text:span text:style-name="T3"> imanı zayıf olanlar istib'ad ediyorlar. Onun hakikati izah edilse, hiç istib'ad yeri kalmaz. Şöyle ki: O hadisin ve Süfyan ve Mehdî hakkındaki hadislerin ifade ettikleri mânâ budur ki: Âhirzamanda, dinsizliğin iki cereyanı kuvvet bulacak: </text:span></text:p>
      <text:p text:style-name="P73"/>
      <text:p text:style-name="P72"><text:span text:style-name="T6">Birisi: </text:span><text:span text:style-name="T5">Nifak perdesi altında risalet-i Ahmediyeyi (a.s.m.) inkâr edecek, Süfyan namında müthiş bir şahıs, ehl-i nifakın başına geçecek, şeriat-ı İslâmiyenin tahribine çalışacaktır.</text:span><text:span text:style-name="T3"> </text:span><text:span text:style-name="T24">ONA KARŞI ÂL-İ BEYT-İ NEBEVÎNİN SİLSİLE-İ NURANÎSİNE BAĞLANAN, EHL-İ VELAYET VE EHL-İ KEMALİN BAŞINA GEÇECEK ÂL-İ BEYTTEN MUHAMMED MEHDİ (1. TEKRAR) İSMİNDE BİR ZÂT-I NURANİ (2. TEKRAR)</text:span><text:span text:style-name="T35"> </text:span><text:span text:style-name="T5">o Süfyan'ın şahs-ı manevîsi olan cereyan-ı münafıkaneyi (münafıklık akımını) öldürüp dağıtacaktır.</text:span></text:p>
      <text:p text:style-name="P78"/>
      <text:p text:style-name="P72"><text:span text:style-name="T6">İkinci cereyan ise: </text:span><text:span text:style-name="T5">Tabiiyyun, maddiyyun felsefesinden tevellüt eden bir cereyan-ı nemrudâne, gittikçe âhirzamanda felsefe-i maddiye vasıtasıyla intişar ederek kuvvet bulup, Ulûhiyeti inkâr edecek bir dereceye gelir.</text:span><text:span text:style-name="T3"> Nasıl bir padişahı tanımayan ve ordudaki zâbitan ve efrad onun askerleri olduğunu kabul etmeyen vahşî bir adam, herkese, her askere bir nevi padişahlık ve bir gûnâ hâkimiyet verir. </text:span><text:soft-page-break/><text:span text:style-name="T3">Öyle de, Allah'ı inkâr eden o cereyan efradları, birer küçük Nemrud hükmünde nefislerine birer rububiyet verir. </text:span><text:span text:style-name="T5">Ve onların başına geçen en büyükleri, ispritizma ve manyetizmanın hâdisâtı nevinden müthiş harikalara mazhar olan Deccal ise, daha ileri gidip, cebbârâne surî hükümetini bir nevi rububiyet tasavvur edip ulûhiyetini ilân eder. Bir sineğe mağlûp olan ve bir sineğin kanadını bile icad edemeyen âciz bir insanın ulûhiyet dâvâ etmesi ne derece ahmakçasına bir maskaralık olduğu malûmdur.</text:span><text:span text:style-name="T3"> </text:span><text:span text:style-name="T5">İşte böyle bir sırada, o cereyan pek kuvvetli göründüğü bir zamanda, Hazret-i İsâ Aleyhisselâmın şahsiyet-i mâneviyesinden ibaret olan hakikî İsevîlik dini zuhur edecek, yani rahmet-i İlâhiyenin semâsından nüzul edecek, halihazır Hıristiyanlık dini o hakikate karşı tasaffi edecek, hurafattan ve tahrifattan sıyrılacak, hakaik-i İslâmiye ile birleşecek, mânen Hıristiyanlık bir nevi İslâmiyete inkılâp edecektir.</text:span><text:span text:style-name="T3"> </text:span><text:span text:style-name="T5">Ve Kur'ân'a iktida ederek, o İsevîlik şahs-ı mânevîsi tâbi ve İslâmiyet metbû makamında kalacak, din-i hak bu iltihak neticesinde azîm bir kuvvet bulacaktır. Dinsizlik cereyanına karşı ayrı ayrı iken mağlûp olan İsevîlik ve İslâmiyet, ittihad neticesinde dinsizlik cereyanına galebe edip dağıtacak istidadında iken, âlem-i semâvatta cism-i beşerîsiyle bulunan şahs-ı İsâ Aleyhisselâm, o din-i hak cereyanının başına geçeceğini, bir Muhbir-i Sadık, bir Kadîr-i Külli Şeyin vaadine istinad ederek haber vermiştir. Madem haber vermiş, haktır. Madem Kadîr-i Külli Şey vaad etmiş, elbette yapacaktır.</text:span><text:span text:style-name="T3"> </text:span><text:span text:style-name="T5">(Nisa Suresi'nin 156-159. Ayetleri)</text:span></text:p>
      <text:p text:style-name="P78"/>
      <text:p text:style-name="P72"><text:span text:style-name="T3">Evet, her vakit semâvattan melâikeleri yere gönderen ve bazı vakitte insan suretine vaz' eden (Hazret-i Cibril'in Dıhye suretine girmesi gibi) ve ruhanîleri âlem-i ervahtan gönderip beşer suretine temessül ettiren, hattâ ölmüş evliyaların çoklarının ervahlarını cesed-i misaliyle dünyaya gönderen bir Hakîm-i Zülcelâl, </text:span><text:span text:style-name="T5">Hazret-i İsâ Aleyhisselâmı, İsâ dinine ait en mühim bir hüsn-ü hâtimesi için, değil semâ-i dünyada cesediyle bulunan ve hayatta olan Hazret-i İsâ, belki âlem-i âhiretin en uzak köşesine gitseydi ve hakikaten ölseydi, yine şöyle bir netice-i azîme için ona yeniden ceset giydirip dünyaya göndermek, o Hakîmin hikmetinden uzak değil. Belki onun hikmeti öyle iktiza ettiği için vaad etmiş ve vaad ettiği için elbette gönderecek. Hazret-i İsâ Aleyhisselâm geldiği vakit, herkes onun hakikî İsâ olduğunu bilmek lâzım değildir. Onun mukarreb ve havassı, nur-u imanla onu tanır. Yoksa, bedâhet derecesinde herkes onu tanımayacaktır.</text:span><text:span text:style-name="T3"> </text:span><text:span text:style-name="T5">(Mektubat, sf. 59-61)</text:span></text:p>
      <text:p text:style-name="P104"/>
      <text:p text:style-name="P104">2.</text:p>
      <text:p text:style-name="P104"/>
      <text:p text:style-name="P72"><text:span text:style-name="T3">Saidu'n-Nursî imzalı "Tekbirâtü'l-Huccac fî Arafat" başlıklı mektupta, "Nurun ehemmiyetli bir kısım şakirtleri pek musırrâne olarak âhirzamanda gelen âl-i Beytin büyük bir mürşidi seni zannediyorlar. Sen de onların fikirlerini musırrâne kabul </text:span><text:soft-page-break/><text:span text:style-name="T3">etmiyorsun, çekiniyorsun. Bu bir tezattır. Hallini isteriz" diye sormaları sebebiyle, onlara cevap olmak üzere, </text:span><text:span text:style-name="T37">BUNDAN SONRA GELECEK MEHDÎ-İ RESULÜN</text:span><text:span text:style-name="T36"> </text:span><text:span text:style-name="T24">(3. tekrar),</text:span><text:span text:style-name="T35"> </text:span><text:span text:style-name="T3">temsil ettiği kudsî cemaatin şahs-ı mânevîsinin üç vazifesi olduğu, </text:span><text:span text:style-name="T5">bunların imanı kurtarmak, hilâfet-i Muhammediye (a.s.m.) ünvanıyla şeâir-i İslâmiyeyi ihyâ etmek ve inkılâbât-ı zamaniye ile çok ahkâm-ı Kur'âniyenin ve şeriat-ı Muhammediyenin (a.s.m.) kanunlarının bir derece tâdile uğramasıyla</text:span><text:span text:style-name="T3"> </text:span><text:span text:style-name="T37">O ZÂT</text:span><text:span text:style-name="T39"> </text:span><text:span text:style-name="T24">(4. tekrar)</text:span><text:span text:style-name="T26">,</text:span><text:span text:style-name="T35"> </text:span><text:span text:style-name="T5">bu vazife-i uzmâyı yapmaya çalışır</text:span><text:span text:style-name="T3">. Nur şakirtleri birinci vazifeyi tamamıyla Risale-i Nur'da gördüklerinden, ikinci, üçüncü vazifeleri de, buna nisbeten ikinci, üçüncü derecededir diye, Risale-i Nur'un şahs-ı mânevîsini haklı olarak bir nevi mehdi telâkki ediyorlar. Bir kısmı, o şahs-ı mânevînin bir mümessili olan bîçare tercümanını zannettiklerinden, bazan o ismi ona da veriyorlar. Hattâ, evliyanın bir kısmı, keramet-i gaybiyelerinde Risale-i Nur'u aynı o âhirzamanın hidâyet edicisi olduğu, bu tahkikatla teville anlaşılır diyorlar. İki noktada bir iltibas var; tevil lâzımdır. <text:line-break/>Birincisi: âhirde iki vazife, gerçi hakikat noktasında birinci vazife derecesinde değiller. Fakat hilâfet-i Muhammediye (a.s.m.) ve ittihad-ı İslâm avamda ve ehl-i siyasette, hususan bu asrın efkârında o birinci vazifeden bin derece geniş görünüyor. </text:span><text:span text:style-name="T5">Gerçi her asırda hidayet edici bir nevi mehdî ve müceddid geliyor ve gelmiş. Fakat herbiri üç vazifeden birisini bir cihette yapması itibarıyla, </text:span><text:span text:style-name="T37">ÂHİRZAMANIN BÜYÜK MEHDÎSİ </text:span><text:span text:style-name="T24">(5. tekrar),</text:span><text:span text:style-name="T35"> </text:span><text:span text:style-name="T5">ünvanını almamışlar. </text:span></text:p>
      <text:p text:style-name="P78"/>
      <text:p text:style-name="P72"><text:span text:style-name="T5">İkincisi:</text:span><text:span text:style-name="T3"> </text:span><text:span text:style-name="T35">ÂHİR ZAMANIN </text:span><text:span text:style-name="T37">O BÜYÜK ŞAHSI (6. TEKRAR)</text:span><text:span text:style-name="T35">, </text:span><text:span text:style-name="T37">ÂL-İ BEYT'TEN OLACAK</text:span><text:span text:style-name="T35">. </text:span><text:span text:style-name="T3">Gerçi mânen ben Hazret-i Ali'nin (r.a.) bir veled-i mânevîsi hükmündeyim. Ondan hakikat dersini aldım. Ve âl-i Muhammed (a.s.m.) bir mânâda hakikî Nur şakirtlerine şâmil olmasından, ben de âl-i Beytten sayılabilirim. Fakat Nurun mesleğinde hiçbir cihette benlik, şahsiyet, şahsî makamları arzu etmek, şan ve şeref kazanmak olmaz. Nurda ihlâsı bozmamak için uhrevî makamat dahi bana verilse, bırakmaya kendimi mecbur bilirim diye, yarı muvafakat şeklinde bir cevap verilmekte ve bu mehdîlik teklifi açık ve kesin olarak reddedilmemektedir. </text:span><text:span text:style-name="T5">(Şualar, sf. 381, 382)</text:span></text:p>
      <text:p text:style-name="P73"/>
      <text:p text:style-name="P72"><text:span text:style-name="T29">3.</text:span><text:span text:style-name="T31"> </text:span></text:p>
      <text:p text:style-name="P102"/>
      <text:p text:style-name="P78">Aziz, sıddık kardeşlerim, </text:p>
      <text:p text:style-name="P72"><text:span text:style-name="T5">Evvela:</text:span><text:span text:style-name="T3"> Nurun ehemmiyetli ve çok hayırlı bir şakirdi, çokların namına benden sordu ki: "Nurun halis ve ehemmiyetli bir kısım şakirtleri, pek musırrane olarak, ahir zamanda gelen Al-i Beytin büyük bir mürşidi seni zannediyorlar ve o kadar çekindiğin halde onlar ısrar ediyorlar. Sen de bu kadar musırrane onların fikirlerini kabul etmiyorsun, çekiniyorsun. Elbette onların elinde bir hakikat ve kat i bir hüccet var ve sen de bir hikmet ve hakikate binaen onlara muvafakat etmiyorsun. Bu ise </text:span><text:soft-page-break/><text:span text:style-name="T3">bir tezattır, herhalde hallini istiyoruz." Ben de bu zatın temsil ettiği çok mesaillere cevaben derim ki: O has Nurcuların ellerinde bir hakikat var. Fakat iki cihette bir tabir ve tevil lazım. </text:span></text:p>
      <text:p text:style-name="P78"/>
      <text:p text:style-name="P72"><text:span text:style-name="T5">BİRİNCİSİ :</text:span><text:span text:style-name="T3"> Çok defa mektuplarımda işaret ettiğim gibi, Mehdi-i Al-i Resulün temsil ettiği kudsi cemaatinin şahs-ı manevisinin üç vazifesi var. Eğer çabuk kıyamet kopmazsa ve beşer bütün bütün yoldan çıkmazsa, o vazifeleri onun cemiyeti ve seyyidler cemaati yapacağını rahmet-i İlahiyeden bekliyoruz. Ve onun üç büyük vazifesi olacak: </text:span></text:p>
      <text:p text:style-name="P78"/>
      <text:p text:style-name="P72"><text:span text:style-name="T5">Birincisi : Fen ve felsefenin tasallutuyla ve maddiyun ve tabiiyyun taunu, beşer içine intişar etmesiyle, herşeyden evvel felsefeyi ve maddiyun fikrini tam susturacak bir tarzda imanı kurtarmaktır. Ehl-i imanı dalaletten muhafaza etmek ve bu vazife hem dünya, hem herşeyi bırakmakla, çok zaman tedkikat ile meşguliyeti iktiza ettiğinden,</text:span><text:span text:style-name="T3"> </text:span><text:span text:style-name="T35">HAZRET-İ MEHDİNİN</text:span><text:span text:style-name="T5"> </text:span><text:span text:style-name="T37">(7. TEKRAR)</text:span><text:span text:style-name="T5"> </text:span><text:span text:style-name="T3">, </text:span><text:span text:style-name="T5">o vazifesini bizzat kendisi görmeye vakit ve hal müsaade edemez. Çünkü hilafet-i Muhammediye (a.s.m.) cihetindeki saltanatı, onunla iştigale vakit bırakmıyor. Herhalde o vazifeyi ondan evvel bir taife bir cihette görecek.</text:span></text:p>
      <text:p text:style-name="P101"><text:s/></text:p>
      <text:p text:style-name="P72"><text:span text:style-name="T24">O zât (8. tekrar)</text:span><text:span text:style-name="T35">, </text:span><text:span text:style-name="T37">o taifenin uzun tedkikatı (o topluluğun uzun araştırmaları, incelemeleri) ile yazdıkları eseri KENDİNE (9. TEKRAR) hazır bir program yapacak,</text:span><text:span text:style-name="T5"> onun ile o birinci vazifeyi tam yapmış olacak. Bu vazifenin istinad ettiği (dayandığı) kuvvet ve manevî ordusu, yalnız ihlas ve sadakat ve tesanüd (dayanışma) sıfatlarına tam sahib olan bir kısım şakirdlerdir (öğrencilerdir). Ne kadar da az da olsalar, manen bir ordu kadar kuvvetli ve kıymetli sayılırlar.</text:span><text:span text:style-name="T3"> </text:span><text:span text:style-name="T5">(Emirdağ Lâhikası-1, sf. 266-267)</text:span></text:p>
      <text:p text:style-name="P78"/>
      <text:p text:style-name="P104">4.</text:p>
      <text:p text:style-name="P104"/>
      <text:p text:style-name="P72"><text:span text:style-name="T3">Şimdi hakikat-i hal böyle olduğu halde, en birinci vazifesi ve en yüksek mesleği olan imanı kurtarmak ve imanı, tahkiki bir surette umuma ders vermek, hatta avamın da imanını tahkiki yapmak vazifesi ise, manen ve hakikaten hidayet edici, irşad edici manasının tam sarahatini ifade ettiği için, Nur şakirtleri bu vazifeyi tamamıyla Risale-i Nur'da gördüklerinden, ikinci ve üçüncü vazifeler buna nisbeten ikinci ve üçüncü derecedir diye, Risale-i Nur'un şahs-ı manevisini haklı olarak bir nevi Mehdi telakki ediyorlar. O şahs-ı manevinin de bir mümessili, Nur şakirtlerinin tesanüdünden gelen bir şahs-ı manevisi ve o şahs-ı manevide bir nevi mümessili olan biçare tercümanını zannettiklerinden, bazan o ismi ona da veriyorlar. Gerçi bu, bir iltibas ve bir sehivdir, fakat onlar onda mes ul değiller. Çünkü ziyade hüsn-ü zan, eskiden beri cereyan ediyor ve itiraz edilmez. Ben de o kardeşlerimin pek ziyade </text:span><text:soft-page-break/><text:span text:style-name="T3">hüsn-ü zanlarını bir nevi dua ve bir temenni ve Nur talebelerinin kemal-i itikatlarının bir tereşşuhu gördüğümden, onlara çok ilişmezdim. Hatta eski evliyanın bir kısmı, keramet-i gaybiyelerinde Risale-i Nur'u aynı o ahir zamanın hidayet edicisi olduğu diye keşifleri, bu tahkikat ile tevili anlaşılır. Demek iki noktada bir iltibas var; tevil lazımdır. Birincisi: Ahirdeki iki vazife, gerçi hakikat noktasında birinci vazife derecesinde değiller; fakat hilafet-i Muhammediye (a.s.m.) ve ittihad-ı İslam ordularıyla zemin yüzünde saltanat-ı İslamiyeyi sürmek cihetinde herkeste, hususan avamda, hususan ehl-i siyasette, hususan bu asrın efkarında, o birinci vazifeden bin derece geniş görünüyor. Ve bu isim bir adama verildiği vakit, bu iki vazife hatıra geliyor; siyaset manasını ihsas eder, belki de bir hodfuruşluk manasını hatıra getirir; belki bir şan, şeref ve makamperestlik ve şöhretperestlik arzularını gösterir. Ve eskiden beri ve şimdi de çok safdil ve makamperest zatlar, Mehdi olacağım diye dava ederler. Gerçi her asırda hidayet edici, bir nevi Mehdi ve müceddid geliyor ve gelmiş. Fakat herbiri, üç vazifelerden birisini bir cihette yapması itibarıyla, ahir zamanın Büyük Mehdi unvanını almamışlar. Hem mahkemede Denizli ehl-i vukufu, bazı şakirtlerin bu îtikadlarına göre, bana karşı demişler ki: "Eğer Mehdilik dava etse, bütün şakirdleri kabul edecekler." Ben de onlara demiştim: </text:span><text:span text:style-name="T35">"BEN, KENDİMİ SEYYİD BİLEMİYORUM. BU ZAMANDA NESİLLER BİLİNMİYOR. HALBUKİ AHİRZAMANIN O BÜYÜK ŞAHSI (10. TEKRAR), ÂL-İ BEYTTEN (11. TEKRAR) OLACAKTIR .</text:span><text:span text:style-name="T3"> Gerçi manen ben Hazret-i Ali'nin (r.a.) bir veled-i manevîsi hükmünde ondan hakikat dersini aldım ve Âl-i Muhammed Aleyhisselam bir manada hakikî Nur Şakirdlerine şamil olmasından, ben de Âl-i Beytten sayılabildim; fakat bu zaman şahs-ı manevî zamanı olmasından ve Nurun mesleğinde hiçbir cihette benlik ve şahsiyet ve şahsî makamları arzu etmek ve şan şeref kazanmak olmaz; ve sırr-ı ihlasa tam muhalif olmasından, Cenab-ı Hakka hadsiz şükür ediyorum ki, beni kendime beğendirmemesinden, ben öyle şahsî ve haddimden hadsiz derece fazla makamata gözümü dikmem ve Nurdaki ihlası bozmamak için, uhrevî makamat dahi bana verilse, bırakmaya kendimi mecbur biliyorum" dedim. O ehl-i vukuf sustu. </text:span><text:span text:style-name="T5">(Emirdağ Lâhikası, sf. 232)</text:span></text:p>
      <text:p text:style-name="P73"/>
      <text:p text:style-name="P72"><text:span text:style-name="T47">5.</text:span><text:span text:style-name="T5"> </text:span></text:p>
      <text:p text:style-name="P78"/>
      <text:p text:style-name="P78">Aziz ve gayretli âhiret kardeşim ve hizmet-i Kur'ân'da yoldaşım Hulûsî-i sânî ve Sabri-i evvel, </text:p>
      <text:p text:style-name="P72"><text:span text:style-name="T3">MâşâAllah, Yirminci Mektubun kıymetini güzel anlamışsınız ve güzel de yazmışsınız. Mektubunda ilm-i kelâm dersini benden almak arzu etmişsiniz. Zaten o dersi alıyorsunuz. Yazdığınız umum Sözler, o nurlu ve hakikî ilm-i kelâmın dersleridir. İmam-ı Rabbânî gibi bazı kudsî muhakkikler demişler ki: Âhirzamanda ilm-i kelâmı, yani ehl-i hak mezhebi olan mesâil-i imaniye-i kelâmiyeyi, birisi öyle bir surette beyan edecek ki, umum ehl-i keşif ve tarikatın fevkinde, o nurların neşrine </text:span><text:soft-page-break/><text:span text:style-name="T3">sebebiyet verecektir. Hattâ İmam-ı Rabbânî kendisini o şahıs gibi görmüştür. </text:span><text:span text:style-name="T5">Senin şu âciz ve fakir ve hiç ender hiç olan kardeşin, bin derece haddimin fevkinde olarak, kendimi o gelecek adam olduğumu iddia edemem, hiçbir cihette liyakatim yoktur</text:span><text:span text:style-name="T31">. </text:span><text:span text:style-name="T23">FAKAT O İLERİDE GELECEK ACİP ŞAHSIN (12. TEKRAR) BİR HİZMETKÂRI VE ONA (13. TEKRAR) YER HAZIR EDECEK BİR DÜMDÂRI VE O BÜYÜK KUMANDANIN (14. TEKRAR) PÎŞDÂR BİR NEFERİ OLDUĞUMU ZANNEDİYORUM. </text:span><text:span text:style-name="T3">Ve ondadır ki, sen de yazılan şeylerden o acip kokusunu aldın.</text:span><text:span text:style-name="T5"> (Barla Lahikası, sf. 162)</text:span></text:p>
      <text:p text:style-name="P73"/>
      <text:p text:style-name="P73"/>
      <text:p text:style-name="P72"><text:span text:style-name="T47">6.</text:span><text:span text:style-name="T5"> </text:span></text:p>
      <text:p text:style-name="P78"/>
      <text:p text:style-name="P72"><text:span text:style-name="T5">Elcevap:</text:span><text:span text:style-name="T3"> </text:span><text:span text:style-name="T35">Cenab-ı Hakk; kemal-i rahmetinden, şeriat-i İslamiyetin edebiyetine bir eser-i himayet olarak, her bir fesad-ı ümmet zamanında bir muslih veya bir müceddit veya bir halife-i zişan veya bir kutb-u a'zam veya bir mürşid'i ekmel veyahut bir nevi Mehdi hükmünde mübaret zatları göndermiş;</text:span><text:span text:style-name="T3"> </text:span><text:span text:style-name="T5">fesadı izale edip, milleti ıslah etmiş; Din-i Ahmediye (A.S.M) muhafaza etmiş. Madem adeti öyle cereyan ediyor, </text:span><text:span text:style-name="T35">AHİRZAMANIN EN BÜYÜK FESADI ZAMANINDA, ELBETTE EN BÜYÜK BİR MÜÇTEHİD (15. TEKRAR), HEM EN BÜYÜK BİR MÜCEDDİD (16. TEKRAR), HEM HAKİM (17. TEKRAR), HEM MEHDİ (18. TEKRAR), HEM MÜRŞİD (19. TEKRAR), HEM KUTB-U AZAM (20. TEKRAR) OLARAK BİR ZAT-İ NURANİYİ (21. TEKRAR) GÖNDERECEK VE O ZAT (22. TEKRAR) DA, EHL-İ BEYT-İ NEBEVİDEN OLACAKTIR.</text:span><text:span text:style-name="T3"> Cenab-ı Hakk, bir dakika zarfında beyn-es-sema vel-arz alemini bulutlarla doldurup boşalttığı gibi, bir saniyede denizin firtınalarını teskin eder ve </text:span><text:span text:style-name="T35">BAHAR İÇİNDE BİR SAATTE YAZ MEVSİMİNİN NÜMUNESİNİ VE YAZDA BİR SAATTE KIŞ FIRTINASINI İCAD EDEN KADİR-İ ZÜLCELAL; MEHDİ (23. TEKRAR) İLE DE, ALEM-İ İSLAM'IN ZULÜMATINI DAĞITABİLİR. </text:span><text:span text:style-name="T3">Ve va'detmiştir, va'dini elbette yapacaktır. Kudret-i İlahiye noktasında bakılsa, gayet kolaydır. Eğer daire-i esbab ve hikmet-i Rabbaniye noktasında düşünülse, yine o kadar makul ve vukua layıktır ki; 'Eğer muhbir-i Sadık'tan rivayet olmazsa dahi, herhalde öyle olmak lazım gelir. Ve olacaktır' diye ehl-i tefekkür hükmeder.</text:span></text:p>
      <text:p text:style-name="P72"><text:span text:style-name="T3">... Âl-i İbrahim Aleyhisselâm gibi öyle bir vaziyet almış ki, umum mübarek silsilelerin başında, umum aktar ve âsârın mecmalarında o nuranî zatlar kumandanlık ediyorlar. Ve öyle bir kesrettedirler ki, o kumandanların mecmuu, muazzam bir ordu teşkil ediyorlar. Eğer maddî şekle girse ve bir tesanütle bir fırka vaziyetini alsalar</text:span><text:span text:style-name="T36">, </text:span><text:span text:style-name="T35">İSLÂMİYET DİNİNİ MİLLİYET-İ MUKADDESE HÜKMÜNDE RABITA-İ İTTİFAK VE İNTİBAH YAPSALAR, HİÇBİR MİLLETİN ORDUSU ONLARA KARŞI DAYANAMAZ. İŞTE, O PEK KESRETLİ O MUKTEDİR ORDU, ÂL-İ MUHAMMED ALEYHİSSALÂTÜ VESSELÂMDIR VE HAZRET-İ MEHDÎNİN </text:span><text:soft-page-break/><text:span text:style-name="T35">(24. TEKRAR) EN HAS ORDUSUDUR. </text:span><text:span text:style-name="T3">Evet, bugün tarih-i Âlemde hiçbir nesil, şecere ile ve senetlerle ve anane ile birbirine muttasıl ve en yüksek şeref ve Âli hasep ve asil neseple mümtaz hiçbir nesil yoktur ki, Âl-i Beytten gelen seyyidler nesli kadar kuvvetli ve ehemmiyetli bulunsun. Eski zamandan beri bütün ehl-i hakikatin fırkaları başında onlar ve ehl-i kemÂlin namdar reisleri yine onlardır. Şimdi de, kemiyeten milyonları geçen bir nesl-i mübarektir. Mütenebbih ve kalbleri imanlı ve muhabbet-i Nebevî ile dolu ve cihandeğer şeref-i intisabıyla serfirazdırlar. Böyle bir cemaat-i azîme içindeki mukaddes kuvveti tehyiç edecek ve uyandıracak hâdisât-ı azîme vücuda geliyor. </text:span><text:span text:style-name="T35">ELBETTE O KUVVET-İ AZÎMEDEKİ BİR HAMİYET-İ ÂLİYE FEVERAN EDECEK VE HAZRET-İ MEHDÎ (25. TEKRAR) BAŞINA GEÇİP TARİK-İ HAK VE HAKİKATE SEVK EDECEK. BÖYLE OLMAK VE BÖYLE OLMASINI, BU KIŞTAN SONRA BAHARIN GELMESİ GİBİ, ÂDETULLAHTAN VE RAHMET-İ İLÂHİYEDEN BEKLERİZ VE BEKLEMEKTE HAKLIYIZ.</text:span><text:span text:style-name="T3"> (Mektubat, ss.425-426) </text:span></text:p>
      <text:p text:style-name="P73">Bediüzzamanın bu sözünde kullandığı yukarıdaki vasıflar, anlamlarından da anlaşılacağı gibi tek kişiye ait olacak özelliklerdir.</text:p>
      <text:p text:style-name="P82"/>
      <text:p text:style-name="P82">… bir müçtehid </text:p>
      <text:p text:style-name="P82">… bir müceddid </text:p>
      <text:p text:style-name="P82">… hâkim </text:p>
      <text:p text:style-name="P82">… Hz. Mehdi </text:p>
      <text:p text:style-name="P82">… mürşid </text:p>
      <text:p text:style-name="P82">… kutb-u a'zam </text:p>
      <text:p text:style-name="P82">… bir zât-ı nuranî</text:p>
      <text:p text:style-name="P78"/>
      <text:p text:style-name="P72"><text:span text:style-name="T47">7.</text:span><text:span text:style-name="T5"> </text:span></text:p>
      <text:p text:style-name="P78"/>
      <text:p text:style-name="P72"><text:span text:style-name="T3">Âhir fıkrasında, Muhbir-i Sâdıkın haber verdiği "Mânevî fütuhat yapmak ve zulümatı dağıtmak zaman ve zemin hemen hemen gelmesi" diye fıkrasına, bütün ruhu canımızla rahmet-i İlahiyeden niyaz ediyoruz, temenni ediyoruz. Fakat biz Risale-i Nur şakirtleri ise, vazifemiz hizmettir; vazife-i İlahiyeye karışmamak ve hizmetimizi onun vazifesine bina etmekle bir nevi tecrübe yapmamak olmakla beraber, kemiyete değil, keyfiyete bakmak, hem çoktan beri sukut-u ahlâka ve hayat-ı dünyeviyeyi her cihetle hayat-ı uhreviyeye tercih ettirmeye sevk eden dehşetli esbap altında </text:span><text:span text:style-name="T5">Risale-i Nur'un şimdiye kadar fütuhatı ve zındıkların ve dalâletlerin savletlerini kırması ve yüz binler biçarelerin imanlarını kurtarması ve herbiri yüze ve bine mukabil yüzer ve binler hakikî mümin talebeleri yetiştirmesi, Muhbir-i Sâdıkın ihbarını aynen tasdik etmiş ve vukuatla ispat etmiş ve ediyor,</text:span><text:span text:style-name="T3"> </text:span><text:span text:style-name="T5">inşaAllah daha edecek. Ve öyle kökleşmiş ki, inşaAllah hiçbir kuvvet Anadolu'nun sinesinden onu (Risale-i Nur'u) çıkaramaz.</text:span><text:span text:style-name="T3"> </text:span><text:span text:style-name="T23">TÂ AHİR ZAMANDA, HAYATIN GENİŞ </text:span><text:soft-page-break/><text:span text:style-name="T23">DAİRESİNDE, ASIL SAHİPLERİ, YANİ MEHDÎ (26. TEKRAR) VE ŞAKİRTLERİ CENAB-I HAKKIN İZNİYLE GELİR, O DAİREYİ GENİŞLETTİRİR VE O TOHUMLAR SÜMBÜLLENİR. BİZLER DE KABRİMİZDE SEYREDİP ALLAH'A ŞÜKREDERİZ.</text:span><text:span text:style-name="T35"> </text:span><text:span text:style-name="T5">(Kastamonu Lahikası, Sayfa 72, Tarihçe-i Hayat, Sayfa 258, Hizmet Rehberi, Sayfa 267, Sikke-i Tasdik-i Gaybi, Sayfa 153)</text:span></text:p>
      <text:p text:style-name="P64"/>
      <text:p text:style-name="P104">8.</text:p>
      <text:p text:style-name="P78"/>
      <text:p text:style-name="P72"><text:span text:style-name="T3">Aziz, sadık, muhterem kardeşimiz Hoca Haşmet, Senin, müceddid hakkındaki mektubunu hayretle okuduk ve Üstadımıza da söyledik. Üstadımız diyor ki: "Evet, bu zaman hem iman ve din için, hem hayat-ı içtimaî ve şeriat için, hem hukuk-u âmme ve siyaset-i İslamiye için gayet ehemmiyetli birer müceddid ister. Fakat en ehemmiyetlisi, hakaik-i imaniyeyi muhafaza noktasında tecdid vazifesi, en mukaddes ve en büyüğüdür. Şeriat ve hayat-ı içtimaiye ve siyasiye daireleri ona nispeten ikinci, üçüncü, dördüncü derecede kalıyor. Rivâyât-ı hadisiyede, tecdid-i din hakkında ziyade ehemmiyet ise, imanî hakaikteki tecdid itibarıyladır. Fakat efkâr-ı âmmede, hayatperest insanların nazarında zahiren geniş ve hâkimiyet noktasında cazibedar olan hayat-ı içtimaiye-i İslamiye ve siyaset-i diniye cihetleri daha ziyade ehemmiyetli göründüğü için, o adese ile, o nokta-i nazardan bakıyorlar, mana veriyorlar. "</text:span><text:span text:style-name="T5">Hem bu üç vezâifi birden bir şahısta, yahut cemaatte bu zamanda bulunması ve mükemmel olması ve birbirini cerh etmemesi pek uzak, âdeta kabil görülmüyor</text:span><text:span text:style-name="T35">. ÂHİRZAMANDA, ÂL-İ BEYT-İ NEBEVÎNİN (A.S.M.) CEMAAT-İ NURANİYESİNİ TEMSİL EDEN HAZRET-İ MEHDÎDE (27. TEKRAR) VE CEMAATİNDEKİ ŞAHS-I MANEVİDE ANCAK İÇTİMA EDEBİLİR.</text:span><text:span text:style-name="T3"> Bu asırda, Cenab-ı Hakka hadsiz şükür olsun ki, Risale-i Nur'un hakikatine ve şakirtlerinin şahs-ı manevisine, hakaik-i imaniye muhafazasında tecdid vazifesini yaptırmış; yirmi seneden beri o vazife-i kudsiyede tesirli ve fatihâne neşriyle gayet dehşetli ve kuvvetli zındıka ve dalâlet hücumuna karşı tam mukabele edip, yüz binler ehl-i imanın imanlarını kurtardığını kırk binler adam şehadet eder. "Amma, benim gibi aciz ve zayıf bir biçarenin, böyle binler derece haddimden fazla bir yükü yüklemek tarzında şahsımı, medâr-ı nazar etmemeli" diyor. Ve size selam ediyor. Biz de zâtınıza ve oradaki Risale-i Nur'la alâkadar olanlara selam ediyoruz. (</text:span><text:span text:style-name="T5">Kastamonu Lahikası, sf. 146)</text:span></text:p>
      <text:p text:style-name="P78"/>
      <text:p text:style-name="P104">9.</text:p>
      <text:p text:style-name="P104"/>
      <text:p text:style-name="P72"><text:span text:style-name="T35">Mehdî'nin üç vazifesi</text:span><text:span text:style-name="T3"> </text:span></text:p>
      <text:p text:style-name="P73">Nurun ehemmiyetli ve çok hayırlı bir şakirdi, çokların namına benden sordu ki: "Nurun halis ve eh(emmiyetli bir kısım şakirdleri, pek musırrane olarak <text:soft-page-break/>ahirzamanda gelen al-i Beytin büyük bir mürşidi seni zannediyorlar ve o kadar çekindiğin halde onlar ısrar ediyorlar. </text:p>
      <text:p text:style-name="P73">Sen de bu kadar musırrane onların fikirlerini kabul etmiyorsun, çekiniyorsun. Elbette onların elinde bir hakikat ve kat'î bir hüccet var ve sen de bir hikmet ve hakikata binaen onlara muvafakat etmiyorsun. Bu ise bir tezattır, her halde hallini istiyoruz." Ben de bu zatın temsil ettiği çok mesaillere cevaben derim ki: O has Nurcuların ellerinde bir hakikat var. Fakat iki cihette bir tabir ve te'vil lazım. </text:p>
      <text:p text:style-name="P78"/>
      <text:p text:style-name="P72"><text:span text:style-name="T5">Birincisi: </text:span><text:span text:style-name="T35">ÇOK DEFA MEKTUPLARIMDA İŞARET ETTİĞİM GİBİ, MEHDÎ AL-İ RESÛLÜN (28. TEKRAR) TEMSİL ETTİĞİ KUDSÎ CEMAATİNİN ŞAHS-I MANEVÎSİNİN ÜÇ VAZİFESİ VAR. EĞER ÇABUK KIYAMET KOPMAZSA VE BEŞER BÜTÜN BÜTÜN YOLDAN ÇIKMAZSA, O VAZİFELERİ ONUN (29. TEKRAR) CEMİYETİ VE SEYYİDLER CEMAATİ YAPACAĞINI RAHMET-İ İLAHİYEDEN BEKLİYORUZ. VE ONUN (30. TEKRAR) ÜÇ BÜYÜK VAZİFESİ OLACAK: </text:span></text:p>
      <text:p text:style-name="P64"/>
      <text:p text:style-name="P72"><text:span text:style-name="T5">Birincisi:</text:span><text:span text:style-name="T3"> Fen ve felsefenin tasallutiyle ve maddiyyun ve tabiiyyun taunu beşer içine intişar etmesiyle, her şeyden evvel felsefeyi ve maddiyyûn fikrini tam susturacak bir tarzda îmanı kurtarmaktır. Ehl-i îmanı dalaletten muhafaza etmek ve bu vazife hem dünya, hem herşeyi bırakmakla, çok zaman tetkikat ile meşguliyeti iktiza ettiğinden, </text:span><text:span text:style-name="T35">HAZRET-İ MEHDÎ'NİN (31. TEKRAR), O VAZİFESİNİ BİZZAT KENDİSİ (32. TEKRAR) GÖRMEYE VAKİT VE HAL MÜSAADE EDEMEZ.</text:span><text:span text:style-name="T3"> </text:span><text:span text:style-name="T35">ÇÜNKÜ HİLAFET-İ MUHAMMEDİYE (A.S.M.) CİHETİNDEKİ SALTANATI (33. TEKRAR)</text:span><text:span text:style-name="T3">, onun ile iştigale vakit bırakmıyor. </text:span><text:span text:style-name="T35">HERHALDE O VAZİFEYİ ONDAN EVVEL (34. TEKRAR) BİR TAİFE BİR CİHETTE GÖRECEK. O ZAT (35. TEKRAR), O TAİFENİN UZUN TETKİKATI İLE YAZDIKLARI ESERİ KENDİNE (36. TEKRAR) HAZIR BİR PROĞRAM YAPACAK, ONUN İLE O BİRİNCİ VAZİFEYİ TAM YAPMIŞ OLACAK. BU VAZİFENİN İSTİNAD ETTİĞİ KUVVET VE MANEVÎ ORDUSU, YALNIZ İHLAS VE SADAKAT VE TESANÜD SIFATLARINA TAM SAHİP OLAN BİR KISIM ŞAKİRDLERDİR. NE KADAR DA AZ OLSALAR, MANEN BİR ORDU KADAR KUVVETLİ VE KIYMETLİ SAYILIRLAR.</text:span><text:span text:style-name="T3"> </text:span></text:p>
      <text:p text:style-name="P78"/>
      <text:p text:style-name="P72"><text:span text:style-name="T5">İkinci vazifesi: </text:span><text:span text:style-name="T35">HİLAFET-İ MUHAMMEDİYE (A.S.M.) ÜNVANI İLE ŞEAİR-İ İSLAMİYEYİ İHYA ETMEKTİR. ALEM-İ İSLAMIN VAHDETİNİ NOKTA-İ İSTİNAD EDİP, BEŞERİYETİ MADDÎ VE MANEVÎ TEHLİKELERDEN VE GADAB-I İLAHÎDEN KURTARMAKTIR. BU VAZİFENİN, NOKTA-İ İSTİNADI VE HADİMLERİ, MİLYONLARLA EFRADI BULUNAN ORDULAR LAZIMDIR.</text:span><text:span text:style-name="T3"> </text:span></text:p>
      <text:p text:style-name="P78"/>
      <text:p text:style-name="P72"><text:span text:style-name="T5">Üçüncü vazifesi:</text:span><text:span text:style-name="T3"> </text:span><text:span text:style-name="T35">İNKILABAT-I ZAMANİYE İLE ÇOK AHKAM-I KUR'ANİYENİN ZEDELENMESİYLE VE ŞERİAT-I MUHAMMEDÎYENİN (A.S.M.) </text:span><text:soft-page-break/><text:span text:style-name="T35">KANUNLARI BİR DERECE TATİLE UĞRAMASIYLA O ZAT (37. TEKRAR), BÜTÜN EHL-İ ÎMANIN MANEVÎ YARDIMLARIYLA VE İTTİHAD-I İSLAMIN MUAVENETİYLE VE BÜTÜN ULEMA VE EVLİYANIN VE BİLHASSA AL-İ BEYTİN NESLİNDEN HER ASIRDA KUVVETLİ VE KESRETLİ BULUNAN MİLYONLAR FEDAKAR SEYYİDLERİN İLTİHAKLARIYLA O VAZİFE-İ UZMAYI YAPMAYA ÇALIŞIR.</text:span><text:span text:style-name="T3"> </text:span></text:p>
      <text:p text:style-name="P78"/>
      <text:p text:style-name="P72"><text:span text:style-name="T5">Şimdi hakikat-ı hal böyle olduğu halde, en birinci vazifesi ve en yüksek mesleği olan îmanı kurtarmak ve îmanı, tahkikî bir surette umuma ders vermek, hatta avamın da îmanını tahkikî yapmak vazifesi ise, manen ve hakikaten hidayet edici, irşad edici</text:span><text:span text:style-name="T3"> manasının tam sarahatını ifade ettiği için, Nur Şakirtleri bu vazifeyi tamamıyla Risale-i Nur'da gördüklerinden, ikinci ve üçüncü vazifeler buna nisbeten ikinci ve üçüncü derecededir, diye Risale-i Nur'un şahs-ı manevîsini haklı olarak bir nevi Mehdî telakki ediyorlar. O şahs-ı manevînin de bir mümessili, Nur Şakirdlerinin tesanüdünden gelen bir şahs-ı manevîsi ve o şahs-ı manevîde bir nevi mümessili olan bîçare tercümanını zannettiklerinden, bazan o ismi ona da veriyorlar. </text:span><text:span text:style-name="T5">Gerçi bu, bir iltibas ve bir sehivdir, fakat onlar onda mes'ul değiller.</text:span><text:span text:style-name="T3"> Çünkü ziyade hüsn-ü zan, eskidenberi cereyan ediyor ve itiraz edilmez. Ben de o kardeşlerimin pek ziyade hüsn-ü zanlarını bir nevi dua ve bir temennî ve Nur Talebelerinin kemal-i itikadlarının bir tereşşuhu gördüğümden onlara çok ilişmezdim. Hatta eski evliyanın bir kısmı, keramet-i gaybiyelerinden Risale-i Nur'u aynı o ahirzamanın hidayet edicisi olduğu, diye keşifleri bu tahkikat ile te'vili anlaşılır. Demek iki noktada bir iltibas var, te'vil lazımdır. </text:span></text:p>
      <text:p text:style-name="P78"/>
      <text:p text:style-name="P72"><text:span text:style-name="T5">Birincisi:</text:span><text:span text:style-name="T3"> </text:span><text:span text:style-name="T37">AHİRDEKİ İKİ VAZİFE</text:span><text:span text:style-name="T35">, GERÇİ HAKİKAT NOKTASINDA BİRİNCİ VAZİFE DERECESİNDE DEĞİLLER</text:span><text:span text:style-name="T3">, fakat hilafet-i Muhammediye (a.s.m.) ve ittihad-ı İslam ordularıyla zemin yüzünde saltanat-ı İslamiyeyi sürmek cihetinde herkeste, hususan avamda, hususan ehl-i siyasette, hususan bu asrın efkarında o birinci vazifeden bin derece geniş görünüyor; ve bu isim bir adama verildiği vakit, bu iki vazife hatıra geliyor; siyaset manasını ihsas eder; belki de bir hodfüruşluk manasını hatıra getirir; belki bir şan, şeref ve makamperestlik ve şöhretperestlik arzularını gösterir. Ve eskidenberi ve şimdi de çok safdil ve makamperest zatlar "Mehdî olacağım," diye dava ederler. </text:span><text:span text:style-name="T35">GERÇİ HER ASIRDA HİDAYET EDİCİ BİR NEVİ MEHDÎ VE MÜCEDDİD GELİYOR VE GELMİŞ, FAKAT HERBİRİ ÜÇ VAZİFELERDEN BİRİSİNİ BİR CİHETTE YAPMASI İTİBARİYLE, AHİRZAMANIN BÜYÜK MEHDÎSİ (38. TEKRAR) ÜNVANINI ALMAMIŞLAR.</text:span><text:span text:style-name="T3"> Hem mahkemede Denizli ehl-i vukufu, bazı şakirtlerin bu îtikadlarına göre, bana karşı demişler ki: "Eğer Mehdilik dava etse, bütün şakirdleri kabul edecekler." Ben de onlara demiştim: </text:span><text:span text:style-name="T35">"BEN, KENDİMİ SEYYİD BİLEMİYORUM. BU ZAMANDA NESİLLER BİLİNMİYOR. HALBUKİ AHİRZAMANIN O BÜYÜK ŞAHSI (39. TEKRAR), ÂL-İ </text:span><text:soft-page-break/><text:span text:style-name="T35">BEYTTEN OLACAKTIR.</text:span><text:span text:style-name="T3"> Gerçi manen ben Hazret-i Ali'nin (r.a.) bir veled-i manevîsi hükmünde ondan hakikat dersini aldım ve Âl-i Muhammed Aleyhisselam bir manada hakikî Nur Şakirdlerine şamil olmasından, ben de Âl-i Beytten sayılabildim; fakat bu zaman şahs-ı manevî zamanı olmasından ve Nurun mesleğinde hiçbir cihette benlik ve şahsiyet ve şahsî makamları arzu etmek ve şan şeref kazanmak olmaz; ve sırr-ı ihlasa tam muhalif olmasından, Cenab-ı Hakka hadsiz şükür ediyorum ki, beni kendime beğendirmemesinden, ben öyle şahsî ve haddimden hadsiz derece fazla makamata gözümü dikmem ve Nurdaki ihlası bozmamak için, uhrevî makamat dahi bana verilse, bırakmaya kendimi mecbur biliyorum" dedim. O ehl-i vukuf sustu. </text:span><text:span text:style-name="T5">(Emirdağ Lahikası-1, ss. 231-233)</text:span></text:p>
      <text:p text:style-name="P73"/>
      <text:p text:style-name="P73"/>
      <text:p text:style-name="P104">10.</text:p>
      <text:p text:style-name="P78"/>
      <text:p text:style-name="P72"><text:span text:style-name="T5">Aziz, sıddık kardeşlerim,</text:span><text:span text:style-name="T3"> </text:span><text:span text:style-name="T5">Evvelâ:</text:span><text:span text:style-name="T3"> Nurun fevkalâde has şakirtleri, Sikke-i Gaybiye müştemilâtıyla, o evliya-yı meşhûreden, kırk günde bir defa ekmek yiyip kırk gün yemeyen Osman-ı Hâlidî'nin sarih ihbarı ve evlâtlarına vasiyetiyle ve Isparta'nın meşhur ehl-i kalb âlimlerinden Topal Şükrü'nün zahir haber vermesiyle çok ehemmiyetli bir hakikatı dâvâ edip, fakat iki iltibas içinde, bu biçare, ehemmiyetsiz kardeşleri Said'e bin derece ziyade hisse vermişler. On seneden beri kanaatlerini tâdile çalıştığım halde, o bahadır kardeşler kanaatlerinde ileri gidiyorlar. Evet, onlar, On </text:span><text:span text:style-name="T5">Sekizinci Mektuptaki iki ehl-i kalb çobanın macerası gibi, hak bir hakikati görmüşler; fakat tabire muhtaçtır. O hakikat de şudur:</text:span></text:p>
      <text:p text:style-name="P64"/>
      <text:p text:style-name="P72"><text:span text:style-name="T35">ÜMMETİN BEKLEDİĞİ, AHİR ZAMANDA GELECEK</text:span><text:span text:style-name="T34"> </text:span><text:span text:style-name="T35">ZATIN (40. TEKRAR) ÜÇ VAZİFESİNDEN EN MÜHİMMİ VE EN BÜYÜĞÜ VE EN KIYMETDARI OLAN İMAN-I TAHKİKİYİ NEŞR VE EHL-İ İMANI DALALETTEN KURTARMAK CİHETİYLE</text:span><text:span text:style-name="T3">, o en ehemmiyetli vazifeyi aynen bitemâmihâ Risâle-i Nur'da görmüşler. İmam-ı Ali ve Gavs-ı âzam ve Osman-ı Hâlidî gibi zatlar, bu nokta içindir ki, o gelecek zatın makamını Risâle-i Nur'un şahs-ı mânevîsinde keşfen görmüşler gibi işaret etmişler. Bazan da o şahs-ı mânevîyi bir hâdimine vermişler, o hâdime mültefitane bakmışlar. </text:span><text:span text:style-name="T35">BU HAKİKATTEN ANLAŞILIYOR Kİ, SONRA GELECEK O MÜBAREK ZAT (41. TEKRAR), RİSÂLE-İ NUR'U BİR PROGRAMI OLARAK NEŞİR VE TATBİK EDECEK'.</text:span></text:p>
      <text:p text:style-name="P64"/>
      <text:p text:style-name="P72"><text:span text:style-name="T37">O ZATIN (42. TEKRAR) İKİNCİ VAZİFESİ</text:span><text:span text:style-name="T35">, şeriatı icra ve tatbik etmektedir. Birinci vazife, maddî kuvvetle değil, belki kuvvetli itikad ve ihlâs ve sadakatle olduğu halde, bu ikinci vazife gayet büyük maddî bir kuvvet ve hakimiyet lâzım ki, o ikinci vazife tatbik edilebilsin.</text:span></text:p>
      <text:p text:style-name="P64"/>
      <text:p text:style-name="P72"><text:soft-page-break/><text:span text:style-name="T37">O ZATIN (43. TEKRAR) ÜÇÜNCÜ VAZİFESİ,</text:span><text:span text:style-name="T35"> hilâfet-i İslâmiyeyi ittihad-ı İslâma bina ederek, İsevî ruhanîleriyle ittifak edip din-i İslâma hizmet etmektir. Bu vazife, pek büyük bir saltanat ve kuvvet ve milyonlar fedakârlarla tatbik edilebilir.</text:span><text:span text:style-name="T36"> </text:span><text:span text:style-name="T35">Birinci vazife, o iki vazifeden üç-dört derece daha ziyade kıymettardır. Fakat o ikinci, üçüncü vazifeler pek parlak ve çok geniş bir dairede ve şaşaalı bir tarzda olduğundan, umumun ve avâmın nazarında daha ehemmiyetli görünüyorlar. </text:span><text:span text:style-name="T3">İşte o has Nurcular ve bir kısmı evliya olan o kardeşlerimizin tâbire ve tevile muhtaç fikirlerini ortaya atmak, ehl-i dünyayı ve ehl-i siyaseti telâşe verir ve vermiş; hücumlarına vesile olur. Çünkü, birinci vazifenin hakikatini ve kıymetini göremiyorlar; öteki cihetlere hamlederler.</text:span></text:p>
      <text:p text:style-name="P50">Kardeşlerimin ikinci iltibası:</text:p>
      <text:p text:style-name="P73">Fâni ve çürütülebilir bir şahsiyeti, bazı cihetlerle birinci vazifede pişdarlık eden Nur şakirtlerinin şahs-ı mânevîsini temsil eden o âciz kardeşine veriyorlar. Halbuki bu iki iltibas da Risale-i Nur'un hakikî ihlâsına ve hiçbir şeye, hattâ mânevî ve uhrevî makamata dahi âlet olmamasına bir cihette zarar verdiği gibi, ehl-i siyaseti de evhama düşürüp Risale-i Nur'un neşrine zarar gelir. Bu zaman, şahs-ı mânevî zamanı olduğu için, böyle büyük ve bâkî hakikatler, fâni ve âciz ve sukut edebilir şahsiyetlere bina edilmez.</text:p>
      <text:p text:style-name="P78"/>
      <text:p text:style-name="P72"><text:span text:style-name="T5">Elhasıl:</text:span><text:span text:style-name="T3"> </text:span><text:span text:style-name="T23">O gelecek zatIn (44. TEKRAR) İSMİNİ vermek</text:span><text:span text:style-name="T35">, üç vazifesi birden hatıra geliyor;</text:span><text:span text:style-name="T3"> yanlış olur. Hem hiçbir şeye âlet olmayan nurdaki ihlâs zedelenir, avâm-ı mü'minîn nazarında hakikatlerin kuvveti bir derece noksanlaşır. Yakîniyet-i bürhaniye dahi, kazâyâ-yı makbûledeki zann-ı galibe inkılâp eder; daha muannid dalâlete ve mütemerrid zındıkaya tam galebesi, mütehayyir ehl-i imanda görünmemeye başlar. Ehl-i siyaset evhama ve bir kısım hocalar itiraza başlar. </text:span><text:span text:style-name="T5">Onun için, Nurlara o ismi vermek münasip görülmüyor. Belki "Müceddiddir, onun pişdarıdır" denilebilir.</text:span></text:p>
      <text:p text:style-name="P72"><text:span text:style-name="T5">Umum kardeşlerimize binler selâm.</text:span><text:span text:style-name="T3"> </text:span><text:span text:style-name="T5">(Sikke-i Tasdik-i Gaybi, s. 9-11)</text:span></text:p>
      <text:p text:style-name="P78"/>
      <text:p text:style-name="P104">11.</text:p>
      <text:p text:style-name="P104"/>
      <text:p text:style-name="P72"><text:span text:style-name="T3">Azîz kardeşlerim! Sadakatınızdan tereşşuh eden ve haddimin pek çok fevkinde hüsn-ü zannınıza karşı bundan evvel verdiğim cevabın bir tetimmesi olarak, bu gelecek fıkrayı iki gün evvel yazmıştık. </text:span><text:span text:style-name="T5">SİZİN FEVKALÂDE SADÂKAT VE ULÜVV-Ü HİMMETİNİZDEN TEREŞŞUH EDEN BİR HAFTA EVVELKİ MEKTUBUNUZA KARŞI HÜSN-Ü ZANNINIZI BİR DERECE CERHEDEN BENİM CEVABIMIN HİKMETİ ŞUDUR Kİ</text:span><text:span text:style-name="T3">: "…</text:span><text:span text:style-name="T35">BU ZAMANDA ÖYLE FEVKALÂDE HÂKİM CEREYANLAR VAR Kİ, HERŞEYİ KENDİ HESABINA ALDIĞI İÇİN, FARAZA</text:span><text:span text:style-name="T3"> </text:span><text:span text:style-name="T37">HAKİKİ BEKLENİLEN VE BİR ASIR SONRA GELECEK O ZAT (45. TEKRAR)</text:span><text:span text:style-name="T5"> dahi bu zamanda gelse, harekâtını o cereyanlara kaptırmamak için siyaset âlemindeki vaziyetten feragat edecek ve hedefini değiştirecek diye tahmin ediyorum.</text:span></text:p>
      <text:p text:style-name="P72"><text:span text:style-name="T3">Hem üç mes'ele var: Biri hayat, biri şeriat, biri imandır. Hakikat noktasında en mühimmi ve en a'zamı, iman mes'elesidir. </text:span><text:span text:style-name="T35">FAKAT ŞİMDİKİ UMUMUN NAZARINDA VE HAL-İ ÂLEM İLCAATI DA EN MÜHİM MES'ELE, HAYAT VE ŞERİAT GÖRÜNDÜĞÜNDEN</text:span><text:span text:style-name="T5"> </text:span><text:span text:style-name="T35">O ZÂT (46. TEKRAR) ŞİMDİ OLSA DA</text:span><text:span text:style-name="T5">, üç mes'eleyi birden umum rûy-i zeminde vaziyetlerini değiştirmek nev'-i beşerdeki cârî olan âdetullaha muvafık gelmediğinden, her halde en a'zam mes'eleyi esas yapıp, öteki mes'eleleri esas yapmayacak. Tâ ki iman hizmeti safvetini umumun nazarında bozmasın ve avamın çabuk iğfal olunabilen akıllarında, o hizmet başka maksadlara âlet olmadığı tahakkuk etsin." (Kastamonu Lahikası, s. 61-62)</text:span><text:span text:style-name="T3"> </text:span></text:p>
      <text:p text:style-name="P73"><text:soft-page-break/></text:p>
      <text:p text:style-name="P73"/>
      <text:p text:style-name="P104">12. </text:p>
      <text:p text:style-name="P104"/>
      <text:p text:style-name="P72"><text:span text:style-name="T5">On Dokuzuncu Mesele</text:span><text:span text:style-name="T3"> </text:span></text:p>
      <text:p text:style-name="P72"><text:span text:style-name="T35">Rivayetlerde, âhirzamanın alâmetlerinden olan ve</text:span><text:span text:style-name="T3"> </text:span><text:span text:style-name="T35">ÂL-İ BEYT-İ NEBEVÎDEN HAZRET-İ MEHDÎNİN (RADIYALLAHU ANH) (47. TEKRAR)</text:span><text:span text:style-name="T3"> </text:span><text:span text:style-name="T35">hakkında ayrı ayrı haberler var.</text:span><text:span text:style-name="T3"> Hattâ bir kısım ehl-i ilim ve ehl-i velâyet, eskide onun çıkmasına hükmetmişler. Allahu a'lem bissavab, bu ayrı ayrı rivayetlerin bir tevili şudur ki: </text:span><text:span text:style-name="T35">BÜYÜK MEHDÎNİN (48. TEKRAR) ÇOK VAZİFELERİ VAR. VE SİYASET ÂLEMİNDE, DİYANET ÂLEMİNDE, SALTANAT ÂLEMİNDE, CİHAD ÂLEMİNDEKİ ÇOK DÂİRELERDE İCRAATLARI OLDUĞU GİBİ,</text:span><text:span text:style-name="T3"> her bir asır, me'yusiyet vaktinde kuvve-i maneviyesini teyid edecek bir nevi Mehdîye veyahut Mehdînin onların imdadına o vakitte gelmek ihtimaline muhtaç olduğundan, rahmet-i İlâhiye ile her devirde, belki her asırda bir nevi Mehdî âl-i Beytten çıkmış, ceddinin şeriatını muhafaza ve sünnetini ihya etmiş. Meselâ, siyaset âleminde Mehdî-i Abbâsî ve diyanet âleminde </text:span><text:span text:style-name="T35">GAVS-I ÂZAM VE ŞÂH-I NAKŞİBEND VE AKTÂB-I ERBAA VE ON İKİ İMAM GİBİ BÜYÜK MEHDÎNİN (49. TEKRAR) BİR KISIM VAZİFELERİNİ İCRA EDEN ZATLAR</text:span><text:span text:style-name="T3"> dahi, Mehdî hakkında gelen rivâyetlerde, medâr-ı nazar Muhammed Aleyhissalâtü Vesselâm olduğundan, rivayetler ihtilâf ederek, bir kısım ehl-i hakikat demiş: "Eskide çıkmış." Her ne ise... Bu mesele Risale-i Nur'da beyan edildiğinden, onu ona havale ile burada bu kadar deriz ki: Dünyada mütesanit hiçbir hanedan ve mütevafık hiçbir kabile ve münevver hiçbir cemiyet ve cemaat yoktur ki, </text:span><text:span text:style-name="T35">ÂL-İ BEYTİN HANEDANINA</text:span><text:span text:style-name="T36"> </text:span><text:span text:style-name="T35">(50. TEKRAR)</text:span><text:span text:style-name="T36"> </text:span><text:span text:style-name="T35">VE KABİLESİNE VE CEMİYETİNE VE CEMAATİNE YETİŞEBİLSİN. EVET, YÜZER KUDSÎ KAHRAMANLARI YETİŞTİREN VE BİNLER MÂNEVÎ KUMANDANLARI ÜMMETİN BAŞINA GEÇİREN VE HAKİKAT-İ KUR'ÂNİYENİN MAYASIYLA VE İMANIN NURUYLA VE İSLÂMİYETİN ŞEREFİYLE BESLENEN, TEKEMMÜL EDEN ÂL-İ BEYT, ELBETTE ÂHİR ZAMANDA, ŞERİAT-I MUHAMMEDİYEYİ VE HAKİKAT-I FURKANİYEYİ VE SÜNNET-İ AHMEDİYEYİ (A.S.M.) İHYA İLE, İLÂN İLE, İCRA İLE, BAŞKUMANDANLARI OLAN BÜYÜK MEHDÎNİN (51. TEKRAR) KEMÂL-İ ADALETİNİ VE HAKKANİYETİNİ DÜNYAYA GÖSTERMELERİ GAYET MÂKUL OLMAKLA BERABER, GAYET LÂZIM VE ZARURÎ VE HAYAT-I İÇTİMAİYE-İ İNSANİYEDEKİ DÜSTURLARIN MUKTEZASIDIR. </text:span><text:span text:style-name="T5">(Şualar, ss.509-510)</text:span></text:p>
      <text:p text:style-name="P104"/>
      <text:p text:style-name="P72"><text:span text:style-name="T47">13.</text:span><text:span text:style-name="T5"> </text:span></text:p>
      <text:p text:style-name="P78"/>
      <text:p text:style-name="P73">Hem hapis usûlü tecrid onbeş gün kadar olduğu halde, beni üçbuçuk ay tecrid-i mutlakta hiçbir arkadaşımla temas ettirmediler. Hem üç aydan beri benim <text:soft-page-break/>aleyhimde kırk sahifelik bir iddianame yazılıp bana gösterildi. Yeni hurufu bilmediğimden, hem rahatsız ve hattım çok noksan olmasından çok rica ettim ki, "Bana biri iddianameyi okuyacak ve dilimi bilen talebelerimden benim itiraznamemi yazacak iki adama izin veriniz" dedim; izin vermediler. Dediler, "Avukat gelsin, okusun." Sonra onu da bırakmadılar. Yalnız bir kardeşe dediler ki: "Eski hurufa çevir, ona ver." Halbuki o kırk sahifeyi yazmak altı-yedi günde ancak olur. Bir saatte bana okumak işini, altı-yedi güne kadar uzatmak, tâ benimle kimse temas etmesin fikri ise, pek dehşetli bir istibdad ile benim bütün hukuk-u müdafaamı iskat etmektir. Dünyada, yüz cinayeti bulunan ve asılacak bir adam dahi böyle muamele göremez. Ben hakikaten bu emsalsiz işkencenin hiçbir sebebini bilmediğimden çok azab çekiyorum. Ben haber aldım ki, mahkeme reisi vicdanlı ve merhametlidir. Bu kanaate binaen, ilk ve son bir tecrübe olarak makamınıza bu istirhamname ve şekvayı yazdım.</text:p>
      <text:p text:style-name="P73"/>
      <text:p text:style-name="P90">Tecrid-i mutlakta hasta ve perişan</text:p>
      <text:p text:style-name="P90">Said Nursî</text:p>
      <text:p text:style-name="P78"/>
      <text:p text:style-name="P78">İDDİANAMEDE BENİM HAKKIMDA DÖRT ESAS VAR:</text:p>
      <text:p text:style-name="P78"/>
      <text:p text:style-name="P72"><text:span text:style-name="T5">Birinci Esas:</text:span><text:span text:style-name="T3"> Güya bende tefahur ve hodfüruşluk var ve kendimi müceddid biliyorum. </text:span><text:span text:style-name="T35">Ben bütün kuvvetimle bunu reddederim. HEM MEHDİLİK İSNADINI HİÇ KABUL ETMEDİĞİME BÜTÜN KARDEŞLERİM ŞEHADET EDERLER. HATTÂ DENİZLİ'DEKİ EHL-İ VUKUF, "EĞER SAİD MEHDİLİĞİNİ ORTAYA ATSA BÜTÜN ŞAKİRDLERİ KABUL EDECEK" DEDİKLERİNE MUKABİL, SAİD İTİRAZNAMESİNDE DEMİŞ Kİ: "BEN SEYYİD DEĞİLİM. MEHDİ (52. TEKRAR) SEYYİD OLACAK."</text:span><text:span text:style-name="T3"> </text:span><text:span text:style-name="T5">(Şualar, 14. Şua, s. 355 )</text:span></text:p>
      <text:p text:style-name="P73"/>
      <text:p text:style-name="P112">14.</text:p>
      <text:p text:style-name="P59"/>
      <text:p text:style-name="P72"><text:span text:style-name="T16">Beşinci Sebep: Çok zaman evvel bir ehl-i velâyetten işittim ki: O zat, eski velîlerin gaybî işaretlerinden istihraç etmiş ve kanaati gelmiş ki, "Şark tarafından bir nur zuhur edecek, bid'alar zulümâtını dağıtacak." Ben böyle bir nurun zuhuruna çok intizar ettim ve ediyorum. </text:span><text:span text:style-name="T33">FAKAT ÇİÇEKLER BAHARDA GELİR. ÖYLE KUDSÎ ÇİÇEKLERE ZEMİN HAZIR ETMEK LÂZIM GELİR. VE ANLADIK Kİ, BU HİZMETİMİZLE O NURANÎ ZATLARA (53. TEKRAR) ZEMİN İHZAR EDİYORUZ. </text:span><text:span text:style-name="T16">Madem kendimize ait değil; elbette, Sözler namındaki nurlara ait olan inâyât-ı İlâhiyeyi beyan etmekte medar-i fahir ve gurur olamaz; belki medar-ı hamd ve şükür ve tahdis-i nimet olur. </text:span><text:span text:style-name="T5">(Sikke-i Tasdik-i Gaybi, s. 189) (Barla Lahikası, 28. Mektuptan 7. Risale Olan 7. Mesele)</text:span></text:p>
      <text:p text:style-name="P78"/>
      <text:p text:style-name="P52">15. </text:p>
      <text:p text:style-name="P104"/>
      <text:p text:style-name="P72"><text:span text:style-name="T3">...Şimdi hatıra geldi ki, eğer şeddeli 'lar ve ikişer sayılsa, </text:span><text:span text:style-name="T35">BUNDAN BİR ASIR SONRA ZULÜMATI DAĞITACAK </text:span><text:span text:style-name="T37">ZATLAR</text:span><text:span text:style-name="T30"> </text:span><text:span text:style-name="T3">ise, </text:span><text:span text:style-name="T37">HAZRET-İ MEHDİ'NİN (54. TEKRAR) şakirdleri olabilir</text:span><text:span text:style-name="T36">."</text:span><text:span text:style-name="T3"> </text:span><text:span text:style-name="T5">(Şualar, s. 605)</text:span></text:p>
      <text:p text:style-name="P78"/>
      <text:p text:style-name="P104">16. </text:p>
      <text:p text:style-name="P104"/>
      <text:p text:style-name="P78">İkinci İşaret, yani: Altıncı İşaret</text:p>
      <text:p text:style-name="P64"/>
      <text:p text:style-name="P72"><text:span text:style-name="T35">HAZRET-İ MEHDÎNİN (55. TEKRAR)</text:span><text:span text:style-name="T5"> </text:span><text:span text:style-name="T35">cemiyet-i nuraniyesi, Süfyan komitesinin tahribatçı rejim-i bid'akârânesini tamir edecek, Sünnet-i Seniyyeyi ihyâ edecek,</text:span><text:span text:style-name="T3"> yani Âlem-i İslâmiyette risalet-i Ahmediyeyi (a.s.m.) inkâr niyetiyle şeriat-ı Ahmediyeyi (a.s.m.) tahribe çalışan Süfyan komitesi, Hazret-i Mehdî cemiyetinin mucizekâr mânevî kılıcıyla öldürülecek ve dağıtılacak. Hem Âlem-i insaniyette inkâr-ı ulûhiyet niyetiyle medeniyet ve mukaddesât-ı beşeriyeyi zîr ü zeber eden Deccal komitesini, Hazret-i İsâ Aleyhisselâmın din-i hakikîsini İslâmiyetin hakikatiyle birleştirmeye çalışan hamiyetkâr ve fedakâr bir İsevî cemaati namı altında ve "Müslüman İsevîleri" ünvanına lâyık bir cemiyet, o Deccal komitesini, Hazret-i İsâ Aleyhisselâmın riyaseti altında öldürecek ve dağıtacak, beşeri inkârı ulûhiyetten kurtaracak. Şu mühim sır pek uzundur. Başka yerlerde bir nebze bahsettiğimizden, burada bu kısa işaretle iktifâ ediyoruz. </text:span><text:span text:style-name="T5">(Mektubat, s.426) </text:span></text:p>
      <text:p text:style-name="P78"/>
      <text:p text:style-name="P104">17.</text:p>
      <text:p text:style-name="P104"/>
      <text:p text:style-name="P73">Beşinci nokta: Hem her iki deccalın, asırlarına ait olan harikaları, onların bahsiyle ve münasebetiyle rivayet edildiğinden, onların şahıslarından sudûr edeceği telâkki ve tevehhüm edilmesinden, o rivayet müteşabih olmuş, mânâsı gizlenmiş, meselâ tayyare ve şimendiferle gezmesi... Hem meselâ, meşhur olmuş ki, İslâm Deccalı öldüğü vakit ona hizmet eden şeytan, İstanbul'da Dikilitaş'ta bütün dünyaya bağıracak ve herkes o sesi işitecek ki, "O öldü." Yani pek acip ve şeytanları dahi hayrette bırakan radyoyla bağırılacak, haber verilecek. </text:p>
      <text:p text:style-name="P72"><text:span text:style-name="T3">Hem Deccalın rejimine ve teşkil ettiği komitesine ve hükûmetine ait garip halleri ve dehşetli icraatı, onun şahsıyla münasebettar rivayet edilmesi cihetiyle mânâsı gizlenmiş. Meselâ, "O kadar kuvvetlidir ve devam eder; yalnız Hazret-i İsa (a.s.) onu öldürebilir, başka çare olamaz" rivayet edilmiş. Yani, onun mesleğini ve yırtıcı rejimini bozacak, öldürecek, ancak semâvî ve ulvî hâlis bir din İsevîlerde zuhur edecek ve hakikat-i Kur'âniyeye iktida ve ittihad eden bu İsevî dinidir ki, Hazret-i İsa Aleyhisselâmın nüzulüyle o dinsiz meslek mahvolur, ölür. Yoksa onun şahsı bir mikrop, bir nezle ile öldürülebilir. <text:line-break/></text:span><text:soft-page-break/><text:span text:style-name="T3">Hem bir kısım râvîlerin kabil-i hatâ içtihadlarıyla olan tefsirleri ve hükümleri, hadîs kelimelerine karışıp hadis zannedilir, mânâ gizlenir. Vâkıa mutabakatı görünmez, müteşabih hükmüne geçer. Hem eski zamanda, bu zaman gibi cemaatin ve cemiyetin şahs-ı mânevîsi inkişaf etmediğinden ve fikr-i infirâdî galip olduğundan, cemaatin sıfat-ı azîmesi ve büyük harekâtı o cemaatin başında bulunan şahıslara verildiği cihetiyle, o şahıslar, harika ve küllî sıfatlara lâyık ve muvafık olmak için yüz derece cisminden ve kuvvetinden büyük bir acûbe cisim ve müthiş bir heykel ve çok harika bir kuvvet ve iktidar bulunmak lâzım geldiğinden öyle tasvir edilmiş. Vâkıa mutabakatı görünmüyor ve o rivayet müteşabih olur. </text:span><text:span text:style-name="T35">HEM İKİ DECCALİN SIFATLARI VE HALLERİ AYRI AYRI OLDUĞU HALDE, MUTLAK GELEN RİVAYETLERDE İLTİBAS OLUYOR; BİRİ, ÖTEKİ ZANNEDİLİR. HEM BÜYÜK MEHDÎNİN HALLERİ (56. TEKRAR) SÂBIK MEHDÎLERE İŞARET EDEN RİVAYETLERE MUTABIK ÇIKMIYOR,</text:span><text:span text:style-name="T3"> hadîs-i müteşabih hükmüne geçer. İmam-ı Ali (r.a.) yalnız İslâm Deccalından bahseder. Mukaddime bitti, meselelere başlıyoruz. </text:span></text:p>
      <text:p text:style-name="P72"><text:span text:style-name="T3">(</text:span><text:span text:style-name="T5">Şualar, ss.500- 501)</text:span></text:p>
      <text:p text:style-name="P78"/>
      <text:p text:style-name="P72"><text:span text:style-name="T47">18.</text:span><text:span text:style-name="T5"> </text:span></text:p>
      <text:p text:style-name="P78"/>
      <text:p text:style-name="P72"><text:span text:style-name="T5">Sekizinci Asıl:</text:span><text:span text:style-name="T3"> Cenab-ı Hakîm-i Mutlak, şu dâr-ı tecrübe ve meydan-ı imtihanda çok mühim şeyleri, kesretli eşya içinde saklıyor. O saklamakla çok hikmetler, çok maslahatlar bağlıdır. Meselâ: Leyle-i Kadri, umum ramazanda; saat-ı icabe-i duayı, Cum'a gününde; makbul velisini, insanlar</text:span><text:span text:style-name="T43"> </text:span><text:span text:style-name="T3">içinde; eceli, </text:span><text:span text:style-name="T5">ömür içinde ve kıyametin vaktini, ömr-ü dünya içinde saklamış. </text:span><text:span text:style-name="T3">Zira ecel-i insan muayyen olsa, yarı ömrüne kadar gaflet-i mutlaka, yarıdan sonra darağacına adım adım gitmek gibi bir dehşet verecek. Halbuki âhiret ve dünya müvazenesini muhafaza etmek ve her vakit havf u reca ortasında bulunmak maslahatı iktiza eder ki; her dakika hem ölmek, hem yaşamak mümkün olsun. Şu halde mübhem tarzdaki yirmi sene mübhem bir ömür, bin sene muayyen bir ömre müreccahtır. İşte kıyamet dahi şu insan-ı ekber olan dünyanın ecelidir. Eğer vakti taayyün etseydi, bütün kurûn-u ûlâ ve vustâ gaflet-i mutlakaya dalacak idiler ve kurûn-u uhrâ dehşette kalacaktı. İnsan nasıl hayat-ı şahsiyesiyle hanesinin ve köyünün bekasıyla alâkadardır. Öyle de; hayat-ı içtimaiye ve nev'iyesiyle, küre-i arzın ve dünyanın yaşamasıyla alâkadardır. Kur'an </text:span><text:span text:style-name="T5">"Kıyamet yaklaştı, ay yarıldı</text:span><text:span text:style-name="T3">. (Kamer Sûresi: 1.)"</text:span><text:span text:style-name="T43"> </text:span><text:span text:style-name="T3">der. </text:span><text:span text:style-name="T5">"Kıyamet yakındır"</text:span><text:span text:style-name="T3"> ferman ediyor. Bin bu kadar sene geçtikten sonra gelmemesi, yakınlığına halel vermez. Zira kıyamet, dünyanın ecelidir. Dünyanın ömrüne nisbeten bin veya ikibin sene, bir seneye nisbetle bir-iki gün veya bir-iki dakika gibidir. Saat-ı Kıyamet yalnız insaniyetin eceli değil ki, onun ömrüne nisbet edilip baîd görülsün. İşte bunun içindir ki, Hakîm-i Mutlak, kıyameti mugayyebat-ı hamseden olarak ilminde saklıyor. İşte bu ibham sırrındandır ki, her asır, hattâ asr-ı hakikatbîn olan Asr-ı Saadet dahi daima kıyametten korkmuşlar. Hattâ bazıları, "Şeraiti hemen hemen </text:span><text:soft-page-break/><text:span text:style-name="T3">çıkmış" demişler.İşte bu hakikatı bilmeyen insafsız insanlar derler ki: "Âhiretin tafsilatını ders alan müteyakkız kalbli, keskin nazarlı olan sahabelerin fikirleri, niçin 1000 sene hakikattan uzak olarak fikirleri düşmüş gibi</text:span><text:span text:style-name="T31">, </text:span><text:span text:style-name="T23">İSTİKBAL-İ DÜNYEVİYEDE 1400 SENE SONRA GELECEK BİR HAKİKATİ ASIRLARINDA KARİB ZANNETMİŞLER. </text:span></text:p>
      <text:p text:style-name="P72"><text:span text:style-name="T5">Elcevab:</text:span><text:span text:style-name="T3"> Çünki Sahabeler, feyz-i sohbet-i nübüvvetten herkesten ziyade dâr-ı âhireti düşünerek, dünyanın fenasını bilerek, kıyametin ibham-ı vaktindeki hikmet-i İlahiyeyi anlayarak ecel-i şahsî gibi dünyanın eceline karşı dahi daima muntazır bir vaziyet alarak, âhiretlerine ciddî çalışmışlar. Resul-i Ekrem Aleyhissalâtü Vesselâm "Kıyameti bekleyiniz, intizar ediniz" tekrar etmesi, şu hikmetten ileri gelmiş bir irşad-ı Nebevîdir. Yoksa vuku-u muayyene dair bir vahyin hükmüyle değildir ki, hakikattan uzak olsun. İllet ayrıdır, hikmet ayrıdır. İşte Peygamber Aleyhissalâtü Vesselâm'ın bu nevi sözleri hikmet-i ibhamdan ileri geliyor. </text:span><text:span text:style-name="T35">Hem şu sırdandır ki; HZ. MEHDİ (A.S.) (57. TEKRAR), SÜFYAN GİBİ ÂHİRZAMANDA GELECEK EŞHASLARI (58. TEKRAR) çok zaman evvel hattâ Tâbiîn zamanında onları beklemişler, yetişmek emelinde bulunmuşlar. Hattâ bazı ehl-i velayet "Onlar geçmiş" demişler. İşte bu da, kıyamet gibi, hikmet-i İlahiye iktiza eder ki; vakitleri taayyün etmesin. Çünki her zaman, her asır, kuvve-i maneviyenin takviyesine medar olacak ve yeisten kurtaracak "Mehdi" manasına muhtaçtır. </text:span><text:span text:style-name="T3">Bu manada, her asrın bir hissesi bulunmak lâzımdır. Hem gaflet içinde fenalara uymamak ve lâkaydlıkta nefsin dizginini bırakmamak için, nifakın başına geçecek müdhiş şahıslardan her asır çekinmeli ve korkmalı. Eğer tayin edilseydi, maslahat-ı irşad-ı umumî zayi' olurdu.</text:span></text:p>
      <text:p text:style-name="P73"/>
      <text:p text:style-name="P104">19.</text:p>
      <text:p text:style-name="P104"/>
      <text:p text:style-name="P72"><text:span text:style-name="T5">Şimdi Mehdi gibi eşhasın hakkındaki rivayatın ihtilafatı ve sırrı şudur ki: Ehadîsi tefsir edenler, metn-i ehadîsi tefsirlerine ve istinbatlarınatatbik etmişler. Meselâ: Merkez-i saltanat o vakit Şam'da veya Medine'de olduğundan, vukuat-ı Mehdiye veya Süfyaniyeyi Hz. merkez-i saltanat civarında olan Basra, Kûfe, Şam gibi yerlerde tasavvur ederek öyle tefsir etmişler. Hem de o eşhasın şahs-ı manevîsine veya temsil ettikleri cemaate ait âsâr-ı azîmeyi o eşhasın zâtlarında tasavvur ederek öyle tefsir etmişler ki,</text:span><text:span text:style-name="T35"> O EŞHAS-I HÂRİKA (59. TEKRAR) </text:span><text:span text:style-name="T5">çıktıkları vakit bütün halk onları tanıyacak gibi bir şekil vermişler. Halbuki demiştik: Bu dünya tecrübe meydanıdır. Akla kapı açılır, fakat ihtiyarı elinden alınmaz</text:span><text:span text:style-name="T35">. ÖYLE İSE O EŞHAS (60. TEKRAR), </text:span><text:span text:style-name="T5">hattâ o müdhiş Deccal dahi çıktığı zaman çokları, hattâ kendisi de bidayeten Deccal olduğunu bilmez. Belki nur-u imanın dikkatiyle,</text:span><text:span text:style-name="T35"> O EŞHAS-I (61. TEKRAR) ÂHİRZAMAN TANINABİLİR.</text:span><text:span text:style-name="T3"> </text:span><text:span text:style-name="T5">(Sözler, s.318) </text:span></text:p>
      <text:p text:style-name="P78"/>
      <text:p text:style-name="P104"><text:soft-page-break/>20.</text:p>
      <text:p text:style-name="P104"/>
      <text:p text:style-name="P78">Yirmi Dokuzuncu Mektubun Yedinci Kısmı,</text:p>
      <text:p text:style-name="P72"><text:span text:style-name="T3"><text:s/>Şeâir-i İslâmiyenin tağyirine asla razı olmayan ve tahammül edemeyerek kulaklarını tıkayanların kanaatlerindeki isabete kat'î bir hüccet; Te'vilkârâne "Zahirî muvafakat gösteriyorum" iddiasında bulunanları birinci zümreye ilhak ettirecek müessir bir kuvvet; Ulemâü's-sû' ahzâbına şedit bir tokat; Muhtelif nam ve vesilelerle, dinsizlik gayesiyle bid'alar çıkaranlara, kahir bir darbe-i kudret ve tavk-ı lânet; </text:span><text:span text:style-name="T35">BEŞİNCİ VE ALTINCI İŞARETLER, ISLAH-I ÂLEMİN BİZZAT HAZRET-İ MEHDÎNİN (62. TEKRAR) ZUHURUNA VÂBESTE OLDUĞUNA KANAAT EDEN ZÜMREDEN, BU ZÂT-I ÂLÎŞÂNIN (63. TEKRAR) DAHİ BU EMİRDE MUKTEDİR OLMASINDA ŞÜPHE DUYANLARIN, BU VEHİMLERİNİ BERTARAF EDECEK, İTİMATLARINI TEMİN EDECEK, GAYET KUVVETLİ GÜNEŞ GİBİ BİR HAKİKAT;</text:span></text:p>
      <text:p text:style-name="P64"/>
      <text:p text:style-name="P73">Yedinci İşaret, bu asrın en mâkul mücahedesinin nasıl yapılmak iktiza ettiğine delâlet eden, mahz-ı hikmet gibi hâssaları câmidir. </text:p>
      <text:p text:style-name="P73"/>
      <text:p text:style-name="P72"><text:span text:style-name="T3">Âciz kardeşinizin kısa vasfı da, elbette aczine şehadet eder. Yoksa bu hakaiki lâyıkıyla vasfeylemek, bu biçarenin haddi değildir. </text:span><text:span text:style-name="T5">(Mektubat, s. 174)</text:span></text:p>
      <text:p text:style-name="P5">AHİR ZAMANIN BÜYÜK MEHDİSİ </text:p>
      <text:p text:style-name="P22">ÜÇ VAZİFEYİ BİR ARADA </text:p>
      <text:p text:style-name="P22">YAPACAKTIR</text:p>
      <text:p text:style-name="P69"/>
      <text:p text:style-name="P69"/>
      <text:p text:style-name="P64">Mehdî'nin üç vazifesi</text:p>
      <text:p text:style-name="P73"><text:s/>Nurun ehemmiyetli ve çok hayırlı bir şakirdi, çokların namına benden sordu ki: "Nurun halis ve eh(emmiyetli bir kısım şakirdleri, pek musırrane olarak ahirzamanda gelen al-i Beytin büyük bir mürşidi seni zannediyorlar ve o kadar çekindiğin halde onlar ısrar ediyorlar. </text:p>
      <text:p text:style-name="P73">Sen de bu kadar musırrane onların fikirlerini kabul etmiyorsun, çekiniyorsun. Elbette onların elinde bir hakikat ve kat'î bir hüccet var ve sen de bir hikmet ve hakikata binaen onlara muvafakat etmiyorsun. Bu ise bir tezattır, her halde hallini istiyoruz."</text:p>
      <text:p text:style-name="P73"><text:s/>Ben de bu zatın temsil ettiği çok mesaillere cevaben derim ki: O has Nurcuların ellerinde bir hakikat var. Fakat iki cihette bir tabir ve te'vil lazım. </text:p>
      <text:p text:style-name="P73"/>
      <text:p text:style-name="P72"><text:span text:style-name="T5">Birincisi: </text:span><text:span text:style-name="T35">ÇOK DEFA MEKTUPLARIMDA İŞARET ETTİĞİM GİBİ, MEHDÎ AL-İ RESÛLÜN TEMSİL ETTİĞİ KUDSÎ CEMAATİNİN ŞAHS-I MANEVÎSİNİN ÜÇ VAZİFESİ VAR. EĞER ÇABUK KIYAMET KOPMAZSA VE BEŞER BÜTÜN BÜTÜN YOLDAN ÇIKMAZSA, O VAZİFELERİ ONUN CEMİYETİ VE SEYYİDLER CEMAATİ YAPACAĞINI RAHMET-İ İLAHİYEDEN BEKLİYORUZ. VE ONUN ÜÇ BÜYÜK VAZİFESİ OLACAK:</text:span></text:p>
      <text:p text:style-name="P64"/>
      <text:p text:style-name="P72"><text:span text:style-name="T5">Birincisi : </text:span><text:span text:style-name="T35">Fen ve felsefenin tasallutiyle ve maddiyyun ve tabiiyyun taunu beşer içine intişar etmesiyle, her şeyden evvel felsefeyi ve maddiyyûn fikrini tam susturacak bir tarzda îmanı kurtarmaktır. Ehl-i îmanı dalaletten muhafaza etmek ve bu vazife hem dünya, hem herşeyi bırakmakla, çok zaman tetkikat ile meşguliyeti iktiza ettiğinden, HAZRET-İ MEHDÎ'NİN, O VAZİFESİNİ BİZZAT KENDİSİ GÖRMEYE VAKİT VE HAL MÜSAADE EDEMEZ.</text:span><text:span text:style-name="T3"> </text:span><text:span text:style-name="T35">ÇÜNKÜ HİLAFET-İ MUHAMMEDİYE (A.S.M.) CİHETİNDEKİ SALTANATI </text:span><text:span text:style-name="T3">onun ile iştigale vakit bırakmıyor. </text:span><text:span text:style-name="T35">HERHALDE O VAZİFEYİ ONDAN EVVEL BİR TAİFE BİR CİHETTE GÖRECEK. O ZAT O TAİFENİN UZUN TETKİKATI İLE YAZDIKLARI ESERİ KENDİNE HAZIR BİR PROĞRAM YAPACAK, ONUN İLE O BİRİNCİ VAZİFEYİ TAM YAPMIŞ OLACAK. BU VAZİFENİN İSTİNAD ETTİĞİ KUVVET VE MANEVÎ ORDUSU, YALNIZ İHLAS VE SADAKAT VE TESANÜD SIFATLARINA TAM SAHİP OLAN BİR KISIM ŞAKİRDLERDİR. NE KADAR DA AZ OLSALAR, MANEN BİR ORDU KADAR KUVVETLİ VE KIYMETLİ SAYILIRLAR.</text:span><text:span text:style-name="T3"> </text:span></text:p>
      <text:p text:style-name="P78"/>
      <text:p text:style-name="P72"><text:soft-page-break/><text:span text:style-name="T5">İkinci vazifesi :</text:span><text:span text:style-name="T3"> </text:span><text:span text:style-name="T35">HİLAFET-İ MUHAMMEDİYE (A.S.M.) ÜNVANI İLE ŞEAİR-İ İSLAMİYEYİ İHYA ETMEKTİR. ALEM-İ İSLAMIN VAHDETİNİ NOKTA-İ İSTİNAD EDİP, BEŞERİYETİ MADDÎ VE MANEVÎ TEHLİKELERDEN VE GADAB-I İLAHÎDEN KURTARMAKTIR. BU VAZİFENİN, NOKTA-İ İSTİNADI VE HADİMLERİ, MİLYONLARLA EFRADI BULUNAN ORDULAR LAZIMDIR.</text:span><text:span text:style-name="T3"> </text:span></text:p>
      <text:p text:style-name="P78"/>
      <text:p text:style-name="P72"><text:span text:style-name="T5">Üçüncü vazifesi :</text:span><text:span text:style-name="T3"> </text:span><text:span text:style-name="T35">İNKILABAT-I ZAMANİYE İLE ÇOK AHKAM-I KUR'ANİYENİN ZEDELENMESİYLE VE ŞERİAT-I MUHAMMEDÎYENİN (A.S.M.) KANUNLARI BİR DERECE TATİLE UĞRAMASIYLA O ZAT BÜTÜN EHL-İ ÎMANIN MANEVÎ YARDIMLARIYLA VE İTTİHAD-I İSLAMIN MUAVENETİYLE VE BÜTÜN ULEMA VE EVLİYANIN VE BİLHASSA AL-İ BEYTİN NESLİNDEN HER ASIRDA KUVVETLİ VE KESRETLİ BULUNAN MİLYONLAR FEDAKAR SEYYİDLERİN İLTİHAKLARIYLA O VAZİFE-İ UZMAYI YAPMAYA ÇALIŞIR.</text:span></text:p>
      <text:p text:style-name="P64"/>
      <text:p text:style-name="P72"><text:span text:style-name="T5">Şimdi hakikat-ı hal böyle olduğu halde, en birinci vazifesi ve en yüksek mesleği olan îmanı kurtarmak ve îmanı, tahkikî bir surette umuma ders vermek, hatta avamın da îmanını tahkikî yapmak vazifesi ise, manen ve hakikaten hidayet edici, irşad edici</text:span><text:span text:style-name="T3"> manasının tam sarahatını ifade ettiği için, Nur Şakirtleri bu vazifeyi tamamıyla Risale-i Nur'da gördüklerinden, ikinci ve üçüncü vazifeler buna nisbeten ikinci ve üçüncü derecededir, diye Risale-i Nur'un şahs-ı manevîsini haklı olarak bir nevi Mehdî telakki ediyorlar. O şahs-ı manevînin de bir mümessili, Nur Şakirdlerinin tesanüdünden gelen bir şahs-ı manevîsi ve o şahs-ı manevîde bir nevi mümessili olan bîçare tercümanını zannettiklerinden, bazan o ismi ona da veriyorlar. </text:span><text:span text:style-name="T5">Gerçi bu, bir iltibas ve bir sehivdir, fakat onlar onda mes'ul değiller.</text:span><text:span text:style-name="T3"> Çünkü ziyade hüsn-ü zan, eskidenberi cereyan ediyor ve itiraz edilmez. Ben de o kardeşlerimin pek ziyade hüsn-ü zanlarını bir nevi dua ve bir temennî ve Nur Talebelerinin kemal-i itikadlarının bir tereşşuhu gördüğümden onlara çok ilişmezdim. Hatta eski evliyanın bir kısmı, keramet-i gaybiyelerinden Risale-i Nur'u aynı o ahirzamanın hidayet edicisi olduğu, diye keşifleri bu tahkikat ile te'vili anlaşılır. Demek iki noktada bir iltibas var, te'vil lazımdır.</text:span></text:p>
      <text:p text:style-name="P73"/>
      <text:p text:style-name="P72"><text:span text:style-name="T5">Birincisi:</text:span><text:span text:style-name="T3"> </text:span><text:span text:style-name="T37">AHİRDEKİ İKİ VAZİFE</text:span><text:span text:style-name="T35">, GERÇİ HAKİKAT NOKTASINDA BİRİNCİ VAZİFE DERECESİNDE DEĞİLLER</text:span><text:span text:style-name="T3">, fakat hilafet-i Muhammediye (a.s.m.) ve ittihad-ı İslam ordularıyla zemin yüzünde saltanat-ı İslamiyeyi sürmek cihetinde herkeste, hususan avamda, hususan ehl-i siyasette, hususan bu asrın efkarında o birinci vazifeden bin derece geniş görünüyor; ve bu isim bir adama verildiği vakit, bu iki vazife hatıra geliyor; siyaset manasını ihsas eder; belki de bir hodfüruşluk manasını hatıra getirir; belki bir şan, şeref ve makamperestlik ve şöhretperestlik arzularını gösterir. Ve eskidenberi ve şimdi de çok safdil ve makamperest zatlar "Mehdî olacağım," diye dava ederler. </text:span><text:span text:style-name="T35">GERÇİ HER ASIRDA HİDAYET EDİCİ BİR </text:span><text:soft-page-break/><text:span text:style-name="T35">NEVİ MEHDÎ VE MÜCEDDİD GELİYOR VE GELMİŞ, FAKAT HERBİRİ ÜÇ VAZİFELERDEN BİRİSİNİ BİR CİHETTE YAPMASI İTİBARİYLE, AHİRZAMANIN BÜYÜK MEHDÎSİ ÜNVANINI ALMAMIŞLAR.</text:span></text:p>
      <text:p text:style-name="P72"><text:span text:style-name="T3"><text:s/>Hem mahkemede Denizli ehl-i vukufu, bazı şakirtlerin bu îtikadlarına göre, bana karşı demişler ki: "Eğer Mehdilik dava etse, bütün şakirdleri kabul edecekler." Ben de onlara demiştim: </text:span><text:span text:style-name="T35">"BEN, KENDİMİ SEYYİD BİLEMİYORUM. BU ZAMANDA NESİLLER BİLİNMİYOR. HALBUKİ AHİRZAMANIN O BÜYÜK ŞAHSI ÂL-İ BEYTTEN OLACAKTIR.</text:span><text:span text:style-name="T3"> Gerçi manen ben Hazret-i Ali'nin (r.a.) bir veled-i manevîsi hükmünde ondan hakikat dersini aldım ve Âl-i Muhammed Aleyhisselam bir manada hakikî Nur Şakirdlerine şamil olmasından, ben de Âl-i Beytten sayılabildim; fakat bu zaman şahs-ı manevî zamanı olmasından ve Nurun mesleğinde hiçbir cihette benlik ve şahsiyet ve şahsî makamları arzu etmek ve şan şeref kazanmak olmaz; ve sırr-ı ihlasa tam muhalif olmasından, Cenab-ı Hakka hadsiz şükür ediyorum ki, beni kendime beğendirmemesinden, ben öyle şahsî ve haddimden hadsiz derece fazla makamata gözümü dikmem ve Nurdaki ihlası bozmamak için, uhrevî makamat dahi bana verilse, bırakmaya kendimi mecbur biliyorum" dedim. O ehl-i vukuf sustu. </text:span><text:span text:style-name="T5">(Emirdağ Lahikası-1, ss. 231-233)</text:span></text:p>
      <text:p text:style-name="P9"/>
      <text:p text:style-name="P9">On Dokuzuncu Mesele</text:p>
      <text:p text:style-name="P72"><text:span text:style-name="T3"><text:s/></text:span><text:span text:style-name="T36">Rivayetlerde, âhirzamanın alâmetlerinden olan ve</text:span><text:span text:style-name="T3"> </text:span><text:span text:style-name="T36">ÂL-İ BEYT-İ NEBEVÎDEN HAZRET-İ MEHDÎNİN (RADIYALLAHU ANH) hakkında ayrı ayrı haberler var.</text:span><text:span text:style-name="T3"> Hattâ bir kısım ehl-i ilim ve ehl-i velâyet, eskide onun çıkmasına hükmetmişler.</text:span></text:p>
      <text:p text:style-name="P72"><text:span text:style-name="T3"><text:s/>Allahu a'lem bissavab, bu ayrı ayrı rivayetlerin bir tevili şudur ki: </text:span><text:span text:style-name="T35">BÜYÜK MEHDÎNİN ÇOK VAZİFELERİ VAR. VE SİYASET ÂLEMİNDE, DİYANET ÂLEMİNDE, SALTANAT ÂLEMİNDE, CİHAD ÂLEMİNDEKİ ÇOK DÂİRELERDE İCRAATLARI OLDUĞU GİBİ,</text:span><text:span text:style-name="T3"> her bir asır, me'yusiyet vaktinde kuvve-i maneviyesini teyid edecek bir nevi Mehdîye veyahut Mehdînin onların imdadına o vakitte gelmek ihtimaline muhtaç olduğundan, rahmet-i İlâhiye ile her devirde, belki her asırda bir nevi Mehdî âl-i Beytten çıkmış, ceddinin şeriatını muhafaza ve sünnetini ihya etmiş. Meselâ, siyaset âleminde Mehdî-i Abbâsî ve diyanet âleminde </text:span><text:span text:style-name="T35">GAVS-I ÂZAM VE ŞÂH-I NAKŞİBEND VE AKTÂB-I ERBAA VE ON İKİ İMAM GİBİ BÜYÜK MEHDÎNİN BİR KISIM VAZİFELERİNİ İCRA EDEN ZATLAR</text:span><text:span text:style-name="T3"> dahi, Mehdî hakkında gelen rivâyetlerde, medâr-ı nazar Muhammed Aleyhissalâtü Vesselâm olduğundan, rivayetler ihtilâf ederek, bir kısım ehl-i hakikat demiş: "Eskide çıkmış." Her ne ise... Bu mesele Risale-i Nur'da beyan edildiğinden, onu ona havale ile burada bu kadar deriz ki: Dünyada mütesanit hiçbir hanedan ve mütevafık hiçbir kabile ve münevver hiçbir cemiyet ve cemaat yoktur ki, </text:span><text:span text:style-name="T35">ÂL-İ BEYTİN HANEDANINA</text:span><text:span text:style-name="T36"> </text:span><text:span text:style-name="T35">VE KABİLESİNE VE CEMİYETİNE VE CEMAATİNE YETİŞEBİLSİN. </text:span></text:p>
      <text:p text:style-name="P64"/>
      <text:p text:style-name="P72"><text:soft-page-break/><text:span text:style-name="T35">EVET, YÜZER KUDSÎ KAHRAMANLARI YETİŞTİREN VE BİNLER MÂNEVÎ KUMANDANLARI ÜMMETİN BAŞINA GEÇİREN VE HAKİKAT-İ KUR'ÂNİYENİN MAYASIYLA VE İMANIN NURUYLA VE İSLÂMİYETİN ŞEREFİYLE BESLENEN, TEKEMMÜL EDEN ÂL-İ BEYT, ELBETTE ÂHİR ZAMANDA, ŞERİAT-I MUHAMMEDİYEYİ VE HAKİKAT-I FURKANİYEYİ VE SÜNNET-İ AHMEDİYEYİ (A.S.M.) İHYA İLE, İLÂN İLE, İCRA İLE, BAŞKUMANDANLARI OLAN BÜYÜK MEHDÎNİN KEMÂL-İ ADALETİNİ VE HAKKANİYETİNİ DÜNYAYA GÖSTERMELERİ GAYET MÂKUL OLMAKLA BERABER, GAYET LÂZIM VE ZARURÎ VE HAYAT-I İÇTİMAİYE-İ İNSANİYEDEKİ DÜSTURLARIN MUKTEZASIDIR. </text:span><text:span text:style-name="T5">(Şualar, ss.509-510)</text:span></text:p>
      <text:p text:style-name="P64"/>
      <text:p text:style-name="P72"><text:span text:style-name="T3">Saidu'n-Nursî imzalı "Tekbirâtü'l-Huccac fî Arafat" başlıklı mektupta, "Nurun ehemmiyetli bir kısım şakirtleri pek musırrâne olarak âhirzamanda gelen âl-i Beytin büyük bir mürşidi seni zannediyorlar. Sen de onların fikirlerini musırrâne kabul etmiyorsun, çekiniyorsun. Bu bir tezattır. Hallini isteriz" diye sormaları sebebiyle, onlara cevap olmak üzere, </text:span><text:span text:style-name="T37">BUNDAN SONRA GELECEK MEHDÎ-İ RESULÜN</text:span><text:span text:style-name="T24">,</text:span><text:span text:style-name="T35"> </text:span><text:span text:style-name="T3">temsil ettiği kudsî cemaatin şahs-ı mânevîsinin </text:span><text:span text:style-name="T35">ÜÇ VAZİFESİ OLDUĞU,</text:span><text:span text:style-name="T36"> </text:span><text:span text:style-name="T35">BUNLARIN İMANI KURTARMAK, HİLÂFET-İ MUHAMMEDİYE (A.S.M.) ÜNVANIYLA ŞEÂİR-İ İSLÂMİYEYİ İHYÂ ETMEK VE İNKILÂBÂT-I ZAMANİYE İLE ÇOK AHKÂM-I KUR'ÂNİYENİN VE ŞERİAT-I MUHAMMEDİYENİN (A.S.M.) KANUNLARININ BİR DERECE TÂDİLE UĞRAMASIYLA</text:span><text:span text:style-name="T36"> </text:span><text:span text:style-name="T37">O ZÂT</text:span><text:span text:style-name="T39">, </text:span><text:span text:style-name="T35">BU VAZİFE-İ UZMÂYI YAPMAYA ÇALIŞIR</text:span><text:span text:style-name="T36">.</text:span><text:span text:style-name="T3"> Nur şakirtleri birinci vazifeyi tamamıyla Risale-i Nur'da gördüklerinden, ikinci, üçüncü vazifeleri de, buna nisbeten ikinci, üçüncü derecededir diye, Risale-i Nur'un şahs-ı mânevîsini haklı olarak bir nevi mehdi telâkki ediyorlar. Bir kısmı, o şahs-ı mânevînin bir mümessili olan bîçare tercümanını zannettiklerinden, bazan o ismi ona da veriyorlar. Hattâ, evliyanın bir kısmı, keramet-i gaybiyelerinde Risale-i Nur'u aynı o âhirzamanın hidâyet edicisi olduğu, bu tahkikatla teville anlaşılır diyorlar. İki noktada bir iltibas var; tevil lâzımdır. <text:line-break/></text:span><text:span text:style-name="T35">BİRİNCİSİ: ÂHİRDE İKİ VAZİFE, GERÇİ HAKİKAT NOKTASINDA BİRİNCİ VAZİFE DERECESİNDE DEĞİLLER. FAKAT HİLÂFET-İ MUHAMMEDİYE (A.S.M.) VE İTTİHAD-I İSLÂM AVAMDA VE EHL-İ SİYASETTE, HUSUSAN BU ASRIN EFKÂRINDA O BİRİNCİ VAZİFEDEN BİN DERECE GENİŞ GÖRÜNÜYOR</text:span><text:span text:style-name="T36">.</text:span><text:span text:style-name="T3"> Gerçi her asırda hidayet edici bir nevi mehdî ve müceddid geliyor ve gelmiş. </text:span><text:span text:style-name="T5">FAKAT HERBİRİ ÜÇ VAZİFEDEN BİRİSİNİ BİR CİHETTE YAPMASI İTİBARIYLA, </text:span><text:span text:style-name="T37">ÂHİRZAMANIN BÜYÜK MEHDÎSİ </text:span><text:span text:style-name="T5">ÜNVANINI ALMAMIŞLAR.</text:span></text:p>
      <text:p text:style-name="P78"/>
      <text:p text:style-name="P72"><text:span text:style-name="T5">İkincisi: </text:span><text:span text:style-name="T35">ÂHİR ZAMANIN </text:span><text:span text:style-name="T37">O BÜYÜK ŞAHSI ÂL-İ BEYT'TEN OLACAK</text:span><text:span text:style-name="T35">. </text:span><text:span text:style-name="T3">Gerçi mânen ben Hazret-i Ali'nin (r.a.) bir veled-i mânevîsi hükmündeyim. Ondan hakikat dersini aldım. Ve âl-i Muhammed (a.s.m.) bir mânâda hakikî Nur şakirtlerine şâmil </text:span><text:soft-page-break/><text:span text:style-name="T3">olmasından, ben de âl-i Beytten sayılabilirim. Fakat Nurun mesleğinde hiçbir cihette benlik, şahsiyet, şahsî makamları arzu etmek, şan ve şeref kazanmak olmaz. Nurda ihlâsı bozmamak için uhrevî makamat dahi bana verilse, bırakmaya kendimi mecbur bilirim diye, yarı muvafakat şeklinde bir cevap verilmekte ve bu mehdîlik teklifi açık ve kesin olarak reddedilmemektedir. </text:span><text:span text:style-name="T5">(Şualar, ss. 381-382)</text:span></text:p>
      <text:p text:style-name="P78"/>
      <text:p text:style-name="P72"><text:span text:style-name="T5">Aziz, sıddık kardeşlerim,</text:span><text:span text:style-name="T3"> </text:span><text:span text:style-name="T5">Evvelâ:</text:span><text:span text:style-name="T3"> Nurun fevkalâde has şakirtleri, Sikke-i Gaybiye müştemilâtıyla, o evliya-yı meşhûreden, kırk günde bir defa ekmek yiyip kırk gün yemeyen Osman-ı Hâlidî'nin sarih ihbarı ve evlâtlarına vasiyetiyle ve Isparta'nın meşhur ehl-i kalb âlimlerinden Topal Şükrü'nün zahir haber vermesiyle çok ehemmiyetli bir hakikatı dâvâ edip, fakat iki iltibas içinde, bu biçare, ehemmiyetsiz kardeşleri Said'e bin derece ziyade hisse vermişler. On seneden beri kanaatlerini tâdile çalıştığım halde, o bahadır kardeşler kanaatlerinde ileri gidiyorlar. Evet, onlar, On </text:span><text:span text:style-name="T5">Sekizinci Mektuptaki iki ehl-i kalb çobanın macerası gibi, hak bir hakikati görmüşler; fakat tabire muhtaçtır. O hakikat de şudur:</text:span></text:p>
      <text:p text:style-name="P78"/>
      <text:p text:style-name="P72"><text:span text:style-name="T35">ÜMMETİN BEKLEDİĞİ, AHİR ZAMANDA GELECEK</text:span><text:span text:style-name="T34"> </text:span><text:span text:style-name="T35">ZATIN </text:span><text:span text:style-name="T38">ÜÇ VAZİFESİNDEN EN MÜHİMMİ VE EN BÜYÜĞÜ VE EN KIYMETDARI OLAN</text:span><text:span text:style-name="T35"> İMAN-I TAHKİKİYİ NEŞR VE EHL-İ İMANI DALALETTEN KURTARMAK CİHETİYLE</text:span><text:span text:style-name="T3">, o en ehemmiyetli vazifeyi aynen bitemâmihâ Risâle-i Nur'da görmüşler. İmam-ı Ali ve Gavs-ı âzam ve Osman-ı Hâlidî gibi zatlar, bu nokta içindir ki, o gelecek zatın makamını Risâle-i Nur'un şahs-ı mânevîsinde keşfen görmüşler gibi işaret etmişler. Bazan da o şahs-ı mânevîyi bir hâdimine vermişler, o hâdime mültefitane bakmışlar. </text:span><text:span text:style-name="T35">BU HAKİKATTEN ANLAŞILIYOR Kİ, SONRA GELECEK O MÜBAREK ZAT RİSÂLE-İ NUR'U BİR PROGRAMI OLARAK NEŞİR VE TATBİK EDECEK'.</text:span></text:p>
      <text:p text:style-name="P64"/>
      <text:p text:style-name="P72"><text:span text:style-name="T37">O ZATIN İKİNCİ VAZİFESİ</text:span><text:span text:style-name="T35">, şeriatı icra ve tatbik etmektedir. Birinci vazife, maddî kuvvetle değil, belki kuvvetli itikad ve ihlâs ve sadakatle olduğu halde, bu ikinci vazife gayet büyük maddî bir kuvvet ve hakimiyet lâzım ki, o ikinci vazife tatbik edilebilsin.</text:span></text:p>
      <text:p text:style-name="P64"/>
      <text:p text:style-name="P72"><text:span text:style-name="T37">O ZATIN ÜÇÜNCÜ VAZİFESİ,</text:span><text:span text:style-name="T35"> hilâfet-i İslâmiyeyi ittihad-ı İslâma bina ederek, İsevî ruhanîleriyle ittifak edip din-i İslâma hizmet etmektir. Bu vazife, pek büyük bir saltanat ve kuvvet ve milyonlar fedakârlarla tatbik edilebilir.</text:span><text:span text:style-name="T36"> </text:span><text:span text:style-name="T35">Birinci vazife, o iki vazifeden üç-dört derece daha ziyade kıymettardır. Fakat o ikinci, üçüncü vazifeler pek parlak ve çok geniş bir dairede ve şaşaalı bir tarzda olduğundan, umumun ve avâmın nazarında daha ehemmiyetli görünüyorlar. </text:span><text:span text:style-name="T3">İşte o has Nurcular ve bir kısmı evliya olan o kardeşlerimizin tâbire ve tevile muhtaç fikirlerini ortaya atmak, ehl-i dünyayı ve ehl-i siyaseti telâşe verir ve vermiş; </text:span><text:soft-page-break/><text:span text:style-name="T3">hücumlarına vesile olur. Çünkü, birinci vazifenin hakikatini ve kıymetini göremiyorlar; öteki cihetlere hamlederler.</text:span></text:p>
      <text:p text:style-name="P78">Kardeşlerimin ikinci iltibası:</text:p>
      <text:p text:style-name="P73">Fâni ve çürütülebilir bir şahsiyeti, bazı cihetlerle birinci vazifede pişdarlık eden Nur şakirtlerinin şahs-ı mânevîsini temsil eden o âciz kardeşine veriyorlar. Halbuki bu iki iltibas da Risale-i Nur'un hakikî ihlâsına ve hiçbir şeye, hattâ mânevî ve uhrevî makamata dahi âlet olmamasına bir cihette zarar verdiği gibi, ehl-i siyaseti de evhama düşürüp Risale-i Nur'un neşrine zarar gelir. Bu zaman, şahs-ı mânevî zamanı olduğu için, böyle büyük ve bâkî hakikatler, fâni ve âciz ve sukut edebilir şahsiyetlere bina edilmez.</text:p>
      <text:p text:style-name="P73"/>
      <text:p text:style-name="P72"><text:span text:style-name="T5">Elhasıl:</text:span><text:span text:style-name="T3"> </text:span><text:span text:style-name="T23">O gelecek zatIn İsmİnİ vermek</text:span><text:span text:style-name="T35">, ÜÇ VAZİFESİ BİRDEN HATIRA GELİYOR;</text:span><text:span text:style-name="T3"> yanlış olur. Hem hiçbir şeye âlet olmayan nurdaki ihlâs zedelenir, avâm-ı mü'minîn nazarında hakikatlerin kuvveti bir derece noksanlaşır. Yakîniyet-i bürhaniye dahi, kazâyâ-yı makbûledeki zann-ı galibe inkılâp eder; daha muannid dalâlete ve mütemerrid zındıkaya tam galebesi, mütehayyir ehl-i imanda görünmemeye başlar. Ehl-i siyaset evhama ve bir kısım hocalar itiraza başlar. </text:span><text:span text:style-name="T5">Onun için, Nurlara o ismi vermek münasip görülmüyor. Belki "Müceddiddir, onun pişdarıdır" denilebilir.</text:span></text:p>
      <text:p text:style-name="P72"><text:span text:style-name="T5">Umum kardeşlerimize binler selâm.</text:span><text:span text:style-name="T3"> </text:span><text:span text:style-name="T5">(Sikke-i Tasdik-i Gaybi, ss. 9-11)</text:span></text:p>
      <text:p text:style-name="P78"/>
      <text:p text:style-name="P78">Aziz, sıddık kardeşlerim, </text:p>
      <text:p text:style-name="P72"><text:span text:style-name="T5">Evvela:</text:span><text:span text:style-name="T3"> Nurun ehemmiyetli ve çok hayırlı bir şakirdi, çokların namına benden sordu ki: "Nurun halis ve ehemmiyetli bir kısım şakirtleri, pek musırrane olarak, ahir zamanda gelen Al-i Beytin büyük bir mürşidi seni zannediyorlar ve o kadar çekindiğin halde onlar ısrar ediyorlar. Sen de bu kadar musırrane onların fikirlerini kabul etmiyorsun, çekiniyorsun. Elbette onların elinde bir hakikat ve kat i bir hüccet var ve sen de bir hikmet ve hakikate binaen onlara muvafakat etmiyorsun. Bu ise bir tezattır, herhalde hallini istiyoruz." Ben de bu zatın temsil ettiği çok mesaillere cevaben derim ki: O has Nurcuların ellerinde bir hakikat var. Fakat iki cihette bir tabir ve tevil lazım. </text:span></text:p>
      <text:p text:style-name="P73"/>
      <text:p text:style-name="P72"><text:span text:style-name="T5">BİRİNCİSİ :</text:span><text:span text:style-name="T3"> </text:span><text:span text:style-name="T35">ÇOK DEFA MEKTUPLARIMDA İŞARET ETTİĞİM GİBİ, MEHDİ-İ AL-İ RESULÜN TEMSİL ETTİĞİ KUDSİ CEMAATİNİN ŞAHS-I MANEVİSİNİN ÜÇ VAZİFESİ VAR. EĞER ÇABUK KIYAMET KOPMAZSA VE BEŞER BÜTÜN BÜTÜN YOLDAN ÇIKMAZSA, O VAZİFELERİ ONUN CEMİYETİ VE SEYYİDLER CEMAATİ YAPACAĞINI RAHMET-İ İLAHİYEDEN BEKLİYORUZ. VE ONUN ÜÇ BÜYÜK VAZİFESİ OLACAK:</text:span></text:p>
      <text:p text:style-name="P64"/>
      <text:p text:style-name="P72"><text:soft-page-break/><text:span text:style-name="T3"><text:s/></text:span><text:span text:style-name="T5">BİRİNCİSİ : </text:span><text:span text:style-name="T35">FEN VE FELSEFENİN TASALLUTUYLA VE MADDİYUN VE TABİİYYUN TAUNU, BEŞER İÇİNE İNTİŞAR ETMESİYLE, HERŞEYDEN EVVEL FELSEFEYİ VE MADDİYUN FİKRİNİ TAM SUSTURACAK BİR TARZDA İMANI KURTARMAKTIR. EHL-İ İMANI DALALETTEN MUHAFAZA ETMEK VE BU VAZİFE HEM DÜNYA, HEM HERŞEYİ BIRAKMAKLA, ÇOK ZAMAN TEDKİKAT İLE MEŞGULİYETİ İKTİZA ETTİĞİNDEN,</text:span><text:span text:style-name="T36"> </text:span><text:span text:style-name="T35">HAZRET-İ MEHDİNİN</text:span><text:span text:style-name="T36">, </text:span><text:span text:style-name="T35">O VAZİFESİNİ BİZZAT KENDİSİ GÖRMEYE VAKİT VE HAL MÜSAADE EDEMEZ. ÇÜNKÜ HİLAFET-İ MUHAMMEDİYE (A.S.M.) CİHETİNDEKİ SALTANATI, ONUNLA İŞTİGALE VAKİT BIRAKMIYOR. HERHALDE O VAZİFEYİ ONDAN EVVEL BİR TAİFE BİR CİHETTE GÖRECEK.</text:span></text:p>
      <text:p text:style-name="P64"/>
      <text:p text:style-name="P72"><text:span text:style-name="T24">O zât </text:span><text:span text:style-name="T37">o taifenin uzun tedkikatı (o topluluğun uzun araştırmaları, İNCELEMELERİ) İLE YAZDIKLARI ESERİ KENDİNE HAZIR BİR PROGRAM YAPACAK,</text:span><text:span text:style-name="T35"> ONUN İLE O BİRİNCİ VAZİFEYİ TAM YAPMIŞ OLACAK. BU VAZİFENİN İSTİNAD ETTİĞİ (DAYANDIĞI) KUVVET VE MANEVÎ ORDUSU, YALNIZ İHLAS VE SADAKAT VE TESANÜD (DAYANIŞMA) SIFATLARINA TAM SAHİB OLAN BİR KISIM ŞAKİRDLERDİR (ÖĞRENCİLERDİR). NE KADAR DA AZ DA OLSALAR, MANEN BİR ORDU KADAR KUVVETLİ VE KIYMETLİ SAYILIRLAR.</text:span><text:span text:style-name="T36"> </text:span><text:span text:style-name="T5">(Emirdağ Lâhikası-1, ss. 266-267)</text:span></text:p>
      <text:p text:style-name="P23"/>
      <text:p text:style-name="P126">BEDİÜZZAMAN'IN; KENDİSİNİN SEYYİD OLMADIĞINI, AHİR ZAMANDA ZUHUR EDECEK OLAN HZ. MEHDİ (A.S.)'IN İSE EHL-İ BEYT'E MENSUP YANİ SEYYİD OLACAĞINI İFADE ETTİĞİ SÖZLERİ</text:p>
      <text:p text:style-name="P22">(OSMANLICA)</text:p>
      <text:p text:style-name="P24"/>
      <text:p text:style-name="P24"/>
      <text:p text:style-name="P112">1.</text:p>
      <text:p text:style-name="P112"/>
      <text:p text:style-name="P72"><text:span text:style-name="T18">Altıncısı: </text:span><text:span text:style-name="T16">Nurun şakirtlerinden bazılarının Nurlardan fevkalâde iman hüccetlerini ve sarsılmaz, aynelyakîn ulûm-u imaniyeyi görüp istifade ettiklerinden, bu bîçare tercümanına bir nevi teşvik ve tebrik ve takdir ve teşekkür nev'inde ziyade hüsn-ü zanla müfritâne methetmeleriyle beni suçlu gösterene derim: </text:span></text:p>
      <text:p text:style-name="P73">Ben âciz, zayıf, gurbette, menfî, yarım ümmî, aleyhimde propaganda ile halkı benden ürkütmek hâleti içinde Kur'ân'ın ilâçlarından ve imanî ve kudsî hakikatlerinden dertlerime tam derman olarak kendime bulduğum zaman, bu millete ve bu vatan evlâtlarına dahi tam bir ilâç olacağına kanaat getirdiğim için, o kıymettar hakikatleri kaleme aldım. Hattım pek noksan olmasından yardımcılara pek çok muhtaç iken, inayet-i İlâhiye bana sadık, has, metin yardımcıları verdi. </text:p>
      <text:p text:style-name="P72"><text:span text:style-name="T5">Elbette ben onların hüsn-ü zanlarını ve samimâne medihlerini </text:span><text:span text:style-name="T6">bütün bütün reddetmek ve hatırlarını tekdirle kırmak,</text:span><text:span text:style-name="T5"> o hazine-i Kur'âniyeden alınan Nurlara bir ihanet ve adavet hükmüne geçer. Ve o elmas kalemli ve kahraman kalbli muavinleri kaçıracak diye, onların âdi, müflis şahsıma karşı medh ü senâlarını, asıl mal sahibi ve bir mânevî mucize-i Kur'âniye olan Risale-i Nur'a ve has şakirtlerinin şahsiyet-i mâneviyesine çeviriyordum.</text:span><text:span text:style-name="T3"> "Benim haddimden yüz derece ziyade hisse veriyorsunuz" diye bir cihette hatırlarını kırıyordum. Acaba hiç bir kanun, müstenkif ve razı olmayan bir adamı başkaların onu methetmesiyle suçlu yapar mı ki, kanun namına hareket eden resmî memur beni suçlu yapıyor? Hem neşrettiğimiz aleyhimizde yazılan kararnamenin elli dördüncü sayfasında, </text:span><text:span text:style-name="T37">"ÂHİRZAMANIN O BÜYÜK ŞAHSI NESLEN ÂL-İ BEYTTEN OLACAK. BİZ NUR ŞAKİRTLERİ, ANCAK MÂNEVÎ ÂL-İ BEYTTEN SAYILABİLİRİZ.</text:span><text:span text:style-name="T35"> ... </text:span><text:span text:style-name="T5">(Şualar, Sayfa 390)</text:span></text:p>
      <text:p text:style-name="P78"/>
      <text:p text:style-name="P112">2.</text:p>
      <text:p text:style-name="P112"/>
      <text:p text:style-name="P72"><text:span text:style-name="T16">55:</text:span><text:span text:style-name="T3"> "Hazret-i Ali'nin (r.a.) ilm-i hakikat itibariyle şakirdi olduğumdan, mânevî evlâdı olabilirim" demesiyle kendine atfedilen makamlara liyakatini kabul etmiş görülmektedir. </text:span></text:p>
      <text:p text:style-name="P72"><text:soft-page-break/><text:span text:style-name="T3">Bedî' mânâsında olan Celcelûtiye kasidesinde (Hz. Ali (r.a.) tarafından telif edilen bir kasîde) İmam-ı Ali'nin (r.a.) çok cihetlerle Risale-i Nur'a sarahat derecesine yakın işarâtı içinde, Bediüzzaman ismini Risale-i Nur'a vermesinden, bana emaneten verilen o ismi Risale-i Nur'a iade ettiğimi yazmışım. Bununla beraber</text:span><text:span text:style-name="T28">, </text:span><text:span text:style-name="T23">"BEN DE MÂNEVÎ ÂL-İ BEYTTEN SAYILABİLİRİM" DEMEKTEN MAKSADIM, BİR KISIM MÜÇTEHİDLERİN, </text:span><text:span text:style-name="T24">"ONUN ÂİLESİNE VE ASHABINA SELÂM OLSUN"</text:span><text:span text:style-name="T23"> DUASINDA, </text:span><text:span text:style-name="T24">"SEYYİD OLMAYAN, FAKAT EHL-İ TAKVÂ BULUNANLAR O DUADA DAHİLDİRLER" DEDİKLERİNDEN, O UMUMÎ DUADA BENİM DE BİR HİSSEM BULUNMASI İÇİN RİCAKÂRÂNE BİR TEVİLDİR.</text:span><text:span text:style-name="T26"> </text:span><text:span text:style-name="T3">Yoksa, o hatâkârane mânâ (hatalı anlam) hiç hatırıma gelmemiş. </text:span><text:span text:style-name="T5">(Şualar, 14. Şua, sayfa: 358 )</text:span></text:p>
      <text:p text:style-name="P80"/>
      <text:p text:style-name="P112">3.</text:p>
      <text:p text:style-name="P112"/>
      <text:p text:style-name="P73">Hem mahkemede Denizli ehl-i vukufu (bilgi sahibi kişileri), bazı şakirtlerin (talebelerin) bu itikatlarına (inançlarına, düşüncelerine) göre, bana karşı demişler ki: </text:p>
      <text:p text:style-name="P64"/>
      <text:p text:style-name="P72"><text:span text:style-name="T35">"EĞER MEHDİLİK DAVA ETSE, </text:span><text:span text:style-name="T23">bütün şakİrdlerİ (</text:span><text:span text:style-name="T35">talebeleri</text:span><text:span text:style-name="T23">) </text:span><text:span text:style-name="T35">KABUL EDECEKLER." BEN DE ONLARA DEMİŞTİM: "BEN, KENDİMİ SEYYİD BİLEMİYORUM. BU ZAMANDA NESİLLER BİLİNMİYOR. HALBUKİ </text:span><text:span text:style-name="T37">AHİR ZAMANIN O BÜYÜK ŞAHSI, AL-İ BEYTTEN OLACAKTIR.</text:span><text:span text:style-name="T8"> </text:span><text:span text:style-name="T6">GERÇİ MANEN BEN HAZRET-İ ALİ'NİN (R.A.) BİR VELED-İ MANEVİSİ HÜKMÜNDE ONDAN HAKİKAT DERSİNİ ALDIM VE AL-İ MUHAMMED ALEYHİSSELAM BİR MANADA HAKİKİ NUR ŞAKİRTLERİNE ŞAMİL OLMASINDAN BEN DE AL-İ BEYTTEN SAYILABİLİRİM.</text:span><text:span text:style-name="T3"> Fakat bu zaman şahs-ı manevi zamanı olmasından ve Nurun mesleğinde hiçbir cihette benlik ve şahsiyet ve şahsi makamları arzu etmek ve şan şeref kazanmak olmaz; ve sırr-ı ihlasa tam muhalif olmasından, Cenab-ı Hakka hadsiz şükür ediyorum ki, beni kendime beğendirmemesinden, ben öyle şahsi ve haddimden hadsiz derece fazla makamata gözümü dikmem. Ve Nurdaki ihlası bozmamak için, uhrevi makamat dahi bana verilse, bırakmaya kendimi mecbur biliyorum" dedim, o ehl-i vukuf </text:span></text:p>
      <text:p text:style-name="P111"/>
      <text:p text:style-name="P112">4.</text:p>
      <text:p text:style-name="P9"/>
      <text:p text:style-name="P78">İddianamede benim hakkımda dört esas var. </text:p>
      <text:p text:style-name="P72"><text:span text:style-name="T5">Birinci Esas:</text:span><text:span text:style-name="T3"> Güya bende tefahhur ve odfüruşluk var ve kendimi müceddid biliyorum.</text:span></text:p>
      <text:p text:style-name="P72"><text:span text:style-name="T35">Ben bütün kuvvetimle bunu reddederim.</text:span><text:span text:style-name="T23"> HEM MEHDİLİK İSNADINI HİÇ KABUL ETMEDİĞİME BÜTÜN KARDEŞLERİM ŞEHADET EDERLER. HATTÂ DENİZLİ'DEKİ EHL-İ VUKUF, "EĞER SAİD MEHDİLİĞİNİ ORTAYA ATSA BÜTÜN ŞAKİRDLERİ KABUL EDECEK" DEDİKLERİNE MUKABİL SAİD </text:span><text:soft-page-break/><text:span text:style-name="T23">İTİRAZNAMESİNDE DEMİŞ Kİ: </text:span><text:span text:style-name="T31">"BEN SEYYİD DEĞİLİM. MEHDİ SEYYİD OLACAK." DİYE ONLARI REDDETMİŞ. </text:span><text:span text:style-name="T3">(</text:span><text:span text:style-name="T5">Şualar, 14. Şua, sayfa: 355 )</text:span></text:p>
      <text:p text:style-name="P64"/>
      <text:p text:style-name="P112">5.</text:p>
      <text:p text:style-name="P112"/>
      <text:p text:style-name="P72"><text:span text:style-name="T8">SEYYİD OLMAYAN "SEYYİDİM" VE SEYYİD OLAN "DEĞİLİM" DİYENLER, İKİSİ DE GÜNAHKAR VE DUHUL İLE HURUC HARAM OLDUKLARI GİBİ</text:span><text:span text:style-name="T3">...HADİS VE KURAN'DA DAHİ, ZİYADE VEYA NOKSAN (fazla veya eksik) ETMEK MEMNU'DUR. </text:span><text:span text:style-name="T16">Fakat ziyade etmek, nizamı bozduğu ve vehme kapı açtığı için, daha zararlıdır. Noksana cehil bir derece özür olur. Fakat ziyade etmek, ilimle olur. Âlim olan mâzur değildir. Kezalik, dinden birşeyi fasl veya olmayanı vasl etmek ikisi de caiz değildir. (Muhakemat, sayfa: 46)</text:span></text:p>
      <text:p text:style-name="P126">BEDİÜZZAMAN'IN; KENDİSİNİN SEYYİD OLMADIĞINI, AHİR ZAMANDA ZUHUR EDECEK OLAN HZ. MEHDİ (A.S.)'IN İSE EHL-İ BEYT'E MENSUP YANİ SEYYİD OLACAĞINI İFADE ETTİĞİ SÖZLERİ</text:p>
      <text:p text:style-name="P22">(TÜRKÇE)</text:p>
      <text:p text:style-name="P111"/>
      <text:p text:style-name="P112"/>
      <text:p text:style-name="P112">1.</text:p>
      <text:p text:style-name="P112"/>
      <text:p text:style-name="P59">Altıncısı: Nurun şakirtlerinden bazılarının Nurlardan fevkalâde iman hüccetlerini ve sarsılmaz, aynelyakîn ulûm-u imaniyeyi görüp istifade ettiklerinden, bu bîçare tercümanına bir neivi teşvik ve tebrik ve takdir ve teşekkür nev'inde ziyade hüsn-ü zanla müfritâne methetmeleriyle beni suçlu gösterene derim: </text:p>
      <text:p text:style-name="P73">Ben âciz, zayıf, gurbette, menfî, yarım ümmî, aleyhimde propaganda ile halkı benden ürkütmek hâleti içinde Kur'ân'ın ilâçlarından ve imanî ve kudsî hakikatlerinden dertlerime tam derman olarak kendime bulduğum zaman, bu millete ve bu vatan evlâtlarına dahi tam bir ilâç olacağına kanaat getirdiğim için, o kıymettar hakikatleri kaleme aldım. Hattım pek noksan olmasından yardımcılara pek çok muhtaç iken, inayet-i İlâhiye bana sadık, has, metin yardımcıları verdi. </text:p>
      <text:p text:style-name="P78"/>
      <text:p text:style-name="P72"><text:span text:style-name="T5">Elbette ben onların hüsn-ü zanlarını ve samimâne medihlerini (methetmelerini, övgülerini) </text:span><text:span text:style-name="T6">bütün bütün reddetmek ve hatırlarını tekdirle (üzerek, ikaz ederek) kırmak,</text:span><text:span text:style-name="T5"> o hazine-i Kur'âniyeden alınan Nurlara bir ihanet ve adavet (düşmanlık, kin) hükmüne geçer. Ve o elmas kalemli ve kahraman kalbli muavinleri kaçıracak diye, onların âdi, müflis (herşeyini kaybetmiş) şahsıma karşı medh ü senâlarını (meth edip övmelerin), asıl mal sahibi ve bir mânevî mucize-i Kur'âniye olan Risale-i Nur'a ve has şakirtlerinin şahsiyet-i mâneviyesine çeviriyordum.</text:span><text:span text:style-name="T3"> "Benim haddimden yüz derece ziyade hisse veriyorsunuz" diye bir cihette hatırlarını kırıyordum. Acaba hiç bir kanun, müstenkif (reddeden) ve razı olmayan bir adamı başkaların onu methetmesiyle suçlu yapar mı ki, kanun namına hareket eden resmî memur beni suçlu yapıyor? Hem neşrettiğimiz aleyhimizde yazılan kararnamenin elli dördüncü sayfasında, </text:span><text:span text:style-name="T37">"ÂHİRZAMANIN O BÜYÜK ŞAHSI NESLEN ÂL-İ BEYTTEN OLACAK. BİZ NUR ŞAKİRTLERİ, ANCAK MÂNEVÎ ÂL-İ BEYTTEN SAYILABİLİRİZ.</text:span><text:span text:style-name="T35"> ... </text:span><text:span text:style-name="T5">(Şualar, sayfa: 390)</text:span></text:p>
      <text:p text:style-name="P78"/>
      <text:p text:style-name="P53">2.</text:p>
      <text:p text:style-name="P112"/>
      <text:p text:style-name="P72"><text:span text:style-name="T16">55:</text:span><text:span text:style-name="T3"> "Hazret-i Ali'nin (r.a.) ilm-i hakikat (hakikat ilmi) itibariyle şakirdi (talebesi) olduğumdan, mânevî evlâdı olabilirim" demesiyle kendine atfedilen makamlara liyakatini (layık olduğunu) kabul etmiş görülmektedir. </text:span></text:p>
      <text:p text:style-name="P72"><text:span text:style-name="T3">Bedî' (hayret verici, garib) mânâsında olan Celcelûtiye kasidesinde (Hz. Ali (r.a.) tarafından telif edilen bir kasîde) İmam-ı Ali'nin (r.a.) çok cihetlerle Risale-i Nur'a sarahat (açıklık) derecesine yakın işarâtı (işareti) içinde, Bediüzzaman ismini Risale-i Nur'a vermesinden, bana emaneten verilen o ismi Risale-i Nur'a iade ettiğimi yazmışım. Bununla beraber</text:span><text:span text:style-name="T28">, "</text:span><text:span text:style-name="T23">Ben de mânevî âl-İ Beytten sayIlabİlİrİm" demekten maksadIm, bİr kIsIm müçtehİdlerİn, "</text:span><text:span text:style-name="T24">Onun âİlesİne ve ashabIna selâm olsun</text:span><text:span text:style-name="T23">" duasInda, </text:span><text:span text:style-name="T24">"Seyyİd olmayan, fakat ehl-İ takvâ bulunanlar o duada dahİldİrler" dedİklerİnden, o umumî (</text:span><text:span text:style-name="T37">genel</text:span><text:span text:style-name="T24">) duada benİm de bİr hİssem bulunmasI İçİn rİcakârâne bİr tevİldİr</text:span><text:span text:style-name="T26">.</text:span><text:span text:style-name="T28"> </text:span><text:span text:style-name="T3">Yoksa, o hatâkârane mânâ (hatalı anlam) hiç hatırıma gelmemiş. </text:span><text:span text:style-name="T5">(Şualar, 14. Şua, sayfa: 358 )</text:span></text:p>
      <text:p text:style-name="P78"/>
      <text:p text:style-name="P112">3.</text:p>
      <text:p text:style-name="P112"/>
      <text:p text:style-name="P73">Hem mahkemede Denizli ehl-i vukufu (bilgi sahibi kişileri), bazı şakirtlerin (talebelerin) bu itikatlarına (inançlarına, düşüncelerine) göre, bana karşı demişler ki: </text:p>
      <text:p text:style-name="P73"/>
      <text:p text:style-name="P72"><text:span text:style-name="T35">"EĞER MEHDİLİK DAVA ETSE, </text:span><text:span text:style-name="T23">bütün şakİrdlerİ (</text:span><text:span text:style-name="T35">talebeleri</text:span><text:span text:style-name="T23">) </text:span><text:span text:style-name="T35">KABUL EDECEKLER." BEN DE ONLARA DEMİŞTİM: "BEN, KENDİMİ SEYYİD BİLEMİYORUM. BU ZAMANDA NESİLLER BİLİNMİYOR. HALBUKİ </text:span><text:span text:style-name="T37">AHİR ZAMANIN O BÜYÜK ŞAHSI, AL-İ BEYTTEN (Peygamberimiz (s.a.v.)'in neslinden) OLACAKTIR.</text:span><text:span text:style-name="T8"> </text:span><text:span text:style-name="T6">GERÇİ MANEN (MANEVİ OLARAK) BEN HAZRET-İ ALİ'NİN (R.A.) BİR VELED-İ MANEVİSİ (MANEVİ EVLADI) HÜKMÜNDE ONDAN HAKİKAT DERSİNİ ALDIM VE AL-İ MUHAMMED ALEYHİSSELAM BİR MANADA HAKİKİ NUR ŞAKİRTLERİNE ŞAMİL OLMASINDAN (GERÇEK NUR TALEBELERİNİ DE KAPSADIĞI İÇİN), BEN DE AL-İ BEYTTEN (PEYGAMBERİMİZ (SAAS)'İN NESLİNDEN) SAYILABİLİRİM.</text:span><text:span text:style-name="T3"> Fakat bu zaman şahs-ı manevi zamanı olmasından ve Nurun mesleğinde hiçbir cihette (hiç bir yönden) benlik ve şahsiyet ve şahsi makamları arzu etmek ve şan şeref kazanmak olmaz; ve sırr-ı ihlasa tam muhalif olmasından (samimiyetin sırrına ters düşmesinden), Cenab-ı Hakka hadsiz (sonsuz) şükür ediyorum ki, beni kendime beğendirmemesinden, ben öyle şahsi ve haddimden hadsiz derece fazla makamata (kendi sınırlarımdan sonsuz derecede fazla makama) gözümü dikmem. Ve Nurdaki ihlası (samimiyeti) bozmamak için, uhrevi makamat (makam) dahi bana verilse, bırakmaya kendimi mecbur biliyorum" dedim, o ehl-i vukuf (bilgi sahibi kişiler) sustu. </text:span><text:span text:style-name="T5">(Emirdağ Lahikası, sayfa: 233)</text:span></text:p>
      <text:p text:style-name="P112"><text:soft-page-break/>4.</text:p>
      <text:p text:style-name="P112"/>
      <text:p text:style-name="P72"><text:span text:style-name="T16">İddianamede benim hakkımda dört esas var. Birinci Esas:</text:span><text:span text:style-name="T3"> Güya bende tefahhur (böbürlenme) ve hodfüruşluk (kendini beğenmişlik) var ve kendimi müceddid (büyük alim) biliyorum.</text:span></text:p>
      <text:p text:style-name="P73"/>
      <text:p text:style-name="P72"><text:span text:style-name="T35">Ben bütün kuvvetimle bunu reddederim.</text:span><text:span text:style-name="T23"> HEM MEHDİLİK İSNADINI HİÇ KABUL ETMEDİĞİME BÜTÜN KARDEŞLERİM ŞEHADET EDERLER. HATTÂ DENİZLİ'DEKİ EHL-İ VUKUF, "EĞER SAİD MEHDİLİĞİNİ ORTAYA ATSA BÜTÜN ŞAKİRDLERİ KABUL EDECEK" DEDİKLERİNE MUKABİL SAİD İTİRAZNAMESİNDE DEMİŞ Kİ: </text:span><text:span text:style-name="T31">"BEN SEYYİD DEĞİLİM. MEHDİ SEYYİD OLACAK." DİYE ONLARI REDDETMİŞ. </text:span><text:span text:style-name="T3">(</text:span><text:span text:style-name="T5">Şualar, 14. Şua, sayfa: 355 )</text:span></text:p>
      <text:p text:style-name="P64"/>
      <text:p text:style-name="P112">5.</text:p>
      <text:p text:style-name="P112"/>
      <text:p text:style-name="P72"><text:span text:style-name="T8">SEYYİD OLMAYAN "SEYYİDİM" VE SEYYİD OLAN "DEĞİLİM" DİYENLER, İKİSİ DE GÜNAHKAR VE DUHUL (dahil olmak) İLE HURUC (isyan) HARAM OLDUKLARI GİBİ </text:span><text:span text:style-name="T3">...HADİS VE KURAN'DA DAHİ, ZİYADE VEYA NOKSAN (fazla veya eksik) ETMEK MEMNU'DUR (yasaklanmıştır).</text:span><text:span text:style-name="T16"> Fakat ziyade etmek (ilave yapmak), nizamı bozduğu (düzeni bozduğu) ve vehme (şüpheye) kapı açtığı için, daha zararlıdır. Noksana cehil (cahil olanın eksikleri) bir derece özür olur. Fakat ziyade etmek (ilave yapmak), ilimle olur. Âlim olan mâzur değildir (bilgili olanın özrü yoktur). Kezalik (Bu nedenle), dinden birşeyi fasl (ayırmak) veya olmayanı vasl etmek (ortaya getirmek), ikisi de caiz değildir (sakıncalıdır).</text:span><text:span text:style-name="T5"> (Muhakemat, sayfa: 46)</text:span></text:p>
      <text:p text:style-name="P126">BEDİÜZZAMAN'IN İSLAM BİRLİĞİ (İTTİHAD-I İSLAM) İLE İLGİLİ SÖZLERİ</text:p>
      <text:p text:style-name="P12">27 Mart 1909</text:p>
      <text:p text:style-name="P73"/>
      <text:p text:style-name="P73"/>
      <text:p text:style-name="P73">Tarîk-ı Muhammedî (Muhammed'in yolu) (a.s.m), şüphe ve hileden münezzeh (hiç bir şeye muhtaç olmayan, kusursuz) olduğundan, şüphe ve hileyi ima eden gizlemekten de müstağnîdir (ihtiyaç duymayandır). Hem de o derece azîm (büyük) ve geniş ve muhit (Her şeyi kuşatan) bir hakikat (gerçek), bahusus (özellikle) bu zaman ehline karşı hiçbir cihetle (sebeple) saklanmaz. Bahr-ı umman (Okyanus) nasıl bir destide (Testide) saklanacak! Tekraren (Defalarca) söylüyorum ki, ittihad-ı islâm (İslam Birliği) hakikatında (gerçeğinde) olan ittihad-ı Muhammedînin (İslam Birliğinin) (a.s.m.) cihetü'l-vahdeti (Birlik yönü) Tevhid-i İlâhîdir (Allah'ın birliğine iman ve ondan başka ilah olmadığını tasdik etmektir). Peyman (Ahd) ve yemini de îmandır. Müntesibîni (Intisab edenleri, girenleri), umum (tüm) mü'minlerdir. Nizamnâmesi (tüzük metni), sünen-i Ahmediyedir (peygamberin sünnetidir) (a.s.m.). Kânunu (yasası), evâmir (emirleri, kanunları) ve nevâhi-i şer'iyedir (Şeriatın yasakladığı şeylerdir). Bu ittihat (Birlik); âdetten (gelenekten, alışkanlıktan) değil, ibâdettir. </text:p>
      <text:p text:style-name="P72"><text:span text:style-name="T3">İhfa (gizlenmek), havf (korkmak); riyâdandır (gösteriştendir, iki yüzlülüktendir). Farzda riyâ (gösteriş, iki yüzlülük) yoktur. </text:span><text:span text:style-name="T24">BU ZAMANIN EN BÜYÜK FARZ VAZÎFESİ (GÖREVİ), İTTİHAD-I İSLÂMDIR</text:span><text:span text:style-name="T25"> </text:span><text:span text:style-name="T23">(İSLAM BİRLİĞİDİR). ITTİHADIN (BİRLİĞİN) HEDEF VE MAKSADI; O KADAR UZUN, MÜNŞAİB (KOLLARA AYRILMIŞ), MUHİT (HER ŞEYİ KUŞATAN), MERÂKİZ (KARAR YERLERİ) VE MAÂBİD-İ İSLÂMİYEYİ (İSLAMIN İBADET YERLERİNİ) BİRBİRİNE RABTETTİREN (BAĞLAYAN) BİR SİLSİLE-İ NURANİYİ (NURANİ SİLSİLE, SOY) İHTİZAZA GETİRMEKLE (HAREKETE GEÇMEKLE) ONUNLA MERBUT (BAĞLANMIŞ) OLANLARI İKAZ (UYARMA) VE TARÎK-I TERAKKİYE (YÜKSELME, İLERLEME YOLUNA) BİR HÂHİŞ (İSTEK) VE EMR-İ VİCDANÎ (VİCDANİ EMİR) İLE SEVK ETMEKTİR. BU İTTİHADIN (BİRLİĞİN) MEŞREBİ (YOLU) MUHABBETTİR. (SEVGİ BESLEMEKTİR). HUSUMET (DÜŞMANLIK) İSE, CEHALET (BİLGİSİZLİK) VE ZARURET (İSTER İSTEMEZ) NİFAKADIR (İKİ YÜZLÜLÜKTÜR). GAYR-I MÜSLİMLER (MÜSLÜMAN OLMAYANLAR) EMİN OLSUNLAR Kİ, BU İTTİHADIMIZ (BİRLİĞİMİZ), BU ÜÇ SIFATA (VASFA) HÜCUMDUR (KARŞI ÇIKMAKTIR, SALDIRIDIR). GAYR-I MÜSLİME (MÜSLÜMAN OLMAYANA) KARŞI HAREKETİMİZ İKNÂDIR (RAZI ETMEKTİR). ZİRA ONLARI MEDENÎ (FAZİLETLİ, TERBİYELİ) BİLİRİZ. VE İSLÂMİYETİ MAHBUP (SEVİLEN, SEVGİLİ) VE ULVÎ (YÜCE) GÖSTERMEKTİR. </text:span><text:span text:style-name="T5">Zira</text:span><text:span text:style-name="T3"> </text:span><text:span text:style-name="T5">(Çünkü) onları munsif (İnsaflı) zannediyoruz. Lâübaliler (Geveze, zevzek) iyi bilsinler ki, dinsizlikle kendilerini hiçbir ecnebîye </text:span><text:soft-page-break/><text:span text:style-name="T5">(yabancıya) sevdiremezler. Zira (Çünkü) mesleksizliklerini göstermiş olurlar. Mesleksizlik, anarşilik sevilmez. Ve bu ittihada (Birliğe) tahkik (araştırma) ile dahil olanlar, onları taklit edip çıkmazlar. İttihad-ı Muhammedî (İslam Birliği) (aleyhissalâtü vesselâm) olan ittihad-ı islâmın (İslam Birliğinin) efkâr (fikirler) ve meslek ve hakikatini (gerçeğini) efkâr-ı umumiyeye (Halkın fikirlerine) arz ederiz. </text:span><text:span text:style-name="T3">Kimin bir itirazı varsa etsin, cevaba hazırız. </text:span><text:span text:style-name="T5">(Hutbe-i Şamiye, Sâdâ-yı Hakikat, s. 94)</text:span></text:p>
      <text:p text:style-name="P78"/>
      <text:p text:style-name="P78">Aziz, sıddık kardeşlerim, </text:p>
      <text:p text:style-name="P72"><text:span text:style-name="T3">Ruh-u canımızla mübarek bayramınızı tebrik ediyoruz. </text:span><text:span text:style-name="T35">İNŞAALLAH, ÂLEM-İ İSLÂMIN (İslam aleminin) DA BÜYÜK BİR BAYRAMINA YETİŞİRSİNİZ. CEMAHİR-İ MÜTTEFİKA-I İSLÂMİYENİN (Birleşik İslam Cumhuriyetlerinin) KUDSÎ (Mukaddes) KANUN-U ESASİYELERİNİN (Anayasasının) MENBAI OLAN (kaynağı olan) KUR'ÂN-I HAKÎM, İSTİKBALE (geleceğe) TAM HÂKİM OLUP BEŞERİYETE (insanlığa) TAM BİR BAYRAMI GETİRECEĞİNE ÇOK EMARELER (işaretler-deliller) VAR. </text:span></text:p>
      <text:p text:style-name="P64"/>
      <text:p text:style-name="P72"><text:span text:style-name="T3">Saniyen (İkinci olarak): Şüphe kalmadı ki, Nur Risaleleri ve talebeleri, hıfz ve inayet-i İlâhiyeye (Allah'ın koruması ve yardımına) mazhardırlar (şereflenmişlerdir) ki, bu zamanın hassasiyetle (titizlikle) ve bazı keyfî (isteğe bağlı) kanunlarla pek hiddetli bir inatla uzun zamandan beri Nur talebelerine ancak yüzde bir nisbetinde (oranında) zarar verebildiler. Nurun faal talebelerinden altı yüz talebesinin mahkemelerle meşgul edilmesine dehşetli bir plân varken, yalnız altı talebeye muvakkaten (geçici olarak) ilişildi. Hattâ Nur kahramanının yazdığı gibi, yirmi beş adliye mahkemeleri yüz binler nüshalarında (yazılı belgelerde) ve yüz binler talebelerinde medâr-ı mes'uliyet (sorumluluk sebebi) birşey bulamıyorlar. Ve o kesretli (çeşitli) adliyelerin </text:span><text:span text:style-name="T5">"Nurlarda suç yok ve bulamıyoruz" </text:span><text:span text:style-name="T3">demeleri kat'î (kesin) bir delildir. </text:span></text:p>
      <text:p text:style-name="P78">(Emirdağ Lahikası, s. 315)</text:p>
      <text:p text:style-name="P73"/>
      <text:p text:style-name="P72"><text:span text:style-name="T5">Ümmetin beklediği, âhirzamanda gelecek zâtın üç vazifesinden en mühimi ve en büyüğü ve en kıymettarı (değerlisi) olan iman-ı tahkikîyi (sarsılmaz imanı) neşir (yaymak) ve ehl-i imanı (iman sahiplerini) dalâletten (hak yoldan, dinden sapmaktan) kurtarmak cihetiyle (sebebiyle),</text:span><text:span text:style-name="T3"> o en ehemmiyetli vazifeyi aynen bitemâmihâ Risale-i Nur'da görmüşler. İmam-ı Ali ve Gavs-ı âzam ve Osman-ı Hâlidî gibi zatlar, bu nokta içindir ki, o gelecek zatın makamını Risale-i Nur'un şahs-ı mânevîsinde keşfen (gizli birşeyin Allah tarafından birisine ilhâm edilmesi yoluyla bilinmesiyle) görmüşler gibi işaret etmişler. Bazan da o şahs-ı mânevîyi bir hâdimine (hizmetkarına) vermişler, o hâdime (hizmetkara) mültefitane (iltifat ederek) bakmışlar. </text:span><text:span text:style-name="T5">Bu hakikatten anlaşılıyor ki, sonra gelecek o mübarek zat, Risale-i Nur'u bir programı olarak neşir (yayacak) ve tatbik edecek (yerine getirecek).</text:span></text:p>
      <text:p text:style-name="P78"><text:soft-page-break/>O zatın ikinci vazifesi, şeriatı (İslam dinini) icra ve tatbik etmektedir (yerine getirmektedir). Birinci vazife, maddî kuvvetle değil, belki kuvvetli itikad (inanç) ve ihlâs ve sadakatle olduğu halde, bu ikinci vazife gayet büyük maddî bir kuvvet ve hakimiyet lâzım ki, o ikinci vazife tatbik edilebilsin.</text:p>
      <text:p text:style-name="P78"/>
      <text:p text:style-name="P72"><text:span text:style-name="T35">O ZATIN ÜÇÜNCÜ VAZİFESİ, HİLÂFET-İ İSLÂMİYEYİ (İSLAM HALİFELİĞİNİ) İTTİHAD-I İSLÂMA (İSLAM BİRLİĞİNE) BİNA EDEREK, İSEVÎ RUHANÎLERİYLE (HIRİSTİYANLARLA)</text:span><text:span text:style-name="T3"> </text:span><text:span text:style-name="T35">İTTİFAK EDİP DİN-İ İSLÂMA (İSLAM DİNİNE) HİZMET ETMEKTİR.</text:span><text:span text:style-name="T36"> </text:span><text:span text:style-name="T35">Bu vazife, pek büyük bir saltanat ve kuvvet ve milyonlar fedakârlarla tatbik edilebilir. Birinci vazife, o iki vazifeden üç-dört derece daha ziyade kıymettardır. Fakat o ikinci, üçüncü vazifeler pek parlak ve çok geniş bir dairede ve şaşaalı bir tarzda olduğundan, umumun (herkesin) ve avâmın (halkın) nazarında daha ehemmiyetli görünüyorlar.</text:span><text:span text:style-name="T3"> İşte o has Nurcular ve bir kısmı evliya olan o kardeşlerimizin tâbire ve tevile (açıklamaya) muhtaç fikirlerini ortaya atmak, ehl-i dünyayı ve ehl-i siyaseti telâşe verir ve vermiş; hücumlarına vesile olur. Çünkü, birinci vazifenin hakikatini ve kıymetini göremiyorlar; öteki cihetlere hamlederler (atılırlar).</text:span></text:p>
      <text:p text:style-name="P78">(Sikke-i Tasdik-i Gaybi, 9)</text:p>
      <text:p text:style-name="P73"/>
      <text:p text:style-name="P72"><text:span text:style-name="T6">Hâmisen: </text:span><text:span text:style-name="T5">Şimdi bu zamanda en büyük tehlike olan zındıka (inançsızlık) ve dinsizlik ve anarşilik ve maddiyunluğa (maddeciliğe) karşı yalnız ve yalnız tek bir çare var. O da Kur'ân'ın hakikatlerine sarılmaktır. Yoksa koca Çin'i az bir zamanda komünistliğe çeviren musibet-i beşeriye (insanlara gelen belâ ve musîbetler), siyasî, maddî kuvvetlerle susmaz. Yalnız onu susturan hakikat-i Kur'âniye (Kuran'ın hakikatleri)dir. </text:span></text:p>
      <text:p text:style-name="P78"/>
      <text:p text:style-name="P72"><text:span text:style-name="T3">Rehber Risalesindeki Leyle-i Kadir (Kadir gecesi) meselesi, şimdi hem Amerika, hem Avrupa'da eseri (izi) görülüyor. Onun için, </text:span><text:span text:style-name="T35">ŞİMDİKİ BU HÜKÛMETİMİZİN HAKİKİ (ASIL) KUVVETİ, HAKAİK-İ KUR'ÂNİYEYE (KURAN'IN GERÇEKLERİNE) DAYANMAK VE HİZMET ETMEKTİR. BUNUNLA, İHTİYAT (YEDEK) KUVVETİ OLAN ÜÇ YÜZ ELLİ MİLYON UHUVVET-İ İSLÂMİYE (İSLAM KARDEŞLİĞİ) İLE İTTİHAD-I İSLÂM (İSLAM BİRLİĞİ) DAİRESİNDE KARDEŞLERİ KAZANIR.</text:span><text:span text:style-name="T5"> </text:span><text:span text:style-name="T35">ESKİDEN HIRISTİYAN DEVLETLERİ BU İTTİHAD-I İSLÂMA (İSLAM BİRLİĞİNE) TARAFTAR DEĞİLDİLER. FAKAT ŞİMDİ KOMÜNİSTLİK VE ANARŞİSTLİK ÇIKTIĞI İÇİN, HEM AMERİKA, HEM AVRUPA DEVLETLERİ KUR'ÂN'A VE İTTİHAD-I İSLÂMA (İSLAM BİRLİĞİNE) TARAFTAR OLMAYA MECBURDURLAR... </text:span></text:p>
      <text:p text:style-name="P49">Kardeşiniz Said Nursî</text:p>
      <text:p text:style-name="P78">(Emirdağ Lâhikası, s. 297)</text:p>
      <text:p text:style-name="P78"/>
      <text:p text:style-name="P24">ÜSTAD; BEN MEKKE-İ MÜKERREME'DE OLSAYDIM, MEDİNE-İ MÜKERREME'DE OLSAYDIM, TÜRKİYE'YE GELİRDİM. ALEM-İ İSLAM'IN KAPISI, KİLİDİ TÜRKİYE'DİR. BU KAPI AÇILACAK, ALEM-İ İSLAM AÇILACAK."</text:p>
      <text:p text:style-name="P84"><text:s/></text:p>
      <text:p text:style-name="P78">1 MAYIS 2010 ÜLKE TV </text:p>
      <text:p text:style-name="P78">AÇIK DENİZ PROGRAMI'NDAN</text:p>
      <text:p text:style-name="P72"><text:span text:style-name="T5">Sunucu:</text:span><text:span text:style-name="T3"> Bediüzzaman Hazretleri'nin huzuruna ilk ne zaman gittiniz? </text:span></text:p>
      <text:p text:style-name="P72"><text:span text:style-name="T5">Said (Özdemir) Abi: 1953. Bizim Bediüzzaman Hazretleri'ne gidişimiz biraz enteresan oldu. Ben 25-26 yaşlarındayken Diyanette memurdum. Orada bir zat geldi ve harika şeyler anlatıyor. "Ben Peygamberimizi görüyorum. Bana diyorlar ki: Sen ileride Mehdi olacaksın." Öyle şeyler anlatıyor ki Peygamber Efendimiz'den sonra gelen Peygamberlerin hayat hikâyeleri gibi benim gözümün önüne getiriyorlar." Ve onları anlatıyor</text:span><text:span text:style-name="T3">. Biz de o zaman gençlik sahikasıyla dedik mi madem bu ileride Mehdi olacak. Biz de o zaman onunla arkadaş olalım dedik. Ve arkadaş olduk. 2 sene beraber gezdik. 2 seneden sonra Kendisi Yüksek Mühendisti, Konya'da bir iş aldı oraya gitti. Bende Diyanetten izin aldım, oraya gittim. Kalbime bir şüphe geldi. Hakikaten bu zat Mehdi olacak mı? Ve 3'ler 7'ler mezarlıkları var, gidiyorum oraya. Diyorum ki : "Yarabbi bana hakikati bildir. Hakikaten bu zat Mehdi olacak mı?" </text:span><text:span text:style-name="T5">Aklıma geldi ki: "Ben bu zatı Bediüzzaman Hazretlerine götürsem, bu zatın Mehdi olup olmayacağını anlar.</text:span><text:span text:style-name="T3"> O zaman neden bunu esinlendim. Bizim köye gelmiş. Bizim Siirt'in Tillo köyünde. Bediüzzaman Hazretleri orada 3 ay kalmışlar... Orada biz bütün köylü, O'nun hatıraları ile büyüdük. Onun için O'na karşı bir güven var. Ben götürürsem bunun ileride Mehdi olup-olmayacağını anlar diyorum. Çünkü Peygamber Efendimiz'in hadisi şeriflerinde var. Hadislerde çok büyük hizmetler göreceğine dair bazı rivayetler var. Nihayet bir gün dedim ki: Bediüzzaman Hazretleri diye bir zat var. Gidip O'nu ziyaret edelim dedim. Olur dedi. Peder hayattaydı. Onunla bir telgraf çektik. Üçümüz bir arabaya bindik, Isparta'ya geldik. Dedik ki biraz geç olmuştur ama Bediüzzaman Hazretlerini ziyaret edelim. Bizim Mehdi kapıyı çaldı. Sungur Abi çıktı. Sungur Abi'ye "Ben Mehdiyim, Peygamberimiz'den selamlar, görüşmek istiyorum. O da biraz düşündü. "Kardeşim Üstad yatmış, yarın." Kapıyı kapattı. Bizim ki biraz kızdı. "Olur mu ben buraya kadar gelmişim. Tekrar kapıyı çaldı. Bu sefer rahmetli Bayram çıktı. "Kardeşim ben Mehdi'yim. Peygamberimiz'den selam var. Görüşmek istiyorum. O da dedi ki: "Kardeşim pencereye bak, pencerede ışık sönmüş, yatmış, uyandıramayız." O da kapıyı kapayınca bizimki kızdı. "Bir daha gelmem" dedi. Dedim ki "bir otele gidelim". Nihayetinde bir otele gittik. Yattık. Baktık ki sabah namazında bizim otel kapısı açıldı. Bediüzzaman Hazretlerine hizmet eden Ceylan geldi. Ceylan Çalışkan. Dedi </text:span><text:soft-page-break/><text:span text:style-name="T3">ki: "Bediüzzaman Hazretleri beni gönderdi. Yalnız onlar 3 kişiymiş. Bana 2 kişi getireceksin. 3 kişi getirmeyeceksin." demiş. "Kimi götüreyim?" Biz pederle birbirimize baktık. O dedi ki, "ben zaten gelmeyecektim", biz pederle, baba-oğul beraber ‘ın huzuruna çıktık. Elini öptüm, oturdum. </text:span><text:span text:style-name="T5">Bana dedi ki: "Nerelisin?". "Efendim Siirt'in Tillo köyündenim. "Bak" dedi. Tam 70 sene evvel sizin köydeydim. Oradan bana bir yardımcı çıkması için Cenab-ı Hakka dua etmiştim. Demek ki Cenab-ı Hak seni gönderdi" dedi</text:span><text:span text:style-name="T3">. Dedim ki. "Cenab-ı Hak layık kılsın."</text:span></text:p>
      <text:p text:style-name="P64"/>
      <text:p text:style-name="P78">(…) ÜSTADIM BEN BU MEMLEKETTEN GİDECEĞİM DEDİM. </text:p>
      <text:p text:style-name="P78">"NEREYE GİDECEKSİN?" DEDİ. </text:p>
      <text:p text:style-name="P78">"HİCAZ'A. YA MEKKE-İ MÜKKERREME'YE YA MEDİNE-İ MÜKERREME'YE." </text:p>
      <text:p text:style-name="P78">"NİYE GİDİYORSUN?" DEDİ.</text:p>
      <text:p text:style-name="P78">"EFENDİM" DEDİM "BURASI GİTTİKÇE BOZULUYOR. PAVYONLAR, GAZİNOLAR ÇOĞALDI. VE ÇOCUKLAR BOZULUR" DEDİM. </text:p>
      <text:p text:style-name="P67"/>
      <text:p text:style-name="P67">"BAK KARDEŞİM" DEDİ. </text:p>
      <text:p text:style-name="P67">"BEN MEKKE-İ MÜKERREME'DE OLSAYDIM, MEDİNE-İ MÜKERREME'DE OLSAYDIM, TÜRKİYE'YE GELİRDİM" DEDİ. </text:p>
      <text:p text:style-name="P67">"NEDEN?" DEDİM. </text:p>
      <text:p text:style-name="P72"><text:span text:style-name="T37">"ALEM-İ İSLAM'IN KAPISI, KİLİDİ TÜRKİYE'DİR. BU KAPI AÇILACAK, ALEM-İ İSLAM AÇILACAK."</text:span><text:span text:style-name="T36"> </text:span></text:p>
      <text:p text:style-name="P69"/>
      <text:p text:style-name="P72"><text:span text:style-name="T5">BAKIN BUNU 56 SENE EVVEL SÖYLEDİ</text:span><text:span text:style-name="T3">, bakın bugün elhamdülillah kapılar açıldı, Japonya'da eserler okunuyor. Malezya, Endonezya, Pakistan ve Filipinler'e kadar. Ve kapılar açıldı. Bugün dünyanın her yerinde elhamdülillah eserleri okunuyor. </text:span></text:p>
      <text:p text:style-name="P24"/>
      <text:p text:style-name="P126">ÜSTAD BEDİÜZZAMAN SAİD NURSİ HAZRETLERİ'NİN, KENDİSİNDEN 100 YIL SONRASINA YÖNELİK YAPTIĞI AÇIKLAMALAR</text:p>
      <text:p text:style-name="P9"/>
      <text:p text:style-name="P9"/>
      <text:p text:style-name="P13"><text:span text:style-name="T3">ÜSTAD'IN </text:span><text:span text:style-name="T8">"EY YÜZ SENE SONRA GELENLER"</text:span><text:span text:style-name="T36"> </text:span><text:span text:style-name="T3">İFADESİ HZ. MEHDİ (A.S.)'IN ZUHUR DÖNEMİNE İŞARETTİR </text:span></text:p>
      <text:p text:style-name="P73"/>
      <text:p text:style-name="P78">Aziz kardeşlerim, </text:p>
      <text:p text:style-name="P73">Eski Said'in matbu eski eserlerinden birisi elime geçti. Merak ve dikkatle baktım. Bu gelen fıkra kalbe geldi. Münasipse Mektubat âhirinde yazılsın. </text:p>
      <text:p text:style-name="P78"/>
      <text:p text:style-name="P72"><text:span text:style-name="T5">Evvelâ:</text:span><text:span text:style-name="T3"> Hürriyetin üçüncü senesinde aşâirler arasında meşrutiyet-i meşruayı aşâire tam bildirmek ve kabul ettirmek için Ertuş aşâiri içinde hususan Küdan ve Mamhuran'a verdiği ders ve 1329'da Matbaa-i Ebüzziya'da tab edilen, kırk bir sene evvel tab edilmiş, fakat maatteessüf yirmi otuz seneden beri arıyordum, bulamamıştım. Bu defa birisi bir nüsha bulup bana göndermiş. Ben de Eski Said kafasını alıp ve Yeni Said'in sünuhatıyla dikkatle mütalâa ettim. Anladım ki, Eski Said acip bir hiss-i kablelvuku ile, otuz kırk sene sonra şimdi vukua gelen vukuat-ı maddiye ve mâneviyeyi hissetmiş. Ve bedevî Ekrad aşâiri perdesi arkasında, bu zamanın medenî perdesini kendilerine maske yapan ve vatanperverlik perdesi altında dinsiz ve hakikî bedevî ve hakikî mürteci, yani, bu milleti, İslâmiyetten evvelki âdetlerine sevk eden hainleri görmüş gibi, onlarla konuşup başlarına vuruyor.</text:span></text:p>
      <text:p text:style-name="P73"><text:s/>Saniyen: O matbu eserin yüz beşinci sayfadan tâ yüz dokuza kadar parçaya dikkatle baktım. O zamanda aşâire ders verdiğim o sualler ve cevaplar vaktinde, mühim bir veli içlerinde bulunuyormuş. Benim de haberim yok. O makamda şiddetli itiraz etti. Dedi: </text:p>
      <text:p text:style-name="P73"/>
      <text:p text:style-name="P73">"Sen ifrat ediyorsun, hayali hakikat görüyorsun, bizi de tahkir ediyorsun. Âhir zamandır. Gittikçe daha fenalaşacak."</text:p>
      <text:p text:style-name="P73"/>
      <text:p text:style-name="P72"><text:span text:style-name="T5">O vakit ona karşı matbu kitapta böyle cevap vermiş: <text:line-break/>Herkese dünya terakkî dünyası olsun; yalnız bizim için mi tedennî dünyasıdır? Öyle mi? </text:span><text:span text:style-name="T35">İşte, ben de sizinle konuşmayacağım. Şu tarafa dönüyorum; müstakbeldeki insanlarla konuşacağım</text:span><text:span text:style-name="T5">:</text:span></text:p>
      <text:p text:style-name="P78"/>
      <text:p text:style-name="P72"><text:soft-page-break/><text:span text:style-name="T37">EY YÜZDEN</text:span><text:span text:style-name="T35"> tâ üç yüz seneden </text:span><text:span text:style-name="T38">SONRAKİ</text:span><text:span text:style-name="T35"> </text:span><text:span text:style-name="T7">(bu ifade bazı nur sitelerinde "ey yüzden..." ifadesi çıkarılarak "ta üç yüz seneden sonraki..." olarak yazılmıştır.)</text:span><text:span text:style-name="T5"> </text:span><text:span text:style-name="T35">YÜKSEK ASRIN ARKASINDA GİZLENMİŞ, SÂKİTÂNE BENİM SÖZÜMÜ DİNLEYEN VE BİR NAZAR-I HAFİYY-İ GAYBÎ İLE BENİ TEMÂŞÂ EDEN SAİD, HAMZA, ÖMER, OSMAN, YUSUF, AHMED, V.S. SİZE HİTAP EDİYORUM. TARİH DENİLEN MÂZİ DERELERİNDEN SİZİN YÜKSEK İSTİKBALİNİZE UZANAN TELSİZ TELGRAFLA SİZİNLE KONUŞUYORUM. NE YAPAYIM, ACELE ETTİM, KIŞTA GELDİM. SİZ İNŞAALLAH CENNET-ÂSÂ BİR BAHARDA GELİRSİNİZ. ŞİMDİ EKİLEN NUR TOHUMLARI ZEMİNİNİZDE ÇİÇEK AÇACAKLAR. Sizden şunu rica ederim ki, mâzi kıt'asına geçmek için geldiğiniz vakit mezarıma uğrayınız. O çiçeklerin birkaç tanesini, mezartaşı denilen, kemiklerimi misafir eden toprağın kapıcısının başına takınız.</text:span><text:span text:style-name="T3"> Yâni, İhtiyar Risalesinin On Üçüncü Ricasında beyan ettiği gibi, Medresetü'z-Zehranın mekteb-i iptidaîsi ve Van'ın yekpare taşı olan kalesinin altında bulunan Horhor medresemin vefat etmesi ve Anadolu'da bütün medreselerin kapatılmasıyla vefat etmelerine işaret ederek, umumunun bir mezar-ı ekberi hükmünde olmasına bir alâmet olarak, o azametli mezara azametli Van Kalesi mezartaşı olmuş.</text:span><text:span text:style-name="T36"> </text:span><text:span text:style-name="T37">"</text:span><text:span text:style-name="T24">Ey yüz sene sonra gelenler! </text:span><text:span text:style-name="T32">(</text:span><text:span text:style-name="T6">Üstad'ın buradaki "yüz sene sonra gelenler" ifadesi bazı nur sitelerince "ey üç yüz sene sonra gelenler" olarak değiştirilmiştir.)</text:span><text:span text:style-name="T37"> </text:span><text:span text:style-name="T24">'ŞU KALENİN BAŞINDA BİR MEDRESE-İ NURİYE ÇİÇEĞİNİ YAPINIZ. CİSMEN DİRİLMEMİŞ, FAKAT RUHEN BÂKİ VE GENİŞ BİR HEYETTE YAŞAYAN MEDRESETÜ'Z-ZEHRAYI CİSMANÎ BİR SURETTE BİNA EDİNİZ" DEMEKTİR. ZATEN ESKİ SAİD EKSER HAYATI O MEDRESENİN HAYALİYLE GİTMİŞ VE O MATBU RİSALENİN 147'NCİ SAYFADAN TÂ 157'NCİ SAYFAYA KADAR MEDRESETÜ'Z-ZEHRANIN TESİSİNE VE FAYDALARINA DAİR EHEMMİYETLİ HAKİKATLERİ YAZMIŞ. </text:span><text:span text:style-name="T5">(Emirdağ Lahikası, Sayfa: 343-344)</text:span></text:p>
      <text:p text:style-name="P64"/>
      <text:p text:style-name="P64"/>
      <text:p text:style-name="P124"><text:span text:style-name="T53">BEDİÜZZAMAN KENDİSİNDEN YÜZ SENE SONRA HZ. MEHDİ (A.S.)'IN </text:span><text:span text:style-name="T54">CEMALİNİN</text:span><text:span text:style-name="T53"> GÖRÜLECEĞİNİ İFADE ETMİŞTİR</text:span></text:p>
      <text:p text:style-name="P73"/>
      <text:p text:style-name="P73"/>
      <text:p text:style-name="P72"><text:span text:style-name="T5">Sual: </text:span><text:span text:style-name="T3">"Tarif ettiğin meşrûtiyetin ne miktarı bize gelmiş ve niçin bütün gelmiyor?" </text:span></text:p>
      <text:p text:style-name="P78"/>
      <text:p text:style-name="P72"><text:span text:style-name="T5">Cevap:</text:span><text:span text:style-name="T3"> Ancak on kısımdan bir kısmı size gelebilmiş. Zîra sizin şu vahşetengiz, cehalet-perver husumetefza olan sarp dağ ve derelerinizdeki vahşet ayılarından, cehalet ejderhasından, husûmet kurtlarından bîçare meşrûtiyet korkar, kolaylıkla gelmeye cesaret edemez. </text:span><text:span text:style-name="T37">EĞER SİZ TENBEL KALIP DA ONUN YOLUNU YAPMAZSANIZ, TENBELLİK ETSENİZ, YÜZ SENE SONRA TAMAMEN CEMÂLİNİ GÖRECEKSİNİZ. ZÎRA SİZİNLE İSTANBUL ARASINDAKİ MESAFE BİR AYLIKTIR;</text:span><text:span text:style-name="T3"> fakat sizinle ehl-i meşrûtiyet arasındaki mesafe bin aydan fazladır. Zîra eski zamanın adamlarına benzersiniz. O nazik meşrû-tiyet, İstanbul havalisindeki yılanlardan kurtulsa, şu uzun mesafeden geçmekle, cehalet gibi müthiş bataklığı, fakr gibi mütevahhiş kıraçları, husûmet gibi gayet keyşer dağları katetmekle beraber, eşkiyaya rast gelecektir. Ezcümle, bazı ceza-i sezasını hazmetmeyen, bir kısım da başkasının etini yemekten dişi çıkarılan ve bazı bir meşhur bektaşi gibi mânâ verenler, yol üzerine çıkıp, gasp ve garet edi-yorlar. Daha onların öte tarafında da bir kısım gevezeler vardır; bazı bahane ile, parça parça etmek istiyorlar. Öyle ise, ona bir yol veyahut bir balon yapınız. (</text:span><text:span text:style-name="T5">Beyanat ve Tenvirler, Sayfa: 75-76)</text:span><text:span text:style-name="T35"> </text:span></text:p>
      <text:p text:style-name="P64"/>
      <text:p text:style-name="P64">(Üstad BU SÖZÜ ESERİNE 1910-1911 TARİHİNDE YAZMIŞTIR. BU TARİHTEN YÜZ SENE SONRASI İSE 2010-2011 TARİHLERİNE DENK GELMEKTEDİR. DOĞRUSUNU ALLAH BİLİR)</text:p>
      <text:p text:style-name="P16"/>
      <text:p text:style-name="P9"/>
      <text:p text:style-name="P125">BEDİÜZZAMAN SAİD NURSİ HAZRETLERİ, RİSALE-İ NUR'A "GERÇEK KIYMETİNİ" HZ. MEHDİ (A.S.)'IN VERECEĞİNİ İFADE ETMİŞTİR</text:p>
      <text:p text:style-name="P78"/>
      <text:p text:style-name="P78"/>
      <text:p text:style-name="P72"><text:span text:style-name="T5">Biri,</text:span><text:span text:style-name="T3"> Risale-i Nur'dur.</text:span></text:p>
      <text:p text:style-name="P78"/>
      <text:p text:style-name="P72"><text:span text:style-name="T5">Biri de,</text:span><text:span text:style-name="T3"> onun bir tercümanı.</text:span></text:p>
      <text:p text:style-name="P72"><text:span text:style-name="T3">Ve Risale-i Nur hakkındaki hüsn-ü zannınız daha fevkinde Risale-i Nur'a lâyıktır. Çünki Kur'an-ı Hakîm'in bir mu'cize-i maneviyesidir</text:span><text:span text:style-name="T36">.</text:span><text:span text:style-name="T35"> ÂHİRZAMANDA GELECEK HAZRET-İ MEHDİ DE ONA O KIYMETİ VERECEK İTİKADINDAYIM.</text:span></text:p>
      <text:p text:style-name="P71"/>
      <text:p text:style-name="P85">Üstad'ın bu ifadesi Emirdağ Lahikası'nın el yazmasında yer almaktadır. </text:p>
      <text:p text:style-name="P85"/>
      <text:p text:style-name="P126">BAZI NUR TALEBELERİNİN RİSALELERDE DEĞİŞİKLİKLER YAPMALARI NEDENİYLE ÜSTAD'IN HAYATTA KALAN TALEBELERİ BU KİŞİLERE BİR İHTAR MEKTUBU YAZMIŞLARDIR</text:p>
      <text:p text:style-name="P64"/>
      <text:p text:style-name="P64"/>
      <text:p text:style-name="P82">MEKTUBU GÖNDEREN ABİLER: </text:p>
      <text:p text:style-name="P67"/>
      <text:p text:style-name="P67">Mustafa Sungur, Hüsnü, Abdullah, Ahmed Aydemir, Tillolu Said, Seyyid Salih</text:p>
      <text:p text:style-name="P67"/>
      <text:p text:style-name="P72"><text:span text:style-name="T5">Aziz Muhterem Kardeşlerimiz</text:span><text:span text:style-name="T3"> !</text:span></text:p>
      <text:p text:style-name="P82"/>
      <text:p text:style-name="P72"><text:span text:style-name="T6">Evvela: </text:span><text:span text:style-name="T3">Bu gelen Ramazan-ı Şerifinizi ve hizmetlerinizi tebrik ederiz.</text:span></text:p>
      <text:p text:style-name="P73">Biz Üstadın vasiyetnamesinde yazdığı hayatta kalan varisleri olarak 27 Ağustos 2008 Çarşamba günü İstanbul'da biraraya geldik. Nur'un bazı meselelerine ve neşriyata dair hususlar görüşüldü. Her tarafta kardeşlerimizin kemal-i sadakat ve ciddiyetle nurlara sarılmalarını kemal-i hürmet, sevinç ve şükranla yad ettik.</text:p>
      <text:p text:style-name="P73">Neşriyata dair bazı hususların nazar-ı dikkate alınmasını maslahat-ı nuriye namına elzem gördük şöyle ki:</text:p>
      <text:p text:style-name="P73">Dahil ve hariçte nurların neşriyatının fevkalhad yayılması ve nur derslerinin her tarafta okunmasını; Rahmet-i İlahiye'nin bu millete ve Alem-i İslama bir bayram sevinci yaşattığını görmekte ve şükranla karşılamaktayız.</text:p>
      <text:p text:style-name="P78">Saniyen Risale-i Nur'un dahil ve hariçteki neşriyatında bazı noktalara dikkat edilmesi lazım geldiği kanaatindeyiz.</text:p>
      <text:p text:style-name="P78">Nurlar neşriyatının aynen Üstadımızın zamanında olduğu gibi yapılması zaruridir ki; sadakatımızı ve Üstadımıza layık bir talebe olabilme şükranımızı ifa etmiş olalım.</text:p>
      <text:p text:style-name="P78"/>
      <text:p text:style-name="P72"><text:span text:style-name="T5">MESELA: ÜSTADIMIZIN BAZI LAHİKA MEKTUPLARINDA </text:span><text:span text:style-name="T37">ŞERH VE TASHİH MANASINDA İLAVELER YAPMAK VE BAZILARINI ÇIKARMAK GİBİ TASARRUFATTA BULUNMAK SADAKATTAN UZAKLAŞMAKTIR. BU TAHRİFATI ASLA TASVİB ETMİYORUZ.</text:span></text:p>
      <text:p text:style-name="P67"/>
      <text:p text:style-name="P72"><text:span text:style-name="T6">Üstadımız, Risale-i Nur'un te'lifinden sonra "</text:span><text:span text:style-name="T50">BİR HARFİNİ DE DEĞİŞTİRMEYE ME'ZUN DEĞİLİM</text:span><text:span text:style-name="T6">", dediği halde bazı neşriyatların, Üstadımızın bu ikazlarına uymaması ve tasarruflarda bulunmaları kat'iyyen tasvib edilemez.</text:span></text:p>
      <text:p text:style-name="P82"/>
      <text:p text:style-name="P72"><text:soft-page-break/><text:span text:style-name="T3">Üstadımız, Risale-i Nur'da aynen şöyle buyuruyor, </text:span><text:span text:style-name="T5">" </text:span><text:span text:style-name="T51">Risale-i Nur bu vazifeyi en dehşetli bir zamanda, en lüzumlu ve nazik bir vakitte, herkesin anlayacağı bir tarzda hakaik-ı Kur'aniye ve İmaniye'nin en derin ve en gizlilerini gayet kuvvetli burhanlarla ispat ediyor</text:span><text:span text:style-name="T5">"</text:span><text:span text:style-name="T3"> gibi çok beyanlarla nura sadakatımızı ders verdiği halde.. bazıların bilerek veya bilmeyerek sahife altına lugat koymaları ve </text:span><text:span text:style-name="T35">uzun izahlarla </text:span><text:span text:style-name="T32">İLaveler ve şerhler</text:span><text:span text:style-name="T6"> yapmaları</text:span><text:span text:style-name="T35"> sadakatımıza ve Üstadımızın tanzim ve tertibine muhalefet olduğu malumdur.</text:span></text:p>
      <text:p text:style-name="P64"/>
      <text:p text:style-name="P73">Üstadımızın nazarından geçip tasvib ettiği orjinal neşriyatlar devam etmektedir.</text:p>
      <text:p text:style-name="P73">Muhabbet, İhlas ve sadakatımızın devamını Cenab-ı Hak'tan niyaz ederiz.</text:p>
      <text:p text:style-name="P24"/>
      <text:p text:style-name="P126">RİSALE-İ NUR KÜLLİYATI'NDA; "TA AHİR ZAMANDA HAYATIN GENİŞ DAİRESİNDE..." VE "...RİSALE-İ NUR'U BİR PROGRAM OLARAK NEŞR VE TATBİK EDECEK..." İFADELERİNİN GEÇTİĞİ YERLER</text:p>
      <text:p text:style-name="P9"/>
      <text:p text:style-name="P9"/>
      <text:p text:style-name="P9">1- "TA AHİR ZAMANDA HAYATIN GENİŞ DAİRESİNDE"... İFADESİ</text:p>
      <text:p text:style-name="P73"/>
      <text:p text:style-name="P72"><text:span text:style-name="T3">Âhir fıkrasında, Muhbir-i Sâdıkın (Peygamberimiz (s.a.v.)'in) haber verdiği "Mânevî fütuhat yapmak (galibiyetler kazanmak) ve zulümatı dağıtmak zaman ve zemin hemen hemen gelmesi" diye fıkrasına, bütün ruhu canımızla rahmet-i İlahiyeden niyaz ediyoruz, temenni ediyoruz. Fakat biz Risale-i Nur şakirtleri ise, vazifemiz hizmettir; vazife-i İlahiyeye karışmamak ve hizmetimizi onun vazifesine bina etmekle bir nevi tecrübe yapmamak olmakla beraber, kemiyete değil (miktara değil), keyfiyete bakmak, hem çoktan beri sukut-u ahlâka (ahlak kaybına) ve hayat-ı dünyeviyeyi (dünya hayatını) her cihetle hayat-ı uhreviyeye (ahirete) tercih ettirmeye sevk eden dehşetli esbap (sebepler) altında Risale-i Nur'un şimdiye kadar fütuhatı (galibiyeti) ve zındıkların (kafirlerin, dinsizlerin) ve dalâletlerin savletlerini (saldırılarını) kırması ve yüz binler biçarelerin imanlarını kurtarması ve herbiri yüze ve bine mukabil yüzer ve binler hakikî mümin talebeleri yetiştirmesi, Muhbir-i Sâdıkın (Peygamberimiz (s.a.v.)'in) ihbarını aynen tasdik etmiş ve vukuatla ispat etmiş ve ediyor, inşaAllah daha edecek. Ve öyle kökleşmiş ki, inşaAllah hiçbir kuvvet Anadolu'nun sinesinden onu (Risale-i Nur'u) çıkaramaz. </text:span><text:span text:style-name="T23">TÂ AHİR ZAMANDA, HAYATIN GENİŞ DAİRESİNDE, ASIL SAHİPLERİ, YANİ MEHDÎ VE ŞAKİRTLERİ CENAB-I HAKKIN İZNİYLE GELİR, O DAİREYİ GENİŞLETTİRİR VE O TOHUMLAR SÜMBÜLLENİR. BİZLER DE KABRİMİZDE SEYREDİP ALLAH'A ŞÜKREDERİZ. </text:span></text:p>
      <text:p text:style-name="P64"/>
      <text:p text:style-name="P72"><text:span text:style-name="T3">(</text:span><text:span text:style-name="T5">Kastamonu Lahikası, Sayfa: 72, </text:span></text:p>
      <text:p text:style-name="P78">Tarihçe-i Hayat, Sayfa: 258, </text:p>
      <text:p text:style-name="P78">Hizmet Rehberi, Sayfa: 267, </text:p>
      <text:p text:style-name="P78">Sikke-i Tasdik-i Gaybi, Sayfa: 153)</text:p>
      <text:p text:style-name="P78"/>
      <text:p text:style-name="P3">2- HZ. MEHDİ (A.S.)'IN RİSALE-İ NUR'U BİR PROGRAM OLARAK NEŞR VE TATBİK ETMESİYLE İLGİLİ İFADELER...</text:p>
      <text:p text:style-name="P9"/>
      <text:p text:style-name="P72"><text:span text:style-name="T3">Ümmetin beklediği, ahirzamanda gelecek zatın üç vazifesinden en mühimi ve en büyüğü ve en kıymettarı (değerlisi) olan îman-ı tahkîkiyi (Tahkiki iman, imana dair bütün meseleleri inceleyip delil ve bürhan ile inanma) neşr (Dağıtma, yayma...) ve ehl-i îmanı dalaletten (batıla yönelmekten) kurtarmak cihetiyle, o en ehemmiyetli vazifeyi aynen bitemamiha Risale-i Nur'da görmüşler. İmam-ı Ali ve Gavs-ı a'zam ve Osman-ı Halidî gibi zatlar bu nokta içindir ki, o gelecek zatın makamını Risale-i Nur'un şahs-ı manevîsinde keşfen görmüşler gibi işaret etmişler. Bazan da o şahs-ı manevîyi bir hadimine (hizmetçisine) vermişler, o hadime (hizmetçiye) mültefitane (iltifat edene yakışır şekilde) bakmışlar. </text:span><text:span text:style-name="T36">BU HAKİKATTEN ANLAŞILIYOR Kİ; SONRA GELECEK O MÜBAREK ZAT, RİSALE-İ NUR'U BİR PROGRAMI OLARAK NEŞR VE TATBİK EDECEK</text:span><text:span text:style-name="T3">. (Beyanat ve Tenvirler, Sayfa: 310)</text:span></text:p>
      <text:p text:style-name="P78"/>
      <text:p text:style-name="P72"><text:span text:style-name="T35">ÜMMETİN BEKLEDİĞİ, ÂHİRZAMANDA GELECEK ZÂTIN ÜÇ VAZİFESİNDEN EN MÜHİMİ VE EN BÜYÜĞÜ VE EN KIYMETTARI OLAN </text:span><text:span text:style-name="T37">İMAN-I TAHKİKÎYİ NEŞİR</text:span><text:span text:style-name="T8"> </text:span><text:span text:style-name="T35">VE EHL-İ İMANI DALÂLETTEN KURTARMAK CİHETİYLE (YÖNÜYLE),</text:span><text:span text:style-name="T3"> o en ehemmiyetli vazifeyi aynen bitemâmihâ Risale-i Nur'da görmüşler. İmam-ı Ali ve Gavs-ı âzam ve Osman-ı Hâlidî gibi zatlar, bu nokta içindir ki, o gelecek zatın makamını Risale-i Nur'un şahs-ı mânevîsinde keşfen görmüşler gibi işaret etmişler. Bazan da o şahs-ı mânevîyi bir hâdimine (hizmetçisine) vermişler, o hâdime mültefitane (iltifat edene yakışır şekilde) bakmışlar. </text:span><text:span text:style-name="T35">BU HAKİKATTEN ANLAŞILIYOR Kİ, SONRA GELECEK O MÜBAREK ZAT, RİSALE-İ NUR'U BİR PROGRAMI OLARAK NEŞİR VE TATBİK EDECEK. </text:span></text:p>
      <text:p text:style-name="P78">(Sikke-i Tasdik-i Gaybi, Sayfa: 11)</text:p>
      <text:p text:style-name="P126">ÜSTAD, HZ. MEHDİ (A.S.)'IN ZUHURUNUN KIŞTAN SONRA BAHARIN GELMESİ GİBİ ALLAH'IN BİR ADETULLAHI OLDUĞUNU İFADE ETMİŞTİR</text:p>
      <text:p text:style-name="P64"/>
      <text:p text:style-name="P64"/>
      <text:p text:style-name="P72"><text:span text:style-name="T6">Elcevap:</text:span><text:span text:style-name="T5"> </text:span><text:span text:style-name="T35">CENAB-I HAKK; KEMAL-İ RAHMETİNDEN, ŞERİAT-İ İSLAMİYETİN EDEBİYETİNE BİR ESER-İ HİMAYET OLARAK, HER BİR FESAD-I ÜMMET ZAMANINDA BİR MUSLİH VEYA BİR MÜCEDDİT VEYA BİR HALİFE-İ ZİŞAN VEYA BİR KUTB-U A'ZAM VEYA BİR MÜRŞİD'İ EKMEL VEYAHUT BİR NEVİ MEHDİ HÜKMÜNDE MÜBARET ZATLARI GÖNDERMİŞ;</text:span><text:span text:style-name="T3"> </text:span><text:span text:style-name="T5">fesadı izale edip, milleti ıslah etmiş; Din-i Ahmediye (A.S.M) muhafaza etmiş. Madem adeti öyle cereyan ediyor, </text:span><text:span text:style-name="T35">AHİR ZAMANIN EN BÜYÜK FESADI ZAMANINDA, ELBETTE EN BÜYÜK BİR MÜÇTEHİD, HEM EN BÜYÜK BİR MÜCEDDİD, HEM HAKİM, HEM MEHDİ, HEM MÜRŞİD, HEM KUTB-U AZAM OLARAK BİR ZAT-I NURANİYİ GÖNDERECEK VE O ZAT DA, EHL-İ BEYT-İ NEBEVİDEN OLACAKTIR. </text:span><text:span text:style-name="T5">CENAB-I HAKK, BİR DAKİKA ZARFINDA BEYN-ES-SEMA VEL-ARZ ALEMİNİ BULUTLARLA DOLDURUP BOŞALTTIĞI GİBİ, BİR SANİYEDE DENİZİN FIRTINALARINI TESKİN EDER VE BAHAR İÇİNDE BİR SAATTE YAZ MEVSİMİNİN NÜMUNESİNİ VE YAZDA BİR SAATTE KIŞ FIRTINASINI İCAD EDEN KADİR-İ ZÜLCELAL; MEHDİ İLE DE, ALEM-İ İSLAM'IN ZULÜMATINI DAĞITABİLİR. VE VA'DETMİŞTİR, VA'DİNİ ELBETTE YAPACAKTIR.</text:span><text:span text:style-name="T3"> Kudret-i İlahiye noktasında bakılsa, gayet kolaydır. Eğer daire-i esbab ve hikmet-i Rabbaniye noktasında düşünülse, yine o kadar makul ve vukua layıktır ki; 'Eğer muhbir-i Sadık'tan rivayet olmazsa dahi, herhalde öyle olmak lazım gelir. Ve olacaktır' diye ehl-i tefekkür hükmeder. Şöyle ki ki: </text:span></text:p>
      <text:p text:style-name="P73"/>
      <text:p text:style-name="P72"><text:span text:style-name="T3">Felillâhilhamd,... Allah'ım! Tıpkı Âlemlerde İbrahim'e ve İbrahim'in Âline salât ettiğin gibi, Efendimiz Muhammed'e ve Efendimiz Muhammed'in Âline de salât et. Muhakkak ki Sen her türlü hamd ve övgüye nihayetsiz derecede lâyıksın ve şan ve şerefin her şeyden nihayetsiz derecede yüksektir. Âl-i İbrahim Aleyhisselâm gibi öyle bir vaziyet almış ki, umum mübarek silsilelerin başında, umum aktar ve âsârın mecmalarında o nuranî zatlar kumandanlık ediyorlar. Ve öyle bir kesrettedirler ki, o kumandanların mecmuu, muazzam bir ordu teşkil ediyorlar. Eğer maddî şekle girse ve bir tesanütle bir fırka vaziyetini alsalar, </text:span><text:span text:style-name="T35">İSLÂMİYET DİNİNİ MİLLİYET-İ MUKADDESE HÜKMÜNDE RABITA-İ İTTİFAK VE İNTİBAH YAPSALAR, HİÇBİR MİLLETİN ORDUSU ONLARA KARŞI DAYANAMAZ. İŞTE, O PEK KESRETLİ O MUKTEDİR ORDU, ÂL-İ MUHAMMED ALEYHİSSALÂTÜ VESSELÂMDIR VE HAZRET-İ MEHDÎNİN EN HAS ORDUSUDUR.</text:span><text:span text:style-name="T5"> </text:span><text:span text:style-name="T3">Evet, bugün tarih-i Âlemde hiçbir </text:span><text:soft-page-break/><text:span text:style-name="T3">nesil, şecere ile ve senetlerle ve anane ile birbirine muttasıl ve en yüksek şeref ve Âli hasep ve asil neseple mümtaz hiçbir nesil yoktur ki, Âl-i Beytten gelen seyyidler nesli kadar kuvvetli ve ehemmiyetli bulunsun. Eski zamandan beri bütün ehl-i hakikatin fırkaları başında onlar ve ehl-i kemÂlin namdar reisleri yine onlardır. Şimdi de, kemiyeten milyonları geçen bir nesl-i mübarektir. Mütenebbih ve kalbleri imanlı ve muhabbet-i Nebevî ile dolu ve cihandeğer şeref-i intisabıyla serfirazdırlar. </text:span><text:span text:style-name="T35">BÖYLE BİR CEMAAT-İ AZÎME İÇİNDEKİ MUKADDES KUVVETİ TEHYİÇ EDECEK VE UYANDIRACAK HÂDİSÂT-I AZÎME VÜCUDA GELİYOR. ELBETTE O KUVVET-İ AZÎMEDEKİ BİR HAMİYET-İ ÂLİYE FEVERAN EDECEK VE HAZRET-İ MEHDÎ BAŞINA GEÇİP TARİK-İ HAK VE HAKİKATE SEVK EDECEK. </text:span><text:span text:style-name="T37">BÖYLE OLMAK VE BÖYLE OLMASINI, BU KIŞTAN SONRA BAHARIN GELMESİ GİBİ, ÂDETULLAHTAN VE RAHMET-İ İLÂHİYEDEN BEKLERİZ VE BEKLEMEKTE HAKLIYIZ.</text:span><text:span text:style-name="T9"> </text:span></text:p>
      <text:p text:style-name="P78">(Mektubat, ss.425-426)</text:p>
      <text:p text:style-name="P126">BEDİÜZZAMAN; RİSALELERİN ŞAHSI MANEVİSİNİ VE ÜSTAD'I MEHDİ OLARAK GÖRMENİN BİR YANLIŞLIK VE YANILMA OLDUĞUNU İFADE ETMİŞTİR</text:p>
      <text:p text:style-name="P70"/>
      <text:p text:style-name="P70"/>
      <text:p text:style-name="P92"><text:span text:style-name="T42">MEHDÎ'NİN ÜÇ VAZİFESİ</text:span><text:span text:style-name="T55"> </text:span></text:p>
      <text:p text:style-name="P81"/>
      <text:p text:style-name="P91"><text:span text:style-name="T3">(</text:span><text:span text:style-name="T5">Emirdağ Lahikası 1, sf. 231-233.)</text:span><text:span text:style-name="T3"> </text:span></text:p>
      <text:p text:style-name="P78"/>
      <text:p text:style-name="P78">ÜSTAD AHİR ZAMANDA ZUHUR EDECEK HZ. MEHDİ (A.S.)'IN ÜÇ VAZİFEYİ BİR ARADA YAPACAĞINI BU ÖZELLİĞİNİN ONU AHİR ZAMANA KADARKİ TÜM DİĞER MÜCEDDİDLERDEN AYIRACAĞINI İFADE ETMİŞTİR. BU NEDENLE BEDİÜZZAMAN'I VE RİSALELERİ HZ. MEHDİ (A.S.) ZANNEDENLER AÇISINDAN BU DURUMUN BİR İLTİBAS, BİR SEHİV OLDUĞUNU YANİ BÖYLE DÜŞÜNEN KİŞİLERİN HATA YAPTIKLARINI DOLAYISIYLA DA YANILDIKLARINI İFADE ETMİŞTİR.</text:p>
      <text:p text:style-name="P78"/>
      <text:p text:style-name="P9">Mehdî'nin üç vazifesi</text:p>
      <text:p text:style-name="P73">Nurun ehemmiyetli ve çok hayırlı bir şakirdi, çokların namına benden sordu ki: "Nurun halis ve eh(emmiyetli bir kısım şakirdleri, pek musırrane olarak ahirzamanda gelen al-i Beytin büyük bir mürşidi seni zannediyorlar ve o kadar çekindiğin halde onlar ısrar ediyorlar. </text:p>
      <text:p text:style-name="P73">Sen de bu kadar musırrane onların fikirlerini kabul etmiyorsun, çekiniyorsun. Elbette onların elinde bir hakikat ve kat'î bir hüccet var ve sen de bir hikmet ve hakikata binaen onlara muvafakat etmiyorsun. Bu ise bir tezattır, her halde hallini istiyoruz." Ben de bu zatın temsil ettiği çok mesaillere cevaben derim ki: O has Nurcuların ellerinde bir hakikat var. Fakat iki cihette bir tabir ve te'vil lazım. </text:p>
      <text:p text:style-name="P78"/>
      <text:p text:style-name="P72"><text:span text:style-name="T5">Birincisi: </text:span><text:span text:style-name="T35">ÇOK DEFA MEKTUPLARIMDA İŞARET ETTİĞİM GİBİ, MEHDÎ AL-İ RESÛLÜN TEMSİL ETTİĞİ KUDSÎ CEMAATİNİN ŞAHS-I MANEVÎSİNİN ÜÇ VAZİFESİ VAR. EĞER ÇABUK KIYAMET KOPMAZSA VE BEŞER BÜTÜN BÜTÜN YOLDAN ÇIKMAZSA, O VAZİFELERİ ONUN CEMİYETİ VE SEYYİDLER CEMAATİ YAPACAĞINI RAHMET-İ İLAHİYEDEN BEKLİYORUZ. VE ONUN ÜÇ BÜYÜK VAZİFESİ OLACAK:</text:span></text:p>
      <text:p text:style-name="P64"/>
      <text:p text:style-name="P72"><text:span text:style-name="T6">Birincisi:</text:span><text:span text:style-name="T5"> </text:span><text:span text:style-name="T3">Fen ve felsefenin tasallutiyle ve maddiyyun ve tabiiyyun taunu beşer içine intişar etmesiyle, her şeyden evvel felsefeyi ve maddiyyûn fikrini tam </text:span><text:soft-page-break/><text:span text:style-name="T3">susturacak bir tarzda îmanı kurtarmaktır. Ehl-i îmanı dalaletten muhafaza etmek ve bu vazife hem dünya, hem herşeyi bırakmakla, çok zaman tetkikat ile meşguliyeti iktiza ettiğinden, Hazret-i Mehdî'nin, o vazifesini bizzat kendisi görmeye vakit ve hal müsaade edemez. </text:span><text:span text:style-name="T5">Çünkü hilafet-i Muhammediye (a.s.m.) cihetindeki saltanatı, onun ile iştigale vakit bırakmıyor.</text:span><text:span text:style-name="T3"> </text:span><text:span text:style-name="T35">HERHALDE O VAZİFEYİ ONDAN EVVEL BİR TAİFE BİR CİHETTE GÖRECEK. O ZAT, O TAİFENİN UZUN TETKİKATI İLE YAZDIKLARI ESERİ KENDİNE HAZIR BİR PROĞRAM YAPACAK, ONUN İLE O BİRİNCİ VAZİFEYİ TAM YAPMIŞ OLACAK. BU VAZİFENİN İSTİNAD ETTİĞİ KUVVET VE MANEVÎ ORDUSU, YALNIZ İHLAS VE SADAKAT VE TESANÜD SIFATLARINA TAM SAHİP OLAN BİR KISIM ŞAKİRDLERDİR. NE KADAR DA AZ OLSALAR, MANEN BİR ORDU KADAR KUVVETLİ VE KIYMETLİ SAYILIRLAR.</text:span></text:p>
      <text:p text:style-name="P64"/>
      <text:p text:style-name="P72"><text:span text:style-name="T5">İkinci vazifesi:</text:span><text:span text:style-name="T3"> </text:span><text:span text:style-name="T35">HİLAFET-İ MUHAMMEDİYE (A.S.M.) ÜNVANI İLE ŞEAİR-İ İSLAMİYEYİ İHYA ETMEKTİR. ALEM-İ İSLAMIN VAHDETİNİ NOKTA-İ İSTİNAD EDİP, BEŞERİYETİ MADDÎ VE MANEVÎ TEHLİKELERDEN VE GADAB-I İLAHÎDEN KURTARMAKTIR. BU VAZİFENİN, NOKTA-İ İSTİNADI VE HADİMLERİ, MİLYONLARLA EFRADI BULUNAN ORDULAR LAZIMDIR.</text:span><text:span text:style-name="T3"> </text:span></text:p>
      <text:p text:style-name="P73"/>
      <text:p text:style-name="P72"><text:span text:style-name="T5">Üçüncü vazifesi:</text:span><text:span text:style-name="T3"> </text:span><text:span text:style-name="T35">İNKILABAT-I ZAMANİYE İLE ÇOK AHKAM-I KUR'ANİYENİN ZEDELENMESİYLE VE ŞERİAT-I MUHAMMEDÎYENİN (A.S.M.) KANUNLARI BİR DERECE TATİLE UĞRAMASIYLA O ZAT, BÜTÜN EHL-İ ÎMANIN MANEVÎ YARDIMLARIYLA VE İTTİHAD-I İSLAMIN MUAVENETİYLE VE BÜTÜN ULEMA VE EVLİYANIN VE BİLHASSA AL-İ BEYTİN NESLİNDEN HER ASIRDA KUVVETLİ VE KESRETLİ BULUNAN MİLYONLAR FEDAKAR SEYYİDLERİN İLTİHAKLARIYLA O VAZİFE-İ UZMAYI YAPMAYA ÇALIŞIR.</text:span></text:p>
      <text:p text:style-name="P72"><text:span text:style-name="T3"><text:s/></text:span><text:span text:style-name="T5">Şimdi hakikat-ı hal böyle olduğu halde, en birinci vazifesi ve en yüksek mesleği olan îmanı kurtarmak ve îmanı, tahkikî bir surette umuma ders vermek, hatta avamın da îmanını tahkikî yapmak vazifesi ise, manen ve hakikaten hidayet edici, irşad edici manasının tam sarahatını ifade ettiği için, Nur Şakirtleri bu vazifeyi tamamıyla Risale-i Nur'da gördüklerinden, ikinci ve üçüncü vazifeler buna nisbeten ikinci ve üçüncü derecededir, diye Risale-i Nur'un şahs-ı manevîsini haklı olarak bir nevi Mehdî telakki ediyorlar. O şahs-ı manevînin de bir mümessili, Nur Şakirdlerinin tesanüdünden gelen bir şahs-ı manevîsi ve o şahs-ı manevîde bir nevi mümessili olan bîçare tercümanını zannettiklerinden, bazan o ismi ona da veriyorlar. </text:span><text:span text:style-name="T37">GERÇİ BU, BİR İLTİBAS VE BİR SEHİVDİR,</text:span><text:span text:style-name="T35"> FAKAT ONLAR ONDA MES'UL DEĞİLLER. ÇÜNKÜ ZİYADE HÜSN-Ü ZAN, ESKİDENBERİ CEREYAN EDİYOR VE İTİRAZ EDİLMEZ.</text:span><text:span text:style-name="T3"> Ben de o kardeşlerimin pek ziyade hüsn-ü zanlarını bir nevi dua ve bir temennî ve Nur Talebelerinin kemal-i itikadlarının bir tereşşuhu gördüğümden onlara çok ilişmezdim. Hatta eski evliyanın bir kısmı, keramet-i gaybiyelerinden Risale-i Nur'u aynı o ahirzamanın hidayet edicisi olduğu, diye </text:span><text:soft-page-break/><text:span text:style-name="T3">keşifleri bu tahkikat ile te'vili anlaşılır. Demek iki noktada bir iltibas var, te'vil lazımdır. <text:line-break/>Birincisi: </text:span><text:span text:style-name="T37">AHİRDEKİ İKİ VAZİFE</text:span><text:span text:style-name="T35">, GERÇİ HAKİKAT NOKTASINDA BİRİNCİ VAZİFE DERECESİNDE DEĞİLLER</text:span><text:span text:style-name="T3">, fakat hilafet-i Muhammediye (a.s.m.) ve ittihad-ı İslam ordularıyla zemin yüzünde saltanat-ı İslamiyeyi sürmek cihetinde herkeste, hususan avamda, hususan ehl-i siyasette, hususan bu asrın efkarında o birinci vazifeden bin derece geniş görünüyor; ve bu isim bir adama verildiği vakit, bu iki vazife hatıra geliyor; siyaset manasını ihsas eder; belki de bir hodfüruşluk manasını hatıra getirir; belki bir şan, şeref ve makamperestlik ve şöhretperestlik arzularını gösterir. Ve eskidenberi ve şimdi de çok safdil ve makamperest zatlar "Mehdî olacağım," diye dava ederler. </text:span><text:span text:style-name="T35">GERÇİ HER ASIRDA HİDAYET EDİCİ BİR NEVİ MEHDÎ VE MÜCEDDİD GELİYOR VE GELMİŞ, FAKAT HERBİRİ ÜÇ VAZİFELERDEN BİRİSİNİ BİR CİHETTE YAPMASI İTİBARİYLE, AHİRZAMANIN BÜYÜK MEHDÎSİ ÜNVANINI ALMAMIŞLAR.</text:span><text:span text:style-name="T3"> Hem mahkemede Denizli ehl-i vukufu, bazı şakirtlerin bu îtikadlarına göre, bana karşı demişler ki: "Eğer Mehdilik dava etse, bütün şakirdleri kabul edecekler." Ben de onlara demiştim: </text:span><text:span text:style-name="T35">"BEN, KENDİMİ SEYYİD BİLEMİYORUM. BU ZAMANDA NESİLLER BİLİNMİYOR. HALBUKİ AHİRZAMANIN O BÜYÜK ŞAHSI, ÂL-İ BEYTTEN OLACAKTIR.</text:span><text:span text:style-name="T3"> Gerçi manen ben Hazret-i Ali'nin (r.a.) bir veled-i manevîsi hükmünde ondan hakikat dersini aldım ve Âl-i Muhammed Aleyhisselam bir manada hakikî Nur Şakirdlerine şamil olmasından, ben de Âl-i Beytten sayılabildim; fakat bu zaman şahs-ı manevî zamanı olmasından ve Nurun mesleğinde hiçbir cihette benlik ve şahsiyet ve şahsî makamları arzu etmek ve şan şeref kazanmak olmaz; ve sırr-ı ihlasa tam muhalif olmasından, Cenab-ı Hakka hadsiz şükür ediyorum ki, beni kendime beğendirmemesinden, ben öyle şahsî ve haddimden hadsiz derece fazla makamata gözümü dikmem ve Nurdaki ihlası bozmamak için, uhrevî makamat dahi bana verilse, bırakmaya kendimi mecbur biliyorum" dedim. O ehl-i vukuf sustu.</text:span><text:span text:style-name="T35"> </text:span></text:p>
      <text:p text:style-name="P78">(Emirdağ Lahikası-I, ss. 231-233.)</text:p>
      <text:p text:style-name="P5">RİSALELERİN DOĞRU OKUNMASI VE ANLAŞILMASI GEREKTİĞİNE VE HERKESİN ANLAYACAĞI KADAR ANLAŞILIR OLDUĞUNA DAİR BEDİÜZZAMAN'IN BAZI AÇIKLAMALARI</text:p>
      <text:p text:style-name="P73"/>
      <text:p text:style-name="P73"/>
      <text:p text:style-name="P72"><text:span text:style-name="T3">"</text:span><text:span text:style-name="T8">Nur'un metni, izaha ihtiyacı olsa, ya satırın üstünde, ya kenarda haşiyecikler (açıklamalar) yazılsa daha münasiptir (uygundur). Çünkü metin içine girse, teksir edilen nüshalar ayrı ayrı olur, tashih (düzeltme) lazım gelir</text:span><text:span text:style-name="T3">. </text:span><text:span text:style-name="T39">Hem su-i isti'male kapı açılır, muarızlar (karşı çıkanlar) istifade ederler. Hem herkes senin gibi muhakkik (hakikati araştırıp inceleyip bulan) müdakkik (inceden inceye tetkik eden, en ufak gizli şeyleri bile görmeye çalışan) olmaz, YANLIŞ MANA VERİR, BİR KELİME İLAVE EDER, EHEMMİYETLİ BİR HAKİKATİ KAYBETMEYE SEBEP OLUR. BEN TASHİHATIMDA (düzeltmelerimde) BÖYLE ZARARLI İLAVELERİ ÇOK GÖRDÜM… </text:span></text:p>
      <text:p text:style-name="P78">(Emirdağ Lahikası El yazma, sf. 661)</text:p>
      <text:p text:style-name="P78"/>
      <text:p text:style-name="P72"><text:span text:style-name="T3">"</text:span><text:span text:style-name="T5">Yol ikidir: Ya sükut etmektir (susmaktır). Çünkü söylenilen her sözün doğru olması lazımdır. Veya sıdktır (doğruluk). </text:span><text:span text:style-name="T35">Çünkü İslamiyetin esası, sıdktır (doğruluktur). İmanın hassası, sıdktır (doğruluktur)</text:span><text:span text:style-name="T5">. Bütün kemalata isal edici (iyiliklere ulaştıran), sıdktır. Ahlak-ı aliyenin (yüksek ahlakın) hayatı, sıdktır (doğruluktur). Terakkiyatın mihveri (ilerlemenin merkezi) sıdktır (doğruluktur). </text:span></text:p>
      <text:p text:style-name="P72"><text:span text:style-name="T35">Alem-i İslam'ın nizamı (İslam aleminin düzeni) sıdktır (doğruluktur).</text:span><text:span text:style-name="T5"> </text:span></text:p>
      <text:p text:style-name="P72"><text:span text:style-name="T35">Nev'i beşeri kabe-i kemalata isal eden, (insanlığı ahlak ve terbiyeye ulaştıran) sıdktır </text:span><text:span text:style-name="T5">(doğruluktur). Ashab-ı Kiram'ı (sahabeleri) bütün insanlara tefevvuk ettiren (üstün kılan) sıdktır (doğruluktur). Muhammed-i Haşimi Aleyhisselatü Vesselam'ı meratib-i beşeriyenin (insanlık derecesinin) en yükseğine çıkaran, sıdktır (doğruluktur)." </text:span></text:p>
      <text:p text:style-name="P78">(İşarat-ül İcaz, sf. 82)</text:p>
      <text:p text:style-name="P84"><text:s/></text:p>
      <text:p text:style-name="P72"><text:span text:style-name="T3">"Risale-i Nur; bütün tabakat-ı beşere (insan gruplarına) hem medrese, hem mektep, hem kışla, hem hekim, hem hakim olarak,</text:span><text:span text:style-name="T36"> </text:span><text:span text:style-name="T37">en ami (cahil) avamdan en ehass-ı havassa (en halis ilim sahiplerine) kadar ders verip, talim ve terbiye etmesi bizce muşhuddur (aşikardır, açıkça görülmektedir</text:span><text:span text:style-name="T35">)</text:span><text:span text:style-name="T5">."</text:span><text:span text:style-name="T3"> </text:span></text:p>
      <text:p text:style-name="P78">(Kastamonu Lahikası, sf.70)</text:p>
      <text:p text:style-name="P84"><text:s/></text:p>
      <text:p text:style-name="P84"/>
      <text:p text:style-name="P72"><text:span text:style-name="T36">"…</text:span><text:span text:style-name="T35">Bir ortaokul çocuğu veya okumasını bilen bir kadın, büyük bir feylesofun eserini okuduğu zaman istifade edememiştir. Fakat Risale-i Nur'dan herkes derecesine göre istifade etmektedir."</text:span></text:p>
      <text:p text:style-name="P78"><text:soft-page-break/>(Şualar, sf.549)</text:p>
      <text:p text:style-name="P59"/>
      <text:p text:style-name="P126">TEVRAT'TA VE DİĞER MUSEVİ KAYNAKLARDA MEHDİYET İNANCI</text:p>
      <text:p text:style-name="P24"/>
      <text:p text:style-name="P24"/>
      <text:p text:style-name="P26">TEVRAT'TA HZ. MEHDİ (A.S.)'IN </text:p>
      <text:p text:style-name="P26">ÖZELLİKLERİ</text:p>
      <text:p text:style-name="P73"/>
      <text:p text:style-name="P73">1. ... (MEHDİ) SADECE SEDİRİNDEN HÜKÜMDARLIK EDECEK... (Talmud: Sanhedrin 20b)</text:p>
      <text:p text:style-name="P72"><text:span text:style-name="T3">2. ... </text:span><text:span text:style-name="T31">Onun adI Harİka Öğütçü... olacak</text:span><text:span text:style-name="T3">. (Tevrat: Yeşaya, 9:6)</text:span></text:p>
      <text:p text:style-name="P72"><text:span text:style-name="T3">3. ... </text:span><text:span text:style-name="T31">(Mehdİ) unutulduğu/beklenmedİğİ bİr anda gelecek</text:span><text:span text:style-name="T3">. (Talmud: Sanhedrin 97a)</text:span></text:p>
      <text:p text:style-name="P72"><text:span text:style-name="T3">4. </text:span><text:span text:style-name="T31">(Halk Mehdİ'yİ) bütün güzellİğİyle görecek</text:span><text:span text:style-name="T3">... (Yeşaya, 33:17)</text:span></text:p>
      <text:p text:style-name="P72"><text:span text:style-name="T3">5. </text:span><text:span text:style-name="T5">SEN İNSANLARIN EN GÜZELİSİN...</text:span><text:span text:style-name="T3"> (Mezmurlar, 45:2)</text:span></text:p>
      <text:p text:style-name="P72"><text:span text:style-name="T3">6. </text:span><text:span text:style-name="T5">Kral için söylüyorum... </text:span><text:span text:style-name="T31">Sen İnsanlarIn en güzelİsİn, lütuf saçIlmIş dudaklarIna</text:span><text:span text:style-name="T5">… Doğruluğu sever, kötülükten nefret edersin. </text:span><text:span text:style-name="T3">(Tevrat: Mezmurlar, 45:1-7)</text:span></text:p>
      <text:p text:style-name="P72"><text:span text:style-name="T3">7. ... (Mehdi) </text:span><text:span text:style-name="T31">uluslara barIşI duyuracak</text:span><text:span text:style-name="T3">... (Zekeriya, 9:10)</text:span></text:p>
      <text:p text:style-name="P72"><text:span text:style-name="T3">8. ... </text:span><text:span text:style-name="T31">O adİl kurtarIcI ve alçakgönüllüdür</text:span><text:span text:style-name="T3">… (Zekeriya, 9:9)</text:span></text:p>
      <text:p text:style-name="P72"><text:span text:style-name="T3">9. </text:span><text:span text:style-name="T31">Adaletİ sadakatle ulaştIracak</text:span><text:span text:style-name="T5">. Yeryüzünde adaleti sağlayana dek umudunu, cesaretini yitirmeyecek</text:span><text:span text:style-name="T3">... (Tevrat: Yeşaya, 42:4)</text:span></text:p>
      <text:p text:style-name="P72"><text:span text:style-name="T3">10. </text:span><text:span text:style-name="T31">baskI görüp ezİyet çektİyse de ağzInI açmadI. Kesİme götürülen kuzu gİbİ,</text:span><text:span text:style-name="T5"> kırkıcıların</text:span><text:span text:style-name="T52"> </text:span><text:span text:style-name="T5">önünde sessizce duran koyun gibi açmadı ağzını. </text:span><text:span text:style-name="T3">(Yeşaya, 53:7)</text:span></text:p>
      <text:p text:style-name="P72"><text:span text:style-name="T3">11. </text:span><text:span text:style-name="T5">"... </text:span><text:span text:style-name="T31">Güçle kuvvetle değİl, ancak Benİm Ruhum'la başaracaksIn</text:span><text:span text:style-name="T5">" diyor. Böyle diyor herşeye egemen Rab. </text:span><text:span text:style-name="T3">(Tevrat: Zekeriya, 4:6)</text:span></text:p>
      <text:p text:style-name="P72"><text:span text:style-name="T3">12. </text:span><text:span text:style-name="T5">... ZEVKİ RAB'BİN ŞERİATINDADIR. Ve gece gündüz O'nun şeriatını derin derin düşünür.</text:span><text:span text:style-name="T3"> (Mezmurlar, 1:2)</text:span></text:p>
      <text:p text:style-name="P72"><text:span text:style-name="T3">13. ... (Mehdi) </text:span><text:span text:style-name="T5">ULUSLARA BARIŞI DUYURACAK... </text:span><text:span text:style-name="T3">(Zekeriya, 9:10)</text:span></text:p>
      <text:p text:style-name="P72"><text:span text:style-name="T33">14.</text:span><text:span text:style-name="T31"> BAĞIRMAYACAK VE SESİNİ YÜKSELTMEYECEK...</text:span><text:span text:style-name="T33"> (Yeşaya, 42:2)</text:span></text:p>
      <text:p text:style-name="P72"><text:span text:style-name="T3">15. Onu güzel iyilik bereketler ile karşıladın, başına saf altından taç koydun. </text:span><text:span text:style-name="T5">SENDEN YAŞAM İSTEDİ, VERDİN ONA UZUN... BİR ÖMÜR.</text:span><text:span text:style-name="T3"> (Mezmurlar, 21:3-4) </text:span></text:p>
      <text:p text:style-name="P72"><text:span text:style-name="T3">16. </text:span><text:span text:style-name="T5">...YERYÜZÜNDE EZİLENLER İÇİN DÜRÜSTÇE KARAR VERECEK…</text:span><text:span text:style-name="T3"> (Tevrat: Yeşaya, 11:4)</text:span></text:p>
      <text:p text:style-name="P72"><text:span text:style-name="T3">17. </text:span><text:span text:style-name="T5">...KIYI HALKLARI ONUN (MEHDİ'NİN) YASASINA UMUT BAĞLAYACAK. </text:span><text:span text:style-name="T3">(Tevrat: Yeşaya, 42:4)</text:span></text:p>
      <text:p text:style-name="P72"><text:span text:style-name="T3">18. </text:span><text:span text:style-name="T5">... GÖZÜYLE GÖRDÜĞÜNE GÖRE YARGILAMAYACAK, KULAĞIYLA İŞİTTİĞİNE GÖRE KARAR VERMEYECEK. </text:span><text:span text:style-name="T3">(Tevrat: Yeşaya, 11:3)</text:span></text:p>
      <text:p text:style-name="P72"><text:span text:style-name="T3">19. ... </text:span><text:span text:style-name="T5">YÖNETİM ONUN OMUZLARINDA OLACAK</text:span><text:span text:style-name="T3">... (Tevrat: Yeşaya, 9:6)</text:span></text:p>
      <text:p text:style-name="P72"><text:soft-page-break/><text:span text:style-name="T3">20.</text:span><text:span text:style-name="T5"> VE MİLLETLER ARASINDA HÜKMEDECEK VE ÇOK KAVİMLER HAKKINDA KARAR VERECEK</text:span><text:span text:style-name="T3">... (Tevrat: Yeşaya, 2:4)</text:span></text:p>
      <text:p text:style-name="P72"><text:span text:style-name="T3">21. Bakın, kulum [Hz. Mehdi (as)] </text:span><text:span text:style-name="T5">BAŞARILI OLACAK; ÜSTÜN OLACAK, EL ÜSTÜNDE TUTULUP ALABİLDİĞİNE YÜCELTİLECEK. </text:span><text:span text:style-name="T3">(Yeşaya, 52:13) </text:span></text:p>
      <text:p text:style-name="P72"><text:span text:style-name="T3">22. Ona [Hz. Mehdi (as)'a] egemenlik, yücelik ve krallık verildi. </text:span><text:span text:style-name="T5">BÜTÜN HALKLAR, ULUSLAR VE HER DİLDEN İNSAN ONA HİZMET ETTİ...</text:span><text:span text:style-name="T3"> (Daniel, 7:14) </text:span></text:p>
      <text:p text:style-name="P72"><text:span text:style-name="T5">23. SAVAŞ ARABALARINI... UZAKLAŞTIRACAĞIM. SAVAŞ YAYLARI KIRILACAK. KRALINIZ [HZ. MEHDİ (AS)] ULUSLARA BARIŞI DUYURACAK...</text:span><text:span text:style-name="T3"> (Zekeriya, 9:10) </text:span></text:p>
      <text:p text:style-name="P72"><text:span text:style-name="T3">24. Mesih [Hz. Mehdi (as)] döneminde... </text:span><text:span text:style-name="T5">SAVAŞLAR OLMAYACAK VE BİR MİLLET DİĞER BİR MİLLETE KILIÇ KALDIRMAYACAK...</text:span><text:span text:style-name="T3"> (Maimonides, Mişna Tora, Sanhedrin 10:1) </text:span></text:p>
      <text:p text:style-name="P72"><text:span text:style-name="T3">25. ...Rab korkusu ruhu onun [Hz. Mehdi (as)'ın] üzerinde olacak. </text:span><text:span text:style-name="T5">RAB KORKUSU HOŞUNA GİDECEK... (Yeşaya, 11:2-3) </text:span></text:p>
      <text:p text:style-name="P72"><text:span text:style-name="T3">26. Davud soyundan çıkacak olan o kral [Hz. Mehdi (as)] </text:span><text:span text:style-name="T5">TÜM İNSANLARA ALLAH'IN YOLLARINI VE O'NDAN KORKMAYI ÖĞRETEBİLECEK...</text:span><text:span text:style-name="T3"> (Maimonides, Mişna Tora, Tövbe 9:2) </text:span></text:p>
      <text:p text:style-name="P72"><text:span text:style-name="T3">27. Haham Nahman dedi ki: "Eğer [Mesih [Hz. Mehdi (as)] bugün yaşasaydı, bana benzeyen biri olurdu, çünkü şöyle yazılmıştır: </text:span><text:span text:style-name="T5">ÖNDERLERİ KENDİLERİNDEN BİRİ OLACAK, YÖNETİCİLERİ KENDİ ARALARINDAN ÇIKACAK."</text:span><text:span text:style-name="T3"> [Yeremya 30:21] (Talmud, Sanhedrin 98b) </text:span></text:p>
      <text:p text:style-name="P72"><text:span text:style-name="T3">28. Bir kimse... </text:span><text:span text:style-name="T5">KRAL MESİH'İN [HZ. MEHDİ (AS)'IN] MUCİZELER VE HARİKALAR YAPMASI GEREKTİĞİ, DÜNYAYA YENİ OLAĞANÜSTÜLÜKLER GETİRECEĞİ, ÖLÜLERİ DİRİLTECEĞİ VEYA BENZERİ İŞLER YAPACAĞI KANISINDA OLMAMALI. BU DOĞRU DEĞİL.</text:span><text:span text:style-name="T3"> (Maimonides, Mişna Tora, Kralların Kanunları 11:3) </text:span></text:p>
      <text:p text:style-name="P126">TEVRAT'TA HZ. MEHDİ (A.S.) DÖNEMİNDE YAŞANACAK DÜNYA HAKİMİYETİNE İŞARET </text:p>
      <text:p text:style-name="P128">EDEN SÖZLER</text:p>
      <text:p text:style-name="P78"/>
      <text:p text:style-name="P73"/>
      <text:p text:style-name="P72"><text:span text:style-name="T3">Soyunu gökteki yıldızlar kadar çoğaltacağım. Bu ülkelerin tümünü onlara vereceğim. </text:span><text:span text:style-name="T26">YERYÜZÜNDEKİ BÜTÜN ULUSLAR SENİN SOYUN ARACILIĞIYLA KUTSANACAK. </text:span><text:span text:style-name="T3">(Yaratılış, 26:4)</text:span></text:p>
      <text:p text:style-name="P73"/>
      <text:p text:style-name="P72"><text:span text:style-name="T3">Yeryüzünün tozu kadar sayısız bir soya sahip olacaksın. </text:span><text:span text:style-name="T23">DOĞUYA, BATIYA, KUZEYE, GÜNEYE DOĞRU YAYILACAKSINIZ. YERYÜZÜNDEKİ BÜTÜN HALKLAR SEN VE SOYUN ARACILIĞIYLA KUTSANACAK.</text:span><text:span text:style-name="T3"> (Yaratılış, 28:14</text:span><text:span text:style-name="T12">)</text:span></text:p>
      <text:p text:style-name="P78"/>
      <text:p text:style-name="P72"><text:span text:style-name="T3">Seni (Hz. İbrahim (a.s.)'i) ziyadesiyle mübarek kılacağım; senin zürriyetini, göklerin yıldızları gibi, deniz kenarında olan kum gibi ziyadesiyle çoğaltacağım; </text:span><text:span text:style-name="T23">SENİN ZÜRRİYETİN DÜŞMANLARININ KAPISINA HAKİM OLACAKTIR VE ZÜRRİYETİN ARACILIĞIYLA YERYÜZÜNDEKİ BÜTÜN MİLLETLER MÜBAREK KILINACAKLAR; </text:span><text:span text:style-name="T3">çünkü sözümü dinledin. (Yaratılış, 22:17-18)</text:span></text:p>
      <text:p text:style-name="P73"/>
      <text:p text:style-name="P72"><text:span text:style-name="T23">O [HZ. MEHDİ (AS)] TÜM DÜNYAYI ALLAH'A BİRLİKTE KULLUK ETMELERİ İÇİN ISLAH EDECEK</text:span><text:span text:style-name="T3">, çünkü şöyle yazılmıştır: "O zaman, birlikte Bana yakarmaları, omuz omuza Bana hizmet etmeleri için, halkların dudaklarını pak kılacağım." [Sefenya, 3:9] (Maimonides, Mişna Tora, Kralların Kanunları 11:4)</text:span></text:p>
      <text:p text:style-name="P73"/>
      <text:p text:style-name="P72"><text:span text:style-name="T35">Ona [Hz. Mehdi (as)'a] egemenlik, yücelik ve krallık verildi</text:span><text:span text:style-name="T5">. </text:span><text:span text:style-name="T3">BÜTÜN HALKLAR, ULUSLAR VE HER DİLDEN İNSAN ONA HİZMET ETTİ...</text:span><text:span text:style-name="T5"> (Daniel, 7:14)</text:span></text:p>
      <text:p text:style-name="P78"/>
      <text:p text:style-name="P72"><text:span text:style-name="T23">... SENİ [HZ. MEHDİ (AS)'I]... ULUSLARA IŞIK YAPACAĞIM. </text:span><text:span text:style-name="T3">Öyle ki, kör gözleri açasın, zindandaki tutsakları, cezaevi karanlığında yaşayanları özgür kılasın. (Yeşaya, 42:6-7)</text:span></text:p>
      <text:p text:style-name="P73"/>
      <text:p text:style-name="P72"><text:span text:style-name="T3">..</text:span><text:span text:style-name="T33">.</text:span><text:span text:style-name="T31"> </text:span><text:span text:style-name="T23">HALKLARA SANCAK OLACAK, ULUSLAR ONA [HZ. MEHDİ (AS)'A] YÖNELECEK... </text:span><text:span text:style-name="T3">(Yeşaya, 11:10)</text:span></text:p>
      <text:p text:style-name="P99"/>
      <text:p text:style-name="P72"><text:span text:style-name="T23">BÜTÜN MİLLETLER ONU [HZ. MEHDİ (AS)'I] DİNLEMEYE GELECEK...</text:span><text:span text:style-name="T3"> (Maimonides, Mişna Tora, Tövbe 9:2)</text:span></text:p>
      <text:p text:style-name="P73"/>
      <text:p text:style-name="P72"><text:soft-page-break/><text:span text:style-name="T3">... </text:span><text:span text:style-name="T23">KIYI HALKLARI ONUN [HZ. MEHDİ (AS)'IN] YASASINA UMUT BAĞLAYACAK.</text:span><text:span text:style-name="T3"> (Yeşaya, 42:4)</text:span></text:p>
      <text:p text:style-name="P99"/>
      <text:p text:style-name="P72"><text:span text:style-name="T23">ULUSLAR SENİN IŞIĞINA, KRALLAR ÜZERİNE DOĞAN AYDINLIĞA GELECEK. </text:span><text:span text:style-name="T3">"Başını kaldır da çevrene bir bak, hepsi toplanmış sana geliyor..." (Yeşaya, 60:3-4)</text:span></text:p>
      <text:p text:style-name="P73"/>
      <text:p text:style-name="P72"><text:span text:style-name="T3">Sahibi (Şilo) [Hz. Mehdi (as)] gelene kadar... [sonra] </text:span><text:span text:style-name="T23">uluslar onun sözünü dİnleyecek</text:span><text:span text:style-name="T36">. </text:span><text:span text:style-name="T3">(Yaratılış, 49:10)</text:span></text:p>
      <text:p text:style-name="P73"/>
      <text:p text:style-name="P72"><text:span text:style-name="T3">... </text:span><text:span text:style-name="T23">KIYI HALKLARI ONUN (MEHDİ'NİN) YASASINA UMUT BAĞLAYACAK. </text:span><text:span text:style-name="T3">(Tevrat: Yeşaya, 42:4)</text:span></text:p>
      <text:p text:style-name="P73"/>
      <text:p text:style-name="P72"><text:span text:style-name="T3">Onun [Hz. Mehdi (as)'ın] fevkalade doğruluğu ve vesile olacağı harikalıklar [şaşırtıcı güzellikler] nedeniyle </text:span><text:span text:style-name="T23">İNSANLAR ONUNLA BARIŞ YAPACAK VE TÜM ÜLKELER ONA HİZMET EDECEK. </text:span><text:span text:style-name="T3">(Maimonides, Mişna Tora, Sanhedrin 10:1)</text:span></text:p>
      <text:p text:style-name="P73"/>
      <text:p text:style-name="P72"><text:span text:style-name="T3">Gelecek zamanda, Kral Mesih [Hz. Mehdi (as)] çıkacak ve </text:span><text:span text:style-name="T23">DAVUD KRALLIĞINI GEÇMİŞTEKİ HAKİMİYETİNE YENİDEN KAVUŞTURACAK. </text:span><text:span text:style-name="T3">(Maimonides, Mişna Tora, Kralların Kanunları 11:4)</text:span></text:p>
      <text:p text:style-name="P73"/>
      <text:p text:style-name="P72"><text:span text:style-name="T23">[HZ. MEHDİ (AS)] EGEMENLİK SÜRSÜN DENİZDEN DENİZE, FIRAT'TAN YERYÜZÜNÜN UCUNA DEK!</text:span><text:span text:style-name="T3"> (Mezmurlar, 72:8)</text:span></text:p>
      <text:p text:style-name="P73"/>
      <text:p text:style-name="P72"><text:span text:style-name="T3">O [Hz. Mehdi (as)] </text:span><text:span text:style-name="T23">bütün dünyayI</text:span><text:span text:style-name="T3"> Allah'a kulluk etmeleri için mükemmelleştirecek. (Maimonides, Mişna Tora, Kralların Kanunları 11:4)</text:span></text:p>
      <text:p text:style-name="P73"/>
      <text:p text:style-name="P72"><text:span text:style-name="T3">O dönemde [Hz. Mehdi (as) döneminde]... </text:span><text:span text:style-name="T23">TÜM DÜNYANIN TEK MEŞGULİYETİ ALLAH'I BİLİP TANIMAK OLACAK</text:span><text:span text:style-name="T3">... (Maimonides, Mişna Tora, Kralların Kanunları 12:5)</text:span></text:p>
      <text:p text:style-name="P73"/>
      <text:p text:style-name="P72"><text:span text:style-name="T3">O</text:span><text:span text:style-name="T35"> dönemde [Hz. Mehdi (as) döneminde]... insan için mümkün olan en üst seviyede Yaratıcılarını anlamaları mümkün olacak... </text:span><text:span text:style-name="T3">Çünkü şöyle yazılmıştır: "</text:span><text:span text:style-name="T23">ÇÜNKÜ SULAR DENİZİ NASIL DOLDURUYORSA, DÜNYA DA RAB'BİN YÜCELİĞİNİN BİLGİSİYLE DOLACAK</text:span><text:span text:style-name="T3">...." (Maimonides, Mişna Tora, Kralların Kanunları 12:5)</text:span></text:p>
      <text:p text:style-name="P73"/>
      <text:p text:style-name="P72"><text:span text:style-name="T35">O zaman Rab'bin Yüceliği görünecek, </text:span><text:span text:style-name="T23">bütün İnsanlar hep bİrlİkte O'nu görecek</text:span><text:span text:style-name="T3">... (Yeşaya, 40:5)</text:span></text:p>
      <text:p text:style-name="P126">MUSEVİ KAYNAKLARDA HZ. MEHDİ (A.S)'IN ÇIKIŞ ALAMETLERİ</text:p>
      <text:p text:style-name="P64"/>
      <text:p text:style-name="P64"/>
      <text:p text:style-name="P64">Ateizmin yaygınlaşması:</text:p>
      <text:p text:style-name="P73">(Mehdi'nin) geleceği nesilde... tüm devletler Minim dinini [ateizmi] kabul edecek ve verilen öğütlerden yüz çevrilecek... (Talmud, Sanhedrin 11:97a)</text:p>
      <text:p text:style-name="P64"/>
      <text:p text:style-name="P64">Dindarların hor görülmesi: </text:p>
      <text:p text:style-name="P75">Davud oğlunun [Hz. Mehdi (as)'ın] geldiği nesilde... Allah'tan korkan kişiler hor görülecek. (Talmud, Sanhedrin 97a)</text:p>
      <text:p text:style-name="P64"/>
      <text:p text:style-name="P64">Din ahlakından uzaklaşılması:</text:p>
      <text:p text:style-name="P73">(Mehdi'nin) geleceği nesilde... Haktan uzaklaşılacak... (Talmud, Sanhedrin 97a)</text:p>
      <text:p text:style-name="P64"/>
      <text:p text:style-name="P64">Yönetimlerin din ahlakından uzaklaşması: </text:p>
      <text:p text:style-name="P75">Mesih'in [Hz. Mehdi (as)'ın] çağı gelmeden önceki sürede... devlet yönetimleri delalete düşecek [dini inançlara ters düşecek] ve onları kınayacak kimse olmayacak... (Talmud, Sota 49b)</text:p>
      <text:p text:style-name="P64"/>
      <text:p text:style-name="P64">Kadın yöneticilerin artması: </text:p>
      <text:p text:style-name="P75">Çocuklar onları eziyor, kadınlar onu yönetiyor... (Yeşaya, 3:12) </text:p>
      <text:p text:style-name="P64"/>
      <text:p text:style-name="P64">Yoksulluğun artması: </text:p>
      <text:p text:style-name="P75">Davud oğlu [Hz. Mehdi (as)]... ceplerde metelik bitene dek gelmeyecek... (Talmud, Sanhedrin 97a)</text:p>
      <text:p text:style-name="P64"/>
      <text:p text:style-name="P64">Haksız kazancın artması:</text:p>
      <text:p text:style-name="P75">Davud oğlunun [Hz. Mehdi (as)'ın] geleceği nesilde... soyguncular ve soyguncuların soyguncuları olacak... (Talmud, Kethuboth 112b) </text:p>
      <text:p text:style-name="P64"/>
      <text:p text:style-name="P64">Açlık ve kıtlık olması: </text:p>
      <text:p text:style-name="P75">Davud oğlunun [Hz. Mehdi (as)'ın] geleceği yedi yıllık sürenin sonunda... açlık okları gönderilecek... büyük bir kıtlık olacak ve bunda erkekler, kadınlar, çocuklar, dindar adamlar ve azizler ölecek... (Talmud, Sanhedrin 97a) </text:p>
      <text:p text:style-name="P64"/>
      <text:p text:style-name="P51">Toprakların bereketinin azalması: </text:p>
      <text:p text:style-name="P75">Tarlalar harap oldu, toprak acılı. Çünkü tahıl mahvoldu... Arpa, buğday için dövünün... çünkü tarlaların ürünü yok oldu. Asmalar kurudu, incir ağaçları soldu; nar, hurma, elma bütün meyve ağaçları kurudu... (Yoel, 1:10-12)</text:p>
      <text:p text:style-name="P64"/>
      <text:p text:style-name="P64">Sıkıntı ve zorluk dönemi olması: </text:p>
      <text:p text:style-name="P75">... En yiğit asker bile acı acı feryat edecek... Acı ve sıkıntı, yıkım ve felaket, zifiri karanlık bir gün olacak, bulutlu, koyu karanlık bir gün. (Sefanya, 1:14-15) </text:p>
      <text:p text:style-name="P64"/>
      <text:p text:style-name="P64">Belaların ardı ardına gelmesi: </text:p>
      <text:p text:style-name="P75">Davud oğlunun [Hz. Mehdi (as)'ın] geldiği nesilde... sürekli yeni belalar ve şeytani kararların yürürlüğe konması olacak; her yeni kötülük, bir diğeri bitmeden hızla gelecek... (Talmud, Sanhedrin 97a) </text:p>
      <text:p text:style-name="P75">Davud oğlunun [Hz. Mehdi (as)'ın] geleceği nesilde... imtihan arkasından imtihan gelecek... (Talmud, Kethuboth 112b) </text:p>
      <text:p text:style-name="P64"/>
      <text:p text:style-name="P64">Ümitsizliğin hakim olması: </text:p>
      <text:p text:style-name="P75">Tekrar kurtulacaklarına dair ümitlerini kaybetmedikçe [Hz. Mehdi (as)] gelmeyecek... (Talmud, Sanhedrin 97a) </text:p>
      <text:p text:style-name="P64"/>
      <text:p text:style-name="P64">Fuhuşun yaygınlaşması: </text:p>
      <text:p text:style-name="P75">Davud oğlunun [Hz. Mehdi (as)'ın] geleceği nesilde, alimlerin toplanma meclisleri, gayri meşru evler haline gelecek... (Talmud, Sanhedrin 97a) </text:p>
      <text:p text:style-name="P64"/>
      <text:p text:style-name="P64">İnsanlarda utanma hissinin azalması: </text:p>
      <text:p text:style-name="P75">Mesih'in [Hz. Mehdi (as)'ın] geleceği nesilde... babası ayıpladığında oğlu utanmayacak... (Talmud, Sanhedrin 97a) </text:p>
      <text:p text:style-name="P75">Mesih'in [Hz. Mehdi (as)'ın] çağı gelmeden önceki sürede... oğul babasına küfredecek... oğul babasının önünde utanmayacak... (Talmud, Sota 49b) </text:p>
      <text:p text:style-name="P64"/>
      <text:p text:style-name="P64">Ahlaksızlığın artması: </text:p>
      <text:p text:style-name="P75">Haham Johanan dedi ki: Davud oğlu [Hz. Mehdi (as)] yalnız... tümüyle kötü yolda bir nesil geldiğinde çıkacak. (Talmud, Sanhedrin 98a) </text:p>
      <text:p text:style-name="P64"/>
      <text:p text:style-name="P64">Yalan ve sahtekarlıkların artması: </text:p>
      <text:p text:style-name="P73">... Yalan peşindeler... (Yeremya, 23:14)</text:p>
      <text:p text:style-name="P73">İnsan insana, komşu komşuya haksızlık edecek... (Yeşaya, 3:5)</text:p>
      <text:p text:style-name="P64"/>
      <text:p text:style-name="P51">İsyankarlığın artması </text:p>
      <text:p text:style-name="P75">Mesih'in [Hz. Mehdi (as)'ın] çağı gelmeden önceki sürede... oğul babasına küfredecek; bir kız annesine, gelin kaynanasına karşı gelecek... (Talmud, Sota 49b) </text:p>
      <text:p text:style-name="P64"/>
      <text:p text:style-name="P64">Ailevi bağların zayıflaması: </text:p>
      <text:p text:style-name="P75">Mesih'in [Hz. Mehdi (as)'ın] çağı gelmeden önceki sürede... bir adamın ailesi kendi düşmanı olacak... (Talmud, Sota 49b) </text:p>
      <text:p text:style-name="P64"/>
      <text:p text:style-name="P64">Münafıkların artması: </text:p>
      <text:p text:style-name="P75">Davud oğlu [Hz. Mehdi (as)], [iman edenlere] ihanet edenler artana kadar gelmeyecek... (Talmud, Sanhedrin 97a) </text:p>
      <text:p text:style-name="P64"/>
      <text:p text:style-name="P64">İlim adamların sayısının azalması: </text:p>
      <text:p text:style-name="P75">Davud oğlunun [Hz. Mehdi (as)'ın] geldiği nesilde, alimler sayıca az olacak... (Talmud, Sanhedrin 97a)</text:p>
      <text:p text:style-name="P64"/>
      <text:p text:style-name="P64">Savaşların artması: </text:p>
      <text:p text:style-name="P75">Davud oğlunun [Hz. Mehdi (as)'ın] geleceği yedi yıllık sürenin sonunda... yedinci yılda, savaşlar [olacak]; yedi yıllık sürenin bitiminde Davud oğlu [Hz. Mehdi (as)] gelecek... (Talmud, Sanhedrin 97a)</text:p>
      <text:p text:style-name="P75">... Göklerde ve yerde alametler göstereceğim; kan ve ateş ve duman direkleri. (Yoel, 2:30) </text:p>
      <text:p text:style-name="P64"/>
      <text:p text:style-name="P64">Ortadoğu'da kan dökülmesi: </text:p>
      <text:p text:style-name="P75">... Mesih [Hz. Mehdi (as)] ne zaman gelecek?... Bize bir işaret söyle... Paneas* mağarasının suları, kana dönünce... (Talmud, Sanhedrin 98a) </text:p>
      <text:p text:style-name="P93"><text:span text:style-name="T3">* </text:span><text:span text:style-name="T48">Paneas: Ürdün Nehri civarında, Kudüs'e 200 km uzaklıkta eski bir şehir ismi. </text:span></text:p>
      <text:p text:style-name="P83"/>
      <text:p text:style-name="P64">Ortadoğu'da yıkımın olması: </text:p>
      <text:p text:style-name="P75">Mesih'in [Hz. Mehdi (as)'ın] çağı gelmeden önceki sürede... Celile* yıkıma uğrayacak ve Gavlan** bölgesi harap olacak... (Talmud, Sanhedrin 97a; Sota 49b) </text:p>
      <text:p text:style-name="P68">* Celile: Ürdün Nehri'nin batısında, Filistin'deki Taberiye Gölü'nün kuzeyinde yer alan, günümüzde İsrail'de bir bölge. </text:p>
      <text:p text:style-name="P68">** Gavlan: Bugünkü Golan Tepeleri'nin bir kısmını kapsayan, kuzeybatı Ürdün ve güneybatı Suriye üzerindeki bölge. </text:p>
      <text:p text:style-name="P67"/>
      <text:p text:style-name="P64">İnsanların mutsuz olması: </text:p>
      <text:p text:style-name="P75">... Sevinçten eser kalmadı, dünyanın coşkusu yok oldu. (Yeşaya, 24:11) </text:p>
      <text:p text:style-name="P51">Depremler olması: </text:p>
      <text:p text:style-name="P75">... Dünyanın temelleri sarsılacak... sarsıldıkça sarsılacak. Dünya... yalpalayacak, bir kulübe gibi sallanacak... (Yeşaya, 24:18-20) </text:p>
      <text:p text:style-name="P64"/>
      <text:p text:style-name="P64">Bir yerde sel olurken, diğer bir yerde kuraklık olması: </text:p>
      <text:p text:style-name="P75">Davud oğlıunun [Hz. Mehdi (as)'ın] geleceği yedi yıllık sürenin sonunda, ilk yılda bu ayet gerçekleşecek: Bir şehrin üzerine yağmur yağdırırken, diğerinin üzerine yağmur yağdırmayacağım... (Talmud, Sanhedrin 97a) </text:p>
      <text:p text:style-name="P104"/>
      <text:p text:style-name="P104">Irak topraklarındaki savaşa, uzak ülkelerden gelinmesi: </text:p>
      <text:p text:style-name="P93"><text:span text:style-name="T3">... Yeşaya'nın </text:span><text:span text:style-name="T36">Babil'le</text:span><text:span text:style-name="T3">* ilgili bildirisi:... Araçlarıyla uzak bir ülkeden, dünyanın öbür ucundan bütün ülkeyi yerle bir etmek üzere geliyor. (Yeşaya, 13:1, 5) </text:span></text:p>
      <text:p text:style-name="P68">* Babil: Günümüz Irak'ın başkenti Bağdat yakınlarında bulunan eski bir şehir ismidir.</text:p>
      <text:p text:style-name="P104"/>
      <text:p text:style-name="P104">Yecüc ve Mecüc'ün ahir zamandaki ortaya çıkışı (I. ve II. Dünya Savaşları):</text:p>
      <text:p text:style-name="P93"><text:span text:style-name="T3">[Dünya'daki zamanın]... bir kısmı Yecüc ve Mecüc ile savaşarak [geçecek] ve geri kalan [dönem] Mesih [Hz. Mehdi (as)] devri olacaktır. Yüce ve Kutsal Olan [Allah] dünyasını </text:span><text:span text:style-name="T35">yedi bin yıl sonra</text:span><text:span text:style-name="T3"> yenileyecektir. (Talmud, Sanhedrin 97b) </text:span></text:p>
      <text:p text:style-name="P104"/>
      <text:p text:style-name="P104">Çok uluslu bir topluluk olmaları: </text:p>
      <text:p text:style-name="P75">... Birçok ulustan oluşan tümü ata binmiş büyük bir kalabalık... (Hezekiel, 38:15) </text:p>
      <text:p text:style-name="P5">İNCİL'DE MEHDİYET İNANCI</text:p>
      <text:p text:style-name="P24"/>
      <text:p text:style-name="P24"/>
      <text:p text:style-name="P26">HZ. ZEKERİYA (A.S), HZ. DAVUD (A.S)'IN </text:p>
      <text:p text:style-name="P26">SOYUNDAN GELEN GÜÇLÜ BİR KURTARICIYI </text:p>
      <text:p text:style-name="P26">YANİ HZ. MEHDİ (A.S.)'I HABER VERMEKTEDİR</text:p>
      <text:p text:style-name="P78"/>
      <text:p text:style-name="P78">Zekeriya Peygamberin ilerisi ile ilgili bildirisi:</text:p>
      <text:p text:style-name="P72"><text:span text:style-name="T35">Eski çağlardan beri Kutsal Peygamberlerinin ağzından bildirdiği gibi</text:span><text:span text:style-name="T36">, </text:span><text:span text:style-name="T35">KULU DAVUT'UN SOYUNDAN BİZİM İÇİN GÜÇLÜ BİR KURTARICI ÇIKARDI.</text:span><text:span text:style-name="T3"> </text:span></text:p>
      <text:p text:style-name="P72"><text:span text:style-name="T5">Düşmanlarımızdan, bizden nefret edenlerin hepsinin elinden kurtuluşumuzu sağladı.</text:span><text:span text:style-name="T3"> </text:span><text:span text:style-name="T5">(Luka, Bap 1, 69-70)</text:span></text:p>
      <text:p text:style-name="P78"/>
      <text:p text:style-name="P23"/>
      <text:p text:style-name="P26">İNCİL'DEKİ "SU TESTİSİ TAŞIYAN ADAM" </text:p>
      <text:p text:style-name="P26">HZ. MEHDİ (A.S.)'A İŞARET ETMEKTEDİR</text:p>
      <text:p text:style-name="P73"/>
      <text:p text:style-name="P72"><text:span text:style-name="T3">(Havariler) O'na, "Nerede hazırlık yapmamızı istersin?" diye sordular. İsa onlara, "Bakın" dedi, "</text:span><text:span text:style-name="T36">Kente girdiğinizde karşınıza</text:span><text:span text:style-name="T3"> </text:span><text:span text:style-name="T36">su testisi taşıyan bir adam</text:span><text:span text:style-name="T3"> </text:span><text:span text:style-name="T36">çıkacak</text:span><text:span text:style-name="T3">. Adamı, gideceği eve kadar </text:span><text:span text:style-name="T36">izleyin</text:span><text:span text:style-name="T3">". (Luka, 9-11)</text:span></text:p>
      <text:p text:style-name="P72"><text:span text:style-name="T3">...Öğrencilerinden ikisini şu sözlerle önden gönderdi: "Kente gidin, orada </text:span><text:span text:style-name="T35">su testisi taşıyan bir adam</text:span><text:span text:style-name="T3"> </text:span><text:span text:style-name="T35">çıkacak karşınıza.</text:span><text:span text:style-name="T3"> </text:span><text:span text:style-name="T35">Onu izleyin</text:span><text:span text:style-name="T3">..." (Markos, 13)</text:span></text:p>
      <text:p text:style-name="P131"><text:line-break/></text:p>
      <text:p text:style-name="P26">FARAKLİT</text:p>
      <text:p text:style-name="P73"/>
      <text:p text:style-name="P72"><text:span text:style-name="T3">Eğer beni seviyorsanız, emirlerimi gözetirsiniz. Ben de Allah'a yalvaracağım ve </text:span><text:span text:style-name="T39">O size başka bir "Faraklit" gönderecektir.</text:span><text:span text:style-name="T3"> (Yuhanna, 14:15-16)</text:span></text:p>
      <text:p text:style-name="P72"><text:span text:style-name="T37">Faraklit, öyle bir hakikat ruhudur ki, RAB ONU BENİM İSMİMLE (MESİH) gönderecektir.</text:span><text:span text:style-name="T3"> O size her şeyi öğretecek ve benim size söylediklerimi de tekrar hatırlatacaktır. (Yuhanna, 14:26)</text:span></text:p>
      <text:p text:style-name="P72"><text:span text:style-name="T37">Faraklit geldiğinde benim için şahitlik edecektir ve siz de bana şahitlik edersiniz.</text:span><text:span text:style-name="T3"> (Yuhanna, 15:26-27) </text:span></text:p>
      <text:p text:style-name="P72"><text:span text:style-name="T3">Ben size hakkı söylüyorum. Benim gitmem sizin için hayırlıdır. </text:span><text:span text:style-name="T37">Çünkü ben gitmezsem Faraklit size gelmez. Ama ben gidersem, Allah onu size gönderir.</text:span><text:span text:style-name="T5"> </text:span><text:span text:style-name="T3">(Yuhanna, 16:7) </text:span></text:p>
      <text:p text:style-name="P72"><text:span text:style-name="T37">Faraklit geldiğinde bütün alemi hataları sebebiyle kınar ve onları terbiye eder.</text:span><text:span text:style-name="T36"> </text:span><text:span text:style-name="T3">(Yuhanna, 16:8) </text:span></text:p>
      <text:p text:style-name="P72"><text:span text:style-name="T3">Günah için, çünkü bana iman etmezler. Salah için, çünkü Allah'a gidiyorum ve artık beni göremezsiniz. Ve hüküm için, çünkü bu dünyanın reisinde </text:span><text:soft-page-break/><text:span text:style-name="T3">hükmedilmiştir. Size söyleyecek daha çok şeylerim var, fakat şimdi dayanamazsınız. Fakat </text:span><text:span text:style-name="T37">o hakikat ruhu gelince size her hakikate yol gösterecek. Zira kendiliğinden söylemeyecektir, fakat her ne işitirse söyleyecek ve gelecek şeyleri size bildirecektir.</text:span><text:span text:style-name="T36"> </text:span><text:span text:style-name="T3">(Yuhanna, 16:9-13)</text:span></text:p>
      <text:p text:style-name="P72"><text:span text:style-name="T3">Mesih şöyle dedi: Artık ben sizinle çok söyleşmem. </text:span><text:span text:style-name="T37">Çünkü BU ALEMİN REİSİ GELİYOR.</text:span><text:span text:style-name="T3"> Bende asla onun nesnesi yoktur. (Yuhanna, 14:30)</text:span></text:p>
      <text:p text:style-name="P73"/>
      <text:p text:style-name="P73"/>
      <text:p text:style-name="P26">HİNDU METİNLERİNDE AHİR ZAMAN VE </text:p>
      <text:p text:style-name="P26">HZ. MEHDİ (A.S.)'A İŞARETLER</text:p>
      <text:p text:style-name="P86"/>
      <text:p text:style-name="P86">"Kali-yuga": Ahlak bozukluğu, yıkım dönemi (Ahirzaman)</text:p>
      <text:p text:style-name="P72"><text:span text:style-name="T12">"</text:span><text:span text:style-name="T11">Kali</text:span><text:span text:style-name="T12">"<text:tab/>: Bu bozulma dönemin hakim lideri. Kötülükleri, acıları, bozulmayı temsil eden negatif güç. (</text:span><text:span text:style-name="T11">Deccal</text:span><text:span text:style-name="T12">)</text:span></text:p>
      <text:p text:style-name="P72"><text:span text:style-name="T12">"</text:span><text:span text:style-name="T11">Kalki</text:span><text:span text:style-name="T12">"<text:tab/>: Bozulma dönemine son vermek için gelecek kişi. (Hz. Mehdi (a.s.))</text:span></text:p>
      <text:p text:style-name="P72"><text:span text:style-name="T12">"</text:span><text:span text:style-name="T11">Satya-yuga</text:span><text:span text:style-name="T12">": Doğruluk ve manevi saflık dönemi. (Altınçağ)</text:span></text:p>
      <text:p text:style-name="P73">Hinduların Vişnu mezhebinin kitaplarından</text:p>
      <text:p text:style-name="P17">"Srimad Bhagavatam"ın 12. bölümü, bozulma dönemini anlatır:</text:p>
      <text:p text:style-name="P9"/>
      <text:p text:style-name="P9"/>
      <text:p text:style-name="P26">DECCAL-KALİ</text:p>
      <text:p text:style-name="P58"><text:span text:style-name="Normal1"><text:span text:style-name="T58"/></text:span></text:p>
      <text:p text:style-name="P54"><text:span text:style-name="Normal1"><text:span text:style-name="T58">12.2.1: Kali </text:span></text:span><text:span text:style-name="Normal1"><text:span text:style-name="T59">(Deccal) döneminin güçlü etkisinden dolayı din, doğruluk, temizlik, hoşgörü, şefkat... gün be gün azalacak.</text:span></text:span></text:p>
      <text:p text:style-name="P72"><text:span text:style-name="T3">12.2.6: </text:span><text:span text:style-name="T5">Mideyi doldurmak yaşam amacı olacak, arsızlar doğru kabul edilecektir. </text:span></text:p>
      <text:p text:style-name="P72"><text:span text:style-name="T3">12.2.9: </text:span><text:span text:style-name="T5">İnsanlar açlık ve yüksek vergilerle zorlanacak... Kuraklıkla vurulacaklar, tümüyle mahvolacaklardır.</text:span><text:span text:style-name="T3"> </text:span></text:p>
      <text:p text:style-name="P72"><text:span text:style-name="T3">12.2.10: </text:span><text:span text:style-name="T5">Halklar soğuk, rüzgar, sıcak, yağmur ve karla azaplanacak. Daha sonra savaşlar, açlık, susuzluk, hastalık ve aşırı korkuyla daha da azaba uğrayacaktır.</text:span><text:span text:style-name="T3"> </text:span></text:p>
      <text:p text:style-name="P72"><text:span text:style-name="T3">12.3.43: Ah Kral, Kali </text:span><text:span text:style-name="T5">(Deccal) dönemindeki insanların zihni ateizmle sapacak...</text:span></text:p>
      <text:p text:style-name="P72"><text:span text:style-name="T3">12.2.3: </text:span><text:span text:style-name="T5">Erkekler ve kadınlar yalnız yüzeysel çekicilik nedeniyle birlikte olacaklar, iş yerlerinde başarı dolandırıcılığa dayanacaktır...</text:span></text:p>
      <text:p text:style-name="P72"><text:span text:style-name="T3">12.3.25: Kali </text:span><text:span text:style-name="T5">(Deccal) döneminde insanlar aç gözlü, ahlaksız, merhametsiz olacaklar ve birbirleriyle sebep olmaksızın savaşacaklar.</text:span><text:span text:style-name="T3"> </text:span><text:span text:style-name="T5">Maddi isteklerle bedbaht olup, hırslanacaklar, Kali-yuga (Ahirzaman) döneminde insanlık neredeyse tümüyle barbardır. </text:span></text:p>
      <text:p text:style-name="P72"><text:soft-page-break/><text:span text:style-name="T3">12.3.30: </text:span><text:span text:style-name="T5">Dolandırıcılık, yalancılık, tembellik, uyuşukluk, zulüm, depresyon, ağlamalar, şaşkınlık, korku ve yokluk yaygınlaştığında, bu Kali (Deccal) dönemi, cehaletin yaşandığı dönemdir. </text:span></text:p>
      <text:p text:style-name="P72"><text:span text:style-name="T3">12.3.31: Kali </text:span><text:span text:style-name="T5">(Deccal) dönemindeki kötülükler nedeniyle insanlar basiretsiz, bedbaht, açgözlü, şehvet düşkünü olacaklar ve onlara yoksulluk isabet edecek.</text:span><text:span text:style-name="T3"> </text:span><text:span text:style-name="T5">Kadınlar iffetsiz olacaklar</text:span><text:span text:style-name="T3">, bir erkekten diğerine serbestçe gezecekler. </text:span></text:p>
      <text:p text:style-name="P72"><text:span text:style-name="T3">12.3.24: Kali </text:span><text:span text:style-name="T5">(Deccal)</text:span><text:span text:style-name="T3"> döneminde dini ilkelerin yalnız dörtte biri kalır. </text:span><text:span text:style-name="T5">Son kalanlar da sürekli giderek artan dinsizlik sonucunda azalacak ve sonunda tümüyle terk edilecektir.</text:span></text:p>
      <text:p text:style-name="P78"/>
      <text:p text:style-name="P21"><text:span text:style-name="T3"><text:s/><text:line-break/></text:span><text:span text:style-name="T56">AHİR ZAMAN-KALİ-YUGA</text:span></text:p>
      <text:p text:style-name="P73"/>
      <text:p text:style-name="P73">12.2.6: Dinin gerekleri yalnız itibar için yerine getirilecektir. </text:p>
      <text:p text:style-name="P73"/>
      <text:p text:style-name="P72"><text:span text:style-name="T3">12.3.39-40: </text:span><text:span text:style-name="T5">Bozulma döneminde insanlar huzursuz yaşayacaklar. Açlık ve vergilerle zayıf düşecekler, sürekli korku ve kuraklık korkusuyla sıkıntıya düşecekler. Yeterli giysileri, gıdaları ve içecekleri olmayacak... Kali-yuga (Ahirzaman) insanlar hayalet gibi, karanlık canlılar gibi gözükecekler.</text:span></text:p>
      <text:p text:style-name="P78"/>
      <text:p text:style-name="P72"><text:span text:style-name="T3">12.3.41: </text:span><text:span text:style-name="T5">Kali-yuga (Ahirzaman) döneminde erkekler birkaç kuruş için bile birbirlerinden nefret edecekler. Tüm dostluk ilişkilerini bırakacaklar, kendilerini öldürmeye veya yakın akrabalarını öldürmeye hazır olacaklar.</text:span><text:span text:style-name="T3"> </text:span></text:p>
      <text:p text:style-name="P73"/>
      <text:p text:style-name="P72"><text:span text:style-name="T3">12.3.42: </text:span><text:span text:style-name="T5">Erkekler yaşlı anne babalarını, çocuklarını veya saygın eşlerini korumayacaklar. Tümüyle aşağılık durumda sadece kendi midelerini ve şehvetlerini düşünecekler. </text:span></text:p>
      <text:p text:style-name="P78"/>
      <text:p text:style-name="P72"><text:span text:style-name="T3">12.2.2: Kali-yuga'da (Ahirzamanda) </text:span><text:span text:style-name="T5">kişinin sadece zengin olması... üstünlük sayılacaktır.</text:span><text:span text:style-name="T3"> </text:span><text:span text:style-name="T5">Kanun ve adalet ise ancak sadece kişinin gücüne göre uygulanacaktır.</text:span><text:span text:style-name="T3"> </text:span></text:p>
      <text:p text:style-name="P73"/>
      <text:p text:style-name="P72"><text:span text:style-name="T3">12.2.4: </text:span><text:span text:style-name="T5">Kelime oyunları yapmada ustalık yapanlar eğitimli alimler olarak tanınacaktır.</text:span><text:span text:style-name="T3"> </text:span></text:p>
      <text:p text:style-name="P73"/>
      <text:p text:style-name="P72"><text:span text:style-name="T3">12.2.5: Bir kişinin parası olmazsa, değerli olmadığı yönünde karar verilecek, </text:span><text:span text:style-name="T5">münafıklık erdem olarak kabul görecektir.</text:span><text:span text:style-name="T3"> </text:span></text:p>
      <text:p text:style-name="P73"/>
      <text:p text:style-name="P72"><text:span text:style-name="T3">12.3.32: Şehirlerde hırsızlar hakim olacak... (Kutsal metinler) </text:span><text:span text:style-name="T5">ateistlerin şüpheli yorumlarıyla bozulacak, politik liderler vatandaşları neredeyse </text:span><text:soft-page-break/><text:span text:style-name="T5">tüketecekler, sözde rahipler ve insanlar midelerinin ve hevalarının düşkünü olacaklar.</text:span><text:span text:style-name="T3"> </text:span></text:p>
      <text:p text:style-name="P73"/>
      <text:p text:style-name="P72"><text:span text:style-name="T3">12.3.34: </text:span><text:span text:style-name="T5">Kadınlar... utanma duygularını tümüyle kaybedecekler. Her zaman merhametsizce konuşacaklar, her türlü sahtekarlık, aldatmaca ve arsızlık sergileyecekler. </text:span></text:p>
      <text:p text:style-name="P78"/>
      <text:p text:style-name="P72"><text:span text:style-name="T3">12.3.35: </text:span><text:span text:style-name="T5">İş adamları aşağılık ticari faaliyetler yapacaklar, paralarını dolandırıcılıkla kazanacaklar. Zorda olmasalar dahi, insanlar aşağılık meslekleri kolaylıkla kabullenecekler. </text:span></text:p>
      <text:p text:style-name="P78"/>
      <text:p text:style-name="P72"><text:span text:style-name="T3">12.2.7: </text:span><text:span text:style-name="T5">Yeryüzü ahlaksız bir nüfusla dolacak</text:span><text:span text:style-name="T3">, sosyal sınıflar içinde kendini en güçlü gösteren politikada iktidar olacaktır. </text:span></text:p>
      <text:p text:style-name="P9"/>
      <text:p text:style-name="P9"/>
      <text:p text:style-name="P14">HZ. MEHDİ (A.S.) DÖNEMİNİN </text:p>
      <text:p text:style-name="P14">ÖZELLİKLERİ</text:p>
      <text:p text:style-name="P73"/>
      <text:p text:style-name="P72"><text:span text:style-name="T3">12.2.12-16: Kali (Deccal) döneminin son zamanlarında... dini ilkeleri izleyenler zarara uğramış olacaklar... insanların sözde dinleri çoğunlukla ateizm olacaktır. Kralların çoğu hırsızlık yapacak, insanlar çalarak, yalan söyleyerek, gereksiz zulüm yaparak yaşayacak ve sosyal sınıflar en alt seviyeye düşecektir... Mescitlerin dünyevi evlerden farkı kalmayacak... Bitkiler ve yeşillikler zayıflaşacak, tüm ağaçlar bodur kalacaktır. Bulutlar şimşeklerle yüklü olacak, evlerde dindarlık kalmayacak ve tüm insanlar eşeklere benzeyecektir. Bu dönemde yeryüzüne Allah'ın Yüce Şahsiyeti (Hz. Mehdi (a.s.)</text:span><text:span text:style-name="T5">) gelecektir. Saf manevi faziletlerle hareket edecek, ebedi dini kurtaracaktır. </text:span></text:p>
      <text:p text:style-name="P78"/>
      <text:p text:style-name="P72"><text:span text:style-name="T3">12.2.17: Allah'ın Yüce Şahsiyeti (Hz. Mehdi (a.s.)), tüm hareketli ve hareketsiz </text:span><text:span text:style-name="T5">canlıların manevi lideri... dinin ilkelerini korumak ve mübarek dindarları maddesel işlerin tesirinden kurtarmak için doğacaktır.</text:span></text:p>
      <text:p text:style-name="P78"/>
      <text:p text:style-name="P72"><text:span text:style-name="T3">12.2.19-20: Kalki (Hz. Mehdi (a.s.)), </text:span><text:span text:style-name="T5">yeryüzünün hükümdarı... benzersiz ihtişamıyla, son derece süratle atını sürecek...</text:span><text:span text:style-name="T3"> </text:span></text:p>
      <text:p text:style-name="P73"/>
      <text:p text:style-name="P72"><text:span text:style-name="T3">12.2.21: Tüm sahtekar krallar etkisiz hale getirdikten sonra, </text:span><text:span text:style-name="T5">şehirlerin ve kasabaların sakinlerinin... zihinleri manevi saflığa kavuşacaktır. </text:span></text:p>
      <text:p text:style-name="P78"/>
      <text:p text:style-name="P78"/>
      <text:p text:style-name="P72"><text:soft-page-break/><text:span text:style-name="T3">12.2.23: Allah'ın Yüce Şahsiyeti, yeryüzünde </text:span><text:span text:style-name="T5">Kalki (Hz. Mehdi (a.s.)) olarak, dinin koruyucusu sıfatıyla geldiğinde, Satya-yuga (Altınçağ) başlayacak ve insan toplulukları erdemli nesiller yetiştirecektir. </text:span></text:p>
      <text:p text:style-name="P78"/>
      <text:p text:style-name="P72"><text:span text:style-name="T3">12.3.45: Kali-yuga'da (Ahirzamanda), </text:span><text:span text:style-name="T5">eşyalar, yerler ve hatta insan kişiliklerinin hepsi kirlenmiş olacak</text:span><text:span text:style-name="T3">. Allah'ın Yüce Şahsiyeti </text:span><text:span text:style-name="T5">(Hz. Mehdi (a.s.)), bütün kiri Allah'ı, zihnine yerleşik kılanın hayatından giderebilecek.</text:span><text:span text:style-name="T3"> </text:span></text:p>
      <text:p text:style-name="P73"/>
      <text:p text:style-name="P72"><text:span text:style-name="T3">12.3.50: Benim sevgili Kralım, Allah'ın Yüce Şahsiyeti </text:span><text:span text:style-name="T5">(Hz. Mehdi (a.s.)), denetleyicidir... bütün varlıkların koruyucusudur. </text:span></text:p>
      <text:p text:style-name="P23"/>
      <text:p text:style-name="P24"/>
      <text:p text:style-name="P26">HİNDU İNANCINDA MEHDİYET </text:p>
      <text:p text:style-name="P26">KAVRAMI</text:p>
      <text:p text:style-name="P73"/>
      <text:p text:style-name="P72"><text:span text:style-name="T3">1- En eski akidelerden biri, Hinduların inancıdır. Hindularca semavî kitap olarak kabul edilen Vedalar'da şöyle yazılmıştır: "</text:span><text:span text:style-name="T36">DÜNYANIN TAHRİP OLMASINDAN SONRA, AHİR ZAMANDA BÜTÜN MAHLUKLARIN ÖNDERİ OLACAK MANSUR </text:span><text:span text:style-name="T3">((Nasr. dan) Yardım görmüş. Muzaffer. Zafer bulmuş., Cenab-ı Hak tarafından her işinde nusrete mazhar olunan,) </text:span><text:span text:style-name="T36">İSMİNİ TAŞIYAN BİR PADİŞAH ORTAYA ÇIKACAK. O, BÜTÜN CİHANI FETHEDİP, KENDİ DİNİNE SOKACAKTIR. O, MÜMİN VE KÂFİR HERKESİ TANIYACAK VE ONUN ALLAH'TAN İSTEDİĞİ HER ŞEY OLACAKTIR</text:span><text:span text:style-name="T3">." (Bişarat'ül-Ahdeyn, s.245.)</text:span></text:p>
      <text:p text:style-name="P73"/>
      <text:p text:style-name="P72"><text:span text:style-name="T3">"Dünyanın padişahlığı ve devleti, iki cihanın efendisi büyük Kaşin'in oğlu ile son bulacaktır. </text:span><text:span text:style-name="T35">O (HZ. MEHDİ (A.S.)) DÜNYANIN DOĞU VE BATISINDA BULUNAN BÜTÜN DAĞLARA HÜKÜM SÜRECEK KİMSEDİR. </text:span><text:span text:style-name="T3">O (Hz. Mehdi (a.s.)) bulutlara binecek, melekler onun emrinde olacak, cinler ve insanlar ona hizmet edecektir. O (Hz. Mehdi (a.s.)) ekvatorun altında olan Sudan'dan kuzey kutbun altında olan Sibirya'ya ve okyanusların ötesine egemen olacaktır. </text:span><text:span text:style-name="T35">ALLAH'IN DİNİ, BİR DİN OLACAK; ALLAH'IN DİNİ İHYA EDİLECEK VE ONUN (HZ. MEHDİ (A.S.)'IN) İSMİ</text:span><text:span text:style-name="T36"> </text:span><text:span text:style-name="T35">'AYAKTA OLAN' (KAİM) OLACAKTIR.</text:span><text:span text:style-name="T3">" (Bişarat'ül-Ahdayn, s. 242.)</text:span></text:p>
      <text:p text:style-name="P72"><text:span text:style-name="T3">Yine Hinduların </text:span><text:span text:style-name="T5">Opanşad' adlı kitaplarında </text:span><text:span text:style-name="T3">şöyle geçer: "Vişno'nun onuncu mazharı Kalki (Hz. Mehdi (a.s.)), </text:span><text:span text:style-name="T35">SON ZAMANDA</text:span><text:span text:style-name="T3"> veya demir asrında </text:span><text:span text:style-name="T35">BEYAZ BİR ATA BİNMİŞ OLARAK</text:span><text:span text:style-name="T3"> elinde </text:span><text:span text:style-name="T35">KUYRUKLU YILDIZ GİBİ</text:span><text:span text:style-name="T3"> parlak ve yalın bir kılıç olduğu hâlde zahir olacak ve </text:span><text:span text:style-name="T35">KÖTÜLERİ TAMAMIYLA FİKREN MAĞLUP EDECEK, YARATILIŞI YENİ BAŞTAN YENİLEYECEK VE İYİLİĞİ TEKRAR GETİRECEKTİR."</text:span><text:span text:style-name="T3"> (Opanşad kitabı, s. 737.)</text:span></text:p>
      <text:p text:style-name="P73"/>
      <text:p text:style-name="P84"><text:s/></text:p>
      <text:p text:style-name="P72"><text:soft-page-break/><text:span text:style-name="T3">Yine Hinduların </text:span><text:span text:style-name="T5">Bask</text:span><text:span text:style-name="T3"> kitabında şöyle yazmıştır: "</text:span><text:span text:style-name="T35">DÜNYA HAYATI AHİR ZAMANDA HÂKİM OLACAK ADİL BİR PADİŞAHLA (HZ. MEHDİ (A.S.) İLE) SONA ERECEKTİR. O (HZ. MEHDİ (A.S.)) MELEKLERİN VE İNSANLARIN ÖNDERİDİR. DOĞRULUK VE HAK ONUNLA OLACAKTIR. O (HZ. MEHDİ (A.S.)) DENİZLERDE, YERLERDE VE DAĞLARDA GİZLİ OLAN HER ŞEYİ ELDE EDECEK, GÖKLERDE VE YERDE OLAN HER ŞEYDEN HABER VERECEKTİR. VE ONDAN (HZ. MEHDİ (A.S.)'DAN) BÜYÜK BİR KİMSE DÜNYAYA GELMEYECEKTİR</text:span><text:span text:style-name="T36">."</text:span><text:span text:style-name="T3"> (Bişarat'ül-Ahdayn s. 242.)</text:span></text:p>
      <text:p text:style-name="P24"/>
      <text:p text:style-name="P24"/>
      <text:p text:style-name="P26">ZERDÜŞTLÜKTE MEHDİLİK </text:p>
      <text:p text:style-name="P26">İNANCI</text:p>
      <text:p text:style-name="P73"/>
      <text:p text:style-name="P73">- Eski İran'da yaygın olan ve Hint- Avrupa kültürüne ait putperest bir din olarak bilinen zerdüştlük İslam dini öncesinde gelmiş ancak zaman içinde aslından tamamen saptırılıp tahrif edilmiş, muhtemelen hak bir din olabilir. </text:p>
      <text:p text:style-name="P73">- 2600 yıl önce varolan ve bugün tamamen tahrif olan bu batıl dini, Allah'ın hak bir din olarak Mezopotamya bölgesinde yaşayan halklara bir peygamber aracılığıyla göndermiş olduğu anlaşılmaktadır. (Doğrusunu Allah bilir.)</text:p>
      <text:p text:style-name="P72"><text:span text:style-name="T3">- Zerdüştlükte </text:span><text:span text:style-name="T40">Aklın Efendisi</text:span><text:span text:style-name="T3"> olarak adlandırdıkları </text:span><text:span text:style-name="T35">Allah'tır</text:span><text:span text:style-name="T3">.</text:span></text:p>
      <text:p text:style-name="P73">- Allah'a yardımcı olarak melekler bulunmaktadır.</text:p>
      <text:p text:style-name="P72"><text:span text:style-name="T35">- Kötülüğü</text:span><text:span text:style-name="T3"> ise </text:span><text:span text:style-name="T35">ehrimen</text:span><text:span text:style-name="T3"> yani şeytan temsil etmektedir. Zerdüşt inançlarına göre kıyamet günü Allah ve onun safında yer alanlar galip geleceklerdir. </text:span></text:p>
      <text:p text:style-name="P82">- Ayrıca insanlara dünyada güzel bir hayat yaşatacak olan, zuhur ettiği vakit dünyaya güzellik, fayda, huzur ve barış getirecek olan bir kurtarıcıdan yani Hz. Mehdi (a.s.)'dan de bahsedilmektedir. </text:p>
      <text:p text:style-name="P72"><text:span text:style-name="T3">Zerdüşt inancında </text:span><text:span text:style-name="T40">SAUŞYANT</text:span><text:span text:style-name="T36"> </text:span><text:span text:style-name="T35">(DÜNYANIN KURTARICISI)</text:span><text:span text:style-name="T5"> </text:span><text:span text:style-name="T35">adında biri zuhur edecek ve ehrimen'i yani şeytanı malup ederek dünyayı şeytanın etkisinden kurtaracaktır.</text:span><text:span text:style-name="T3"> Bu inanca göre Suaşyant olarak tanımlanan kişi Hz. Mehdi (a.s.)'dır ve ahir zamanda dünyayı şeytandan ve onun etkisinden, onun dinsiz felsefelerinden ve ideolojilerinden temizleyecektir. </text:span></text:p>
      <text:p text:style-name="P72"><text:span text:style-name="T3">Zerdüştün öğrencisi </text:span><text:span text:style-name="T5">Camasb'ın</text:span><text:span text:style-name="T3"> kendi adıyla meşhur olan kitabında şöyle geçer: "</text:span><text:span text:style-name="T5">Araplar diyarından, Haşim Oğulları'ndan (Peygamberimiz (s.a.v.)'in mensubu olduğu sülaledir) birisi çıkacaktır</text:span><text:span text:style-name="T3">. </text:span><text:span text:style-name="T5">O, heybetli, ..., büyük başlıdır; ceddinin </text:span><text:span text:style-name="T3">dini</text:span><text:span text:style-name="T5"> üzeredir; çok kalabalık bir orduyla İran'a gidecek, oraları onaracak ve yeryüzünü adaletle dolduracaktır. Onun adaleti sayesinde, kurtla koyun bir arada su içecektir."</text:span><text:span text:style-name="T3"> (Camasbname)</text:span></text:p>
      <text:p text:style-name="P73"/>
      <text:p text:style-name="P84"><text:s/></text:p>
      <text:p text:style-name="P78"/>
      <text:p text:style-name="P72"><text:soft-page-break/><text:span text:style-name="T3">"Cihanın güneşi ve zamanın padişahı olarak adlandırılan </text:span><text:span text:style-name="T5">peygamberin</text:span><text:span text:style-name="T3"> kızının </text:span><text:span text:style-name="T5">zürriyetinden olan bir kimse, o peygamberin son vasisi olarak Allah'ın hükmüyle dünyanın ortası olan Mekke'de padişah olacaktır. Onun devleti kıyamete kadar sürecektir. Onun hükümdarlığından sonra dünya hayatı sona erecek, gökyüzü dürülecek, yerküre suya dalacak, dağlar kaybolup gidecek. O, Yezdan'ın (Allah'ın) ... asi kulu olan büyük Hermen'i (büyük şeytanı) yakalayıp hapsedecektir... </text:span><text:span text:style-name="T3">(Camasbname)</text:span></text:p>
      <text:p text:style-name="P73"/>
      <text:p text:style-name="P72"><text:span text:style-name="T3">"Şuşyant Hz. Mehdi (a.s.), </text:span><text:span text:style-name="T5">dini dünyaya yayacak, fakirlik ve yoksulluğu yeryüzünden kaldıracak, iyileri kötülerin elinden kurtaracak</text:span><text:span text:style-name="T3">, dünya insanlarına fikir, konuşma ve eylem birliğini getirecektir." (Camasbname, s. 121.)</text:span></text:p>
      <text:p text:style-name="P73"/>
      <text:p text:style-name="P72"><text:span text:style-name="T5"><text:s/>"FEREVHER ESTEVT'E SELAM GÖNDERİYORUZ O KİMSE Kİ ONA "</text:span><text:span text:style-name="T35">SAUŞYANT</text:span><text:span text:style-name="T5"> (HZ. MEHDİ (A.S.)) VE </text:span><text:span text:style-name="T35">ESTEVT İRİTE</text:span><text:span text:style-name="T5"> (HZ. MEHDİ (A.S.)) DERLER. </text:span><text:span text:style-name="T3">(Ferverdin Yeşt, 128-129, paragraf)</text:span></text:p>
      <text:p text:style-name="P84"><text:s/></text:p>
      <text:p text:style-name="P72"><text:span text:style-name="T5">Zerdüştlerin kitabı olan Ferverdin Yeşt'de</text:span><text:span text:style-name="T3"> </text:span><text:span text:style-name="T5">Hz. Mehdi (a.s.)'ın gelmesiyle birlikte dünya üzerinde tüm canlı varlıkların çok müreffeh, huzurlu ve mutlu bir yaşama kavuşacakları ifade edilmiştir.</text:span></text:p>
      <text:p text:style-name="P78"/>
      <text:p text:style-name="P72"><text:span text:style-name="T3">"</text:span><text:span text:style-name="T35">O TÜM MADDİ VARLIKLARA YARAR VERECEĞİ İÇİN</text:span><text:span text:style-name="T5"> ONA SAUŞYANT DERLER."</text:span></text:p>
      <text:p text:style-name="P72"><text:span text:style-name="T5">"</text:span><text:span text:style-name="T35">DÜNYADA İSMİ VE CANI OLAN HER ŞEY ONUN IŞIĞI İLE FENA BULMAYAN YAŞAMA KAVUŞACAĞI İÇİN </text:span><text:span text:style-name="T5">ONA ESTEVT İRİTE DERLER." </text:span><text:span text:style-name="T3">(Ferverdin Yeşt, 128-129, paragraf)</text:span></text:p>
      <text:p text:style-name="P84"><text:s/></text:p>
      <text:p text:style-name="P72"><text:span text:style-name="T3">"</text:span><text:span text:style-name="T5">... ESTEVT İRİTE (HZ. MEHDİ (A.S.)), MİZDA AHURA'NIN (ALLAH'IN) ELÇİSİ OLARAK ZUHUR ETTİĞİ ZAMAN DOĞRU DÜRÜST, DÜNYAYI YALANDAN TEMİZLEYECEKTİR. ... O (HZ. MEHDİ (A.S.)) BİLGİLİ GÖZLERLE YARATICI'YA BAKACAKTIR ... ESTEVT İRİTE'NİN (HZ. MEHDİ (A.S.)'IN) MUZAFFER YARDIMCILARI DA ONUNLA ZUHUR EDECEKLERDİR ..." </text:span></text:p>
      <text:p text:style-name="P73">(Zamyad Yeşt, 89-93 paragraf)</text:p>
      <text:p text:style-name="P84"><text:s/></text:p>
      <text:p text:style-name="P73">"Bütün dertlerin ve acıların çaresi ve ilâcı onun (Hz. Mehdi (a.s.)'ın) vesilesiyledir. O (Hz. Mehdi (a.s.)) acıyı, hastalığı, ihtiyarlığı, zulmü, dinsizliği ve fesadı kökten yok edecek, kötü insanları fikren mağlup edip onları iktidardan düşürecektir." (Şuşyant, s. 104.)</text:p>
      <text:p text:style-name="P59"/>
      <text:p text:style-name="P59"/>
      <text:p text:style-name="P22">BEŞİNCİ ŞUA</text:p>
      <text:p text:style-name="P22"><text:soft-page-break/>(OSMANLICA)</text:p>
      <text:p text:style-name="P73"/>
      <text:p text:style-name="P73"/>
      <text:p text:style-name="P73">Otuz sene evvel yazılan matbu Muhakemat-ı Bediiyyede bahsedilen "Sedd-i Zülkarneyn" ve Ye'cüc, Me'cüc ve sâir eşrat-ı kıyametten yirmi mesele, o Muhakemat'a bir tetimme olarak on üç sene evvel bir kısım müsveddesi yazılmış idi. Aziz bir dostumun hatırı için tebyiz edildi, Beşinci Şua oldu. Otuz Birinci Mektuptan Otuz Birinci Lem'anın Beşinci Şuasıdır.</text:p>
      <text:p text:style-name="P73"><text:s/></text:p>
      <text:p text:style-name="P72"><text:span text:style-name="T5">İhtar: </text:span><text:span text:style-name="T3">Evvelce mukaddimeden sonra gelen Meseleler okunsun, tâ mukaddimedeki maksat anlaşılsın. Rahman ve Rahîm olan Allah'ın adıyla. Onun alâmetleri gelmiştir. </text:span><text:span text:style-name="T5">(Muhammed Sûresi, 47:18.) </text:span><text:span text:style-name="T3">âyetinin bir nüktesi, bu zamanda akîde-i avâm-ı mü'minîni vikaye ve şübehattan muhafaza için yazılmış. âhirzamanda vukua gelecek hâdisâta dair hadislerin bir kısmı, müteşabihat-ı Kur'âniye gibi, derin mânâları var. Muhkemat gibi tefsir edilmez ve herkes bilemez. Belki tefsir yerinde tevil ederler. Halbuki o âyetlerin tefsirini Allah'tan ve İlimde derinlik ve istikamet sahibi olanlardan başkası bilemez. (Al-i İmrân Sûresi, 3:7.) sırrıyla, vukuundan sonra tevilleri anlaşılır ve murat ne olduğu bilinir ki, ilimde râsih olanlar Biz buna inandık. Muhkem âyetler de, müteşâbih âyetler de, hepsi Rabbimizin katından indirilmiştir. (Al-i İmrân Sûresi, 3:7.) deyip o gizli hakikatleri izhar ederler. Bu Beşinci Şuanın bir Mukaddimesi ve yirmi üç Meselesi vardır. </text:span></text:p>
      <text:p text:style-name="P73"/>
      <text:p text:style-name="P73">Mukaddime Beş noktadır. </text:p>
      <text:p text:style-name="P73"/>
      <text:p text:style-name="P72"><text:span text:style-name="T35">Birinci nokta:</text:span><text:span text:style-name="T3"> İman ve teklif, ihtiyar dairesinde bir imtihan, bir tecrübe, bir müsabaka olduğundan, perdeli ve derin ve tetkik ve tecrübeye muhtaç olan nazarî meseleleri elbette bedihî olmaz. Ve herkes ister istemez tasdik edecek derecede zarurî olmaz. Tâ ki, Ebu Bekir'ler âlâ-yı illiyyîne çıksınlar ve Ebu Cehil'ler esfel-i sâfilîne düşsünler. İhtiyar kalmazsa teklif olamaz. Ve bu sır ve hikmet içindir ki, mucizeler seyrek ve nâdir verilir. Hem dâr-ı teklifte gözle görünecek olan alâmet-i kıyamet ve eşrât-ı saat, bir kısım müteşabihat-ı Kur'âniye gibi kapalı ve tevilli oluyor. Yalnız, güneşin mağripten çıkması bedahet derecesinde herkesi tasdike mecbur ettiğinden, tevbe kapısı kapanır, daha tevbe ve iman makbul olmaz. Çünkü, Ebu Bekir'ler Ebu Cehil'ler ile tasdikte beraber olurlar. Hattâ Hazret-i İsa Aleyhisselâmın nüzûlü dahi ve kendisi İsa Aleyhisselâm olduğu, nur-u imanın dikkatiyle bilinir; herkes bilemez. Hattâ Deccal ve Süfyan (Süfyan denilen İslâm deccalının varlığı hakkında bir çok hadis vardır. Bunlardan birisi için bk: el-Hâkim, el-Müstedrek: 4:520.) gibi eşhâs-ı müthişe, kendileri dahi kendilerini bilmiyorlar. </text:span></text:p>
      <text:p text:style-name="P73"/>
      <text:p text:style-name="P72"><text:soft-page-break/><text:span text:style-name="T35">İkinci nokta:</text:span><text:span text:style-name="T3"> Peygambere bildirilen umûr-u gaybiye, bir kısmı tafsil ile bildirilir. Bu kısımda hiç tasarruf edilmez ve karışamaz: Kur'ân'ın ve hadis-i kudsînin muhkematı gibi. </text:span></text:p>
      <text:p text:style-name="P73">Ve diğer bir kısmı icmal ile bildirilir, tafsilât ve tasviratı onun içtihadına havâle edilir: İmana girmeyen hâdisât-ı kevniyeye ve vukuat-ı istikbâliyeye dair hadisler gibi. Bu kısımda, Peygamberimiz (Aleyhissalâtü Vesselâm) belâgatiyle, temsiller suretinde, sırr-ı teklif hikmetine muvafık tafsil ve tasvir eder. Meselâ, bir sohbette derin bir gürültü işitildi. Ferman etti ki: "Bu gürültü, yetmiş seneden beri Cehennem tarafına yuvarlanan bir taşın bu dakikada Cehennemin dibine yetişip düşmesinin gürültüsüdür." Bu garip haberden beş altı dakika sonra birisi geldi, dedi: "Ya ResulAllah, yetmiş yaşında bulunan filân münafık vefat etti, Cehenneme gitti." (Müslim: Cennet, 31, Hadis No: 2844; Müsned, 3:341, 346.) Peygamberin yüksek belîğâne kelâmının tevilini gösterdi. İhtar : Hakaik-i imaniyeye girmeyen cüzî hâdisât-ı istikbaliye nazar-ı Nübüvvette ehemmiyetsizdir.</text:p>
      <text:p text:style-name="P73"><text:s/></text:p>
      <text:p text:style-name="P72"><text:span text:style-name="T35">Üçüncü nokta:</text:span><text:span text:style-name="T3"> İki Nüktedir.</text:span></text:p>
      <text:p text:style-name="P78"/>
      <text:p text:style-name="P72"><text:span text:style-name="T5">Birincisi:</text:span><text:span text:style-name="T3"> Teşbihler ve temsiller suretinde rivayet edilen bir kısım hadisler, mürûr-u zamanla avâmın nazarında hakikat telâkki edildiğinden, vâkıa mutabık çıkmıyor. Ayn-ı hakikat olduğu halde, vâkıa mutabakatı görünmüyor. Meselâ, Hamele-i Arş gibi arzın hamelesinden olan "Sevr" ve "Hut" namında ve misalinde iki melâike, koca bir öküz ve pek büyük bir balık tasavvur edilmiş. </text:span></text:p>
      <text:p text:style-name="P73"/>
      <text:p text:style-name="P72"><text:span text:style-name="T5">İkincisi: </text:span><text:span text:style-name="T3">Bir kısım hadisler İslâmların ekseriyeti noktasında veya hükûmet-i İslâmiyenin veya merkez-i hilâfetin nokta-i nazarında vürud ettiği halde, umum ehl-i dünyaya şamil zannedilmiş ve bir cihette hususî bulunduğu halde, küllî ve âmm telâkki edilmiş. Meselâ rivayette vardır ki, "Bir zaman gelecek, Allah Allah diyen kalmayacak." (Tirmizi, Fiten: 35; el-Hâkim, el-Müstedrek: 4:494; İbn-i Hibban, Sahih: 8:299.) Yani, "Zikirhaneler kapanacak ve Türkçe ezan ve kamet okunacak" demektir.</text:span></text:p>
      <text:p text:style-name="P73"/>
      <text:p text:style-name="P72"><text:span text:style-name="T35">Dördüncü nokta:</text:span><text:span text:style-name="T3"> Ecel ve mevt gibi umur-u gaybiye çok hikmet ve maslahat cihetiyle gizli kaldığı misilli, dünyanın sekeratı ve mevti ve nev-i beşerin ve cins-i hayvanın eceli ve vefatı olan kıyamet dahi çok maslahatlar için gizlenilmiş. Evet, eğer ecel vakti muayyen olsaydı, yarı ömür gaflet-i mutlaka içinde ve yarıdan sonra, darağacına asılmak için her gün bir ayak daha onun tarafına atılmakla dehşet-i mutlaka içinde, havf ve recanın muvazene-i maslahatkârâne ve hakîmânesi bozulduğu gibi; aynen öyle de, dünyanın eceli ve sekeratı olan kıyamet vakti muayyen olsaydı, kurûn-u ûlâ ve vustâ fikr-i âhiretten pek az müteessir olacaktı. Ve kurûn-u uhrâ, dehşet-i mutlaka içinde bulunup ne hayat-ı dünyeviyenin lezzeti ve </text:span><text:soft-page-break/><text:span text:style-name="T3">kıymeti kalır ve ne de havf ve reca içinde ihtiyar ile itaatkârâne olan ubudiyetin ehemmiyeti ve hikmeti bulunurdu. Hem eğer muayyen olsa, bir kısım hakaik-i imaniye bedahet derecesine girer, herkes ister istemez tasdik eder. İhtiyar ve irade ile bağlı olan sırr-ı teklif ve hikmet-i iman bozulur. İşte bunun gibi çok maslahatlar için umûr-u gaybiye gizli kaldığından, herkes her dakikada hem ecelini, hem bekasını düşündüğü için hem dünyaya, hem âhiretine çalışabildiği gibi, her asırda dahi hem kıyamet kopacağını, hem dünyanın devamını düşünebildiği için, hem dünyanın fâniliğinde hayat-ı bâkiyeye, hem hiç ölmeyecek gibi imaret-i dünyaya çalışabilir. Hem de musibetlerin vakti muayyen olsaydı, musibet başına gelen adam, musibetin intizarında o gelen musibetin belki on mislinden ziyade mânevî bir musibet, o intizardan çekmemesi için, hikmet ve rahmet-i İlâhiye tarafından gizli, perdeli bırakılmış. Ve ekser hâdisât-ı kevniye-i gaybiye böyle hikmetleri bulunduğundandır ki, gaybdan haber vermek yasak edilmiş. Gaybı ancak Allah bilirdüsturuna karşı hürmetsizlik ve itaatsizlik etmemek içindir ki, medâr-ı teklif ve hakaik-i imaniyeden başka olan umûr-u gaybiyeden izn-i Rabbânî ile haber verenler dahi, yalnız işaret suretinde perdeli ve kapalı ihbar etmişler. Hattâ Tevrat ve İncil ve Zebur'da Peygamberimiz hakkında gelen müjdeler ve haberler dahi bir derece perdeli ve kapalı gelmiş ki, o kitapların bir kısım tâbileri tevil edip iman etmediler. Fakat itikadât-ı imaniyeye giren meseleleri tasrihle ve tekrarla ihbar etmek ve açık bir surette tebliğ etmek hikmet-i teklifin muktezası olduğundan, Kur'ân-ı Mucizü'l-Beyan ve Tercüman-ı Zîşânı (a.s.m.) umûr-u uhreviyeden tafsilen ve hâdisât-ı istikbaliye-i dünyeviyeden icmalen haber vermişler. </text:span></text:p>
      <text:p text:style-name="P73"/>
      <text:p text:style-name="P72"><text:span text:style-name="T35">Beşinci nokta:</text:span><text:span text:style-name="T3"> Hem her iki deccalın, asırlarına ait olan harikaları, onların bahsiyle ve münasebetiyle rivayet edildiğinden, onların şahıslarından sudûr edeceği telâkki ve tevehhüm edilmesinden, o rivayet müteşabih olmuş, mânâsı gizlenmiş, meselâ tayyare ve şimendiferle gezmesi... </text:span></text:p>
      <text:p text:style-name="P73"/>
      <text:p text:style-name="P73">Hem meselâ, meşhur olmuş ki, İslâm Deccalı öldüğü vakit ona hizmet eden şeytan, İstanbul'da Dikilitaş'ta bütün dünyaya bağıracak (Müslim, Fiten: 34.)ve herkes o sesi işitecek ki, "O öldü." Yani pek acip ve şeytanları dahi hayrette bırakan radyoyla bağırılacak, haber verilecek.</text:p>
      <text:p text:style-name="P73"/>
      <text:p text:style-name="P73"><text:s/>Hem Deccalın rejimine ve teşkil ettiği komitesine ve hükûmetine ait garip halleri ve dehşetli icraatı, onun şahsıyla münasebettar rivayet edilmesi cihetiyle mânâsı gizlenmiş. Meselâ, "O kadar kuvvetlidir ve devam eder; yalnız Hazret-i İsa (a.s.) onu öldürebilir, başka çare olamaz"(Tirmizi, Fiten: 62; Ebû Dâvud, Melâhim: 14; Müsned, 3:420, 4:226; el-Hâkim, el-Müstedrek, 4:529-530. ) rivayet edilmiş. Yani, onun mesleğini ve yırtıcı rejimini bozacak, öldürecek, ancak semâvî ve ulvî hâlis bir din İsevîlerde zuhur edecek ve hakikat-i Kur'âniyeye iktida ve ittihad eden <text:soft-page-break/>bu İsevî dinidir ki, Hazret-i İsa Aleyhisselâmın nüzulüyle o dinsiz meslek mahvolur, ölür. Yoksa onun şahsı bir mikrop, bir nezle ile öldürülebilir.</text:p>
      <text:p text:style-name="P73"><text:s/></text:p>
      <text:p text:style-name="P73">Hem bir kısım râvîlerin kabil-i hatâ içtihadlarıyla olan tefsirleri ve hükümleri, hadîs kelimelerine karışıp hadis zannedilir, mânâ gizlenir. Vâkıa mutabakatı görünmez, müteşabih hükmüne geçer. </text:p>
      <text:p text:style-name="P73"/>
      <text:p text:style-name="P73">Hem eski zamanda, bu zaman gibi cemaatin ve cemiyetin şahs-ı mânevîsi inkişaf etmediğinden ve fikr-i infirâdî galip olduğundan, cemaatin sıfat-ı azîmesi ve büyük harekâtı o cemaatin başında bulunan şahıslara verildiği cihetiyle, o şahıslar, harika ve küllî sıfatlara lâyık ve muvafık olmak için yüz derece cisminden ve kuvvetinden büyük bir acûbe cisim ve müthiş bir heykel ve çok harika bir kuvvet ve iktidar bulunmak lâzım geldiğinden öyle tasvir edilmiş. Vâkıa mutabakatı görünmüyor ve o rivayet müteşabih olur. Hem iki deccalın sıfatları ve halleri ayrı ayrı olduğu halde, mutlak gelen rivayetlerde iltibas oluyor; biri, öteki zannedilir. Hem Büyük Mehdînin halleri sâbık mehdîlere işaret eden rivayetlere mutabık çıkmıyor, hadîs-i müteşabih hükmüne geçer. İmam-ı Ali (r.a.) yalnız İslâm Deccalından bahseder. Mukaddime bitti, meselelere başlıyoruz. </text:p>
      <text:p text:style-name="P73"/>
      <text:p text:style-name="P73">Şimdilik o hâdisât-ı gaybiyenin yüzer misallerinden, mülhidler tarafından avâmın akidelerini bozmak fikriyle işâa edilen yirmi üç meseleleri, tevfik-i Rabbânî ile, gayet muhtasar bir surette beyan edilecek. Ve o meseleler mülhidlerin tahmini gibi zarar vermemekle beraber, herbiri bir lem'a-i i'câz-ı Nebevî olduğu görünmekle ve hakikî tevilleri ispat ve izhar edilmekle akîde-i avâmı kuvvetlendirmeye mühim bir sebep olmasını rahmet-i Rabbânîden rica edip hatîâtımı ve galatatımı afv ve mağfiret altına almasını Rabb-i Rahîmimden niyaz ederim. </text:p>
      <text:p text:style-name="P5">BEŞİNCİ ŞUA</text:p>
      <text:p text:style-name="P22">(TÜRKÇE)</text:p>
      <text:p text:style-name="P73"/>
      <text:p text:style-name="P73"/>
      <text:p text:style-name="P73">"Andolsun alametleri geldi" ayetinin derin manalarından biri de, bu zamanda halktan müminlerin imanını korumak ve şüphelerden arındırmak için yazılmış olmasıdır. Ahir zamanda meydana gelecek olaylara dair hadislerin bir kısmının, benzetmelerle anlatılan Kuran ayetlerinde olduğu gibi derin anlamları vardır. Bu hadisler, anlamı açık olan ayetler gibi yorumlanmaz ve bu yorumları herkes bilemez. Ancak kimileri bu hadisleri gerçek anlamına uyacak şekilde tevil etmek yerine, bunları yanlış bir şekilde yorumlarlar. </text:p>
      <text:p text:style-name="P72"><text:span text:style-name="T5">"Onun gerçek yorumunu ancak Allah ve ilimde derinleşmiş olanlar bilir"</text:span><text:span text:style-name="T3"> sırrıyla, bu hadislerin gerçek manaları ve kastedilenin ne olduğu, ancak bu olaylar ortaya çıkıp gerçekleştikten sonra anlaşılır. İlimde derinleşmiş, dini bilgileri sağlam ve kuvvetli olanlar, </text:span><text:span text:style-name="T5">"Biz buna inandık. Muhkem ayetler de, müteşabih ayetler de, hepsi Rabbimiz'in Katından indirilmiştir."</text:span><text:span text:style-name="T3"> (Al-İ İmran Suresi, 7) deyip, o gizli gerçekleri açığa çıkarırlar.</text:span><text:span text:style-name="T5"> </text:span></text:p>
      <text:p text:style-name="P78"/>
      <text:p text:style-name="P64">Birinci Nokta:</text:p>
      <text:p text:style-name="P73">İman ve sorumluluk; irade ve bir şeyi tercih edebilme gücü açısından bir imtihan, tecrübe, ve bir yarışma olduğundan, perdeli yani üstü örtülü; derin ve inceleme, araştırma ve tecrübe gerektiren konular elbette çok belirgin ve açık olmaz. Ve bu konular, vicdan kullanmaksızın, herkesin ister istemez kayıtsız şartsız kabul edeceği gibi, 'mecburen inanılacak şekilde' olmaz. Çünkü ancak o zaman Ebu Bekirler yücelerin en yücesine çıkabilir ve Ebu Cehiller de aşağıların en aşağısına düşebilirler. Eğer insandaki, bir şeyi tercih edebilme gücü; yani irade ortadan kalkarsa, bu durumda kişinin sorumluluğu da kalmaz. Mucizelerin çok nadir olarak gerçekleşmesinin sırrı ve hikmeti de budur. Zaten dünya hayatındaki, kıyametin kopacağını haber veren şartlar ve kıyametin kopmasını haber veren belirtiler de, Kuran'daki, hükmü açık olmayan, yorumlanması gereken bazı ayetler gibi, kapalı ve yorum gerektirecek şekilde oluyor. Yalnız, Güneş'in Batı'dan doğması çok açık bir şekilde herkesin görüp inanacağı bir olay olacağından, tevbe kapısı kapanır ve bu olay gerçekleştikten sonra, Allah Katında kişinin tevbesi ve iman etmesi kabul edilmez. Çünkü o zaman Ebu Bekirler ve Ebu Cehiller, yani iyiler de kötüler de bu gerçekleri kabul eder ve her ikisi de aynı konumda olmuş olur. </text:p>
      <text:p text:style-name="P73"/>
      <text:p text:style-name="P73">Hattâ Hazret-i İsa Aleyhisselâm'ın ikinci kez yeryüzüne inişi ve kendisinin İsa Aleyhisselâm olduğu dahi, ancak iman gözüyle; iman nuruyla fark edilebilir; herkes bilemez. </text:p>
      <text:p text:style-name="P73"><text:soft-page-break/></text:p>
      <text:p text:style-name="P64">İkinci Nokta:</text:p>
      <text:p text:style-name="P72"><text:span text:style-name="T3">Geleceğe yönelik olan bilinmeyen işlerin ve gelişmelerin bir kısmı Peygambere detaylı olarak bildirilir. Bu konuda, şahsi olarak isteğe göre müdahale edilemez ve karışamaz. Kuran'ın ve Peygamberimiz (sav)'in naklettiği hadislerin, yoruma gerek kalmayacak şekilde açık olanları gibi. Ancak bu hadislerin diğer bir kısmı ise, Peygamberimiz (sav)'e sadece özetle bildirilir; açıklamalar ve tasvirler ise Peygamberin anlayışına bırakılır. Örneğin imani konuların dışındaki; kainatta gerçekleşen ve gelecekte meydana gelecek olaylara dair hadisler gibi. Bu kısımda, Peygamberimiz (sav), amaca ve şartlara en uygun olacak şekilde yaptığı; yerinde, isabetli ve hikmetli anlatımlarıyla, kıyaslama tarzında benzetmelerle bu konuları imtihanın sırrına uygun şekilde, ayrıntılı olarak örneklerle açıklar. Mesela: Bir sohbette derin bir gürültü işitildi. Buyurdu ki: "Bu gürültü, yetmiş seneden beri Cehennem tarafına yuvarlanan bir taşın bu dakikada Cehennem'in dibine yetişip düşmesinin gürültüsüdür." Bu hayret verici haberden sonra birisi geldi dedi: "Ya ResulAllah! Yetmiş yaşında bulunan filan münafık vefat etti, Cehennem'e gitti. </text:span><text:span text:style-name="T12">(Müslim: Cennet, 31, hadis no: 2844; Müsned, 3:341, 346) </text:span><text:span text:style-name="T3">Bu örnek, Peygamber'in kusursuz, yerinde, hal ve duruma en uygun şekilde söylediği sözünün yorumunu ve açıklamasını gösterdi.</text:span></text:p>
      <text:p text:style-name="P73"><text:s/></text:p>
      <text:p text:style-name="P9">Üçüncü Nokta: İki derin anlamlı söz'dür.</text:p>
      <text:p text:style-name="P69"/>
      <text:p text:style-name="P64">Birincisi:</text:p>
      <text:p text:style-name="P73">Benzetmeler ve kıyaslamalar tarzında örneklerin kullanıldığı bir kısım hadisler, aradan zaman geçtikçe, halk arasında dıştan görünen yani zahiri anlamıyla kabul edilmiş; bu sebeple de meydana gelen gelişmeler hadislere uygun değil gibi görünmüştür. Hadiste anlatılan olaylar aslında tam olarak gerçekleştiği halde, bunların birebir, tam anlatıldığı şekilde gerçekleştiği anlaşılamıyor.</text:p>
      <text:p text:style-name="P73"/>
      <text:p text:style-name="P72"><text:span text:style-name="T36"><text:s/></text:span><text:span text:style-name="T35">İkincisi:</text:span></text:p>
      <text:p text:style-name="P73">Bazı hadisler, Müslümanların çoğunluk olduğu, İslam ahlakının yaşandığı veya hilafetin merkezinin bulunduğu yere yönelik olduğu halde, bu hadislerin tüm insanları kapsadığı ve bütün dünyaya yönelik olarak anlatıldığı zannedilmiş; ve belirli bir kesime özel olduğu halde, bütün insanları içine alan ve genel bir husus olarak kabul edilmiştir. </text:p>
      <text:p text:style-name="P73"/>
      <text:p text:style-name="P64">Dördüncü Nokta:</text:p>
      <text:p text:style-name="P73">Ölüm vakti ve ölüm gibi bilinmeyen işlerin birçok hikmet ve maksata binaen gizli kalması gibi, dünyanın can çekişme anı ve ölümü, ve insanların ve hayvanların ölümü olan kıyamet de birçok fayda ve hikmetle gizlenilmiştir... </text:p>
      <text:p text:style-name="P73"><text:soft-page-break/></text:p>
      <text:p text:style-name="P73">... Eğer bu konular açık olarak bilinseydi, imanın bazı esasları ve gerçekleri çok açık ve aleni bir şekilde görünecek hale gelir; ve bütün insanlar vicdan kullanmaksızın, ister istemez bu gerçekleri kabul etmek durumunda kalır ve iman ederlerdi. O zaman, vicdan kullanılarak bir şeyi tercih edebilme gücü ve iradeye dayalı olan imtihanın sırrı ve iman etmenin ardındaki hikmet ve amaç da ortadan kalkmış olurdu. </text:p>
      <text:p text:style-name="P73"/>
      <text:p text:style-name="P73">İşte geleceğe dair bilinmeyen işler ve gelişmeler, bu gibi çok çeşitli amaç ve hikmetlerle gizli kaldığından, herkes aynı anda hem ecelini hem de hayatını düşündüğü için hem dünyaya, hem ahiretine çalışabilir. Aynı şekilde, her asırda da, hem kıyamet kopacağını, hem dünyanın devamını düşünebildiği için; hem geçici dünya hayatında sonsuz ahiret hayatını, hem de hiç ölmeyecek gibi dünyasını güzelleştirmeye çalışabilir. </text:p>
      <text:p text:style-name="P73"><text:s/></text:p>
      <text:p text:style-name="P72"><text:span text:style-name="T3">Ve maddî âlemde gelecekte meydana gelecek olan olayların çoğunun böyle hikmetleri olduğundan, gelecekten haber vermek yasak edilmiştir. Allah'ın adetullahındaki, </text:span><text:span text:style-name="T5">"Gaybı ancak Allah bilir"</text:span><text:span text:style-name="T3"> kuralına karşı hürmetsizlik ve itaatsizlik etmemek içindir ki, Allah'ın izni ve takdiriyle, dinin gerektirdiği sorumluluklar ve imanın esasları dışındaki konularda, geleceğe yönelik bilinmeyen ve gizli olaylardan haber veren kimseler dahi, sadece işaret türünden üstü kapalı bilgiler vermişlerdir. Hatta Tevrat, İncil ve Zebur'da Peygamberimiz (sav) hakkında gelen müjdeler ve haberler bile bir derece perdeli ve kapalı gelmiş ki; o kitaplara uyan bir kısım insanlar, bu gerçekleri kendilerine göre yanlış yorumlayarak, iman etmediler. Fakat imanın inanç esaslarıyla ilgili konularda açıklayarak ve tekrarlayarak haber vermek ve açıkça anlatmak imtihanın sırrı gereği olduğundan, Kuran ve Allah'tan aldığı bilgileri insanların anlayacağı şekilde anlatan Peygamberimiz (sav), ahirete dair konuları ayrıntılı olarak, gelecekte dünya üzerinde meydana gelecek olayları da kısaca haber vermişlerdir.</text:span></text:p>
      <text:p text:style-name="P73"><text:s/></text:p>
      <text:p text:style-name="P64">Beşinci Nokta:</text:p>
      <text:p text:style-name="P73">... Deccal'in asırlarına ait olan harikalar, onlarla bağlantılı olarak nakledildiğinden, bu özelliklerin onların şahıslarında görüleceği kabul edildiği ve öyle zannedildiği için o rivayetin anlamı örtülmüş, manası gizlenmiş. Mesela, uçak ve trenle gezmesi…</text:p>
      <text:p text:style-name="P73"/>
      <text:p text:style-name="P73">Hem mesela ünlü olmuş ki; İslam Deccali öldüğü zaman ona hizmet eden şeytan, İstanbul'da Dikilitaş'ta bütün dünyaya bağıracak (Müslim: Fiten, 34) ve herkes o sesi işitecek: "O öldü." Yani pek şaşırtıcı ve şeytanları bile hayrette bırakan radyo ile bağırılacak, haber verilecek.</text:p>
      <text:p text:style-name="P73"><text:soft-page-break/></text:p>
      <text:p text:style-name="P72"><text:span text:style-name="T3">Hem Deccal'in yönetimine ve oluşturduğu </text:span><text:span text:style-name="T5">(gizli derin dünya devleti) </text:span><text:span text:style-name="T3">ve hükümetine ait garip halleri ve korkunç uygulamaları, onun şahsıyla bağlantılı olarak rivayet edildiği için anlamı gizlenmiş. Mesela hadiste, "O kadar kuvvetlidir ve devam eder, yalnız Hz. İsa (A.S.) onu öldürebilir, başka çare olamaz" (Tirmizi, Fiten: 62; Ebû Dâvud, Melâhim: 14; Müsned, 3:420, 4:226; el-Hâkim, el-Müstedrek, 4:529-530) diye rivayet edilmiş. Yani onun usulünü ve yırtıcı yönetimini bozacak, öldürecek; ancak Allah Katından gönderilmiş ve yüce, samimi, katışıksız bir din Hıristiyanlarda ortaya çıkacak ve Kuran gerçeğine tabi olup İslamiyet ile birleşen Hıristiyanlık dinidir ki, Hz. İsa'nın inişi ile o dinsiz ekol mahvolur, ölür. Yoksa onun şahsı bir mikrop, bir nezle ile öldürülebilir.</text:span></text:p>
      <text:p text:style-name="P73"><text:s/></text:p>
      <text:p text:style-name="P72"><text:span text:style-name="T3">Hadis rivayet eden kişilerin bir kısmının hatalı şekilde hüküm çıkararak yaptıkları yorumlar, hadislerin kelimelerine karışıp hadis zannedilir, bu sebeple de hadislerin gerçek anlamı gizlenir. Dolayısıyla bu hadislerin gerçekleşen olaylara uygun düştüğü anlaşılamaz, bunların yorumlanmaya ihtiyacı olan hadisler olduğu sanılır</text:span><text:span text:style-name="T5">.</text:span><text:span text:style-name="T3"> </text:span></text:p>
      <text:p text:style-name="P73"/>
      <text:p text:style-name="P72"><text:span text:style-name="T3">Eski zamanda, şimdiki gibi topluluğun ve toplumun manevi kişiliği ortaya çıkmadığından ve birçok özelliği tek bir kişi üzerine yükleme fikri hakimdi. Topluluğun belirleyici özelliği ve büyük hareketleri, o topluluğun başında bulunan kişilere verildiği için; o kişiler, harika tarzında ve bütün özelliklere uygun düşmesi için, yüz derece cisminden ve kuvvetinden büyük, alışılmışın dışında, şaşılacak bir cisim ve müthiş bir heykel ve çok harika bir kuvvet ve kudret gerektiğinden gözde öyle canlandırılıp öyle anlatılmış. Bu yüzden de bu hadislerin, gerçekleşen olaylara uygun düştüğü anlaşılamaz,</text:span><text:span text:style-name="T5"> </text:span><text:span text:style-name="T3">bunların yorumlanmaya ihtiyacı olan hadisler olduğu sanılır.</text:span></text:p>
      <text:p text:style-name="P78"/>
      <text:p text:style-name="P73">... Hem "Büyük Mehdi"nin halleri önceki Mehdilere işaret eden rivayetlere uygun çıkmıyor, yorumlanabilir, anlamı kapalı hadis hükmüne geçer.</text:p>
      <text:p text:style-name="P73"><text:s/></text:p>
      <text:p text:style-name="P126">PEYGAMBERİMİZ (S.A.V.)'İN ALLAH’IN İZNİYLE GAYBTEN HABERLER VERDİĞİNE DAİR BAZI ÖRNEKLER</text:p>
      <text:p text:style-name="P24"/>
      <text:p text:style-name="P24"/>
      <text:p text:style-name="P14">ALLAH'IN GAYBI, ELÇİLERİNDEN DİLEDİĞİNE </text:p>
      <text:p text:style-name="P14">BİLDİRDİĞİNE DAİR KURAN AYETLERİ</text:p>
      <text:p text:style-name="P64"/>
      <text:p text:style-name="P67">GAYBI ALLAH'TAN BAŞKA KİMSENİN BİLMEYECEĞİNE DAİR AYETLER</text:p>
      <text:p text:style-name="P64"/>
      <text:p text:style-name="P72"><text:span text:style-name="T5">De ki: "Göklerde ve yerde gaybı Allah'tan başka kimse bilmez</text:span><text:span text:style-name="T3">. Onlar ne zaman dirileceklerinin şuuruna varmıyorlar." </text:span><text:span text:style-name="T5">(Neml Suresi, 65)</text:span></text:p>
      <text:p text:style-name="P73"/>
      <text:p text:style-name="P72"><text:span text:style-name="T5">Gaybın anahtarları O'nun Katındadır, O'ndan başka hiç kimse gaybı bilmez...</text:span><text:span text:style-name="T3"> </text:span><text:span text:style-name="T5">(Enam Suresi, 59)</text:span></text:p>
      <text:p text:style-name="P73"/>
      <text:p text:style-name="P67">ALLAH KULLARINDAN DİLEDİKLERİNE GAYBI BİLDİRİR</text:p>
      <text:p text:style-name="P67"/>
      <text:p text:style-name="P72"><text:span text:style-name="T37">O, gaybı bilendir.</text:span><text:span text:style-name="T5"> Kendi gaybını (görülmez bilgi hazinesini) kimseye açık tutmaz (ona muttali kılmaz.) </text:span><text:span text:style-name="T37">Ancak elçileri (peygamberleri) içinde razı olduğu (seçtikleri kimseler) başka...</text:span><text:span text:style-name="T39"> </text:span><text:span text:style-name="T5">(Cin Suresi, 26-27)</text:span></text:p>
      <text:p text:style-name="P73"/>
      <text:p text:style-name="P72"><text:span text:style-name="T3">... </text:span><text:span text:style-name="T37">Allah sizi gayb üzerine muttali kılacak değildir. Ama Allah, elçilerinden dilediğini seçer</text:span><text:span text:style-name="T39">.</text:span><text:span text:style-name="T3"> Öyleyse siz de Allah'a ve elçisine iman edin. Eğer iman eder ve sakınırsanız, sizin için büyük bir ecir vardır. </text:span><text:span text:style-name="T5">(Al-i İmran Suresi, 179)</text:span></text:p>
      <text:p text:style-name="P78"/>
      <text:p text:style-name="P72"><text:span text:style-name="T37">Bunlar, gayb haberlerindendir; bunları sana vahyediyoruz.</text:span><text:span text:style-name="T3"> </text:span><text:span text:style-name="T5">Onlardan hangisi Meryem'i sorumluluğuna alacak diye kalemleriyle kur'a atarlarken sen yanlarında değildin; çekişirlerken de yanlarında değildin</text:span><text:span text:style-name="T3">. </text:span><text:span text:style-name="T5">(Al-i İmran Suresi, 44)</text:span></text:p>
      <text:p text:style-name="P78"/>
      <text:p text:style-name="P72"><text:span text:style-name="T37">Bunlar: Sana vahyettiğimiz gayb haberlerindendir. Bunları sen ve kavmin bundan önce bilmiyordun.</text:span><text:span text:style-name="T3"> Şu halde sabret. Şüphesiz (güzel olan) sonuç takva sahiplerinindir. </text:span><text:span text:style-name="T5">(Hud Suresi, 49)</text:span></text:p>
      <text:p text:style-name="P73"/>
      <text:p text:style-name="P72"><text:span text:style-name="T37">Bu, sana (ey Muhammed) vahyettiğimiz gayb haberlerindendir. </text:span><text:span text:style-name="T5">Yoksa onlar, (Yusuf'un kardeşleri) o hileli-düzeni kurarlarken, yapacakları işe topluca karar verdikleri zaman sen yanlarında değildin</text:span><text:span text:style-name="T3">. </text:span><text:span text:style-name="T5">(Yusuf Suresi, 102)</text:span></text:p>
      <text:p text:style-name="P78"/>
      <text:p text:style-name="P72"><text:soft-page-break/><text:span text:style-name="T3">Hani Peygamber, eşlerinden bazılarına gizli bir söz söylemişti. Derken o (eşlerinden biri), bunu haber verip Allah da ona bunu açığa vurunca, o da (Peygamber) bir kısmını açıklamış bir kısmını (söylemekten) vazgeçmişti. </text:span><text:span text:style-name="T37">Sonunda haberi verince (eşi) demişti ki: "Bunu sana kim haber verdi?" O da: "Bana bilen, (herşeyden) haberdar olan (Allah) haber verdi" demişti. </text:span><text:span text:style-name="T5">(Tahrim Suresi, 3)</text:span></text:p>
      <text:p text:style-name="P78"/>
      <text:p text:style-name="P9"/>
      <text:p text:style-name="P14">HZ. İSA (A.S.)</text:p>
      <text:p text:style-name="P67"/>
      <text:p text:style-name="P72"><text:span text:style-name="T39">Hani Meryem oğlu İsa</text:span><text:span text:style-name="T3"> da: "Ey İsrailoğulları, gerçekten ben, sizin için Allah'tan gönderilmiş bir elçiyim. Benden önceki Tevrat'ı doğrulayıcı ve </text:span><text:span text:style-name="T39">benden sonra ismi "Ahmed" olan bir elçinin de müjdeleyicisiyim" </text:span><text:span text:style-name="T3">demişti. Fakat o, onlara apaçık belgelerle gelince: "Bu, açıkça bir büyüdür" dediler. </text:span><text:span text:style-name="T5">(Saff Suresi, 6)</text:span></text:p>
      <text:p text:style-name="P9"><text:s/></text:p>
      <text:p text:style-name="P72"><text:span text:style-name="T3">... </text:span><text:span text:style-name="T39">Yediklerinizi ve biriktirdiklerinizi size haber veririm</text:span><text:span text:style-name="T3">. Şüphesiz, eğer inanmışsanız bunda sizin için kesin bir ayet vardır." (Al-i İmran Suresi, 49)</text:span></text:p>
      <text:p text:style-name="P73"/>
      <text:p text:style-name="P9"/>
      <text:p text:style-name="P14">HZ. YUSUF (A.S.) </text:p>
      <text:p text:style-name="P73"/>
      <text:p text:style-name="P72"><text:span text:style-name="T3">Dedi ki: </text:span><text:span text:style-name="T39">"Size rızıklanacağınız bir yemek gelecek olsa, ben mutlaka size daha gelmeden önce onun ne olduğunu haber veririm.</text:span><text:span text:style-name="T3"> Bu, Rabbimin bana öğrettiklerindendir... </text:span><text:span text:style-name="T5">(Yusuf Suresi, 37)</text:span></text:p>
      <text:p text:style-name="P78"/>
      <text:p text:style-name="P78"/>
      <text:p text:style-name="P14">PEYGAMBERİMİZ (S.A.V.)'E KIYAMETE </text:p>
      <text:p text:style-name="P14">KADAR OLAN BAZI OLAYLARIN </text:p>
      <text:p text:style-name="P14">BİLDİRİLDİĞİNE DAİR HADİSLER</text:p>
      <text:p text:style-name="P64"/>
      <text:p text:style-name="P72"><text:span text:style-name="T5">İmam Taberani 'nin naklinde İbn-i Ömer (r.a.) kainatın hocası Efendimiz Hazretleri'nden rivayet eder: "</text:span><text:span text:style-name="T35">GERÇEKTEN HAK TEALA HAZRETLERİ DÜNYANIN TAMAMINI BANA YÜKSELTTİ. YANİ DÜNYANIN HER YERİNİ BENİM KARŞIMA TUTTU. BEN O DÜNYAYA VE KIYAMET GÜNÜNE DEĞİN ONDA OLACAK HADİSELERE ŞU AVUCUMUN İÇİNE BAKTIĞIM GİBİ BAKARIM." </text:span><text:span text:style-name="T3">(Mevahib-i Ledünniyye, Osmanlıcaya çeviren: Baki, 2. Cilt, sf.376)</text:span></text:p>
      <text:p text:style-name="P64"/>
      <text:p text:style-name="P94"><text:span text:style-name="T3">Hz. Huzeyfe anlatıyor: "</text:span><text:span text:style-name="T37">Resulullah (s.a.s) bir gün kalktı; bize kıyamete kadar olacak şeyleri anlattı.</text:span><text:span text:style-name="T3"> Bunları belleyen belledi, unutan unuttu. Bu arkadaşlarım bunu bilirler. </text:span><text:span text:style-name="T37">Resulullah (s.a.s)'ın haber verip de, benim zamanla unuttuğum şeyleri, </text:span><text:soft-page-break/><text:span text:style-name="T37">o şey olduğunda hatırlıyorum. Tıpkı, kişi birisini yokluğunda hatırlamayıp onu gördüğünde tanıması gibi</text:span><text:span text:style-name="T3">..." (Tirmizi, Fiten: 23)</text:span></text:p>
      <text:p text:style-name="P73"/>
      <text:p text:style-name="P72"><text:span text:style-name="T3">Yine O şöyle demiştir: </text:span><text:span text:style-name="T5">"</text:span><text:span text:style-name="T37">Rasûlullâh (sav) bana kıyamete kadar olacakları anlattı.</text:span><text:span text:style-name="T5"> Ben O'na olacak herşeyden sordum, sadece Medine halkını neyin çıkaracağını sormadım. (</text:span><text:span text:style-name="T3">Müslim, Fiten ve Eşrâtu's-Sâat (18/16 Nevevi Şerhi)</text:span></text:p>
      <text:p text:style-name="P73"/>
      <text:p text:style-name="P72"><text:span text:style-name="T3">Ebû Zeyd Amr b. Ahtab el-Ensârî (ra) şöyle demiştir: "</text:span><text:span text:style-name="T5">Rasûlüllâh (sav) bize sabah namazını kıldırdıktan sonra minbere çıktı, öğleye kadar hutbe verdi ve indi. Namazı kıldı. Sonra minbere çıktı.</text:span><text:span text:style-name="T37"> Güneş batana kadar hutbe verdi. Bize olmuş ve olacak şeyleri anlattı.</text:span><text:span text:style-name="T5"> Onları en iyi bilenimiz en çok ezberleyenimizdir.</text:span><text:span text:style-name="T3">" (Müslim, Fiten ve Eşrâtu's-Sâat (18/16 Nevevi Şerhi)</text:span></text:p>
      <text:p text:style-name="P73"/>
      <text:p text:style-name="P72"><text:span text:style-name="T3">Huzeyfe b. Yemân (ra) şöyle demiştir: </text:span><text:span text:style-name="T39">"</text:span><text:span text:style-name="T37">Vallahi ben kıyamete kadar olacak fitneleri insanlar içinde en iyi bilenim.</text:span><text:span text:style-name="T39"> </text:span><text:span text:style-name="T37">Rasûlullâh (sav) bana gizli olarak anlattığı bu şeyleri başka kimseye anlatmamıştır</text:span><text:span text:style-name="T5">. Fakat Rasûlüllâh (sav) fitneleri benim de içinde bulunduğum bir mecliste anlatıyordu. Fitneleri sayarak dedi ki: </text:span><text:span text:style-name="T35">(</text:span><text:span text:style-name="T37">Onlardan üç tanesi neredeyse hiçbir şeyin peşini bırakmaz, bazıları yaz rüzgârı gibidir. Küçüğü de vardır, büyüğü de.)"</text:span></text:p>
      <text:p text:style-name="P67"/>
      <text:p text:style-name="P73">Huzeyfe şöyle demiştir: "Benden başka o mecliste bulunan insanların hepsi gitti." (Müslim, Fiten ve Eşrâtu's-Sâat (18/16 Nevevi Şerhi))</text:p>
      <text:p text:style-name="P78"/>
      <text:p text:style-name="P72"><text:span text:style-name="T3">Resulullah (s.a.s), kendisinin bu farklılığına şu sözleriyle dikkat çeker:</text:span><text:span text:style-name="T35"> </text:span><text:span text:style-name="T37">"Ben sizin görmediğinizi görür, duymadığınızı duyarım."</text:span><text:span text:style-name="T35"> </text:span><text:span text:style-name="T3">(Tirmizi, Zühd: 9; İbn Mace, Zühd, 19 D. el-Marife, Beyrut, 1996)</text:span></text:p>
      <text:p text:style-name="P78"/>
      <text:p text:style-name="P78"/>
      <text:p text:style-name="P14">PEYGAMBERİMİZ (S.A.V.)’İN OLACAĞINI </text:p>
      <text:p text:style-name="P14">BİLDİRİP, O HAYATTAYKEN GERÇEKLEŞMİŞ </text:p>
      <text:p text:style-name="P14">OLAN BAZI OLAYLAR</text:p>
      <text:p text:style-name="P9"/>
      <text:p text:style-name="P73">Bir gün Resulullah (s.a.s) mihraptayken der: "Saflarınızı düzgün tutun. Ben sizi önümde iken gördüğüm gibi, sırtım dönük olduğunda da görürüm." (Buhari, Ezan: 72)</text:p>
      <text:p text:style-name="P73"/>
      <text:p text:style-name="P72"><text:span text:style-name="T3">Hz. Peygamber (s.a.s), </text:span><text:span text:style-name="T5">Bedir Savaşı'ndan bir gün önce küfrün liderlerinden kimin nerede öldürüleceğini teker teker haber vermiştir</text:span><text:span text:style-name="T3">. (Müslim, Cennet: 76)</text:span></text:p>
      <text:p text:style-name="P73"/>
      <text:p text:style-name="P72"><text:soft-page-break/><text:span text:style-name="T3">Habeş kralı Necaşi'nin öldüğü gün Hz. Peygamber (s.a.s) ashabına: </text:span><text:span text:style-name="T5">"Bugün bir kardeşiniz vefat etti. Haydi namazını kılalım"</text:span><text:span text:style-name="T3"> der. Kalkarlar, onun cenaze namazını kılarlar</text:span><text:span text:style-name="T5">. (Buhari, Cenaiz: 55)</text:span></text:p>
      <text:p text:style-name="P78"/>
      <text:p text:style-name="P72"><text:span text:style-name="T3">Bir hadiste Peygamberimiz (sav) </text:span><text:span text:style-name="T5">Ebu Süfyan'ın içinden geçirdiklerine bir cevap vermiş ve Ebu Süfyan bu durum karşısında bu mübarek insanın peygamberliğine şahitlik ettiğini söylemiştir</text:span><text:span text:style-name="T3">:</text:span></text:p>
      <text:p text:style-name="P86"/>
      <text:p text:style-name="P72"><text:span text:style-name="T12">Ebu Süfyan mescidin bir kenarında oturuyordu. Birgün Rasulullah (sav) elbisesine bürünerek evinden çıktı. Ebu Süfyan oturduğu yerden: "Acaba bu ne ile mağlub etti" dedi. Rasulullah (sav) Ebu Süfyan'ın yanına gelip eliyle onun sırtına vurdu ve: "Seni Allah ile mağlup ettim" dedi. Ebu Süfyan: "Senin Allah Rasulu olduğuna şahitlik ederim" dedi. (</text:span><text:span text:style-name="T3">Haris; İbn Hacer Askalani, Metalib-u Aliye 4, Tevhid Yayınları, 1996, 3839, s. 17)</text:span></text:p>
      <text:p text:style-name="P73"/>
      <text:p text:style-name="P72"><text:span text:style-name="T5">Peygamber Efendimiz (sav)'in insanların içinden geçirdiklerini anlayıp, buna göre cevap vermesine bir diğer örnek</text:span><text:span text:style-name="T3"> ise </text:span><text:span text:style-name="T35">Vabısa (r.a.)</text:span><text:span text:style-name="T3"> ile ilgili olan hadistir: </text:span></text:p>
      <text:p text:style-name="P86"/>
      <text:p text:style-name="P86">Resulullah (sav)'a geldim. Niyetim iyilik ve günahtan ona sormadık bir şeyi bırakmamaktı. Etrafını Müslümanlardan bir cemaat çevirmişti, durmadan ona sorup fetva istiyorlardı. Onları yara yara ilerlemek istedim. </text:p>
      <text:p text:style-name="P86"/>
      <text:p text:style-name="P86">- "Allah Resulünden uzak dur, ey Vabısa!" dediler. Şöyle cevap verdim:</text:p>
      <text:p text:style-name="P86">- Bırakın beni de ona iyice yaklaşayım! Kendine yakın olmak istediğim insanların en sevimlisidir o! </text:p>
      <text:p text:style-name="P86">- "Bırakın Vabısa'yı!" buyurdu. İki veya üç kere de bana hitaben:</text:p>
      <text:p text:style-name="P86">- "Ey Vabısa yaklaş!" dedi. Nihayet O'na yaklaşıp önünde oturdum. Bana şöyle buyurdu:</text:p>
      <text:p text:style-name="P72"><text:span text:style-name="T12">- </text:span><text:span text:style-name="T11">"Ey Vabısa" sana ben mi haber vereyim, yoksa sen mi bana sorarsın!"</text:span></text:p>
      <text:p text:style-name="P86">- Bilakis sen bana haber ver! dedim. Şöyle buyurdu:</text:p>
      <text:p text:style-name="P72"><text:span text:style-name="T12">-</text:span><text:span text:style-name="T11"> İyilik ve günah hakkında sormak için geldin değil mi?</text:span></text:p>
      <text:p text:style-name="P86">- Evet! dedim. Bunun üzerine parmaklarının uçlarını bir araya getirip onlarla göğsüme vurarak şöyle buyurdu:</text:p>
      <text:p text:style-name="P72"><text:span text:style-name="T12">"Ey Vabısa, kalbine danış, kendine danış! –iyilik, insanlar sana fetva verseler, fetva vermeseler de, kendi kalbinin yatıştığı şeydir; günah da, kalbi kazıyan (rahatsız eden) göğüste dolaşıp duran şeydir!"</text:span><text:span text:style-name="T3"> (İbn-i Kesir, Peygamberimiz (sav)'in Şemaili, Mucizeleri, Çelik Yayınevi, s. 361)</text:span></text:p>
      <text:p text:style-name="P73"/>
      <text:p text:style-name="P9"/>
      <text:p text:style-name="P4">PEYGAMBERİMİZ (SAV)'İN AHİR ZAMANA </text:p>
      <text:p text:style-name="P14">YÖNELİK OLAYLARI HABER VERDİĞİ </text:p>
      <text:p text:style-name="P14">BAZI HADİSLER</text:p>
      <text:p text:style-name="P73"/>
      <text:p text:style-name="P72"><text:span text:style-name="T3">Kabe Baskını (Hicri 1400'in ilk günü – 1 MUHARREM 1400) </text:span><text:span text:style-name="T5">(1979)</text:span></text:p>
      <text:p text:style-name="P73">Onun çıkacağı yıl, insanlar hacca, başlarında bir emir bulunmadan gidecekler... Hep birlikte Beyt-i Şerif'i tavaf edecekler, sonra Mina'ya indiklerinde, köpekler gibi birbirine saldıracak, hacılar soyulacak, kanlar Akabe Cemresinin üzerine akacak. (Kıyamet Alametleri, s. 168-169)</text:p>
      <text:p text:style-name="P73">İnsanlar başlarında bir imam bulunmaksızın hac ederler. Mina'ya indiklerinde etrafları, köpeklerin sarışı gibi sarılıp, kabilelerin birbirine girmesi ile büyük savaşlar olur. Öyle ki ayaklar kan gölü içinde kalır. (Kitab-ül Burhan Fi Alameti-il Mehdiyy-il Ahir Zaman, s. 35)</text:p>
      <text:p text:style-name="P78"/>
      <text:p text:style-name="P9">Kabe'de Kan Akıtılması (1987)</text:p>
      <text:p text:style-name="P73">Resulullah buyurdu: Ramazan'da bir seda, Şevval'de bir ses, Zilkade'de kabileler arasında savaş olur. Hacılar talana uğrar. Mina'da ölülerin çok olacağı bir savaş olur, öyle ki orada taşları kan gölü içinde bırakacak kadar kan akar. (Kitab-ül Burhan Fi Alameti-il Mehdiyy-il Ahir Zaman, s. 31)</text:p>
      <text:p text:style-name="P73"/>
      <text:p text:style-name="P73">Zilkade ayında kabileler savaşır, hacılar kaçırılır, melhameler (kanlı harpler) olur. (Kitab-ül Burhan Fi Alameti-il Mehdiyy-il Ahir Zaman, s. 34)</text:p>
      <text:p text:style-name="P78"/>
      <text:p text:style-name="P9">Doğu Tarafından Geceyi Aydınlatan Büyük Bir Ateşin Görülmesi (1979)</text:p>
      <text:p text:style-name="P73">Hüseyin b. Ali (RA) dan şöyle rivayet olunmuştur:<text:line-break/>"GÖKYÜZÜNDE DOĞU CİHETİNDEN, GECEYİ AYDINLATAN BÜYÜK BİR ATEŞ GÖRDÜĞÜNÜZ VAKİT, İŞTE O AN, HZ. MEHDİ (A.S.)'IN GELİŞ VAKTİDİR." (Mer'iy b. Yusuf b. Ebi bekir b. Ahmet b. Yusuf el-Makdi'si "Feraidu Fevaidi'l Fikr Fi'l İmam El-Mehdi El-Muntazar)</text:p>
      <text:p text:style-name="P76"/>
      <text:p text:style-name="P9">İran-Irak Savaşı (1980)</text:p>
      <text:p text:style-name="P73">Şevval ayında ayaklanma Zilkade'de harb konuşmaları,<text:line-break/>Zilhicce'de ise harb vaki olacak. (Kıyamet Alametleri, s. 166) </text:p>
      <text:p text:style-name="P9"/>
      <text:p text:style-name="P9">Fırat'ın Suyunun Kesilmesi </text:p>
      <text:p text:style-name="P73">Fırat Nehri'nin suyu çekilerek altın hazinesini açıklaması zamanı yaklaşıyor. Her kim, o zaman orada bulunursa o hazineden bir şey almasın. (Riyazü's Salihin, 3/332)</text:p>
      <text:p text:style-name="P73"/>
      <text:p text:style-name="P73"><text:soft-page-break/>Fırat Nehri altın bir dağ üzerinden açılmadıkça kıyamet kopmayacaktır. İnsanlar onun için harb edecek ve her yüz kişiden doksan dokuzu öldürülecek, onlardan her adam, "keşke kurtulan ben olsaydım", diyecektir, buyurmuşlar. (Sahih-i Müslim, 11/320)</text:p>
      <text:p text:style-name="P78"/>
      <text:p text:style-name="P9">Iraklıların Parası Kalmayacak</text:p>
      <text:p text:style-name="P73">"Irak halkına ölçeğin (gıdanın) ve dirhemin (paranın) yasaklanması yakındır. Sahabi sorar: 'Ya Resulullah, bu nasıl olacak?' Resulullah cevap verir: 'Acemler bunu yapacak. Bunları, Irak ehlinden men edecekler. " (Müslim, Fiten: 67)</text:p>
      <text:p text:style-name="P73"/>
      <text:p text:style-name="P73">"Iraklıların elinde ölçecekleri bir tartı aleti ve alış-veriş yapabilecekleri bir para hemen hemen kalmayacak." (Kenzul Ummal, Kitab-ul kıyame kısm-ul efal, c.5, s. 45)</text:p>
      <text:p text:style-name="P73"/>
      <text:p text:style-name="P9">Bağdat'ın Alevlerle Yok Edilmesi</text:p>
      <text:p text:style-name="P73">Ahir zamanda Bağdat alevlerle yok edilir... (Risalet-ül Huruc-ül Mehdi, Cilt 3, sf. 177)</text:p>
      <text:p text:style-name="P73"/>
      <text:p text:style-name="P9"> Bir Ordunun Kaybolması</text:p>
      <text:p text:style-name="P73">Mehdi'nin beş alameti bulunur. Bunlar Süfyani, Yemani, semadan bir sayha (çağrı, nara), Beyda'da bir ordunun batışı ve günahsız insanların öldürülmesidir. (Naim Bin Hammad)</text:p>
      <text:p text:style-name="P73">...Kendisine bir ordu gönderilecek. Bunlar yerin bir çölünde iken yere batırılacaklardır. (Müslim'den; Geleceğin Tarihi 4, s.31)</text:p>
      <text:p text:style-name="P73"/>
      <text:p text:style-name="P73">Bir ordu savaş için gelir, çöle girdiğinde baş ve sonundakileri batar, ortadakiler de kurtulmaz. (Hanbel, Tirmizi, İbni Mace, Ebu Davud'dan; Geleceğin Tarihi 4, s.30)</text:p>
      <text:p text:style-name="P73"/>
      <text:p text:style-name="P9">Afganistan'ın İşgali (1979)</text:p>
      <text:p text:style-name="P73">Talikan'a (Afganistan'a) yazık oldu. Şüphesiz Allah Teala'nın orada altın ve gümüş olmayan hazineleri vardır. ''</text:p>
      <text:p text:style-name="P73">(Kitab-ul Burhan Fi Alamet-il Mehdiyy-il Ahir Zaman, s. 59)</text:p>
      <text:p text:style-name="P73"/>
      <text:p text:style-name="P9">Ramazan Ayında 15 Gün Arayla Ay ve Güneş tutulması (1981-1982)</text:p>
      <text:p text:style-name="P73">Mehdi için 2 alamet vardır ki... Bunun birincisi, Ramazan'ın birinci gecesi Ay'ın ikincisi de ortasında Güneş'in tutulmasıdır.(El-Kavlu'l Muhtasar Fi Alamatil Mehdiyy-il Muntazar, s. 47) </text:p>
      <text:p text:style-name="P73"/>
      <text:p text:style-name="P73">Ramazan'ın birinci gecesi Ay, ortasında Güneş tutulacaktır. (Kıyamet Alametleri, s. 199)</text:p>
      <text:p text:style-name="P73"><text:soft-page-break/></text:p>
      <text:p text:style-name="P73">Onun saltanatı zamanında, Ramazan Ayı'nın on dördünde Güneş tutulacaktır, o ayın ilkinde ise Ay kararacak... (Mektubat-ı Rabbani, 380. Mektup, 2/1163)</text:p>
      <text:p text:style-name="P73"/>
      <text:p text:style-name="P78"/>
      <text:p text:style-name="P90">KUYRUKLU YILDIZIN DOĞMASI </text:p>
      <text:p text:style-name="P78"/>
      <text:p text:style-name="P78">HALLEY KUYRUKLU YILDIZI (1986)</text:p>
      <text:p text:style-name="P78"/>
      <text:p text:style-name="P73">O gelmeden önce, doğudan ışık veren bir kuyruklu yıldız görünecektir. (El-Kavlu'l Muhtasar Fi Alamatil Mehdiyy-il Muntazar, s. 53)</text:p>
      <text:p text:style-name="P73"/>
      <text:p text:style-name="P9">Fitnelerin Artması</text:p>
      <text:p text:style-name="P73">"Fitneler olacak. O fitnelerde oturan ayakta olandan, ayakta olan yürüyenden, yürüyen koşandan daha hayırlı olacak. Ona yaklaşan kendini kurtaramayacak. Kim o fitnelerde bir melce, bir sığınak bulursa, onunla kendini kurtarsın. (Buhari, Fiten: 9; Müslim, Fiten: 10; Tirmizi, Fiten: 29.)</text:p>
      <text:p text:style-name="P73"/>
      <text:p text:style-name="P73">"Zaman birbirine yaklaşacak. Amel azalacak. Cimrilik artacak. Fitneler zuhur edecek. HERC çoğalacak. " derler: 'HERC nedir?' Resulullah cevap verir: 'Öldürmek, öldürmek'. (Buhari, Fiten:5)</text:p>
      <text:p text:style-name="P73"/>
      <text:p text:style-name="P9">Boynuzu Andıran İki Uçlu Yıldızın Çıkışı LULİN KUYRUKLU YILDIZI (2009)</text:p>
      <text:p text:style-name="P73"/>
      <text:p text:style-name="P73">Resulullah (sav) Efendimiz şöyle buyurmuştur: "Vaad edilen Mehdi'nin zuhur mukaddimeleri olan Abbasi Melik Horasan'a vardığı zaman, ŞARK TARAFINDA İKİ DİŞLİ, MÜNEVVER BİR BOYNUZ ÇIKAR." (İmam-ı Rabbani, Mektubat-ı Rabbani, 381. Mektup, s.1184)</text:p>
      <text:p text:style-name="P73"/>
      <text:p text:style-name="P9">Ekonomik Durumun Kötüleşmesi</text:p>
      <text:p text:style-name="P73">Herkesin az kazançtan yakınması... Paraları için zenginlerin saygı görmesi... (Kıyamet Alametleri, s. 146)</text:p>
      <text:p text:style-name="P73"/>
      <text:p text:style-name="P73">Piyasanın durgun olması, kazançların azalması... (Kıyamet Alametleri, s. 148)</text:p>
      <text:p text:style-name="P73"/>
      <text:p text:style-name="P73">İşlerin kesad gitmesi. Herkes "satamıyorum, alamıyorum, kazanamıyorum!" diye yakınacak. (Kıyamet Alametleri, s. 152), (Ebu Davud'dan; Geleceğin Tarihi 4, s.30)</text:p>
      <text:p text:style-name="P73"/>
      <text:p text:style-name="P73"/>
      <text:p text:style-name="P3">Azerbaycan'ın İşgal Edilmesi (1990)</text:p>
      <text:p text:style-name="P73">...Ebu Basîr der ki: İmam Ebu Abdullah Cafer-i Sadık aleyhisselam şöyle buyurdu: Babam bana şöyle buyurdu: AZERBAYCAN'DAN MUTLAKA BİR ATEŞ ÇIKACAKTIR. VE HİÇBİR ŞEY ONUN KARŞISINDA DURAMAYACAK. BÖYLE BİR ŞEY OLUNCA EVİNİZDE OTURUN. Biz ne yaparsak siz de onu yapın. (Yani biz evde otururken siz de oturun). Ve bizim kıyam edenimiz (Hz. Mehdi (a.s.)) hareket ettiğinde süratle ve hiç durmadan ona doğru koşun... (Şeyh Muhammed b. İbrahim-i Numani, Gaybet-i Numani s. 311)</text:p>
      <text:p text:style-name="P78"/>
      <text:p text:style-name="P9">Tozlu Dumanlı Bir Fitne (11 Eylül 2001)</text:p>
      <text:p text:style-name="P73">Tozlu dumanlı, karanlık bir fitne görülecek, bunu diğerleri takip edecek... (Kitab-ül Burhan fi Alamet-il Mehdiyy-il Ahir Zaman, s. 26) </text:p>
      <text:p text:style-name="P73"/>
      <text:p text:style-name="P9">Kuraklığın Yaşanması</text:p>
      <text:p text:style-name="P73">"Deccal'ın çıkmasından önce gökyüzü üç sene yağmurunu tutar. Birinci senede normal yağmurun üçte birini tutup üçte ikisini yağdırır. Yeryüzü, bitkisinin üçte birini bitirmez. İkinci yılda gökyüzü normal yağmurunun üçte ikisini yağdırmaz. Yeryüzü de bitkisinin üçte ikisini bitirmez. Üçüncü yılda ise gökyüzü yağmurunun tamamını keser, yeryüzü de bitkisinden hiçbirini bitirmez." (Ebu Davud, İbni Mace, Taberani; Geleceğin Tarihi 3, s. 241)</text:p>
      <text:p text:style-name="P78"/>
      <text:p text:style-name="P9">Depremlerin Çoğalması</text:p>
      <text:p text:style-name="P73">"DEPREMLER ÇOĞALMADIKÇA, fitneler zahir olmadıkça, cinayetler çoğalmadıkça kıyamet kopmaz." (Kıyamet Alametleri, s. 109)</text:p>
      <text:p text:style-name="P73"/>
      <text:p text:style-name="P72"><text:span text:style-name="T3">"Ümmetimde </text:span><text:span text:style-name="T5">ZELZELELER </text:span><text:span text:style-name="T3">olur. Öyle ki</text:span><text:span text:style-name="T5">, BU ZELZELELERDE ON BİN, YİRMİ BİN, OTUZ BİN KİŞİ ÖLÜR.</text:span><text:span text:style-name="T3"> Allah, bu ölümü muttakilere öğüt, müminlere rahmet, kafirlere ise azap kılar." (İbni Asakır, Geleceğin Tarihi 1, Orhan Baytan, Mevsim Yayıncılık, sf.81)</text:span></text:p>
      <text:p text:style-name="P78"/>
      <text:p text:style-name="P9">Vatikan'da Deprem (2009)</text:p>
      <text:p text:style-name="P72"><text:span text:style-name="T3">"… Hz. Mehdi (a.s.) ve talebeleri … (Roma'yı) tesbih ve tekbirle feth edeceklerdir… O şehrin (VATİKAN'IN) surları bir bir yıkılacaktır..."</text:span><text:span text:style-name="T2"> </text:span><text:span text:style-name="T3">(Muhammed B. Resul El Hüseyin El Berzenci, Kıyamet Alametleri, sf. 204)</text:span></text:p>
      <text:p text:style-name="P126">BEDİÜZZAMAN SAİD NURSİ HAZRETLERİ'NİN ALLAH'IN İZNİYLE GAYBA YÖNELİK BİLDİRDİĞİ BAZI HABERLER</text:p>
      <text:p text:style-name="P24"/>
      <text:p text:style-name="P9"/>
      <text:p text:style-name="P14">GECE GÖRDÜKLERİNİN GÜNDÜZ </text:p>
      <text:p text:style-name="P14">OLMASI</text:p>
      <text:p text:style-name="P84"/>
      <text:p text:style-name="P72"><text:span text:style-name="T8">ALTINCISI VE EN MÜHİMİ: </text:span><text:span text:style-name="T36">RÜYA-YI SADIKA BENİM İÇİN HAKKALYAKİN DERECESİNE GELMİŞ VE PEK ÇOK TECRÜBÂTIMLA KADER-İ İLÂHÎNİN HER ŞEYE MUHİT OLDUĞUNA </text:span><text:span text:style-name="T3">BİR HÜCCET-İ KÀTI' HÜKMÜNE</text:span><text:span text:style-name="T36"> GEÇMİŞTİR. </text:span><text:span text:style-name="T39">EVET, BU RÜYALAR, BENİM İÇİN, HUSUSAN BU BİRKAÇ SENE ZARFINDA O DERECEYE GELMİŞTİR Kİ, MESELÂ YARIN BAŞIMA GELECEK EN KÜÇÜK HADİSAT VE EN EHEMMİYETSİZ MUAMELÂT VE HATTÂ EN ÂDİ MUHAVERAT YAZILI OLDUĞUNU VE DAHA GELMEDEN MUAYYEN OLDUĞUNU; VE GECEDE ONLARI GÖRMEKLE, DİLİMLE DEĞİL, GÖZÜMLE OKUDUĞUM BANA KATÎ OLMUŞTUR. BİR DEĞİL, YÜZ DEĞİL, BELKİ BİN DEFA, GECEDE, HİÇ DÜŞÜNMEDİĞİM HALDE GÖRDÜĞÜM BAZI ADAMLAR VEYAHUT SÖYLEDİĞİM MESELELER, O GECENİN GÜNDÜZÜNDE, AZ BİR TABİRLE AYNEN ÇIKIYOR.</text:span><text:span text:style-name="T36"> </text:span><text:span text:style-name="T3">Demek, en cüz'î hadisat, vukua gelmeden evvel hem mukayyettir, hem yazılmıştır. Demek tesadüf yok; hadisat başıboş gelmiyor, intizamsız değillerdir. </text:span></text:p>
      <text:p text:style-name="P72"><text:span text:style-name="T3">Yedincisi: Senin müjdeli, mübarek ve güzel rüyanın tabiri, Kur'ân için ve bizim için çok güzeldir. Hem zaman tabir etti ve ediyor, tabirimize ihtiyaç bırakmıyor. Hem kısmen tabiri güzel olarak çıkmış. </text:span><text:span text:style-name="T37">Sen dikkat etsen anlarsın. Yalnız bir iki noktasına işaret ederiz. Yani bir hakikat beyan ederiz; senin hakikat-i rüya nevinden olan vakıalar, o hakikatin temessülâtıdır.</text:span><text:span text:style-name="T3"> Şöyle ki: </text:span><text:span text:style-name="T5">O vâsi meydanlık, Âlem-i İslâmiyettir. Meydanlığın nihayetindeki mescid, Isparta vilâyetidir. Etrafı bulanık, çamurlu su, hal ve zamanın sefahet ve atalet ve bid'atlar bataklığıdır. Sen selâmetle, bulaşmadan,süratle mescide eriştiğin, herkesten evvel envâr-ı Kur'âniyeye sahip çıkıp, kalbini bozmadan sağlam kaldığına işarettir. </text:span><text:span text:style-name="T3">Mesciddeki küçük cemaat ise, Hakkı, Hulûsi, Sabri, Süleyman, Rüştü, Bekir, Mustafa, Ali, Zühtü, Lütfi, Hüsrev, Refet gibi, Sözlerin hameleleridir. Ufak kürsü ise, Barla gibi küçük bir köydür.</text:span><text:span text:style-name="T36"> </text:span><text:span text:style-name="T37">YÜKSEK SES İSE, SÖZLERDEKİ KUVVET VE SÜRAT-İ İNTİŞARLARINA İŞARETTİR. BİRİNCİ SAFTA SANA TAHSİS EDİLEN MAKAM İSE, ABDURRAHMAN'DAN SANA MÜNHAL KALAN YERDİR</text:span><text:span text:style-name="T39">.</text:span><text:span text:style-name="T8"> </text:span><text:span text:style-name="T6">O CEMAAT,</text:span><text:span text:style-name="T8"> </text:span><text:span text:style-name="T6">TELSİZ ÂLETLERİN ÂHİZELERİ HÜKMÜNDE, BÜTÜN DÜNYAYA DERS İŞİTTİRMEK İSTEMEK İŞARETİ VE HAKİKATİ İSE, İNŞAALLAH TAMAMIYLA SONRA ÇIKACAK. </text:span><text:span text:style-name="T37">ŞİMDİ EFRADI BİRER KÜÇÜK ÇEKİRDEK İSELER DE, </text:span><text:span text:style-name="T6">İLERİDE </text:span><text:soft-page-break/><text:span text:style-name="T6">TEVFİK-İ İLÂHÎ İLE BİRER ŞECERE-İ ÂLİYE (temiz büyük yüce bir sülale, soy, ağaç) HÜKMÜNE GEÇERLER VE BİRER TELSİZ TELGRAFIN MERKEZİ OLURLAR</text:span><text:span text:style-name="T5">.</text:span><text:span text:style-name="T36"> </text:span><text:span text:style-name="T3">Sarıklı, küçük, genç bir zat ise, Hulûsi'ye omuz omuza verecek, belki geçecek birisi, naşirler ve talebeler içine girmeye namzettir. Bazılarını zannederim, fakat katî hükmedemem. O genç, kuvve-i velâyetle meydana atılacak bir zattır. Sair noktaları sen benim bedelime tabir et. </text:span></text:p>
      <text:p text:style-name="P72"><text:span text:style-name="T3">Senin gibi dostlarla uzun konuşmak hem tatlı, hem makbul olduğundan, şu kısa meselede uzun konuştum, belki de israf ettim. Fakat nevme ait olan âyât-ı Kur'âniyenin bir nevi tefsirine işaret etmek niyetiyle başladığımdan, inşaAllah o israf affolur veya israf olmaz. (</text:span><text:span text:style-name="T5">Mektubat, Sayfa 334)</text:span></text:p>
      <text:p text:style-name="P78"/>
      <text:p text:style-name="P71"/>
      <text:p text:style-name="P14">İÇİNDEN GEÇİRDİKLERİNİN ANINDA </text:p>
      <text:p text:style-name="P14">GERÇEKLEŞMESİ - "NİS'DEN GELEN </text:p>
      <text:p text:style-name="P14">KİTAP VE KONUŞMAK İSTEDİĞİ </text:p>
      <text:p text:style-name="P14">ADAMIN KAPISINA GELMESİ</text:p>
      <text:p text:style-name="P82"/>
      <text:p text:style-name="P72"><text:span text:style-name="T6">İkinci misal: </text:span><text:span text:style-name="T3">Gayet küçük ve lâtîf, bugünlerde vaki olan meseleyi söyleyeceğim. Şöyle ki: Fecirden evvel hatırıma geldi ki; bir zâtın kalbine vesvese verecek bir tarzda tarafımdan sözler söylenilmişti; </text:span><text:span text:style-name="T5">keşke dedim onu görseydim, kalbindeki dağdağayı (ızdırabı, telaşı) izale (giderebilseydim) etseydim.</text:span><text:span text:style-name="T3"> Aynı dakikada, </text:span><text:span text:style-name="T5">Nis'e </text:span><text:span text:style-name="T37">(Eğirdir ilçesinin sahilinde bir ada- Üstad Barla'ya bu adadan kayıkla götürülüyormuş)</text:span><text:span text:style-name="T5"> </text:span><text:span text:style-name="T35">gitmiş bir parça kitabım bana lâzım idi; keşke elime geçseydi dedim. Sabah namazından sonra oturdum; baktım aynı zat, o kitab parçası elinde olduğu halde içeri girdi. Ona dedim: "Senin elindeki nedir?" Dedi: "Bilmiyorum, kapının önünde Nis'ten gelmiş diye birisi bana verdi; ben de size getirdim." FesübhanAllah dedim; böyle bir vakitte bu adamın evinden çıkıp gelmesi ve şu Söz'ün Nis'den gelmesi, hiç tesadüfe benzemiyor.</text:span><text:span text:style-name="T3"> Ve böyle bir adama şöyle bir parça kitabı aynı dakikada eline verip bana gönderen, elbette Kur'an-ı Hakîm'in himmetidir diyerek, Elhamdülillah dedim; benim en küçük, ehemmiyetsiz, hafî arzu-yu kalbimi (gizli kalbi arzumu) bilen birisi, elbette bana merhamet ediyor, beni himaye ediyor; öyle ise dünyanın minnetini beş paraya almam..." (</text:span><text:span text:style-name="T5">Mektubat, Sayfa 341)</text:span></text:p>
      <text:p text:style-name="P9"/>
      <text:p text:style-name="P9"/>
      <text:p text:style-name="P4">ABDÜLHAMİD'İN TAHTAN İNDİRİLECEĞİ </text:p>
      <text:p text:style-name="P14">VE BÜYÜK OSMANLI HİLAFETİNİN SON </text:p>
      <text:p text:style-name="P14">BULACAĞI TARİHİ BİLMESİ</text:p>
      <text:p text:style-name="P69"/>
      <text:p text:style-name="P69">OTUZ BİRİNCİ MEKTUBUN OTUZ BİRİNCİ LEM'ASININ OTUZ BİR MESELESİNDEN BİR MESELEDİR</text:p>
      <text:p text:style-name="P73">Bir tek cümle olan kısacık bu hadisin beş lem'a-i i'caziyesine dair bir nüktedir. Buraya bir münasebetle girmiş. </text:p>
      <text:p text:style-name="P73"/>
      <text:p text:style-name="P72"><text:span text:style-name="T11">"Benden sonra hilafet otuz senedir." </text:span><text:span text:style-name="T3">hadis-i şerifin ihbar-ı gaybî nev'inden tarihçe musaddak beş lem'a-i i'caziyesi vardır. </text:span></text:p>
      <text:p text:style-name="P73"/>
      <text:p text:style-name="P72"><text:span text:style-name="T6">Birincisi:</text:span><text:span text:style-name="T3"> Hulefâ-yı Râşidînin hilâfetleri ile Hazret-i Hasan Radıyallahü Anh'ın altı aylık hilâfetinin müddeti otuz sene (30) olacağını ihbardır. Aynen çıkmış. </text:span></text:p>
      <text:p text:style-name="P73"/>
      <text:p text:style-name="P72"><text:span text:style-name="T6">İkincisi: </text:span><text:span text:style-name="T35">Otuz senelik halifeleri olan Hazret-i Ebu Bekir Radıyallahu Anh, Hazret-i Ömer Radıyallahu Anh, Hazret-i Osman Radıyallahu Anh ve Hazret-i Ali Radıyallahu Anh'ın ebcedî ve cifrî hesapları bin üç yüz yirmi altı ( Rumi 1326) (Miladi 1909) </text:span><text:span text:style-name="T5">eder ki, o tarihten sonra şerait-i hilafet daha takarrür etmedi. </text:span><text:span text:style-name="T37">Hilâfet-i âliye-i Osmaniye bitti.</text:span><text:span text:style-name="T3"> ... (</text:span><text:span text:style-name="T5">Sikke-i Tasdik-i Gaybi, Sayfa 123)</text:span></text:p>
      <text:p text:style-name="P73"/>
      <text:p text:style-name="P78">Üstad bu tespitiyle 2. Abdülhamit'in tahttan indirilme tarihi olan 1909 yılına dikkat çekmiş, dolayısıyla da büyük Osmanlı hilafetinin son bulacağı tarihi çok açık bir şekilde ifade etmiştir.</text:p>
      <text:p text:style-name="P78"/>
      <text:p text:style-name="P10"/>
      <text:p text:style-name="P14">1971 OLAYLARINI HABER VERMESİ</text:p>
      <text:p text:style-name="P73"/>
      <text:p text:style-name="P73">Bu sûreye (Felak Suresi) ait bir nükte-i i'câziyenin haşiyesidir. </text:p>
      <text:p text:style-name="P78"/>
      <text:p text:style-name="P78">FELAK SURESİ </text:p>
      <text:p text:style-name="P78"/>
      <text:p text:style-name="P73">Rahman Rahim olan Allah'ın adıyla</text:p>
      <text:p text:style-name="P64">113/1- De ki: Sabahın Rabbine sığınırım. (1)</text:p>
      <text:p text:style-name="P64">113/2- Yarattığı şeylerin şerrinden,(2)</text:p>
      <text:p text:style-name="P64">113/3- Karanlığı çöktüğü zaman gecenin şerrinden,(3)</text:p>
      <text:p text:style-name="P64">113/4- Düğümlere üfüren-kadınların şerrinden,(4)</text:p>
      <text:p text:style-name="P73">113/5- Ve hased ettiği zaman, hasetçinin şerrinden. </text:p>
      <text:p text:style-name="P48"><text:span text:style-name="T3">"Nasıl, bu sure beş cümlesinden dört cümlesi ile bu asrımızın dört büyük şerli inkılaplarına ve fırtınalarına mana-i işari ile bakar; aynen öyle de, dört defa tekraren </text:span><text:span text:style-name="T13">Min Şerri (şeddesiz)- şerrinden</text:span><text:span text:style-name="T3"> kelimesiyle alem-i İslamca en dehşetli olan </text:span><text:span text:style-name="T5">Cengiz ve Hulagü fitnesinin</text:span><text:span text:style-name="T3"> ve Abbasi devletlerinin inkıraz (dağılıp, yok olma) zamanının asrına dört defa mana-i işari ile ve makam-ı cıfri eli bakar ve parmak basar. </text:span></text:p>
      <text:p text:style-name="P72"><text:span text:style-name="T3">Evet şeddesiz </text:span><text:span text:style-name="T13">şerri</text:span><text:span text:style-name="T3"> beş yüz (500) eder; </text:span><text:span text:style-name="T13">min</text:span><text:span text:style-name="T3"> doksandır (90). İstikbale bakan çok ayetler hem bu asrımıza, hem o asırlara işaret etmeleri cihetinde, istikbalden haber veren İmam-ı Ali (r.a.) ve Gavs-ı Azam (k.s.) dahi, aynen hem bu asrımızda, hem o asra bakıp haber vermişler. </text:span></text:p>
      <text:p text:style-name="P72"><text:span text:style-name="T13">Ğasikin iza vekab (Karanlık çöktüğünde geceden)</text:span><text:span text:style-name="T3"> kelimeleri bu zamana değil, belki </text:span><text:span text:style-name="T13">gecenin karanlığı</text:span><text:span text:style-name="T3"> </text:span><text:span text:style-name="T5">bin yüz altmış bir (1161)</text:span><text:span text:style-name="T3"> ve </text:span><text:span text:style-name="T13">çöktüğünde</text:span><text:span text:style-name="T3"> sekiz yüz on (810) ederek, o zamanlarda ehemmiyetli maddi manevi şerlere işaret eder. </text:span><text:span text:style-name="T8">Eğer beraber olsa, </text:span><text:span text:style-name="T6">Miladi bin dokuz yüz yetmiş bir (1971)</text:span><text:span text:style-name="T8"> olur. O tarihte dehşetli bir şerden haber verir. Yirmi sene sonra şimdiki tohumların mahsulü ıslah olmazsa, elbette tokatları dehşetli olacak."</text:span><text:span text:style-name="T3"> (Şualar, On Birinci Şua, s. 421-422) </text:span></text:p>
      <text:p text:style-name="P73"/>
      <text:p text:style-name="P72"><text:span text:style-name="T5">Ğasikin iza vekab (karanlık çöktüğü zaman): </text:span><text:span text:style-name="T35">ebced değeri 1971</text:span></text:p>
      <text:p text:style-name="P72"><text:span text:style-name="T5">Cengizhan'ın doğum ve ölüm tarihleri </text:span><text:span text:style-name="T35">1162–1227</text:span></text:p>
      <text:p text:style-name="P82">Bediüzzaman Şualar risalesini 1936-1949 yılları arasında yazmıştır. Dolayısıyla Üstad, 1971 yılında meydana gelecek sosyal olayları yaklaşık 35 yıl öncesinden haber vermiş ve söyledikleri tek tek gerçekleşmiştir.</text:p>
      <text:p text:style-name="P64"/>
      <text:p text:style-name="P64"/>
      <text:p text:style-name="P14">AVRUPA BİRLİĞİ'NİN OLUŞACAĞINI HABER </text:p>
      <text:p text:style-name="P14">VERMESİ VE SONRASINDA İSLAM AHLAKININ </text:p>
      <text:p text:style-name="P14">HAKİMİYETİNİ MÜJDELEMESİ</text:p>
      <text:p text:style-name="P73"/>
      <text:p text:style-name="P72"><text:span text:style-name="T3">O vakit Eski Said demiş: </text:span><text:span text:style-name="T2"> </text:span><text:span text:style-name="T3">"</text:span><text:span text:style-name="T5">Osmanlı hükûmeti Avrupa ile hâmiledir. Avrupa gibi bir hükûmeti doğuracak. Avrupa da İslâmiyete hâmiledir; o da bir İslâm devleti doğuracak</text:span><text:span text:style-name="T3">," Şeyh Bâhid'e söylemiş. </text:span><text:span text:style-name="T2"> </text:span><text:span text:style-name="T3">O allâme zât demiş: </text:span><text:span text:style-name="T2"> </text:span><text:span text:style-name="T3">"Ben de tasdik ediyorum." (Münazarat, sf. 147)</text:span></text:p>
      <text:p text:style-name="P73"/>
      <text:p text:style-name="P72"><text:span text:style-name="T3">Bediüzzaman </text:span><text:span text:style-name="T5">1911 yılında hazırladığı Münazarat</text:span><text:span text:style-name="T3"> adlı eserinde </text:span><text:span text:style-name="T5">46 yıl sonrasında</text:span><text:span text:style-name="T3"> temelleri atılacak olan Avrupa Birliği oluşumunu haber vermiştir. (Emirdağ Lahikası, sf. 499)</text:span></text:p>
      <text:p text:style-name="P73"/>
      <text:p text:style-name="P72"><text:span text:style-name="T3">Bediüzzaman, </text:span><text:span text:style-name="T5">Avrupa Birliği'ni</text:span><text:span text:style-name="T3"> haber verirken aynı zamanda ahir zamanda </text:span><text:span text:style-name="T5">İslam ahlakının hakimiyetini</text:span><text:span text:style-name="T3"> de müjdelemiştir. Bediüzzaman'ın bu müjdeyi bildirdiği diğer bazı sözleri de şöyledir:</text:span></text:p>
      <text:p text:style-name="P72"><text:soft-page-break/><text:span text:style-name="T3">Bizim muradımız, medeniyetin mehasini ve beşere menfaati bulunan iyiliklerdir. Yoksa, medeniyetin günahları, seyyiatları değil ki, ahmaklar o seyyiatları, o sefahetleri mehasin zannedip taklit edip, malımızı harap ettiler. Medeniyetin günahları, iyiliklerine galebe edip, seyyiatı hasenatına racih gelmekle, beşer iki Harb-i Umumi ile iki dehşetli tokat yeyip, o günahkâr medeniyeti zîr ü zeber edip öyle bir kustu ki, yeryüzünü kanla bulaştırdı. </text:span><text:span text:style-name="T5">İnşaAllah, istikbaldeki İslâmiyetin kuvvetiyle, medeniyetin mehasini galebe edecek, zemin yüzünü pisliklerden temizleyecek, sulh-u umumîyi de temin edecek.</text:span><text:span text:style-name="T3"> </text:span><text:span text:style-name="T2"> </text:span><text:span text:style-name="T3">(Müellif-i muhteremi sonradan ilâve etmiştir.) (Sünuhat, sf. 58, haşiye)</text:span></text:p>
      <text:p text:style-name="P73"/>
      <text:p text:style-name="P72"><text:span text:style-name="T3">"Şark husumeti, İslâm inkişafını boğuyordu; zâil oldu ve olmalı. Garp husumeti, İslâmın ittihadına, uhuvvetin inkişafına en müessir sebeptir; bâki kalmalı." </text:span><text:span text:style-name="T2"> </text:span><text:span text:style-name="T3">Birden o meclisten tasdik emareleri tezahür etti. </text:span><text:span text:style-name="T2"> </text:span><text:span text:style-name="T3">Dediler: </text:span><text:span text:style-name="T5">"Evet, ümitvar olunuz. Şu istikbal inkılâbı içinde, en yüksek gür sada İslâmın sadası olacaktır!"</text:span><text:span text:style-name="T3"> (Sünuhat, sf. 62)</text:span></text:p>
      <text:p text:style-name="P73"/>
      <text:p text:style-name="P72"><text:span text:style-name="T3">Bununla beraber imanın mahiyetindeki hârikulâde şehamet, izzet-i İslâmiyenin tabiatındaki âlempesent şecaat, uhuvvet-i İslâmiyenin intibahıyla her vakit mucizeleri gösterebilir. </text:span><text:span text:style-name="T4"> </text:span><text:span text:style-name="T5">Birgün olur elbette doğar şems-i hakikat </text:span><text:span text:style-name="T4"> </text:span><text:span text:style-name="T5">Hiç böyle müebbed mi kalır zulmet-i âlem? </text:span><text:span text:style-name="T3">(Sünuhat, sf. 73)</text:span></text:p>
      <text:p text:style-name="P73"/>
      <text:p text:style-name="P73"/>
      <text:p text:style-name="P14">ÜSTAD RİSALE-İ NUR'DA 1956 YILINA </text:p>
      <text:p text:style-name="P14">DİKKAT ÇEKMİŞTİR</text:p>
      <text:p text:style-name="P82"/>
      <text:p text:style-name="P72"><text:span text:style-name="T5">Gerçekten münafıklar, ateşin en alçak tabakasındadırlar. Onlara bir yardımcı bulamazsın. </text:span><text:span text:style-name="T3">(Nisa Suresi, 145)</text:span></text:p>
      <text:p text:style-name="P72"><text:span text:style-name="T5">... </text:span><text:span text:style-name="T35">Eğer şedde iki nun sayılsa, okunmayan hemzeler ve (ye) de sayılsa 1376 (1956-1957) ederek, bu zulümatlı nifakın </text:span><text:span text:style-name="T40">((dinsizlik ve zulme dayalı, ikiyüzlü münafıkane sistemin)</text:span><text:span text:style-name="T35"> sukut mertebesine </text:span><text:span text:style-name="T40">(susma, son bulma derecesine)</text:span><text:span text:style-name="T35">...</text:span><text:span text:style-name="T5"> </text:span><text:span text:style-name="T12">(Emirdağ Lahikası (1), Mektup no: 15) </text:span></text:p>
      <text:p text:style-name="P73"/>
      <text:p text:style-name="P72"><text:span text:style-name="T35">Bediüzzaman Said Nursi, Emirdağ Lahikası adlı eserinde, Nisa Suresi'nin 145'inci ayetinin ebcedinin "1956 yılına" işaret ettiğini ifade etmiştir.</text:span><text:span text:style-name="T3"> Kuran'da 1956 yılının ebcedini veren bir başka ayet ise Al-i İmran Suresi'nin 81. ayetidir:</text:span></text:p>
      <text:p text:style-name="P72"><text:span text:style-name="T5">Hani Allah peygamberlerden 'kesin bir söz (misak)' almıştı: "Andolsun size kitap ve hikmetten verip sonra size beraberinizdekini doğrulayan bir elçi geldiğinde, ona kesin olarak iman edecek ve ona yardımda bulunacaksınız." Demişti ki: "Bunu ikrar ettiniz ve bu ağır yükümü aldınız mı?" Onlar: "İkrar ettik" </text:span><text:soft-page-break/><text:span text:style-name="T5">demişlerdi de "Öyleyse şahid olun, Ben de sizinle birlikte şahid olanlardanım," demişti.</text:span><text:span text:style-name="T3"> (Al-i İmran Suresi, 81)</text:span><text:span text:style-name="T5"> </text:span></text:p>
      <text:p text:style-name="P105"/>
      <text:p text:style-name="P72"><text:span text:style-name="T36">Bu ayette geçen </text:span><text:span text:style-name="T35">"... sonra size beraberinizdekini doğrulayan bir elçi geldi..." sözlerinin ebcedi "1956 yılını" göstermektedir.</text:span><text:span text:style-name="T3"> 1956 yılında, 8 yıldır Afyon'da süren davanın sonuçlanmasıyla risalelerin hiçbir suç unsuru taşımayan imani eserler olduğu, mahkeme huzurunda karara bağlanmıştır. </text:span></text:p>
      <text:p text:style-name="P73"/>
      <text:p text:style-name="P105"/>
      <text:p text:style-name="P14">BEDİÜZZAMAN'DAN 1981-1991 YILLARINA </text:p>
      <text:p text:style-name="P14">İŞARETLER</text:p>
      <text:p text:style-name="P73"/>
      <text:p text:style-name="P72"><text:span text:style-name="T3">Evet şimdi olmasa da </text:span><text:span text:style-name="T35">30-40 SENE SONRA</text:span><text:span text:style-name="T3"> fen ve hakiki marifet (hüner, sanat , ilim ve fenlerle öğrenilen bilgi) ve medeniyetin mehasini (iyi ve faydalı yönlerini) o üç kuvveti tam teçhiz edip (o üç kuvvetle donatıp), cihazatını verip (gerekli ihtiyacını karşılayıp) o dokuz manileri mağlup edip (o dokuz engelleri yenip) dağıtmak için taharri-i hakikat meyelanını (gerçekleri araştırma eğilimi) ve insaf ve muhabbet-i insaniyeyi (insan sevgisini) o dokuz düşman taifesinin (sınıfının) cephesine göndermiş, inşaAllah </text:span><text:span text:style-name="T35">YARIM ASIR SONRA</text:span><text:span text:style-name="T3"> onları darmadağın edecek. </text:span><text:span text:style-name="T12">(Hutbe-i Şamiye, s. 25)</text:span><text:span text:style-name="T3"> </text:span></text:p>
      <text:p text:style-name="P73"/>
      <text:p text:style-name="P73">Bediüzzaman, hicri 1327'de Şam'daki Emevi Camii'nde on bin kişilik bir cemaate verdiği Şam hutbesinde de yine, 1371'den sonraki İslam aleminin geleceğine yönelik izahlar yapmış, ahir zamandan çeşitli tarihler vererek, İslam ahlakının mücadele ve galibiyet zamanına dikkat çekmiştir.</text:p>
      <text:p text:style-name="P73"/>
      <text:p text:style-name="P67">... Evet şimdi olmasa da 30-40 SENE SONRA…</text:p>
      <text:p text:style-name="P72"><text:span text:style-name="T8">Bediüzzaman'ın vermiş olduğu bu tarih ile, bu hutbenin okunduğu tarihten 30-40 yıl sonrası, yani </text:span><text:span text:style-name="T6">hicri 1401-1411</text:span><text:span text:style-name="T8"> yılları kastedilmiştir. Miladi olarak ise bu tarihler </text:span><text:span text:style-name="T6">"1981-1991 tarihlerine"</text:span><text:span text:style-name="T8"> denk gelmektedir. </text:span></text:p>
      <text:p text:style-name="P84"/>
      <text:p text:style-name="P73">Bediüzzaman'ın 1981-1991 yıllarının önemini açıkladığı sözlerinden bir başkası ise şöyledir:</text:p>
      <text:p text:style-name="P78">Yetmiş birde fecr-i sadık başladı veya başlayacak. Eğer bu, fecr-i kazib de olsa, otuz-kırk sene sonra fecr-i sadık çıkacak. (Hutbe-i Şamiye, s. 23) </text:p>
      <text:p text:style-name="P72"><text:span text:style-name="T5">Fecir:</text:span><text:span text:style-name="T3"> Tan yerinin ağarması, güneş doğmadan önceki kızıllık, sabah vakti</text:span></text:p>
      <text:p text:style-name="P72"><text:span text:style-name="T5">Fecr-i Kazib: </text:span><text:span text:style-name="T3">Sabaha karşı ufukta yayılmaya başlayan birinci kızıllık.</text:span></text:p>
      <text:p text:style-name="P72"><text:span text:style-name="T5">Fecr-i Sadık:</text:span><text:span text:style-name="T3"> Fecr-i Kazib'den sonra yayılmaya başlayan ikinci aydınlanma</text:span></text:p>
      <text:p text:style-name="P64">1371 + 30 = 1401 = 1981</text:p>
      <text:p text:style-name="P64">1371 + 40 = 1411 = 1991 </text:p>
      <text:p text:style-name="P16"><text:soft-page-break/></text:p>
      <text:p text:style-name="P9"/>
      <text:p text:style-name="P4">ÜSTAD'IN 2001 YILINA YÖNELİK </text:p>
      <text:p text:style-name="P14">İŞARETLERİ</text:p>
      <text:p text:style-name="P69"/>
      <text:p text:style-name="P72"><text:span text:style-name="T36">O dokuz düşman sınıfının cephesine göndermiş, inşaAllah yarım asır sonra (50 sene) onları darmadağın eder”.</text:span><text:span text:style-name="T3"> (Hutbe-i Şamiye, s. 25)</text:span><text:span text:style-name="T5"> </text:span></text:p>
      <text:p text:style-name="P78"/>
      <text:p text:style-name="P72"><text:span text:style-name="T3">Bediüzzaman Said Nursi, Kuran ahlakının tüm dünyaya hakim kılınmasının </text:span><text:span text:style-name="T35">yarım asır yani 50 yıl içinde tamamlanacağını bildirmiştir</text:span><text:span text:style-name="T36">.</text:span><text:span text:style-name="T3"> </text:span></text:p>
      <text:p text:style-name="P73">”1371 + 50 = 1421 (Miladi 2001)</text:p>
      <text:p text:style-name="P73"/>
      <text:p text:style-name="P73">Bediüzzaman hicri 1400 yılı başlarında Mehdi (a.s.)’ın inkarcı felsefe ile mücadeleye başlaması zamanına, 1401-1411 = 1981-1991 yılları arası fen, hüner, sanat ve medeniyetin iyiliklerini birleştirip bunlarla mücadelesine ve fikren darmadağın edeceği tarih olarak da 1421 = 2001'e dikkat çekmektedir.</text:p>
      <text:p text:style-name="P72"><text:span text:style-name="T3">Bediüzzaman bu sözleriyle materyalist, Darwinist ve ateist felsefelerinin insanlar üzerindeki etkisinin 10 yıl gibi kısa bir süre içinde yok olacağına işaret etmektedir. Bu tarih ise Hicri 1421 yani Miladi "</text:span><text:span text:style-name="T5">2001 yılına</text:span><text:span text:style-name="T3">" denk gelmektedir.</text:span></text:p>
      <text:p text:style-name="P73"/>
      <text:p text:style-name="P72"><text:span text:style-name="T3">Bediüzzaman, aşağıda da yer verilen 1981-1991 yılarına işaret eden sözünde yine bir kez daha "</text:span><text:span text:style-name="T5">2001 yılına</text:span><text:span text:style-name="T3">" dikkat çekmektedir:</text:span></text:p>
      <text:p text:style-name="P72"><text:span text:style-name="T35">Yetmiş birde fecr-i sadık başladı veya başlayacak. Eğer bu, fecr-i kazib de olsa, otuz-kırk sene sonra fecr-i sadık çıkacak.</text:span><text:span text:style-name="T3"> (Hutbe-i Şamiye, s. 23)</text:span><text:span text:style-name="T5"> </text:span></text:p>
      <text:p text:style-name="P72"><text:span text:style-name="T3">Bediüzzaman bu açıklamasında, Hakkın karşısındaki batılı temsil eden düşünce olan </text:span><text:span text:style-name="T5">ateizmin ve materyalist felsefenin dağıtılmaya başlamasının</text:span><text:span text:style-name="T3"> </text:span><text:span text:style-name="T35">1981-1991 yılları,</text:span><text:span text:style-name="T5"> fikren tam anlamıyla susturulup dağıtılmasının ise "2001 yılında" olacağına işaret etmiştir.</text:span></text:p>
      <text:p text:style-name="P72"><text:span text:style-name="T35">"Şimdi hatıra geldi ki, eğer şeddeli "lamlar" ve "mimler" ikişer sayılsa </text:span><text:span text:style-name="T36">bundan bir asır sonra zulümatı dağıtacak zatlar ise,</text:span><text:span text:style-name="T35"> Hazret-i Mehdi'nin şakirtleri (talebeleri) olabilir.</text:span><text:span text:style-name="T5">" (Şualar, sf. 605)</text:span></text:p>
      <text:p text:style-name="P78"/>
      <text:p text:style-name="P73"/>
      <text:p text:style-name="P90">KOMÜNİZMİN YIKILACAĞINI </text:p>
      <text:p text:style-name="P90">BİLMESİ</text:p>
      <text:p text:style-name="P78"/>
      <text:p text:style-name="P73">"Divan-ı Harb-i Örfi'den beraat alıp, İstanbul'dan ayrılır. Deniz yolu ile Batum'a gelir ve Tiflis'e geçer. Şeyh Sanan Tepesine çıkarak, şehri yukarıdan temaşa ederken, yanına bir Rus polisi gelir ve sorar:</text:p>
      <text:p text:style-name="P73">- "Niye böyle dikkat ediyorsun?"</text:p>
      <text:p text:style-name="P73">Bediüzzaman der; </text:p>
      <text:p text:style-name="P78">- "Medresemin planını yapıyorum." </text:p>
      <text:p text:style-name="P73"><text:soft-page-break/>O der; </text:p>
      <text:p text:style-name="P73">- "Nerelisin?"</text:p>
      <text:p text:style-name="P73">Bediüzzaman; </text:p>
      <text:p text:style-name="P73">- "Bitlisliyim" </text:p>
      <text:p text:style-name="P73">Rus Polisi </text:p>
      <text:p text:style-name="P73">- "Bu Tiflis'tir"</text:p>
      <text:p text:style-name="P73">Bediüzzaman; </text:p>
      <text:p text:style-name="P78">- "Bitlis, Tiflis birbirinin kardeşidir"</text:p>
      <text:p text:style-name="P73">Rus polisi: </text:p>
      <text:p text:style-name="P73">- "Ne demek?"</text:p>
      <text:p text:style-name="P73">Bediüzzaman; </text:p>
      <text:p text:style-name="P72"><text:span text:style-name="T5">- "Asya'da </text:span><text:span text:style-name="T3">alem-i İslam'da üç nur birbiri arkasında inkişafa başlıyor (görülüyor, meydana çıkıyor)</text:span><text:span text:style-name="T5">. </text:span><text:span text:style-name="T3">Sizde birbiri üstünde üç zulmet (zulümat, karanlık) inkişafa başlayacaktır (görülmeye başlayacaktır).</text:span><text:span text:style-name="T5"> </text:span><text:span text:style-name="T35">ŞU PERDE-İ MÜSTEBİDANE (KEYFİ PERDE, ZORBACA) YIRTILACAK, TAKALLÜS EDECEK (TOPLANACAK), BEN DE GELİP BURADA MEDRESEMİ YAPACAĞIM."</text:span><text:span text:style-name="T36"> </text:span></text:p>
      <text:p text:style-name="P73">Rus Polisi: </text:p>
      <text:p text:style-name="P73">- "Heyhat şaşarım senin ümidine?"</text:p>
      <text:p text:style-name="P73">Bediüzzaman:</text:p>
      <text:p text:style-name="P73">- "Ben de şaşarım senin aklına. Bu kışın devamına ihtimal verebilir misin? Her kışın bir baharı, her gecenin bir neharı vardır." </text:p>
      <text:p text:style-name="P78">(Bilinmeyen Taraflarıyla Bediüzzaman Said Nursi, sf.144, Nesil Yayınevi)</text:p>
      <text:p text:style-name="P82"/>
      <text:p text:style-name="P82"/>
      <text:p text:style-name="P14">ÖLÜM TARİHİNİ VE MEZARININ </text:p>
      <text:p text:style-name="P14">YIKILACAĞINI BİLMESİ EDDÂİ</text:p>
      <text:p text:style-name="P78"/>
      <text:p text:style-name="P64">(Şiirin adı olan Eddai kelimesinin ebcedi 86 sayısıdır ve Üstad'ın da vefat yaşıdır.)</text:p>
      <text:p text:style-name="P64"/>
      <text:p text:style-name="P72"><text:span text:style-name="T5">Yıkılmış bir mezarım </text:span><text:span text:style-name="T3">ki, yığılmıştır içinde</text:span></text:p>
      <text:p text:style-name="P72"><text:span text:style-name="T3">Said'den</text:span><text:span text:style-name="T36"> </text:span><text:span text:style-name="T37">yetmiş dokuz</text:span><text:span text:style-name="T35"> </text:span><text:span text:style-name="T3">emvat (ölüler) bâ-âsam (günahlar ile) âlâma (elemler). </text:span><text:span text:style-name="T37">(Bediüzzaman, Hicri 1379'da vefat etmiştir.)</text:span></text:p>
      <text:p text:style-name="P72"><text:span text:style-name="T37">Sekseninci olmuştur</text:span><text:span text:style-name="T3">, mezara bir mezar taş. </text:span><text:span text:style-name="T37">(Hicri 1380'de mezarı yıkılmıştır.</text:span><text:span text:style-name="T35">)</text:span></text:p>
      <text:p text:style-name="P73">Beraber ağlıyor hüsrân-ı İslâm'a. (sıkıntı çeken İslama)</text:p>
      <text:p text:style-name="P73">Mezar taşımla pür-emvat (ceset dolu) enindar (inleyen) o mezârımla</text:p>
      <text:p text:style-name="P73">Revânım sâha-i ukba-yı ferdâma. (yürüyorum gelecek olan ahiret hayatıma)</text:p>
      <text:p text:style-name="P73">Yakinim var ki (kesinlikle eminim ki): İstikbal semâvatı zemin-i Asya (Asya Kıtası, geleceğin aydınlığı) </text:p>
      <text:p text:style-name="P73"><text:soft-page-break/>Bâhem (beraber) olur teslim, yed-i beyza-yı İslâm'a. (İslam'ın aydınlık ve dost eline birlikte teslim olur,)</text:p>
      <text:p text:style-name="P73">Zira yemin-i yümn-i imandır (çünkü İmandan gelen kuvvet ve bereket)</text:p>
      <text:p text:style-name="P73">Verir emn-ü eman ile enâma (İnsanlara güven ve huzur verir)...</text:p>
      <text:p text:style-name="P78"/>
      <text:p text:style-name="P72"><text:span text:style-name="T5">Said Nursi, bu şiirinde, </text:span><text:span text:style-name="T40">yetmiş dokuz emvat</text:span><text:span text:style-name="T5"> ifadesi ile Hicri </text:span><text:span text:style-name="T35">1379</text:span><text:span text:style-name="T5"> yılına işaret etmektedir. Üstad bu tarihte vefat etmiştir. </text:span></text:p>
      <text:p text:style-name="P78"/>
      <text:p text:style-name="P72"><text:span text:style-name="T5">Yine şiirinde </text:span><text:span text:style-name="T35">"Sekseninci olmuştur </text:span><text:span text:style-name="T5">mezara bir mezar taş</text:span><text:span text:style-name="T35">"</text:span><text:span text:style-name="T5"> ifadesiyle belirttiği gibi, ölümünden bir süre sonra, yani </text:span><text:span text:style-name="T37">Hicri 1380</text:span><text:span text:style-name="T35"> yılında mezarı yıkılmış ve mübarek bedeni başka bir yere nakledilmiştir.</text:span></text:p>
      <text:p text:style-name="P64"/>
      <text:p text:style-name="P72"><text:span text:style-name="T5">Üstad, Eddai'yi 1918-1920 yılları arasında yazmış yani vefatından</text:span><text:span text:style-name="T35"> </text:span><text:span text:style-name="T40">yaklaşık 40 sene öncesinden kendi vefat vaktini bildirmiştir</text:span><text:span text:style-name="T35">.</text:span></text:p>
      <text:p text:style-name="P64"/>
      <text:p text:style-name="P64"/>
      <text:p text:style-name="P64"/>
      <text:p text:style-name="P126">BEDİÜZZAMAN SAİD NURSİ HAZRETLERİ'NİN BAZI KERAMETLERİ</text:p>
      <text:p text:style-name="P9"/>
      <text:p text:style-name="P9"/>
      <text:p text:style-name="P14">Bediüzzaman'ın, hapiste olduğu halde, insanlarca 2-3 defa </text:p>
      <text:p text:style-name="P14">camide sabah namazını kılarken görülmesi</text:p>
      <text:p text:style-name="P16"/>
      <text:p text:style-name="P73">Bediüzzaman Denizli hapsinde iken , halk, iki-üç defa Üstad'ı muhtelif camilerde sabah namazını kılarken görür. Savcı işitir; hapishane müdürüne pürhiddet, "Bediüzzaman'ı sabah namazında dışarıya, camiye çıkarmışsınız" der. Tahkîkat yapar ki, Üstad hapishaneden dışarıya katiyen çıkarılmamış. Eskişehir Hapishanesinde iken de, bir Cuma günü, hapishane müdürü, katip ile otururken bir ses duyuyor: "Müdür Bey! Müdür Bey!" Müdür bakıyor; Bediüzzaman yüksek bir sesle: "Benim mutlaka bugün Ak Camide bulunmam lazım."</text:p>
      <text:p text:style-name="P73">Müdür, "Peki Efendi Hazretleri" diye cevap veriyor. Kendi kendine, "Herhalde Hoca Efendi kendisinin hapiste olduğunu ve dışarıya çıkamayacağını bilemiyor" diye söylenir ve odasına çekilir.</text:p>
      <text:p text:style-name="P72"><text:span text:style-name="T3">Öğle vakti, Bediüzzaman'ın gönlünü alayım, Ak Camiye gidemeyeceğini izah edeyim düşüncesiyle </text:span><text:span text:style-name="T5">Üstadın koğuşuna gider. Koğuş penceresinden bakar ki, Bediüzzaman içeride yok! Hemen jandarmaya sorar. "İçeride idi; hem, kapı kilitli" cevabını alır</text:span><text:span text:style-name="T3">.</text:span></text:p>
      <text:p text:style-name="P72"><text:span text:style-name="T5">Derhal camiye koşar. Bediüzzaman'ın ileride, birinci safta, sağ tarafta namaz kıldığını görür. Namazın sonlarında Bediüzzaman'ı yerinde göremeyip, hemen hapishaneye döner; Hazret-i Üstadın "Allahü Ekber" diyerek secdeye kapandığını hayretler içerisinde görür.</text:span><text:span text:style-name="T3"> (</text:span><text:span text:style-name="T35">Bu hadíseyi bizzat o zamanki hapishane müdürü anlatmıştır</text:span><text:span text:style-name="T3">.) </text:span></text:p>
      <text:p text:style-name="P67"/>
      <text:p text:style-name="P14">Demir kelepçelerin Bediüzzaman namaz kılmak </text:p>
      <text:p text:style-name="P14">istediğinde açılması </text:p>
      <text:p text:style-name="P77">"Molla Said elleri bağlı, muhafız nezaretinde Bitlis'e nakledildi. Jandarmalarla yolda giderken namaz vakti gelir. Namaz kılmak için, kelepçelerin açılmasını jandarmalara ihtar eder. Jandarmalar kabul etmeyince, demir kelepçeleri bir mendil gibi açarak önlerine atar. Jandarmalar, bu hali keramet addedip (keramet olarak düşünüp) hayretler içinde kalırlar. Teslimiyetle, rica ve istirham ile: Biz şimdiye kadar muhafızınız idik, bundan sonra hizmetçiniziz! derler. Bir gün Bediüzzaman'a soruldu: Kelepçeyi nasıl açtın? Dedi: Ben de bilmem. Fakat olsa olsa namazın kerametidir. (Tarihçe-i Hayat, s.42)</text:p>
      <text:p text:style-name="P67"/>
      <text:p text:style-name="P4">Bediüzzaman tecriddeyken aynı vakitte çarşıda </text:p>
      <text:p text:style-name="P14">görülmesi</text:p>
      <text:p text:style-name="P73">Bediüzzaman hapiste iken, birgün o zamanın Eskişehir müdde-i umûmisi (savcısı) Üstadı çarşıda görür. Hayret ve taaccüble (şaşkınlıkla) ve vazifesine son vereceği ihtarıyla, hapishane müdürüne: "Ne için Bediüzzaman'ı çarşıya çıkardınız? Şimdi çarşıda gördüm." Müdür de: "Hayır, efendim. Bediüzzaman hapishanede, hatta tecriddedir; bakınız" diye cevap verir. (Tarihçe-i Hayat, s.192)</text:p>
      <text:p text:style-name="P11"/>
      <text:p text:style-name="P14">Dağ başında tam ihtiyacı varken </text:p>
      <text:p text:style-name="P14">ekmek bulması</text:p>
      <text:p text:style-name="P95"><text:span text:style-name="T3">Süleyman isminde mübarek bir misafirim vardı. Benim ekmeğim de ve onun ekmeği de bitiyordu. Çarşamba günü idi dedim ona: Git ekmek getir. İki saat, her tarafımızda kimse yok ki, oradan ekmek alınsın. "Cuma gecesi senin yanında bu dağda beraber dua etmek arzu ediyorum" dedi. Ben de dedim: "kal". Sonra hiç ilgisi olmadığı halde ve bir bahane yokken, ikimiz yürüye yürüye bir dağın tepesine çıktık. İbrikte bir parça su vardı. Bir parça şeker ile çayımız vardı. Dedim: "Kardeşim, bir parça çay yap." O ona başladı, ben de derin bir dereye bakar bir katran ağacı altında oturdum. Üzülerek şöyle düşündüm ki: Küflenmiş bir parça ekmeğimiz var; bu akşam ancak ikimize yeter. İki gün nasıl yapacağız ve bu temiz kalpli adama ne diyeceğim? diye düşünmede iken, birden bire başım çevrilir gibi başımı çevirdim, gördüm ki: Koca bir ekmek, katran ağacının üstünde, dalları içinde bize bakıyor. Dedim: "Süleyman müjde! Cenab-ı Hak bize rızık verdi." O ekmeği aldık, bakıyoruz ki kuşlar ve vahşi hayvanlar hiçbiri ilişmemiş. Yirmi-otuz gündür hiçbir insan o tepeye çıkmamıştı. O ekmek, ikimize iki gün kâfi geldi.</text:span><text:span text:style-name="T36"> </text:span><text:span text:style-name="T3">Bir yerden, bitmek üzere iken, dört sene sâdık bir dostum olan müstakîm (temiz, doğru) Süleyman, ekmekle aşağıdan çıkageldi. (Tarihçe-i Hayat, ss.249-251)</text:span></text:p>
      <text:p text:style-name="P17"/>
      <text:p text:style-name="P14">Vefat edeceği tarihi ve mezarının gizli kalacağını </text:p>
      <text:p text:style-name="P14">önceden bilmesi</text:p>
      <text:p text:style-name="P73">Bediüzzaman öleceği tarihi, ölümünden bir süre sonra kendi mezarının yıkılacağını ve ayrıca bu olayın 1921 yılında gerçekleşeceğini "Eddai" isimli şiirinde detaylı olarak bildirmiştir. (Sözler, s.635)</text:p>
      <text:p text:style-name="P69"/>
      <text:p text:style-name="P17"/>
      <text:p text:style-name="P15">EDDÂİ</text:p>
      <text:p text:style-name="P73"/>
      <text:p text:style-name="P72"><text:span text:style-name="T3">(Şiirin adı olan </text:span><text:span text:style-name="T12">Eddai</text:span><text:span text:style-name="T3"> kelimesinin </text:span><text:span text:style-name="T36">ebcedi : 86'dır. Üstad da 86 yaşında vefat etmiştir.)</text:span></text:p>
      <text:p text:style-name="P64"/>
      <text:p text:style-name="P72"><text:span text:style-name="T5">Yıkılmış bir mezarım </text:span><text:span text:style-name="T3">ki, yığılmıştır içinde</text:span></text:p>
      <text:p text:style-name="P72"><text:soft-page-break/><text:span text:style-name="T3">Said'den</text:span><text:span text:style-name="T36"> </text:span><text:span text:style-name="T37">yetmiş dokuz</text:span><text:span text:style-name="T35"> </text:span><text:span text:style-name="T37">emvat</text:span><text:span text:style-name="T3"> (ölüler) bâ-âsam (günahlar ile) âlâma (elemler). </text:span><text:span text:style-name="T37">Hicri 1379'da vefat ediyor)</text:span></text:p>
      <text:p text:style-name="P72"><text:span text:style-name="T35">Sekseninci</text:span><text:span text:style-name="T5"> </text:span><text:span text:style-name="T3">olmuştur, mezara bir mezar taş.</text:span><text:span text:style-name="T35"> (Hicri 1380'de mezarı yıkılıyor)</text:span></text:p>
      <text:p text:style-name="P73">Beraber ağlıyor hüsrân-ı İslâm'a. (sıkıntı çeken İslama)</text:p>
      <text:p text:style-name="P73">Mezar taşımla pür-emvat (ceset dolu) enindar (inleyen) o mezârımla</text:p>
      <text:p text:style-name="P73">Revânım sâha-i ukba-yı ferdâma. (yürüyorum gelecek olan ahiret hayatıma)</text:p>
      <text:p text:style-name="P73">Yakinim var ki (kesinlikle eminim ki): İstikbal semâvatı zemin-i Asya (Asya Kıtası, geleceğin aydınlığı) </text:p>
      <text:p text:style-name="P73">Bâhem (beraber) olur teslim, yed-i beyza-yı İslâm'a. (İslam'ın aydınlık ve dost eline birlikte teslim olur,)</text:p>
      <text:p text:style-name="P73">Zira yemin-i yümn-i imandır (çünkü İmandan gelen kuvvet ve bereket)</text:p>
      <text:p text:style-name="P73">Verir emn-ü eman ile enâma (İnsanlara güven ve huzur verir)...</text:p>
      <text:p text:style-name="P72"><text:span text:style-name="T5">Said Nursi, bu şiirinde işaret ettiği gibi, yetmiş dokuz yılı Hicri </text:span><text:span text:style-name="T35">1379</text:span><text:span text:style-name="T5"> yılıdır. Üstad bu tarihte vefat etmiştir. Yine şiirinde </text:span><text:span text:style-name="T35">"Sekseninci olmuştur"</text:span><text:span text:style-name="T5"> ifadesiyle belirttiği gibi ölümünden bir süre sonra, yani </text:span><text:span text:style-name="T35">Hicri 1380 yılında mezarı yıkılmış ve mübarek bedeni başka bir yere nakledilmiştir.</text:span></text:p>
      <text:p text:style-name="P64">Üstad Eddai'yi 1918-1920 yılları arasında yazmış yani vefatından yaklaşık 40 sene öncesinden vefat vaktini bildirmiştir.</text:p>
      <text:p text:style-name="P67"/>
      <text:p text:style-name="P14">Rüyada bir hitabe </text:p>
      <text:p text:style-name="P73">Meâli ve hatırda kalan elfazı aynendir. </text:p>
      <text:p text:style-name="P72"><text:span text:style-name="T3">1335 senesi Eylül'ünde, dehrin hadisatının verdiği yeisle, şiddetle muztarip idim. Şu kesif zulmet içinde bir nur arıyordum. </text:span><text:span text:style-name="T35">Mânen rüya olan yakazada bulamadım. Hakikaten yakaza olan rüya-yı sâdıkada bir ziya gördüm</text:span><text:span text:style-name="T5">.</text:span><text:span text:style-name="T3"> </text:span><text:span text:style-name="T35">Tafsilâtı terk ile, yalnız bana söylettirilmiş noktaları kaydedeceğim</text:span><text:span text:style-name="T3">. Şöyle ki: </text:span></text:p>
      <text:p text:style-name="P72"><text:span text:style-name="T35">Bir Cuma gecesinde nevm ile âlem-i misale girdim.</text:span><text:span text:style-name="T36"> Biri geldi, </text:span><text:span text:style-name="T3">dedi: </text:span></text:p>
      <text:p text:style-name="P72"><text:span text:style-name="T36">"</text:span><text:span text:style-name="T35">Mukadderat-ı İslâm için teşekkül eden bir meclis-i muhteşem seni istiyor.</text:span><text:span text:style-name="T36">"</text:span><text:span text:style-name="T3"> </text:span></text:p>
      <text:p text:style-name="P72"><text:span text:style-name="T36">Gittim, gördüm ki, münevver, emsalini dünyada görmediğim, </text:span><text:span text:style-name="T35">Selef-i Salihînden ve a'sârın meb'uslarından her asrın meb'usları içinde bulunur bir meclis gördüm.</text:span><text:span text:style-name="T36"> </text:span><text:span text:style-name="T3">Hicap edip kapıda durdum. Onlardan bir zat dedi ki: </text:span><text:span text:style-name="T2"> </text:span><text:span text:style-name="T3">"Ey felâket, helâket asrının adamı, senin de reyin var. Fikrini beyan et." </text:span><text:span text:style-name="T2"> </text:span><text:span text:style-name="T3">Ayakta durup dedim: </text:span><text:span text:style-name="T2"> </text:span><text:span text:style-name="T3">"Sorun, cevap vereyim." </text:span><text:span text:style-name="T2"> </text:span><text:span text:style-name="T3">Biri dedi: "Bu mağlûbiyetin neticesi ne olacak; galibiyette ne olurdu?" </text:span><text:span text:style-name="T2"> </text:span><text:span text:style-name="T3">Dedim: </text:span><text:span text:style-name="T5">"Musibet şerr-i mahz olmadığı için, bazan saadette felâket olduğu gibi, felâketten dahi saadet çıkar.</text:span><text:span text:style-name="T3"> Eskiden beri i'lâ-yı kelimetullah ve beka-yı istiklâliyet-i İslâm için, farz-ı kifaye-i cihadı deruhte ile kendini yekvücut olan âlem-i İslâma fedaya vazifedar ve hilâfete bayraktar görmüş olan </text:span><text:span text:style-name="T5">bu devlet-i İslâmiyenin felâketi, âlem-i İslâmın saadet-i müstakbelesiyle telâfi edilecektir. </text:span><text:span text:style-name="T3">Zira, şu musibet, maye-i hayatımız ve âb-ı hayatımız olan uhuvvet-i İslâmiyenin inkişaf ve ihtizazını hârikulâde tacil etti. Biz incinirken âlem-i İslâm ağlıyor. Avrupa ziyade incitse, </text:span><text:soft-page-break/><text:span text:style-name="T3">bağıracaktır. </text:span><text:span text:style-name="T35">Şayet ölsek, yirmi öleceğiz, üç yüz dirileceğiz.</text:span><text:span text:style-name="T3"> Harikalar asrındayız…" </text:span><text:span text:style-name="T5">(Sünuhat, ss. 55-57)</text:span></text:p>
      <text:p text:style-name="P14">Gece gördüklerinin gündüz aynen </text:p>
      <text:p text:style-name="P14">çıkması</text:p>
      <text:p text:style-name="P72"><text:span text:style-name="T3">Rü'ya-yı sâdıka benim için hakkalyakîn (Mârifet mertebesinin en yükseği. En yakînî bir surette hakikatı müşahede edip yaşamak hali.) derecesine gelmiş ....</text:span><text:span text:style-name="T36"> </text:span><text:span text:style-name="T39">Bir değil, yüz değil, belki bin defa; gecede, hiç düşünmediğim halde gördüğüm bazı adamlar veyahut söylediğim mes'eleler, o gecenin gündüzünde az bir tabir ile aynen çıkıyor. </text:span><text:span text:style-name="T3">Demek en cüz'î hâdisat (en küçük bir olay) vukua gelmeden (meydana gelmeden) evvel hem mukayyeddir (kayıtlıdır), hem yazılmıştır. Demek tesadüf yok, hâdisat (olaylar) başıboş gelmiyor, intizamsız değillerdir. (Mektubat, s.372)</text:span></text:p>
      <text:p text:style-name="P9"/>
      <text:p text:style-name="P14">Komünizmin yıkılacağını bilmesi</text:p>
      <text:p text:style-name="P73">"Divan-ı Harb-i Örfi'den beraat alıp, İstanbul'dan ayrılır. Deniz yolu ile Batum'a gelir ve Tiflis'e geçer. Şeyh Sanan Tepesine çıkarak, şehri yukarıdan temaşa ederken, yanına bir Rus polisi gelir ve sorar:</text:p>
      <text:p text:style-name="P73">- "Niye böyle dikkat ediyorsun?"</text:p>
      <text:p text:style-name="P73">Bediüzzaman der; </text:p>
      <text:p text:style-name="P73">- "Medresemin planını yapıyorum." </text:p>
      <text:p text:style-name="P73">O der; </text:p>
      <text:p text:style-name="P73">- "Nerelisin?"</text:p>
      <text:p text:style-name="P73">Bediüzzaman; </text:p>
      <text:p text:style-name="P73">- "Bitlisliyim" </text:p>
      <text:p text:style-name="P73">Rus Polisi </text:p>
      <text:p text:style-name="P73">- "Bu Tiflis'tir"</text:p>
      <text:p text:style-name="P73">Bediüzzaman; </text:p>
      <text:p text:style-name="P73">- "Bitlis, Tiflis birbirinin kardeşidir"</text:p>
      <text:p text:style-name="P73">Rus polisi: </text:p>
      <text:p text:style-name="P73">- "Ne demek?"</text:p>
      <text:p text:style-name="P73">Bediüzzaman; </text:p>
      <text:p text:style-name="P72"><text:span text:style-name="T3">- </text:span><text:span text:style-name="T36">"</text:span><text:span text:style-name="T35">Asya'da alem-i İslam'da üç nur birbiri arkasında inkişafa başlıyor (görülüyor, meydana çıkıyor). Sizde birbiri üstünde üç zulmet (zulümat, karanlık) inkişafa başlayacaktır (görülmeye başlayacaktır).</text:span><text:span text:style-name="T36"> </text:span><text:span text:style-name="T35">Şu perde-i müstebidane (keyfi perde, Zorbaca) yırtılacak, takallüs edecek (toplanacak), ben de gelip burada medresemi yapacağım."</text:span><text:span text:style-name="T3"> </text:span></text:p>
      <text:p text:style-name="P73">Rus Polisi: </text:p>
      <text:p text:style-name="P73">- "Heyhat şaşarım senin ümidine?"</text:p>
      <text:p text:style-name="P73">Bediüzzaman:</text:p>
      <text:p text:style-name="P72"><text:soft-page-break/><text:span text:style-name="T3">- "Ben de şaşarım senin aklına. Bu kışın devamına ihtimal verebilir misin? </text:span><text:span text:style-name="T35">Her kışın bir baharı, her gecenin bir neharı vardır.</text:span><text:span text:style-name="T3">" </text:span><text:span text:style-name="T5">(Bilinmeyen Taraflarıyla Bediüzzaman Said Nursi, sf.144, Nesil Yayınevi)</text:span></text:p>
      <text:p text:style-name="P82"/>
      <text:p text:style-name="P14">Geleceğe dair çok haber alması ancak bunların bir kısmını </text:p>
      <text:p text:style-name="P14">aktarmasına izin verilmediğini ifade etmesi</text:p>
      <text:p text:style-name="P72"><text:span text:style-name="T8">Bu makamda perde indi. Yazmaya izin verilmedi. </text:span><text:span text:style-name="T3">Başka zamana te'hir edildi (ertelendi). (Şualar, s.266)</text:span></text:p>
      <text:p text:style-name="P72"><text:span text:style-name="T3">Mânevî ve ehemmiyetli bir cânibden (yönden), şimdiki zelzele münâsebetiyle altı yedi cüz'î suâle karşı, </text:span><text:span text:style-name="T6">yine mânevî ihtar (uyarı) yardımıyla cevapları kalbe geldi. Tafsilen (uzun uzadıya) yazmak kaç defa niyet ettimse de izin verilmedi</text:span><text:span text:style-name="T3">. </text:span><text:span text:style-name="T6">Yalnız icmalen (özlüce) kısacık yazılacak</text:span><text:span text:style-name="T3">. </text:span><text:span text:style-name="T5">(Sözler, s.178)</text:span></text:p>
      <text:p text:style-name="P73"/>
      <text:p text:style-name="P14">İçinden geçirdiklerinin anında </text:p>
      <text:p text:style-name="P14">gerçekleşmesi</text:p>
      <text:p text:style-name="P72"><text:span text:style-name="T3">İkinci misal: Gayet küçük ve lâtîf, bugünlerde vaki olan meseleyi söyleyeceğim. Şöyle ki: Fecirden evvel hatırıma geldi ki; bir zâtın kalbine vesvese verecek bir tarzda tarafımdan sözler söylenilmişti; keşke dedim onu görseydim, kalbindeki dağdağayı (ızdırabı, telaşı) izale (giderebilseydim) etseydim. Aynı dakikada, Nis'e (</text:span><text:span text:style-name="T12">Eğirdir ilçesinin sahilinde bir ada)</text:span><text:span text:style-name="T3"> gitmiş bir parça kitabım bana lâzım idi; keşke elime geçseydi dedim. Sabah namazından sonra oturdum; baktım aynı zat, o kitab parçası elinde olduğu halde içeri girdi. Ona dedim: "Senin elindeki nedir?" Dedi: "Bilmiyorum, kapının önünde Nis'ten gelmiş diye birisi bana verdi; ben de size getirdim." FesübhanAllah dedim; böyle bir vakitte bu adamın evinden çıkıp gelmesi ve şu Söz'ün Nis'den gelmesi, hiç tesadüfe benzemiyor. Ve böyle bir adama şöyle bir parça kitabı aynı dakikada eline verip bana gönderen, elbette Kur'an-ı Hakîm'in himmetidir diyerek, Elhamdülillah dedim; benim en küçük, ehemmiyetsiz, hafî arzu-yu kalbimi (gizli kalbi arzumu) bilen birisi, elbette bana merhamet ediyor, beni himaye ediyor; öyle ise dünyanın minnetini beş paraya almam..." (Mektubat, Sayfa 341)</text:span></text:p>
      <text:p text:style-name="P9"/>
      <text:p text:style-name="P14">Avrupa Birliği'nin oluşacağını haber vermesi ve sonrasında </text:p>
      <text:p text:style-name="P14">İslam ahlakının hakimiyetini müjdelemesi</text:p>
      <text:p text:style-name="P72"><text:span text:style-name="T3">O vakit Eski Said demiş:</text:span><text:span text:style-name="T2"> </text:span><text:span text:style-name="T3">"</text:span><text:span text:style-name="T5">Osmanlı hükûmeti Avrupa ile hâmiledir. Avrupa gibi bir hükûmeti doğuracak. Avrupa da İslâmiyete hâmiledir; o da bir İslâm devleti doğuracak</text:span><text:span text:style-name="T3">," Şeyh Bâhid'e söylemiş. O allâme zât demiş: "Ben de tasdik ediyorum." (Münazarat, sf. 147)</text:span></text:p>
      <text:p text:style-name="P73"/>
      <text:p text:style-name="P14">Bir rüyasında İslam ahlakının gelecekteki </text:p>
      <text:p text:style-name="P14">hakimiyetini izah etmesi</text:p>
      <text:p text:style-name="P78"><text:soft-page-break/>Rüyada bir hitabe: </text:p>
      <text:p text:style-name="P73">Meâli ve hatırda kalan elfazı aynendir. </text:p>
      <text:p text:style-name="P72"><text:span text:style-name="T3">1335 senesi Eylül'ünde, dehrin hadisatının verdiği yeisle, şiddetle muztarip idim. Şu kesif zulmet içinde bir nur arıyordum. Mânen rüya olan yakazada bulamadım. </text:span><text:span text:style-name="T5">Hakikaten yakaza olan rüya-yı sâdıkada bir ziya gördüm.</text:span><text:span text:style-name="T3"> Tafsilâtı terk ile, yalnız bana söylettirilmiş noktaları kaydedeceğim. Şöyle ki: </text:span></text:p>
      <text:p text:style-name="P72"><text:span text:style-name="T5">Bir Cuma gecesinde nevm ile âlem-i misale girdim.</text:span><text:span text:style-name="T3"> Biri geldi, dedi: </text:span></text:p>
      <text:p text:style-name="P73">"Mukadderat-ı İslâm için teşekkül eden bir meclis-i muhteşem seni istiyor." </text:p>
      <text:p text:style-name="P72"><text:span text:style-name="T3">Gittim, gördüm ki, münevver, emsalini dünyada görmediğim, </text:span><text:span text:style-name="T5">Selef-i Salihînden ve a'sârın meb'uslarından her asrın meb'usları içinde bulunur bir meclis gördüm.</text:span><text:span text:style-name="T3"> Hicap edip kapıda durdum. Onlardan bir zat dedi ki: "Ey felâket, helâket asrının adamı, senin de reyin var. Fikrini beyan et." Ayakta durup dedim: "Sorun, cevap vereyim." Biri dedi: "Bu mağlûbiyetin neticesi ne olacak; galibiyette ne olurdu?" Dedim: </text:span><text:span text:style-name="T5">"Musibet şerr-i mahz olmadığı için, bazan saadette felâket olduğu gibi, felâketten dahi saadet çıkar.</text:span><text:span text:style-name="T3"> Eskiden beri i'lâ-yı kelimetullah ve beka-yı istiklâliyet-i İslâm için, farz-ı kifaye-i cihadı deruhte ile kendini yekvücut olan âlem-i İslâma fedaya vazifedar ve hilâfete bayraktar görmüş olan </text:span><text:span text:style-name="T5">bu devlet-i İslâmiyenin felâketi, âlem-i İslâmın saadet-i müstakbelesiyle telâfi edilecektir. </text:span><text:span text:style-name="T3">Zira, şu musibet, maye-i hayatımız ve âb-ı hayatımız olan uhuvvet-i İslâmiyenin inkişaf ve ihtizazını hârikulâde tacil etti. Biz incinirken âlem-i İslâm ağlıyor. Avrupa ziyade incitse, bağıracaktır. </text:span><text:span text:style-name="T5">Şayet ölsek, yirmi öleceğiz, üç yüz dirileceğiz.</text:span><text:span text:style-name="T3"> Harikalar asrındayız…" </text:span><text:span text:style-name="T5">(Sünuhat, ss. 55-57)</text:span></text:p>
      <text:p text:style-name="P64"/>
      <text:p text:style-name="P14">Bediüzzaman'ı ağlatan Eskişehir Lisesi'ndeki </text:p>
      <text:p text:style-name="P14">hanım öğrenciler</text:p>
      <text:p text:style-name="P72"><text:span text:style-name="T3">"Bir zaman, Eskişehir hapishanesinin penceresinde bir cumhuriyet bayramında oturmuştum. </text:span><text:span text:style-name="T36">Karşısındaki lise mektebinin büyük kızları, onun avlusunda gülerek raksediyorlardı. Birden manevî bir sinema ile elli sene sonraki vaziyetleri bana göründü. Ve gördüm ki: O elli-altmış kızlardan ve talebelerden kırk-ellisi kabirde toprak oluyorlar, azab çekiyorlar. Ve on tanesi, yetmiş-seksen yaşında çirkinleşmiş, gençliğinde iffetini muhafaza etmediğinden sevmek beklediği nazarlardan nefret görüyorlar.. kat'î müşahede ettim. Onların o acınacak hallerine ağladım. </text:span><text:span text:style-name="T5">Hapishanedeki bir kısım arkadaşlar ağladığımı işittiler. Geldiler, sordular. Ben dedim: Şimdi beni kendi halime bırakınız, gidiniz." (Şuâlar, s. 198)</text:span></text:p>
      <text:p text:style-name="P78"/>
      <text:p text:style-name="P9"/>
      <text:p text:style-name="P14">Üstad'ın kendi vefat yaşını 26 yıl öncesinden </text:p>
      <text:p text:style-name="P14">bilmesi</text:p>
      <text:p text:style-name="P73">Barla Lahikasında sayfa 186'da talebesi Hafi Ali ağabeyin bir mektubunda, </text:p>
      <text:p text:style-name="P72"><text:soft-page-break/><text:span text:style-name="T35">(... öyle de 14. asrın hadim-i Kur'anı da dokuz yaşından altmış</text:span><text:span text:style-name="T3"> </text:span><text:span text:style-name="T35">yaşına kadar bila-istisna doğrudan doğruya Kur'an namına hizmet ...)</text:span><text:span text:style-name="T3"> ifadesi geçmektedir. Ve bu mektup yazıldığında Üstad Hazretleri 60 yaşındadır. Ve o tarihte </text:span><text:span text:style-name="T35">aynı mektubun "altmış" ifadesinin üzerine Üstad Hazretleri kendi el yazısıyla "seksenaltı" ifadesini eklemiştir.</text:span><text:span text:style-name="T3"> Yani hem </text:span><text:span text:style-name="T35">SEKSENALTI yaşına kadar yaşayacağını hem de Kur'an namına hizmet edeceğini</text:span><text:span text:style-name="T3"> vefatından 26 sene önce haber vermektedir.</text:span></text:p>
      <text:p text:style-name="P127">GELECEKTEKİ BAZI OLAYLARI ALLAH'IN KENDİSİNE SİNEMA</text:p>
      <text:p text:style-name="P12">PERDESİ GİBİ SEYRETTİRDİĞİNE </text:p>
      <text:p text:style-name="P12">DAİR ÜSTAD'IN AÇIK İZAHI</text:p>
      <text:p text:style-name="P73"/>
      <text:p text:style-name="P73"/>
      <text:p text:style-name="P73">"1926 senesinde, İdris Köşkü Caddesi'ndeki, yine İdris-i Bitlisi Çeşmesi'nin karşısındaki evde dünyaya gelmişim. Babam merhum Vanlı Fakih İsa Cafer (1876-1963) Efendiydi. Pederim de Hizan'da dünyaya gelmişti. Daha çok gençken, Sultan Abdülhamid zamanında on beş-yirmi yaşlarında buraya, İstanbul'a tahsile gelmişti. Üstad Bediüzzaman'ı tâ Hizan ve Van'dan tanıyordu. Üstad Bediüzzaman'ın gıyabında evimizde bizlere, onun ilminden ve kahramanlığından sitayişle bahisler açardı. Üstad için 'Molla Said' ifadesini kullanırdı. "Üstad Bediüzzaman Rus esaretinden geldiği zamanlarda Eyüp'te bir müddet kalmıştı. Hatta İdris-i Bitlisi'nin hanımının adıyla anılan Zeyneb Hatun Camiinde bir Ramazan'da itikafta kalmıştı.</text:p>
      <text:p text:style-name="P72"><text:span text:style-name="T3">"Birgün, zannediyorum 1952 veya 53 senelerindeydi. Ben yalnız başıma evimizden çıkıp İdris-i Bitlisi'nin hanımının adıyla anılan Zeyneb Hatun Camii'ne doğru gidiyordum. Sokağın başında karşıma üç kişi çıktı. Bunların ikisi genç ve kıravatlıydı. Talebe oldukları belliydi. Üçüncü zat, cübbeli ve dar şalvarlı birisiydi. Ben bu zatlara selam verdim. Bu zat heybetli bir şekildeydi. Selam verince de zaten bakışlarıyla heybetini göstermişti. Gençler yirmi-yirmi sekiz yaşlarını gösteriyorlardı. Temiz kıyafetliydi ve üniversiteli oldukları anlaşılıyordu. Bu heybetli zat bana selam verdi ve 'Sen kimin oğlusun?' diye sordu. Ben hiç cevap vermeyerek, hemen eve koştum. Babamı çağırdım, 'Baba, baba, bir muhterem zat seni soruyor' dedim. Babam, 'Bu zat bizim Molla Said Efendi olmasın?' dedi. 'Bilmiyorum' dedim. Babam ise kapıdan çıkarak, bu zatları karşılamak için koştu. Bize doğru on beş-yirmi adım kadar gelmişlerdi. Babam tanıdı ve hemen Üstad'ın ellerine kapandı, ellerini öpmek istedi, Üstad elini çekti ve öptürmedi. Yürüyerek mezarlığın başına kadar gittiler. </text:span><text:span text:style-name="T5">Üstad Bediüzzaman, uzun bir ağacın yanındaki </text:span><text:span text:style-name="T6">yuvarlak bir taşın üzerine</text:span><text:span text:style-name="T5"> varıp oturdu</text:span><text:span text:style-name="T3">.</text:span></text:p>
      <text:p text:style-name="P72"><text:span text:style-name="T6">"Merhum babam da Üstadın yanına oturdu, diğer genç üniversiteliler de oraya oturdular. Ben ise arkada ve ayakta durarak konuşmalarını dinlemeye çalışıyordum. Bazen Kürtçe konuşuyorlardı. Ben o zaman konuşmalarını </text:span><text:soft-page-break/><text:span text:style-name="T6">anlayamıyordum. Türkçe konuştukları zaman ben de anlıyordum. Galiba babam Üstada bir şey söyledi. Üstad ona cevaben: </text:span><text:span text:style-name="T37">'HİÇ ÜZÜLMEYE DEĞMEZ. BEN ŞİMDİKİ BU HALLERİ, BUGÜNÜN BÖYLE OLACAĞINI, SENELER EVVEL GÖRMÜŞTÜM. HANİ ŞİMDİ SİNEMA DİYORLAR YA, BUNUN BEN BÖYLE OLACAĞINI, AYNEN BU TAŞIN ÜZERİNE OTURMUŞTUM VE AŞAĞIDAKİ DENİZİ SEYREDİYORDUM, SİNEMA PERDELERİ GİBİ BUGÜNLER GÖZLERİMİN ÖNÜNDEN GELİP GEÇMİŞTİ.</text:span><text:span text:style-name="T6">'</text:span></text:p>
      <text:p text:style-name="P73">"Bu bahisten sonra Üstad'la babam yine Kürtçe konuşmaya başladılar. Bu yuvarlak taşın üzerinde on beş dakika kadar oturdular. Oradan kalkarak babamla vedalaştılar ve ayrıldılar. Üstad Bediüzzaman Eyüb'e doğru yürüyüp gitti. Biz babamla eve dönerken, ben babama sormaya başlamıştım. Babam bana 'Bu zat benim sana daima bahsini ettiğim Molla Said dediğim zattır,Bediüzzaman'dır.'</text:p>
      <text:p text:style-name="P73">"Üstad Bediüzzaman Zeyneb Hatun Camiinde itikafta kalırken, ablam Emine akşamları iftarlık yemek götürürdü. Üstad ise sadece bir çorbayı alırdı.</text:p>
      <text:p text:style-name="P73">"1952 senelerinde 'Üstad Bediüzzaman'ın Sirkeci'deki ağır ceza mahkemesinde mahkemesi var' demişlerdi ve ben de bu mahkemeyi takip etmek için gitmiştim. Ama o zaman mahkeme günü Sirkeci'deki şimdiki postahane olan yerde mahşerî bir kalabalık vardı. Bu kalabalık ve izdiham yüzünden mahkemeye girememiş, sadece seyirci olarak dışarıda kalmıştım."</text:p>
      <text:p text:style-name="P64"/>
      <text:p text:style-name="P64">KAYNAK: (Son Şahitler adlı eserin, dördüncü cildinden derlenmiştir.)</text:p>
      <text:p text:style-name="P132"><text:line-break/></text:p>
      <text:p text:style-name="P126">BEDİÜZZAMAN SAİD NURSİ HAZRETLERİ YILLAR ÖNCESİNDEN İNTERNETİ </text:p>
      <text:p text:style-name="P128">TARİF ETMİŞTİR</text:p>
      <text:p text:style-name="P24"/>
      <text:p text:style-name="P24"/>
      <text:p text:style-name="P9">1. Bediüzzaman Said Nursi Hazretleri 1929 yılında kaleme aldığı Mektubat'ta 1980'li yıllarda kullanılmaya başlayan internet teknolojisinden bahsetmiştir</text:p>
      <text:p text:style-name="P64"/>
      <text:p text:style-name="P72"><text:span text:style-name="T35">ALTINCISI VE EN MÜHİMİ: RÜYA-YI SADIKA BENİM İÇİN HAKKALYAKİN DERECESİNE GELMİŞ VE PEK ÇOK TECRÜBÂTIMLA KADER-İ İLÂHÎNİN HER ŞEYE MUHİT OLDUĞUNA </text:span><text:span text:style-name="T5">BİR HÜCCET-İ KÀTI' HÜKMÜNE</text:span><text:span text:style-name="T35"> GEÇMİŞTİR. </text:span><text:span text:style-name="T37">EVET, BU RÜYALAR, BENİM İÇİN, HUSUSAN BU BİRKAÇ SENE ZARFINDA O DERECEYE GELMİŞTİR Kİ, MESELÂ YARIN BAŞIMA GELECEK EN KÜÇÜK HADİSAT VE EN EHEMMİYETSİZ MUAMELÂT VE HATTÂ EN ÂDİ MUHAVERAT YAZILI OLDUĞUNU VE DAHA GELMEDEN MUAYYEN OLDUĞUNU; VE GECEDE ONLARI GÖRMEKLE, DİLİMLE DEĞİL, GÖZÜMLE OKUDUĞUM BANA KATÎ OLMUŞTUR. BİR DEĞİL, YÜZ DEĞİL, BELKİ BİN DEFA, GECEDE, HİÇ DÜŞÜNMEDİĞİM HALDE GÖRDÜĞÜM BAZI ADAMLAR VEYAHUT SÖYLEDİĞİM MESELELER, O GECENİN GÜNDÜZÜNDE, AZ BİR TABİRLE AYNEN ÇIKIYOR.</text:span><text:span text:style-name="T35"> </text:span><text:span text:style-name="T5">Demek, en cüz'î hadisat, vukua gelmeden evvel hem mukayyettir, hem yazılmıştır. Demek tesadüf yok; hadisat başıboş gelmiyor, intizamsız değillerdir.</text:span><text:span text:style-name="T3"> </text:span></text:p>
      <text:p text:style-name="P73"/>
      <text:p text:style-name="P72"><text:span text:style-name="T3">Yedincisi: Senin müjdeli, mübarek ve güzel rüyanın tabiri, Kur'ân için ve bizim için çok güzeldir. Hem zaman tabir etti ve ediyor, tabirimize ihtiyaç bırakmıyor. Hem kısmen tabiri güzel olarak çıkmış. </text:span><text:span text:style-name="T37">Sen dikkat etsen anlarsın. Yalnız bir iki noktasına işaret ederiz. Yani bir hakikat beyan ederiz; senin hakikat-i rüya nevinden olan vakıalar, o hakikatin temessülâtıdır (bir şekil ya da surete girmiş, cisimlenmiş halidir).</text:span></text:p>
      <text:p text:style-name="P67"/>
      <text:p text:style-name="P73">Şöyle ki:</text:p>
      <text:p text:style-name="P73"/>
      <text:p text:style-name="P72"><text:span text:style-name="T3"><text:s/></text:span><text:span text:style-name="T5">O vâsi meydanlık, Âlem-i İslâmiyettir. Meydanlığın nihayetindeki mescid, Isparta vilâyetidir. Etrafı bulanık, çamurlu su, hal ve zamanın sefahet ve atalet ve bid'atlar bataklığıdır. Sen selâmetle, bulaşmadan,süratle mescide eriştiğin, herkesten evvel envâr-ı Kur'âniyeye sahip çıkıp, kalbini bozmadan sağlam kaldığına işarettir. </text:span><text:span text:style-name="T3">Mesciddeki küçük cemaat ise, Hakkı, Hulûsi, Sabri, Süleyman, Rüştü, Bekir, Mustafa, Ali, Zühtü, Lütfi, Hüsrev, Refet gibi, Sözlerin hameleleridir. </text:span><text:soft-page-break/><text:span text:style-name="T3">Ufak kürsü ise, Barla gibi küçük bir köydür.</text:span><text:span text:style-name="T36"> </text:span><text:span text:style-name="T37">YÜKSEK SES İSE, SÖZLERDEKİ KUVVET VE SÜRAT-İ İNTİŞARLARINA İŞARETTİR. BİRİNCİ SAFTA SANA TAHSİS EDİLEN MAKAM İSE, ABDURRAHMAN'DAN SANA MÜNHAL KALAN YERDİ</text:span><text:span text:style-name="T49">R</text:span><text:span text:style-name="T48">. </text:span><text:span text:style-name="T37">O CEMAAT,</text:span><text:span text:style-name="T39"> </text:span><text:span text:style-name="T37">TELSİZ ÂLETLERİN ÂHİZELERİ HÜKMÜNDE, BÜTÜN DÜNYAYA DERS İŞİTTİRMEK İSTEMEK İŞARETİ VE HAKİKATİ İSE, İNŞAALLAH TAMAMIYLA SONRA ÇIKACAK.</text:span><text:span text:style-name="T6"> ŞİMDİ EFRADI BİRER KÜÇÜK ÇEKİRDEK İSELER DE</text:span><text:span text:style-name="T37">, İLERİDE TEVFİK-İ İLÂHÎ İLE BİRER ŞECERE-İ ÂLİYE (temiz büyük yüce bir sülale, soy, ağaç) HÜKMÜNE GEÇERLER VE BİRER TELSİZ TELGRAFIN MERKEZİ OLURLAR</text:span><text:span text:style-name="T5">.</text:span><text:span text:style-name="T36"> </text:span><text:span text:style-name="T3">Sarıklı, küçük, genç bir zat ise, Hulûsi'ye omuz omuza verecek, belki geçecek birisi, naşirler ve talebeler içine girmeye namzettir. Bazılarını zannederim, fakat katî hükmedemem. O genç, kuvve-i velâyetle meydana atılacak bir zattır. Sair noktaları sen benim bedelime tabir et. </text:span></text:p>
      <text:p text:style-name="P72"><text:span text:style-name="T3">Senin gibi dostlarla uzun konuşmak hem tatlı, hem makbul olduğundan, şu kısa meselede uzun konuştum, belki de israf ettim. Fakat nevme ait olan âyât-ı Kur'âniyenin bir nevi tefsirine işaret etmek niyetiyle başladığımdan, inşaAllah o israf affolur veya israf olmaz. (</text:span><text:span text:style-name="T5">Mektubat, s. 334)</text:span></text:p>
      <text:p text:style-name="P71"/>
      <text:p text:style-name="P9">2. Üstad Sözler Risalesi'nde ileride, telsiz, telefon, telgraf, radyo gibi teknolojik aletlerin işini toplu olarak yapacak yüksek bir teknolojiden bahsetmiştir</text:p>
      <text:p text:style-name="P73"/>
      <text:p text:style-name="P72"><text:span text:style-name="T3">Evet, nasıl ki bir avuç toprak, yüzer çiçeklere nöbetle saksılık eden kabında, eğer tabiata, esbâba havale edilse, lâzım gelir ki, ya o kapta küçük mikyasta yüzer, belki çiçekler adedince mânevî makineler, fabrikalar bulunsun; veyahut o parçacık topraktaki herbir zerre, bütün o ayrı ayrı çiçekleri muhtelif hâsiyetleriyle ve hayattar cihazâtıyla yapmalarını bilsin; âdetâ, bir ilâh gibi, hadsiz ilmi ve nihayetsiz iktidarı bulunsun. Aynen öyle de, emir ve irâdenin bir arşı olan havanın, rüzgârın herbir parçası ve bir nefes ve tırnak kadar olan </text:span><text:span text:style-name="T12">Hû" </text:span><text:span text:style-name="T3">lâfzındaki </text:span><text:span text:style-name="T36">HAVADA, KÜÇÜCÜK MİKYASTA, </text:span><text:span text:style-name="T39">BÜTÜN DÜNYADA MEVCUD TELEFONLARIN, TELGRAFLARIN, RADYOLARIN VE HADSİZ VE MUHTELİF KONUŞMALARIN MERKEZLERİ, SANTRALLARI, ÂHİZE VE NÂKİLELERİ BULUNSUN</text:span><text:span text:style-name="T36"> VE </text:span><text:span text:style-name="T39">O HADSİZ İŞLERİ BERABER VE BİR ANDA YAPABİLSİN</text:span><text:span text:style-name="T3">; veyahut </text:span><text:span text:style-name="T12">Hû" </text:span><text:span text:style-name="T3">deki </text:span><text:span text:style-name="T36">havanın, belki unsur-u havanın herbir parçasının herbir zerresi, bütün telefoncular ve ayrı ayrı umum telgrafçılar ve radyo ile konuşanlar kadar mânevî şahsiyetleri ve kabiliyetleri bulunsun ve onların umum dillerini bilsin ve aynı zamanda başka zerrelere de bildirsin, neşretsin. Çünkü bilfiil, o vaziyet, kısmen görünüyor ve havanın bütün eczâsında o kabiliyet var</text:span><text:span text:style-name="T3">. İşte ehl-i küfrün ve tabiiyyun ve maddiyyunların mesleklerinde, değil bir muhâl, belki zerreler adedince muhâller ve imtinâlar ve müşkülâtlar âşikâre görünüyor... (Sözler, s. 147)</text:span></text:p>
      <text:p text:style-name="P64"/>
      <text:p text:style-name="P64"/>
      <text:p text:style-name="P126">PEYGAMBERİMİZ (S.A.V.) "DÜNYANIN 7000 YILLIK ÖMRÜ" İFADESİYLE BİR TAKVİM BAŞLANGICINA DİKKAT ÇEKMEKTEDİR</text:p>
      <text:p text:style-name="P23"/>
      <text:p text:style-name="P23"/>
      <text:p text:style-name="P21"><text:span text:style-name="T15">Peygamberimiz (s.a.v.)'den rivayet edilen hadislerde </text:span><text:span text:style-name="T39">DÜNYA'NIN ÖMRÜNÜN 7000 YIL OLDUĞU</text:span><text:span text:style-name="T15"> bildirilmektedir. </text:span></text:p>
      <text:p text:style-name="P21"><text:span text:style-name="T3">Enes Malik ‘den tahric etti. O dedi ki, Resulullah (s.a.v.) buyurdu: </text:span><text:span text:style-name="T39">DÜNYANIN ÖMRÜ, AHİRET GÜNLERİNDE YEDİ GÜNDÜR.</text:span><text:span text:style-name="T8"> </text:span><text:span text:style-name="T3">Allah-u Teala buyurdu ki: </text:span><text:span text:style-name="T39">RABBİN KATINDA BİR GÜN SİZİN SAYDIKLARINIZDAN BİN YIL GİBİDİR</text:span><text:span text:style-name="T36">.</text:span><text:span text:style-name="T3"> Kim bir din kardeşinin Allah yolunda bir ihtiyacını görürse, Allah Teala onun için gündüzlerini oruçla, gecelerini de ibadetle geçirmişcesine </text:span><text:span text:style-name="T39">ŞU DÜNYANIN YEDİ BİN YILLIK ÖMRÜ MÜDDETİNCE SEVAP YAZAR.</text:span></text:p>
      <text:p text:style-name="P24">(Ali B. Hüsameddin el-Muttaki, Kitab-ül Burhan Fi Alamet-il Mehdiyy-il Ahir Zaman, sf. 88)</text:p>
      <text:p text:style-name="P23"/>
      <text:p text:style-name="P21"><text:span text:style-name="T3">İbni Asakir diyor ki: Ebu Said Ahmed b. Muhammed Bağdadi (aradaki ravi silsilesi ile) rivayet etti. Enes b. Malik (r.a.)'dan O dedi ki, Resulullah (s.a.v.) buyurdu: Kim bir din kardeşinin Allah yolunda bir ihtiyacını görürse, Allah Teala onun için, gündüzlerini oruçla, gecelerini de ibadetle geçirmişçesine </text:span><text:span text:style-name="T36">ŞU DÜNYANIN YEDİ BİN YILLIK ÖMRÜ MÜDDETİNCE SEVAP YAZAR. </text:span><text:span text:style-name="T3">(Ali B. Hüsameddin el-Muttaki, Kitab-ül Burhan Fi Alamet-il Mehdiyy-il Ahir Zaman, sf. 88)</text:span></text:p>
      <text:p text:style-name="P24"/>
      <text:p text:style-name="P21"><text:span text:style-name="T3">İbni Adiyy diyor ki: Ebu İshak, İbrahim b. Abdullah Nebti, (aradaki ravi silsilesi ile) rivayet etti. Enes b. Malik (r.a.)'dan O dedi ki, Resullullah (s.a.v.) buyurdu: </text:span><text:span text:style-name="T36">DÜNYANIN ÖMRÜ, AHİRET GÜNLERİNDEN YEDİ GÜNDÜR. ALLAH TEALA BUYURDU Kİ: "SENİN RABBİNİN YANINDAKİ BİRGÜN, SİZİN SAYDIĞINIZ BİN YIL GİBİDİR</text:span><text:span text:style-name="T3">." (Ali B. Hüsameddin el-Muttaki, Kitab-ül Burhan Fi Alamet-il Mehdiyy-il Ahir Zaman, sf. 88)</text:span></text:p>
      <text:p text:style-name="P23"/>
      <text:p text:style-name="P21"><text:span text:style-name="T15">Amr bin Yahya, ens hakkında elala' bin Zeyd'e bildirdik Allah ondan razı olsun dedi ki: </text:span><text:span text:style-name="T8">Allah'ın Resulu dedi ki </text:span><text:span text:style-name="T39">(S.A.V): DÜNYANIN ÖMRÜ AHİRET GÜNLERİNDEN YEDİ GÜNDÜR</text:span><text:span text:style-name="T8">. Yüce Allah dedi ki: Gerçekten senin Rabbinin katında bir gün sizin saymakta olduğunuz bin yıl gibidir.</text:span><text:span text:style-name="T44">1</text:span></text:p>
      <text:p text:style-name="P25">(Elkesfu An mucavezeti Hazihilumme el Elf ve Elluma fi Ecvibeti el'-Esile, Suyuti, sf. 10)</text:p>
      <text:p text:style-name="P6"><text:span text:style-name="T3">Ettaberani Elkebiyr de dedi ki: Ahmed bin Ennadril askeri ve Ceafer bin Muhammedul Aryani'ye (veya uryani de olabilir) bildirdik (haber verdik) ikisi de dediler ki: Elveliyd bin Abdul Melik bin Serhul Sahrani'ye haber verdik, Süleyman bin Ataul Kureyşilharbi haber verdik, Sullemetu bin Abdillahil Cehni hakkında Amr bin ebi Şeceati bin Rabiil Cehni hakkında Eddehhak bin Zemlil Cehni dedi ki: Bir rüya gördüm, onu Resulullah'a (S.A.V.) anlattım. Kendindeki sözü zikretti: Ya Resulullah birden ben seninle içinde yedi derece olan bir minberin (kürsünün) üzerindeyim, sen onun en yüksek bir derecesindesin, (S.A.V.) dedi ki: İçinde yedi derece olan minbere gelince, ben onun en yüksek bir derecesindeyim, </text:span><text:span text:style-name="T36">DÜNYA İSE YEDİ BİN SENE</text:span><text:span text:style-name="T3"> ... </text:span><text:span text:style-name="T12">(Elkesfu An mucavezeti Hazihilumme el Elf ve Elluma fi Ecvibeti el'-Esile, Suyuti, sf. 10)</text:span></text:p>
      <text:p text:style-name="P25"/>
      <text:p text:style-name="P21"><text:span text:style-name="T3">Dakkak b. Zeyd-ü Cüheni ‘den rivayet ettiler. <text:line-break/>Ben gördüğüm bir rüyayı Resulullah (s.a.v.) ‘e anlattım. Bu rüyada Peygamber (s.a.v.) yedi basamaklı bir minberin en üst basamağında idi: O buyurdu ki, </text:span><text:span text:style-name="T39">YEDİ BASAMAKLI GÖRDÜĞÜN MİNBER ŞU DÜNYANIN ÖMRÜ OLAN YEDİ BİN SENEDİR.</text:span><text:span text:style-name="T3"> (Ali B. Hüsameddin el-Muttaki, Kitab-ül Burhan Fi Alamet-il Mehdiyy-il Ahir Zaman, 89)</text:span></text:p>
      <text:p text:style-name="P23"/>
      <text:p text:style-name="P21"><text:span text:style-name="T3">İbni Ebi Dünya, Zemmil Emel'inde diyor ki: Ali b. Said, Hamza b. Hişan'dan, O da Said b. Cubeyr'den rivayet ettiler ki, </text:span><text:span text:style-name="T36">Dünya, ahiret haftalarından bir haftadır</text:span><text:span text:style-name="T3">. (Ali B. Hüsameddin el-Muttaki, Kitab-ül Burhan Fi Alamet-il Mehdiyy-il Ahir Zaman, sf. 88)</text:span></text:p>
      <text:p text:style-name="P24"/>
      <text:p text:style-name="P21"><text:span text:style-name="T3">İbni Ebi Hatem, Tefsir'inde İbni Abbas'dan rivayet etti ki: </text:span><text:span text:style-name="T36">DÜNYA, AHİRET HAFTALARINDAN BİR HAFTA OLUP, YEDİ BİN SENEDİR VE BUNUN ALTI BİNİ GEÇMİŞTİR.</text:span><text:span text:style-name="T3"> (Ali B. Hüsameddin el-Muttaki, Kitab-ül Burhan Fi Alamet-il Mehdiyy-il Ahir Zaman, sf. 88)</text:span></text:p>
      <text:p text:style-name="P24"/>
      <text:p text:style-name="P21"><text:span text:style-name="T3">İbni Abbas'dan sahih olarak nakledilen şöyle bir rivayet vardır. O dedi ki: </text:span><text:span text:style-name="T36">DÜNYA YEDİ GÜNDÜR. HER BİR GÜN BİN YIL GİBİDİR. </text:span><text:span text:style-name="T3">Ve Resulullah (s.a.v.)'de onun sonunda gönderildi.</text:span></text:p>
      <text:p text:style-name="P21"><text:span text:style-name="T15">Ehl-i sünnet alimlerinden Hüsameddin el- Muttaki'nin eseri </text:span><text:span text:style-name="T12">Kitab-ül Burhan Fi Alamet-il Mehdiyy-il Ahir Zaman</text:span><text:span text:style-name="T15"> kitabınında yer alan bu hadislere göre Peygamberimiz (s.a.v.) dünyanın ömrünün 7000 sene olduğunu bildirmektedir. </text:span><text:span text:style-name="T3">Yine büyük hadis alimlerinden ve Hanbeli mezhebinin kurucusu olan İmam Ahmed İbni Hanbel gibi birçok alimin birbirlerinden naklettikleri bir hadiste. </text:span><text:span text:style-name="T10">Peygamberimiz (s.a.v.) kendine kadar dünyada geçen zamanın 5600 yıl olduğunu</text:span><text:span text:style-name="T3"> bildirerek bir takvimin başlangıç tarihine dikkat çekmiştir:</text:span></text:p>
      <text:p text:style-name="P23"><text:soft-page-break/>Ahmed İbni Hanbel İlel'inde nakletti. İsmail b. Abdülkerim, Abdüssamed'den O da Vehb'den rivayet etti:</text:p>
      <text:p text:style-name="P28"/>
      <text:p text:style-name="P29">DÜNYADAN BEŞ BİN ALTI YÜZ YIL GEÇMİŞTİR.</text:p>
      <text:p text:style-name="P24">(Ali B. Hüsameddin el-Muttaki, Kitab-ül Burhan Fi Alamet-il Mehdiyy-il Ahir zaman, sf. 89)</text:p>
      <text:p text:style-name="P24"/>
      <text:p text:style-name="P24">Ümmetin ömrü ayrıdır dünyanın ömrü ise ayrıdır. </text:p>
      <text:p text:style-name="P23">Peygamberimiz (s.a.v.)'in, Dünyanın ömrünün 7000 yıl olduğuna, Peygamberimiz (s.a.v.)'e kadar geçen zamanın 5600 yıl olduğuna yönelik olarak bildirdiği bu tarihleri belli bir takvime göre değerlendirmek gerekir. Ancak bu tarihler kesinlikle insanlık tarihinin başlangıcı olan Hz. Adem (a.s.)'ın dünyaya indiriliş tarihi olarak değerlendirilmemelidir. Günümüzde nasıl Peygamberimiz (s.a.v.)'in Mekke'den Medine'ye hicreti Hicri takvimin başlangıcı, Hz. İsa'nın doğumu Miladi takvimin başlangıcı olarak kabul edilip tarihi hesaplamalar bu tarihlerin öncesi ve sonrası olarak yapılıyorsa Peygamberimiz (s.a.v.)'den rivayet edilen bu 7000 yıllık vakit de onun döneminde milat olarak kabul edilen bir olaya göre verilmiş olabilir. Burada önemli olan, Peygamberimiz (s.a.v.)'in söz konusu bu takvimin başlangıcı üzerinden bir hesap yaparak Dünyanın ömrünün bu takvime göre 7000 yıl olduğunu söylemesi ve kendisine kadar da bu başlangıçtan itibaren 5600 yıl geçtiğini net bir şekilde bildirmesidir. </text:p>
      <text:p text:style-name="P23">Peygamberimiz (s.a.v.) ümmetin İslam ümmetinin icabet ömrünün hicri 1500'leri geçmeyeceğini yani hicri 1500'ler itibariyle İslam ahlakının dünya üzeride terk edilmeye başlayacağını ve müslüman kalmayacağını işaret etmektedir. </text:p>
      <text:p text:style-name="P23">Said Nursi Hazretleri Müslümanların Allah'ın emri gelinceye kadar hak üzerinde olacaklarını ve 1506'lara kadar galibane olarak devam edeceğini 1545 tarihinde ise kıyametin kopmasının muhtemel olacağını (Doğrusunu Allah bilir) ifade etmektedir:</text:p>
      <text:p text:style-name="P21"><text:span text:style-name="T3">"Ümmetimden bir taife..." fıkrasının (bölümünün) makam-ı cifrîsi (cifir hesâbına göre olan netice, sayı değeri) 1542 (2117) ederek nihayet-i devamına (varlığının sonuna) îma eder. "Hak üzerinde olacaktır." (şedde sayılır) fıkrası dahi; makam-ı cifrîsi 1506 (2082), bu tarihe kadar zâhir ve aşikârane (açık ve ortada), belki galibane; sonra tâ 1542 (2117) ye kadar, gizli ve mağlubiyet içinde vazife-i tenviriyesine (aydınlatma görevine) devam edeceğine remze (işarete) yakın îma eder</text:span><text:span text:style-name="T15">. </text:span><text:span text:style-name="T39">"ALLAH'IN EMRİ GELİNCEYE KADAR" (ŞEDDE SAYILIR) FIKRASI DAHİ; MAKAM-I CİFRÎSİ 1545 (2120), KÂFİRİN BAŞINDA KIYAMET KOPMASINA ÎMA EDER.</text:span><text:span text:style-name="T3"> (Kastamonu Lahikası, s. 33)</text:span></text:p>
      <text:p text:style-name="P23"/>
      <text:p text:style-name="P23"><text:soft-page-break/>Hem ehli sünnet alimlerinden Berzenci ve İmam Suyuti Hazretleri'nin hem de Üstad'ın Peygamberimiz (s.a.v.)'den rivayet edilen hadisler doğrultusunda yaptıkları açıklamalara göre ümmetin ömrünün Hicri 1500'leri geçmeyeceği anlaşılmaktadır. </text:p>
      <text:p text:style-name="P30"/>
      <text:p text:style-name="P21"><text:span text:style-name="T45">1</text:span><text:span text:style-name="T15"> </text:span><text:span text:style-name="T3">Gerçekten, senin Rabbinin katında bir gün, sizin saymakta olduklarınızdan bin yıl gibidir. (Hac Suresi, 47)</text:span></text:p>
      <text:p text:style-name="P126">RİSALE-İ NUR'DA <text:line-break/>DECCALİYET KONUSU</text:p>
      <text:p text:style-name="P24"/>
      <text:p text:style-name="P24"/>
      <text:p text:style-name="P86">Bediüzzaman Said Nursi Hazretleri'nin Risalelerde bahsettiği Süfyan; tüm Ortadoğu'yu Darwinist, materialist ve ateist çizgiye çeken, tüm hayatı Suriye'de geçmiş olan bir zalimdir.</text:p>
      <text:p text:style-name="P86"/>
      <text:p text:style-name="P72"><text:span text:style-name="T12">1. Hz. Mehdi (a.s.)'nin üç vazifesinden.... Birincisi: fen ve felsefenin tasallutiyle (etkisiyle) ve </text:span><text:span text:style-name="T11">maddiyyun ve tabiiyyun taunu</text:span><text:span text:style-name="T12">, (materyalizm, Darwinizm ve ateizm hastalığı) beşer (insanlık) içine intişar etmesiyle (insanlar arasında yayılmasıyla), her şeyden evvel felsefeyi ve </text:span><text:span text:style-name="T11">maddiyyun fikrini (materyalizm, Darwinizm ve ateizm gibi Allah'ı inkar eden dinsiz akımları) tam susturacak tarzda imanı kurtarmaktır.</text:span><text:span text:style-name="T12"> Ehl-i imanı dalâletten muhafaza etmek (iman edenleri sapkınlıktan korumak)... (Emirdağ Lahikası, s. 259)</text:span></text:p>
      <text:p text:style-name="P86"/>
      <text:p text:style-name="P72"><text:span text:style-name="T12">2. Hem deccalın rejimine ve teşkil ettiği komitesine ve hükûmetine ait garib halleri ve dehşetli icraatı, onun şahsıyla münasebetdar rivayet edilmesi cihetiyle manası gizlenmiş. Meselâ: "O kadar kuvvetlidir ve devam eder; yalnız Hazret-i İsa (a.s.) onu (onun fikir sistemini) öldürebilir, başka çare olamaz" rivayet edilmiş. Yani, </text:span><text:span text:style-name="T11">onun mesleğini ve yırtıcı rejimini bozacak</text:span><text:span text:style-name="T12">, ... ancak semavî ve ulvî, hâlis bir din İsevîlerde zuhur edecek ve hakikat-ı Kur'aniyeye iktida (uyan) ve ittihad eden (birlik olan) bu İsevî dinidir ki, Hazret-i İsa Aleyhisselâm'ın nüzulü ile o dinsiz meslek mahvolur ölür (fikir sistemi yıkılır). </text:span><text:span text:style-name="T11">Yoksa onun (deccalin) şahsı bir mikrop, bir nezle ile öldürülebilir.</text:span><text:span text:style-name="T12"> (Şualar, 5. Şua) </text:span></text:p>
      <text:p text:style-name="P73"/>
      <text:p text:style-name="P72"><text:span text:style-name="T12">3. Maddiyyunluk (ateist, materyalist ve Darwinist felsefeler) manevi taundur (bulaşıcı bir veba hastalığıdır) ki, beşere şu müthiş sıtmayı tutturdu, gazab-ı İlahiye çarptırdı. </text:span><text:span text:style-name="T11">Telkin ve tenkid kabiliyeti</text:span><text:span text:style-name="T12"> tevessü ettikçe (geliştikçe), o taun da (bulaşıcı veba hastalığı da) tevessü eder (gelişir). (Mektubat, s. 513) </text:span></text:p>
      <text:p text:style-name="P86"/>
      <text:p text:style-name="P72"><text:span text:style-name="T12">4.Tabiiyyun, maddiyyun (materyalizm, Darwinizm'den) felsefesinden tevellüd eden (doğan) bir cereyan-ı Nemrudane (isyankar bir cereyan), gittikçe âhirzamanda felsefe-i maddiye vasıtasıyla intişar ederek (yayılarak) kuvvet bulup, </text:span><text:span text:style-name="T11">uluhiyeti (Allah'ın varlığını) inkâr edecek bir dereceye gelir. </text:span><text:span text:style-name="T12">(Mektubat s. 57)</text:span></text:p>
      <text:p text:style-name="P87"/>
      <text:p text:style-name="P96"><text:span text:style-name="T12">5.Bunun bir tevili (açıklaması) şu olmak gerektir ki: İsa Aleyhisselâm'ı nur-u iman ile tanıyan ve tâbi' olan (O'na uyan) cemaat-ı ruhaniye-i mücahidînin (ruhani mücahidler (ilmen mücadele edenler) cemaatinin) kemmiyeti (sayısı), Deccal'ın </text:span><text:soft-page-break/><text:span text:style-name="T11">mektebce ve askerce ilmî ve maddî ordularına</text:span><text:span text:style-name="T12"> nisbeten çok az ve küçük olmasına işaret ve kinayedir. (Şualar, s. 588-589)</text:span></text:p>
      <text:p text:style-name="P87"/>
      <text:p text:style-name="P96"><text:span text:style-name="T12">6. Hem âlem-i insaniyette (insanlık aleminde)</text:span><text:span text:style-name="T11"> inkâr-ı uluhiyet (Allah'ın inkarı) niyetiyle medeniyet ve mukaddesat-ı beşeriyeyi (insanlığın mukaddes değerlerini) zîr ü zeber (darmadağın) eden Deccal komitesini,</text:span><text:span text:style-name="T12"> Hazret-i İsa Aleyhisselâm'ın din-i hakikîsini (gerçek dinini) İslâmiyetin hakikatıyla birleştirmeye çalışan hamiyetkâr ve fedakâr bir İsevî cemaatı namı altında ve "Müslüman İsevîleri" ünvanına lâyık bir cem'iyet, o Deccal komitesini, Hazret-i İsa Aleyhisselâm'ın riyaseti (liderliği) altında öldürecek (fikri sistemini yok edecek) ve dağıtacak; beşeri, inkâr-ı uluhiyetten (Allah'ı inkardan) kurtaracak. (Mektubat s. 441)</text:span></text:p>
      <text:p text:style-name="P86"/>
      <text:p text:style-name="P72"><text:span text:style-name="T3">7. </text:span><text:span text:style-name="T12">Deccal'ın şahs-ı surîsi (görünüşü) insan gibidir. Mağrur, firavunlaşmış, Allah'ı unutmuş olduğundan; surî (sureti, görünümü), cebbarane (zorla) olan hâkimiyetine, </text:span><text:span text:style-name="T11">uluhiyet namını vermiş bir şeytan-ı ahmaktır ve bir insan-ı dessastır (aldatıcı insan). Fakat şahs-ı manevîsi olan dinsizlik cereyan-ı azîmi (büyük dinsizlik akımı), pek cesîmdir (büyüktür).</text:span><text:span text:style-name="T12"> Rivayetlerde Deccal'a ait tavsifat-ı müdhişe (dehşet verici vasıflandırmalar) ona işaret eder. (Mektubat s. 270)</text:span></text:p>
      <text:p text:style-name="P86"/>
      <text:p text:style-name="P72"><text:span text:style-name="T3">8. </text:span><text:span text:style-name="T12">Alâmet-i Kıyametten olan Deccal hakkında hadîs-i şerifte "Birinci günü bir sene, ikinci günü bir ay, üçüncü günü bir hafta, dördüncü günü eyyam-ı saire (diğer günler) gibidir. </text:span><text:span text:style-name="T11">Çıktığı zaman dünya işitir. Kırk günde dünyayı gezer."</text:span><text:span text:style-name="T12"> rivayet ediliyor. </text:span></text:p>
      <text:p text:style-name="P86"/>
      <text:p text:style-name="P72"><text:span text:style-name="T12">Allahu a'lem, bu rivayetler tamamen sahih olmak şartıyla tevilleri şudur: Bu rivayetler mucizâne haber verir ki, "Deccal zamanında vasıta-i muhabere (haberleşme yolları) ve seyahat o derece terakki edecek ki (ilerleyecek ki), </text:span><text:span text:style-name="T11">bir hadise bir günde umum (bütün) dünyada işitilecek. Radyo ile bağırır, şark-garp (doğu-batı) işitir ve umum ceridelerinde (bütün gazetelerde) okunacak.</text:span><text:span text:style-name="T12"> Ve bir adam kırk günde dünyayı devredecek ve yedi kıt'asını ve yetmiş hükûmetini görecek ve gezecek" diye, zuhurundan on asır evvel telgraf, telefon, radyo, şimendifer, tayyareden mucizâne haber verir. Hem Deccal, deccallık haysiyetiyle değil, belki gayet müstebit (diktatör) bir kral sıfatıyla işitilir. Ve gezmesi de her yeri istilâ etmek için değil, </text:span><text:span text:style-name="T11">belki fitneyi uyandırmak ve insanları baştan çıkarmak içindir.</text:span><text:span text:style-name="T12"> (Şuâlar, s. 496) </text:span></text:p>
      <text:p text:style-name="P85"/>
      <text:p text:style-name="P72"><text:span text:style-name="T3">9. </text:span><text:span text:style-name="T12">Beşinci Mes'ele: Rivayette vardır ki: "Âhirzamanda Deccal gibi bir kısım şahıslar, </text:span><text:span text:style-name="T11">uluhiyet (ilahlık) dava edecekler ve kendilerine secde ettirecekler."</text:span></text:p>
      <text:p text:style-name="P85"/>
      <text:p text:style-name="P72"><text:span text:style-name="T12">Allahu a'lem, bunun bir tevili şudur ki: Nasılki padişahı inkâr eden bir bedevi kumandan, kendinde ve başka kumandanlarda, hâkimiyetleri nisbetinde birer küçük padişahlık tasavvur eder. Aynen öyle de: </text:span><text:span text:style-name="T11">Tabiiyyun ve maddiyyun (materyalizm, </text:span><text:soft-page-break/><text:span text:style-name="T11">Darwinizm) mezhebinin başına geçen o eşhas (şahıslar), kuvvetleri nisbetinde kendilerinde bir nevi rububiyet (terbiye edicilik) tahayyül ederler</text:span><text:span text:style-name="T12"> (hayal ederler) ve raiyetini (saygısını) kendi kuvveti için kendine ve heykellerine ubudiyetkârane (kulluk ederek) serfüru ettirirler (baş eğdirirler), başlarını rükûa getirirler demektir. (Şualar, s. 584)</text:span></text:p>
      <text:p text:style-name="P85"/>
      <text:p text:style-name="P72"><text:span text:style-name="T12">10. Deccâl-misâl Haşiye dehâ-i a'ver (tek gözlü deccal), bir dâr ile bir hayatı anlar, maddeperest olur ve dünyaperver. </text:span><text:span text:style-name="T11">İnsanı yapar birer canavar.</text:span></text:p>
      <text:p text:style-name="P85"/>
      <text:p text:style-name="P72"><text:span text:style-name="T12">Evet, </text:span><text:span text:style-name="T11">dehâ sağır tabiata tapar. Kör kuvvete fermanber (itaat eder).</text:span><text:span text:style-name="T12"> Fakat Hüdâ (Allah) şuurlu san'atı tanır, hikmetli kudrete bakar. Dehâ (deccal), zemine küfran perdesi çeker. Hüdâ, şükran nurunu serper. (Sözler, 654)Hz. Mehdi (a.s.)'nin üç vazifesinden.... Birincisi: fen ve felsefenin tasallutiyle (etkisiyle) ve </text:span><text:span text:style-name="T11">maddiyyun ve tabiiyyun taunu</text:span><text:span text:style-name="T12">, (materyalizm, Darwinizm ve ateizm hastalığı) beşer (insanlık) içine intişar etmesiyle (insanlar arasında yayılmasıyla), her şeyden evvel felsefeyi ve </text:span><text:span text:style-name="T11">maddiyyun fikrini (materyalizm, Darwinizm ve ateizm gibi Allah'ı inkar eden dinsiz akımları) tam susturacak tarzda imanı kurtarmaktır.</text:span><text:span text:style-name="T12"> Ehl-i imanı dalâletten muhafaza etmek (iman edenleri sapkınlıktan korumak)... (Emirdağ Lahikası, s. 259)</text:span></text:p>
      <text:p text:style-name="P86"/>
      <text:p text:style-name="P72"><text:span text:style-name="T12">11. Hem deccalın rejimine ve teşkil ettiği komitesine ve hükûmetine ait garib halleri ve dehşetli icraatı, onun şahsıyla münasebetdar rivayet edilmesi cihetiyle manası gizlenmiş. Meselâ: "O kadar kuvvetlidir ve devam eder; yalnız Hazret-i İsa (a.s.) onu (onun fikir sistemini) öldürebilir, başka çare olamaz" rivayet edilmiş. Yani, </text:span><text:span text:style-name="T11">onun mesleğini ve yırtıcı rejimini bozacak</text:span><text:span text:style-name="T12">, ... ancak semavî ve ulvî, hâlis bir din İsevîlerde zuhur edecek ve hakikat-ı Kur'aniyeye iktida (uyan) ve ittihad eden (birlik olan) bu İsevî dinidir ki, Hazret-i İsa Aleyhisselâm'ın nüzulü ile o dinsiz meslek mahvolur ölür (fikir sistemi yıkılır). </text:span><text:span text:style-name="T11">Yoksa onun (deccalin) şahsı bir mikrop, bir nezle ile öldürülebilir.</text:span><text:span text:style-name="T12"> (Şualar, 5. Şua)</text:span></text:p>
      <text:p text:style-name="P85"/>
      <text:p text:style-name="P72"><text:span text:style-name="T12">12.</text:span><text:span text:style-name="T11"> </text:span><text:span text:style-name="T12">Maddiyyunluk (ateist, materyalist ve Darwinist felsefeler) manevi taundur (bulaşıcı bir veba hastalığıdır) ki, beşere şu müthiş sıtmayı tutturdu, gazab-ı İlahiye çarptırdı. </text:span><text:span text:style-name="T11">Telkin ve tenkid kabiliyeti</text:span><text:span text:style-name="T12"> tevessü ettikçe (geliştikçe), o taun da (bulaşıcı veba hastalığı da) tevessü eder (gelişir). (Mektubat, s. 513) </text:span></text:p>
      <text:p text:style-name="P86"/>
      <text:p text:style-name="P72"><text:span text:style-name="T12">13. Tabiiyyun, maddiyyun (materyalizm, Darwinizm'den) felsefesinden tevellüd eden (doğan) bir cereyan-ı Nemrudane (isyankar bir cereyan), gittikçe âhirzamanda felsefe-i maddiye vasıtasıyla intişar ederek (yayılarak) kuvvet bulup, </text:span><text:span text:style-name="T11">uluhiyeti (Allah'ın varlığını) inkâr edecek bir dereceye gelir. </text:span><text:span text:style-name="T12">(Mektubat s. 57)</text:span></text:p>
      <text:p text:style-name="P86"/>
      <text:p text:style-name="P72"><text:soft-page-break/><text:span text:style-name="T12">14. Bunun bir tevili (açıklaması) şu olmak gerektir ki: İsa Aleyhisselâm'ı nur-u iman ile tanıyan ve tâbi' olan (O'na uyan) cemaat-ı ruhaniye-i mücahidînin (ruhani mücahidler (ilmen mücadele edenler) cemaatinin) kemmiyeti (sayısı), Deccal'ın </text:span><text:span text:style-name="T11">mektebce ve askerce ilmî ve maddî ordularına</text:span><text:span text:style-name="T12"> nisbeten çok az ve küçük olmasına işaret ve kinayedir. (Şualar, s. 588-589)</text:span></text:p>
      <text:p text:style-name="P86"/>
      <text:p text:style-name="P72"><text:span text:style-name="T12">15. Hem âlem-i insaniyette (insanlık aleminde)</text:span><text:span text:style-name="T11"> inkâr-ı uluhiyet (Allah'ın inkarı) niyetiyle medeniyet ve mukaddesat-ı beşeriyeyi (insanlığın mukaddes değerlerini) zîr ü zeber (darmadağın) eden Deccal komitesini,</text:span><text:span text:style-name="T12"> Hazret-i İsa Aleyhisselâm'ın din-i hakikîsini (gerçek dinini) İslâmiyetin hakikatıyla birleştirmeye çalışan hamiyetkâr ve fedakâr bir İsevî cemaatı namı altında ve "Müslüman İsevîleri" ünvanına lâyık bir cem'iyet, o Deccal komitesini, Hazret-i İsa Aleyhisselâm'ın riyaseti (liderliği) altında öldürecek (fikri sistemini yok edecek) ve dağıtacak; beşeri, inkâr-ı uluhiyetten (Allah'ı inkardan) kurtaracak. (Mektubat s. 441)</text:span></text:p>
      <text:p text:style-name="P85"/>
      <text:p text:style-name="P72"><text:span text:style-name="T12">16. Deccal'ın şahs-ı surîsi (görünüşü) insan gibidir. Mağrur, firavunlaşmış, Allah'ı unutmuş olduğundan; surî (sureti, görünümü), cebbarane (zorla) olan hâkimiyetine, </text:span><text:span text:style-name="T11">uluhiyet namını vermiş bir şeytan-ı ahmaktır ve bir insan-ı dessastır (aldatıcı insan). Fakat şahs-ı manevîsi olan dinsizlik cereyan-ı azîmi (büyük dinsizlik akımı), pek cesîmdir (büyüktür).</text:span><text:span text:style-name="T12"> Rivayetlerde Deccal'a ait tavsifat-ı müdhişe (dehşet verici vasıflandırmalar) ona işaret eder. (Mektubat s. 270)</text:span></text:p>
      <text:p text:style-name="P85"/>
      <text:p text:style-name="P72"><text:span text:style-name="T12">17. Alâmet-i Kıyametten olan Deccal hakkında hadîs-i şerifte "Birinci günü bir sene, ikinci günü bir ay, üçüncü günü bir hafta, dördüncü günü eyyam-ı saire (diğer günler) gibidir. </text:span><text:span text:style-name="T11">Çıktığı zaman dünya işitir. Kırk günde dünyayı gezer."</text:span><text:span text:style-name="T12"> rivayet ediliyor.</text:span></text:p>
      <text:p text:style-name="P72"><text:span text:style-name="T12">Allahu a'lem, bu rivayetler tamamen sahih olmak şartıyla tevilleri şudur: Bu rivayetler mucizâne haber verir ki, "Deccal zamanında vasıta-i muhabere (haberleşme yolları) ve seyahat o derece terakki edecek ki (ilerleyecek ki), </text:span><text:span text:style-name="T11">bir hadise bir günde umum (bütün) dünyada işitilecek. Radyo ile bağırır, şark-garp (doğu-batı) işitir ve umum ceridelerinde (bütün gazetelerde) okunacak.</text:span><text:span text:style-name="T12"> Ve bir adam kırk günde dünyayı devredecek ve yedi kıt'asını ve yetmiş hükûmetini görecek ve gezecek" diye, zuhurundan on asır evvel telgraf, telefon, radyo, şimendifer, tayyareden mucizâne haber verir. Hem Deccal, deccallık haysiyetiyle değil, belki gayet müstebit (diktatör) bir kral sıfatıyla işitilir. Ve gezmesi de her yeri istilâ etmek için değil, </text:span><text:span text:style-name="T11">belki fitneyi uyandırmak ve insanları baştan çıkarmak içindir.</text:span><text:span text:style-name="T12"> (Şuâlar, s. 496) </text:span></text:p>
      <text:p text:style-name="P78"/>
      <text:p text:style-name="P72"><text:span text:style-name="T3">18. </text:span><text:span text:style-name="T12">Beşinci Mes'ele: Rivayette vardır ki: "Âhirzamanda Deccal gibi bir kısım şahıslar, </text:span><text:span text:style-name="T11">uluhiyet (ilahlık) dava edecekler ve kendilerine secde ettirecekler."</text:span></text:p>
      <text:p text:style-name="P72"><text:span text:style-name="T12">Allahu a'lem, bunun bir tevili şudur ki: Nasılki padişahı inkâr eden bir bedevi kumandan, kendinde ve başka kumandanlarda, hâkimiyetleri nisbetinde birer küçük </text:span><text:soft-page-break/><text:span text:style-name="T12">padişahlık tasavvur eder. Aynen öyle de: </text:span><text:span text:style-name="T11">Tabiiyyun ve maddiyyun (materyalizm, Darwinizm) mezhebinin başına geçen o eşhas (şahıslar), kuvvetleri nisbetinde kendilerinde bir nevi rububiyet (terbiye edicilik) tahayyül ederler</text:span><text:span text:style-name="T12"> (hayal ederler) ve raiyetini (saygısını) kendi kuvveti için kendine ve heykellerine ubudiyetkârane (kulluk ederek) serfüru ettirirler (baş eğdirirler), başlarını rükûa getirirler demektir. (Şualar, s. 584)</text:span></text:p>
      <text:p text:style-name="P78"/>
      <text:p text:style-name="P72"><text:span text:style-name="T3">19. </text:span><text:span text:style-name="T12">Deccâl-misâl Haşiye dehâ-i a'ver (tek gözlü deccal), bir dâr ile bir hayatı anlar, maddeperest olur ve dünyaperver. </text:span><text:span text:style-name="T11">İnsanı yapar birer canavar</text:span></text:p>
      <text:p text:style-name="P72"><text:span text:style-name="T12">Evet, </text:span><text:span text:style-name="T11">dehâ sağır tabiata tapar. Kör kuvvete fermanber (itaat eder).</text:span><text:span text:style-name="T12"> Fakat Hüdâ (Allah) şuurlu san'atı tanır, hikmetli kudrete bakar. Dehâ (deccal), zemine küfran perdesi çeker. Hüdâ, şükran nurunu serper. (Sözler, 654)</text:span></text:p>
      <text:p text:style-name="P86"/>
      <text:p text:style-name="P72"><text:span text:style-name="T12">20. Yedinci Mesele: Rivayette var ki, "Süfyan büyük bir âlim olacak, ilimle dalâlete düşer. </text:span><text:span text:style-name="T11">Ve çok âlimler ona tâbi olacaklar</text:span><text:span text:style-name="T12">." Ve'l-ilmu indaAllah (ilim Allah katındadır), bunun bir tevili şudur ki: Başka padişahlar gibi ya kuvvet ve kudret veya kabile ve aşiret veya cesaret ve servet gibi vasıta-i saltanat olmadığı halde, zekâvetiyle (çabuk kavrama) ve fenniyle ve siyasî ilmiyle o mevkii kazanır ve aklıyla çok âlimlerin akıllarını teshir eder (emri altına alır), etrafında fetvacı yapar. </text:span><text:span text:style-name="T11">Ve çok muallimleri (öğretmen) kendine taraftar eder ve din derslerinden tecerrüt eden (soyutlanan) maarifi (eğitimi) rehber edip tâmimine (yayılmasına) şiddetle çalışır,</text:span><text:span text:style-name="T12"> demektir. (Şualar, s. 461) </text:span></text:p>
      <text:p text:style-name="P86"/>
      <text:p text:style-name="P72"><text:span text:style-name="T12">21. Büyük Deccal, şeytanın iğvası (telkinleri) ve hükmüyle şeriat-ı İseviyenin ahkamını (İseviliğin hükümlerini) kaldırıp Hıristiyanların hayat-ı içtimaiyelerini (sosyal hayatlarını) idare eden rabıtaları (birleştiren unsurları) bozarak </text:span><text:span text:style-name="T11">anarşistliğe ve Yecüc Mecüc'e zemin hazır eder...</text:span><text:span text:style-name="T12"> Şeriat-ı Muhammediye'nin (a.s.m.) (Peygamberimiz (sav)'in getirdiği Kuran ahlakının gereklerini) ebedi bir kısım ahkamını (hükümlerini) nefis ve şeytanın desiseleriyle (aldatmacalarıyla) kaldırmaya çalışarak hayat-ı beşeriyenin (insan yaşamının) maddi ve manevi rabıtalarını (birleştiren unsurlar) bozarak, serkeş (inatçı) ve sarhoş ve sersem nefisleri başıboş bırakarak hürmet ve merhamet gibi nurani zincirleri çözer; hevesat-ı müteaffine (nefsi tutkular) bataklığında birbirine saldırmak için cebri (zorla) bir serbestiyet (özgürlük) ve ayn-ı istibdat (baskı) bir hürriyet vermek ile dehşetli bir anarşistliğe meydan açar. (Şualar, s. 592) </text:span></text:p>
      <text:p text:style-name="P78"/>
      <text:p text:style-name="P72"><text:span text:style-name="T11">22. "Şahs-ı İsa Aleyhisselam'ın kılıncı ve maktul olan (yok edilen) şahs-ı Deccal'in, teşkil ettiği dehşetli maddiyunluk (maddecilik) ve dinsizlik azametli heykeli ve şahs-ı manevisini mahvedecek ancak İsevi ruhanileridir ki; o ruhaniler, din-i İsevinin hakikatini (Hristiyanlığın esaslarını) hakikat-i İslamiye ile mezcederek (katarak) o kuvvetle onu dağıtacak, manen öldürecek.</text:span><text:span text:style-name="T12"> Hatta "Hazret-i İsa Aleyhisselam gelir. Hazret-i Mehdi'ye namazda iktida eder (uyar), tabi olur." Diye rivayeti bu ittifaka ve </text:span><text:soft-page-break/><text:span text:style-name="T12">hakikat-i Kuraniyenin mutbuiyetine ve hakimiyetine (Kuran esaslarının hakimiyetine) işaret eder." (Şualar, s. 493)</text:span></text:p>
      <text:p text:style-name="P85"/>
      <text:p text:style-name="P72"><text:span text:style-name="T11">23. "Şahs-ı İsa Aleyhisselam'ın kılıncı ve maktul olan (yok edilen) şahs-ı Deccal'in, teşkil ettiği dehşetli maddiyunluk (maddecilik) ve dinsizlik azametli heykeli ve şahs-ı manevisini mahvedecek ancak İsevi ruhanileridir ki; o ruhaniler, din-i İsevinin hakikatini (Hristiyanlığın esaslarını) hakikat-i İslamiye ile mezcederek (katarak) o kuvvetle onu dağıtacak, manen öldürecek.</text:span><text:span text:style-name="T12"> Hatta "Hazret-i İsa Aleyhisselam gelir. Hazret-i Mehdi'ye namazda iktida eder (uyar), tabi olur." Diye rivayeti bu ittifaka ve hakikat-i Kuraniyenin mutbuiyetine ve hakimiyetine (Kuran esaslarının hakimiyetine) işaret eder." (Şualar, s. 493)</text:span></text:p>
      <text:p text:style-name="P85"/>
      <text:p text:style-name="P23"/>
      <text:p text:style-name="P27">ÜSTAD ŞUALAR'DA DECCALİYETİ </text:p>
      <text:p text:style-name="P27">AÇIKLIYOR</text:p>
      <text:p text:style-name="P84"/>
      <text:p text:style-name="P72"><text:span text:style-name="T8">Birinci Mes'ele</text:span><text:span text:style-name="T3">: Rivayetlerde Hazret-i İsa Aleyhisselâm'a "Mesih" namı verildiği gibi her iki Deccal'a dahi "Mesih" namı verilmiş ve bütün rivayetlerde </text:span><text:span text:style-name="T41">("Mesih Deccal'in şerrinden ... Mesih Deccal'in şerrinden." Buhari, Ezan: 149; Cenaiz: 88; Tırmizi, Dua: 70, 76, 132; Müsned: 2:185, 186, 414, 416.) </text:span><text:span text:style-name="T3">denilmiş. Bunun hikmeti ve tevili nedir?</text:span></text:p>
      <text:p text:style-name="P73"/>
      <text:p text:style-name="P72"><text:span text:style-name="T14">Elcevab:</text:span><text:span text:style-name="T3"> Allahu a'lem bunun hikmeti şudur ki: Nasılki emr-i İlahî (Allah'ın emri) ile İsa Aleyhisselâm, şeriat-ı Museviyede (Hz. Musa (a.s.)'nın getirdiği dinde) bir kısım ağır tekâlifi (Allah tarafından yüklenen görevler ve sorumlulukları) kaldırıp şarab gibi bazı müştehiyatı (gayri meşru istekler) helâl etmiş. Aynen öyle de; </text:span><text:span text:style-name="T35">Büyük Deccal, şeytanın iğvası (aldatması) ve hükmü ile şeriat-ı İseviyenin (Hz. İsa (a.s.)'ın getirdiği şeriatin) ahkâmını (hükümlerini) kaldırıp Hristiyanların hayat-ı içtimaiyelerini (sosyal hayatlarını) idare eden rabıtaları (bağları) bozarak, anarşistliğe ve Ye'cüc ve Me'cüc'e zemin hazır eder. Ve İslâm deccalı olan Süfyan dahi, şeriat-ı Muhammediyenin (A.S.M.) (İslam dininin) ebedî bir kısım ahkâmını (hükümlerini) nefis ve şeytanın desiseleri ile (hile ve aldatmalarıyla) kaldırmağa çalışarak hayat-ı beşeriyenin (toplum hayatının) maddî ve manevî rabıtalarını (bağlarını) bozarak, serkeş (başkaldıran, isyan eden) ve sarhoş ve sersem nefisleri başıboş bırakarak, hürmet ve merhamet gibi nurani zincirleri çözer; hevesat-ı müteaffine (kokuşmuş istek ve arzular) bataklığında, birbirine saldırmak için cebrî (zorlamaya dayalı) bir serbestiyet ve ayn-ı istibdad (baskı ve zorbalığın ta kendisi) bir hürriyet vermek ile dehşetli bir anarşistliğe meydan açar ki, o vakit o insanlar gayet şiddetli bir istibdaddan (baskı, zulüm ve zorbalıktan) başka zabt altına alınamaz. </text:span><text:span text:style-name="T3">(Şualar, Beşinci Şua, s. 521) </text:span></text:p>
      <text:p text:style-name="P126">BEDİÜZZAMAN SAİD NURSİ HAZRETLERİ'NİN RİSALELERİN </text:p>
      <text:p text:style-name="P128">YAZIMI VE BASIMI HAKKINDA <text:line-break/>BİRKAÇ HATIRASI</text:p>
      <text:p text:style-name="P73"/>
      <text:p text:style-name="P73"/>
      <text:p text:style-name="P78">1. Said Özdemir Abi: </text:p>
      <text:p text:style-name="P72"><text:span text:style-name="T3">Sözleri bastık getirdim, o gördüğünüz Sözler'i. Onu böyle hemen bağrına bastı. Sonra dönüp Kardeşim ölsem, vallahi sevinerek giderim." dedi. Sonra bana döndü: "Bu eserler basıldı ya, milyonlarca insanlar okuyacaklar. İmanlarını kurtaracaklar, ebedi saadete gidecekler." Bana "Kaç Lira bunun fiyatı?". "Üstadım zaten bu eser sizin eseriniz."dedim. "Olsun" dedi. </text:span><text:span text:style-name="T5">"Bu işin ihlasla olması için kendi eserimi kendi paramla almam lazım." "Ne kadar?" 25. Lira. Tuttu 25 Lirayı verdi. Bir tek Sözler'i aldı. Ondan sonrada her 25 Lirayı verene vermeyin, </text:span><text:span text:style-name="T6">25 kişiye okutturacağım diyene verin</text:span><text:span text:style-name="T5">." dedi.</text:span></text:p>
      <text:p text:style-name="P78"/>
      <text:p text:style-name="P78">2. Said Özdemir Abi:</text:p>
      <text:p text:style-name="P73">(…) Meyve risalesi biliyorsunuz, hepsi Denizli hapishanesinde yazıldı. Onun meselelerini Bediüzzaman Hazretleri yazıyor. Bazı meseleleri, fakat kağıt vermiyorlar. Kesekağıtlarının boş kısımlarına, meyve risalesinin bazı meselelerini yazıyor. Hasan Feyzi geldiği zaman kibrit kutusuna koyup ona pencereden atıyor. O da gidip evde temize geçiriyor. </text:p>
      <text:p text:style-name="P5">RİSALE-İ NUR KÜLLİYATI'NDA</text:p>
      <text:p text:style-name="P22">HZ. HIZIR (A.S.)</text:p>
      <text:p text:style-name="P84"/>
      <text:p text:style-name="P84"/>
      <text:p text:style-name="P72"><text:span text:style-name="T6">Birinci Sual:</text:span><text:span text:style-name="T3"> HAZRET-İ HIZIR ALEYHİSSELÂM HAYATTA MIDIR? Hayatta ise niçin bazı mühim ulema hayatını kabul etmiyorlar?</text:span></text:p>
      <text:p text:style-name="P78"/>
      <text:p text:style-name="P72"><text:span text:style-name="T6">Elcevap:</text:span><text:span text:style-name="T5"> </text:span><text:span text:style-name="T35">HAYATTADIR, FAKAT MERATİB-İ HAYAT (HAYAT MERTEBELERİ) BEŞTİR. O, İKİNCİ MERTEBEDEDİR.</text:span><text:span text:style-name="T5"> Bu sebebden bazı ulema hayatından şüphe etmişler.</text:span></text:p>
      <text:p text:style-name="P78"/>
      <text:p text:style-name="P73">Birinci Tabaka-i Hayat: Bizim hayatımızdır ki, çok kayıdlarla mukayyeddir.</text:p>
      <text:p text:style-name="P73"/>
      <text:p text:style-name="P72"><text:span text:style-name="T35">İKİNCİ TABAKA-İ HAYAT; HAZRET-İ HIZIR VE İLYAS ALEYHİMESSELÂM'IN HAYATLARIDIR Kİ, BİR DERECE SERBESTTİR. YANİ BİR VAKİTTE PEK ÇOK YERLERDE BULUNABİLİRLER.</text:span><text:span text:style-name="T3"> </text:span><text:span text:style-name="T5">Bizim gibi beşeriyet levazımatıyla daimî mukayyed (sınırlı) değillerdir. Bazan istedikleri vakit bizim gibi yerler, içerler; fakat bizim gibi mecbur değillerdir.</text:span><text:span text:style-name="T3"> Tevatür derecesinde ehl-i şuhud (şahid olan) ve keşif olan evliyanın, Hazret-i Hızır ile maceraları, bu tabaka-i hayatı tenvir (aydınlatır) ve isbat eder. </text:span><text:span text:style-name="T35">Hattâ makamat-ı velayette bir makam vardır ki, "Makam-ı Hızır" tabir edilir. O makama gelen bir veli, Hızır'dan ders alır ve Hızır ile görüşür. Fakat bazan o makam sahibi yanlış olarak, ayn-ı Hızır telakki olunur.</text:span><text:span text:style-name="T3"> (Mektubat, s. 5)</text:span></text:p>
      <text:p text:style-name="P78"/>
      <text:p text:style-name="P72"><text:span text:style-name="T5">Makamat-ı evliyadan bazı makamlarda Mehdi vazifesinin hususiyeti (özelliği) bulunduğu ve kutbu azama has bir nisbeti göründüğü ve Hazret-i Hızır'ın bir münasebet-i hâssası (özel bir münasebeti) olduğu gibi, bazı meşahirle (teşhirle) münasebetdar (münasebeti olan) bazı makamat var. </text:span><text:span text:style-name="T35">HATTÂ O MAKAMLARA "MAKAM-I HIZIR", "MAKAM-I ÜVEYS", "MAKAM-I MEHDİYET" TABİR EDİLİR.</text:span></text:p>
      <text:p text:style-name="P64"/>
      <text:p text:style-name="P72"><text:span text:style-name="T5">İşte bu sırra binaen, o makama ve o makamın cüz'î bir nümunesine (küçük bir örneğine) veya bir gölgesine girenler, kendilerini o makamla has münasebetdar meşhur zâtlar zannediyorlar. Kendini Hızır telakki eder veya Mehdi itikad eder veya kutb-u azam tahayyül eder.</text:span><text:span text:style-name="T3"> (Mektubat, s. 480) </text:span></text:p>
      <text:p text:style-name="P73"/>
      <text:p text:style-name="P72"><text:span text:style-name="T35">BEDİÜZZAMAN SAİD NURSÎ, RUS ESARETİNDEN ALLAH'IN YARDIMIYLA VE HIZIR ALEYHİSSELÂMIN REHBERLİĞİNDE KAÇIP KURTULMUŞTU.</text:span><text:span text:style-name="T3"> </text:span><text:span text:style-name="T5">Bu kaçışta ise esarette geldiği yoldan değil, bizzat komünist yangın ve fitnesinin çıktığı yere, yani eski ismiyle Petersburg, Petrogard yeni ismiyle Leningrad'a </text:span><text:soft-page-break/><text:span text:style-name="T5">gelmişti.</text:span><text:span text:style-name="T3"> </text:span><text:span text:style-name="T5">Bu çok mânâlı ve mânidar hareket Bediüzzaman'ın müceddid olduğunun yüzlerce delilinden sadece birisidir.</text:span><text:span text:style-name="T3"> Kızıl yangını yerinde görüyor ve tesbit ediyordu. 1918 yazında İstanbul'a glediğinde ilk işi harb yâdigârı İşaratü'l-İ'caz tefsirini bastırmak olmuştu... Birinci Şua isimli harika eserinde 1918 senesinden bahsederken; şunları ifade buyurmaktadır: </text:span><text:span text:style-name="T5">"Risale-i Nurun Fatihası olan İşaratü'l-İ'catz tefsirinin zuhuru tab'ı tarihine (baskı tarihine) tevafukla bakar denilmiş. Dârü'l-Hikmet tarafından ekser müftülere gönderilen nüshalar, müteaddit ve maddî ve mânevî inkılabların sarsıntılarından vikaye (koruma, sahip çıkma) noktasında çok emareler ve müftülerin itirafiyle birer kal'a (hisar, büyük kale) ve ekser müftülerin ellerinde birer elmas kılınç hükmüne geçmeleri tarihine tevafukla takdirkârane bakar."</text:span><text:span text:style-name="T3"> (Bilinmeyen Taraflarıyla Said Nursi Kronolojik Hayatı, s.191 Adet:1)</text:span></text:p>
      <text:p text:style-name="P73"/>
      <text:p text:style-name="P73">Reşat Bey arkadaşı ile birlikte mübarek bir zat olan Ahmed Ağa'nın yanına gidiyor ve kanaatlerini sunuyorlar. Ahmed Ağa şu şekilde karşılık veriyor:</text:p>
      <text:p text:style-name="P73"/>
      <text:p text:style-name="P72"><text:span text:style-name="T5">"Ben size onu nasıl anlatayım ki? O bizim gibi herhangi bir tarikat silsilesine bağlı değildir. O ne Kutbü'l-Aktab'a, ne de herhangi bir kutuba bağlıdır. O doğrudan doğruya Peygamberimizden (a.s.m.) feyiz alır, ona göre hareket eder.</text:span><text:span text:style-name="T3"> Bir hatıramla onun manevî makamını size anlatmaya çalışayım.</text:span></text:p>
      <text:p text:style-name="P73"/>
      <text:p text:style-name="P72"><text:span text:style-name="T35">"BİRGÜN HIZIR (A.S.) GELEREK,</text:span><text:span text:style-name="T5"> 'Eskişehir'de zelzele olacak. Taş üstünde taş kalmayacak. Gel, Bediüzzaman'a gidelim ve dua etmesini isteyelim ki, bu zelzele hafiflesin' dedi.</text:span></text:p>
      <text:p text:style-name="P78"/>
      <text:p text:style-name="P72"><text:span text:style-name="T3">Beraberce gidip, Bediüzzaman'a vaziyetini anlattık. 'Haberim var, haberim var' dedi. Hızır (a.s.), 'Dağlara gidip dua edelim' dedi. </text:span><text:span text:style-name="T5">Bediüzzaman, 'Ben hastayım, siz dağlara çıkıp dua edin, ben buradan dua edeceğim' dedi. </text:span><text:span text:style-name="T35">EĞER ONUN DUASI OLMASAYDI, ESKİŞEHİR'DE GERÇEKTE TAŞ ÜSTÜNDE TAŞ KALMAZDI.'</text:span></text:p>
      <text:p text:style-name="P64"/>
      <text:p text:style-name="P31">Bu sözleri dinleyen Yarbay Reşat Beyin arkadaşı ikna olup Bediüzzaman ve eserlerine taraftar bir vaziyete giriyor. (Şahidlerin Dilinden 3. Cilt, s. 203)</text:p>
      <text:p text:style-name="P31"/>
      <text:p text:style-name="P7">EK BÖLÜM:</text:p>
      <text:p text:style-name="P32">EVRİM YANILGISI</text:p>
      <text:p text:style-name="P114"/>
      <text:p text:style-name="P115"/>
      <text:p text:style-name="P38">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ve evrimin hiçbir zaman yaşanmadığını ortaya koyan 30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p>
      <text:p text:style-name="P38">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38">Evrim teorisinin çöküşünü ve yaratılışın delillerini diğer pek çok çalışmamızda bütün bilimsel detaylarıyla ele aldık ve almaya devam ediyoruz. Ancak konuyu, taşıdığı büyük önem nedeniyle, burada da özetlemekte yarar vardır.</text:p>
      <text:p text:style-name="P38"/>
      <text:p text:style-name="P33">Darwin'i Yıkan Zorluklar</text:p>
      <text:p text:style-name="P37"><text:span text:style-name="T3">Evrim teorisi, tarihi eski Yunan'a kadar uzanan pagan bir öğreti olmakla birlikte, kapsamlı olarak 19. yüzyılda ortaya atıldı. Teoriyi bilim dünyasının gündemine sokan en önemli gelişme, Charles Darwin'in 1859 yılında yayınlanan </text:span><text:span text:style-name="T12">Türlerin Kökeni</text:span><text:span text:style-name="T3">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pan></text:p>
      <text:p text:style-name="P38">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38">Darwin, teorisinin önündeki zorlukların gelişen bilim tarafından aşılacağını, yeni bilimsel bulguların teorisini güçlendireceğini umuyordu. Bunu kitabında sık sık <text:soft-page-break/>belirtmişti. Ancak gelişen bilim, Darwin'in umutlarının tam aksine, teorinin temel iddialarını birer birer dayanaksız bırakmıştır. </text:p>
      <text:p text:style-name="P38">Darwinizm'in bilim karşısındaki yenilgisi, üç temel başlıkta incelenebilir:</text:p>
      <text:p text:style-name="P38">1) Teori, hayatın yeryüzünde ilk kez nasıl ortaya çıktığını asla açıklayamamaktadır.</text:p>
      <text:p text:style-name="P38">2) Teorinin öne sürdüğü "evrim mekanizmaları"nın, gerçekte evrimleştirici bir etkiye sahip olduğunu gösteren hiçbir bilimsel bulgu yoktur.</text:p>
      <text:p text:style-name="P38">3) Fosil kayıtları, evrim teorisinin öngörülerinin tam aksine bir tablo ortaya koymaktadır. </text:p>
      <text:p text:style-name="P38">Bu bölümde, bu üç temel başlığı ana hatları ile inceleyeceğiz.</text:p>
      <text:p text:style-name="P34"/>
      <text:p text:style-name="P33">Aşılamayan İlk Basamak: </text:p>
      <text:p text:style-name="P33">Hayatın Kökeni </text:p>
      <text:p text:style-name="P38">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38">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 </text:p>
      <text:p text:style-name="P38"/>
      <text:p text:style-name="P33">"Hayat Hayattan Gelir"</text:p>
      <text:p text:style-name="P38">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 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36"><text:span text:style-name="T58">Darwin'in </text:span><text:span text:style-name="T60">Türlerin Kökeni</text:span><text:span text:style-name="T58"> adlı kitabını yazdığı dönemde ise, bakterilerin cansız maddeden oluşabildikleri inancı, bilim dünyasında yaygın bir kabul görüyordu. Oysa </text:span><text:soft-page-break/><text:span text:style-name="T58">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60">"Cansız maddelerin hayat oluşturabileceği iddiası artık kesin olarak tarihe gömülmüştür."</text:span><text:span text:style-name="_2044_9PNOT"><text:span text:style-name="T58">1</text:span></text:span></text:p>
      <text:p text:style-name="P38">Evrim teorisinin savunucuları, Pasteur'ün bulgularına karşı uzun süre direndiler. Ancak gelişen bilim, canlı hücresinin karmaşık yapısını ortaya çıkardıkça, hayatın kendiliğinden oluşabileceği iddiasının geçersizliği daha da açık hale geldi.</text:p>
      <text:p text:style-name="P38"/>
      <text:p text:style-name="P33"><text:s/>20. Yüzyıldaki Sonuçsuz Çabalar</text:p>
      <text:p text:style-name="P36"><text:span text:style-name="T58">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60">"Maalesef hücrenin kökeni, evrim teorisinin tümünü içine alan en karanlık noktayı oluşturmaktadır."</text:span><text:span text:style-name="_2044_9PNOT"><text:span text:style-name="T58">2 </text:span></text:span></text:p>
      <text:p text:style-name="P38">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36"><text:span text:style-name="T58">O yıllarda evrim adına önemli bir aşama gibi tanıtılan bu deneyin geçerli olmadığı ve deneyde kullanılan atmosferin gerçek dünya koşullarından çok farklı olduğu, ilerleyen yıllarda ortaya çıkacaktı.</text:span><text:span text:style-name="_2044_9PNOT"><text:span text:style-name="T58">3</text:span></text:span></text:p>
      <text:p text:style-name="P36"><text:span text:style-name="T58">Uzun süren bir sessizlikten sonra Miller'in kendisi de kullandığı atmosfer ortamının gerçekçi olmadığını itiraf etti.</text:span><text:span text:style-name="_2044_9PNOT"><text:span text:style-name="T58">4</text:span></text:span></text:p>
      <text:p text:style-name="P37"><text:span text:style-name="T3">Hayatın kökeni sorununu açıklamak için 20. yüzyıl boyunca yürütülen tüm evrimci çabalar hep başarısızlıkla sonuçlandı. San Diego Scripps Enstitüsü'nden ünlü jeokimyacı Jeffrey Bada, evrimci </text:span><text:span text:style-name="T12">Earth </text:span><text:span text:style-name="T3">dergisinde 1998 yılında yayınlanan bir makalede bu gerçeği şöyle kabul eder:</text:span></text:p>
      <text:p text:style-name="P2"><text:span text:style-name="T62">Bugün, 20. yüzyılı geride bırakırken, hala, 20. yüzyıla girdiğimizde sahip olduğumuz en büyük çözülmemiş problemle karşı karşıyayız: Hayat yeryüzünde nasıl başladı?</text:span><text:span text:style-name="_2044_9PNOT"><text:span text:style-name="T58">5</text:span></text:span></text:p>
      <text:p text:style-name="P35"><text:span text:style-name="T1"><text:line-break/></text:span><text:span text:style-name="T57">Hayatın Kompleks Yapısı </text:span></text:p>
      <text:p text:style-name="P38">Evrim teorisinin hayatın kökeni konusunda bu denli büyük bir açmaza girmesinin başlıca nedeni, en basit sanılan canlı yapıların bile olağanüstü derecede kompleks yapılara sahip olmasıdır. Canlı hücresi, insanoğlunun yaptığı bütün teknolojik ürünlerden daha komplekstir. Öyle ki bugün dünyanın en gelişmiş <text:soft-page-break/>laboratuvarlarında bile cansız maddeler biraraya getirilerek canlı bir hücre üretilememektedir.</text:p>
      <text:p text:style-name="P36"><text:span text:style-name="T58">Bir hücrenin meydana gelmesi için gereken şartlar, asla rastlantılarla açıklanamayacak kadar fazladır. Hücrenin en temel yapı taşı olan proteinlerin rastlantısal olarak sentezlenme ihtimali; 500 aminoasitlik ortalama bir protein için, 10</text:span><text:span text:style-name="_2044_9PNOT"><text:span text:style-name="T58">950</text:span></text:span><text:span text:style-name="T58">'de 1'dir. Ancak matematikte 10</text:span><text:span text:style-name="_2044_9PNOT"><text:span text:style-name="T58">50</text:span></text:span><text:span text:style-name="T58">'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span></text:p>
      <text:p text:style-name="P37"><text:span text:style-name="T3">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12">Scientific American</text:span><text:span text:style-name="T3"> dergisinin Ekim 1994 tarihli sayısında bu gerçeği şöyle itiraf eder:</text:span></text:p>
      <text:p text:style-name="P2"><text:span text:style-name="T62">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text:span><text:span text:style-name="_2044_9PNOT"><text:span text:style-name="T58">6</text:span></text:span></text:p>
      <text:p text:style-name="P38">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38"/>
      <text:p text:style-name="P33">Evrimin Hayali Mekanizmaları</text:p>
      <text:p text:style-name="P38">Darwin'in teorisini geçersiz kılan ikinci büyük nokta, teorinin "evrim mekanizmaları" olarak öne sürdüğü iki kavramın da gerçekte hiçbir evrimleştirici güce sahip olmadığının anlaşılmış olmasıdır. </text:p>
      <text:p text:style-name="P37"><text:span text:style-name="T3">Darwin, ortaya attığı evrim iddiasını tamamen "doğal seleksiyon" mekanizmasına bağlamıştı. Bu mekanizmaya verdiği önem, kitabının isminden de açıkça anlaşılıyordu: </text:span><text:span text:style-name="T12">Türlerin Kökeni, Doğal Seleksiyon Yoluyla...</text:span></text:p>
      <text:p text:style-name="P36"><text:span text:style-name="T58">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 Dolayısıyla doğal seleksiyon </text:span><text:soft-page-break/><text:span text:style-name="T58">mekanizması hiçbir evrimleştirici güce sahip değildir. Darwin de bu gerçeğin farkındaydı ve </text:span><text:span text:style-name="T60">Türlerin Kökeni </text:span><text:span text:style-name="T58">adlı kitabında </text:span><text:span text:style-name="T60">"Faydalı değişiklikler oluşmadığı sürece doğal seleksiyon hiçbir şey yapamaz"</text:span><text:span text:style-name="T58"> demek zorunda kalmıştı.</text:span><text:span text:style-name="_2044_9PNOT"><text:span text:style-name="T58">7</text:span></text:span></text:p>
      <text:p text:style-name="P36"><text:span text:style-name="_2044_9PNOT"><text:span text:style-name="T58"/></text:span></text:p>
      <text:p text:style-name="P33">Lamarck'ın Etkisi</text:p>
      <text:p text:style-name="P38">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36"><text:span text:style-name="T58">Darwin de benzeri örnekler vermiş, örneğin </text:span><text:span text:style-name="T60">Türlerin Kökeni </text:span><text:span text:style-name="T58">adlı kitabında, yiyecek bulmak için suya giren bazı ayıların zamanla balinalara dönüştüğünü iddia etmişti.</text:span><text:span text:style-name="_2044_9PNOT"><text:span text:style-name="T58">8</text:span></text:span></text:p>
      <text:p text:style-name="P38">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38"/>
      <text:p text:style-name="P33">Neo-Darwinizm ve Mutasyonlar</text:p>
      <text:p text:style-name="P38">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38">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38">Bunun nedeni çok basittir: DNA çok kompleks bir düzene sahiptir. Bu molekül üzerinde oluşan herhangi bir tesadüfi etki ancak zarar verir. Amerikalı genetikçi B. G. Ranganathan bunu şöyle açıklar:</text:p>
      <text:p text:style-name="P2"><text:span text:style-name="T62">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text:span><text:soft-page-break/><text:span text:style-name="T62">zararlı. Bir kol saatinde meydana gelecek rasgele bir değişim kol saatini geliştirmeyecektir. Ona büyük ihtimalle zarar verecek veya en iyi ihtimalle etkisiz olacaktır. Bir deprem bir şehri geliştirmez, ona yıkım getirir.</text:span><text:span text:style-name="_2044_9PNOT"><text:span text:style-name="T58">9</text:span></text:span></text:p>
      <text:p text:style-name="P38">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38"/>
      <text:p text:style-name="P33">Fosil Kayıtları: </text:p>
      <text:p text:style-name="P33">Ara Formlardan Eser Yok</text:p>
      <text:p text:style-name="P38">Evrim teorisinin iddia ettiği senaryonun yaşanmamış olduğunun en açık göstergesi ise fosil kayıtlarıdır.</text:p>
      <text:p text:style-name="P38">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38">Bu durumda, iddia edilen uzun dönüşüm süreci içinde sayısız "ara türler"in oluşmuş ve yaşamış olmaları gerekir. </text:p>
      <text:p text:style-name="P38">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37"><text:span text:style-name="T3">Eğer gerçekten bu tür canlılar geçmişte yaşamışlarsa bunların sayılarının ve çeşitlerinin milyonlarca hatta milyarlarca olması gerekir. Ve bu garip canlıların kalıntılarına mutlaka fosil kayıtlarında rastlanması gerekir. Darwin,</text:span><text:span text:style-name="T12"> Türlerin Kökeni</text:span><text:span text:style-name="T3">'nde bunu şöyle açıklamıştır:</text:span></text:p>
      <text:p text:style-name="P2"><text:span text:style-name="T62">Eğer teorim doğruysa, türleri birbirine bağlayan sayısız ara-geçiş çeşitleri mutlaka yaşamış olmalıdır... Bunların yaşamış olduklarının kanıtları da sadece fosil kalıntıları arasında bulunabilir.</text:span><text:span text:style-name="_2044_9PNOT"><text:span text:style-name="T58">10</text:span></text:span></text:p>
      <text:p text:style-name="P37"><text:span text:style-name="T3">Ancak bu satırları yazan Darwin, bu ara formların fosillerinin bir türlü bulunamadığının da farkındaydı. Bunun teorisi için büyük bir açmaz oluşturduğunu </text:span><text:soft-page-break/><text:span text:style-name="T3">görüyordu. Bu yüzden, </text:span><text:span text:style-name="T12">Türlerin Kökeni</text:span><text:span text:style-name="T3"> kitabının "Teorinin Zorlukları" (Difficulties on Theory) adlı bölümünde şöyle yazmıştı:</text:span></text:p>
      <text:p text:style-name="P2"><text:span text:style-name="T62">Eğer gerçekten türler öbür türlerden yavaş gelişmelerle türemişse, </text:span><text:span text:style-name="T63">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62"> Jeoloji iyi derecelendirilmiş bir süreç ortaya çıkarmamaktadır ve belki de bu benim teorime karşı ileri sürülecek en büyük itiraz olacaktır.</text:span><text:span text:style-name="_2044_9PNOT"><text:span text:style-name="T58">11</text:span></text:span></text:p>
      <text:p text:style-name="P2"><text:span text:style-name="_2044_9PNOT"><text:span text:style-name="T58"/></text:span></text:p>
      <text:p text:style-name="P8">Darwin'in Yıkılan Umutları</text:p>
      <text:p text:style-name="P38">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 Ünlü İngiliz paleontolog (fosil bilimci) Derek W. Ager, bir evrimci olmasına karşın bu gerçeği şöyle itiraf eder:</text:p>
      <text:p text:style-name="P2"><text:span text:style-name="T62">Sorunumuz şudur: Fosil kayıtlarını detaylı olarak incelediğimizde, türler ya da sınıflar seviyesinde olsun, sürekli olarak aynı gerçekle karşılaşırız; kademeli evrimle gelişen değil, aniden yeryüzünde oluşan gruplar görürüz.</text:span><text:span text:style-name="_2044_9PNOT"><text:span text:style-name="T58">12</text:span></text:span></text:p>
      <text:p text:style-name="P38">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2"><text:span text:style-name="T62">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text:span text:style-name="_2044_9PNOT"><text:span text:style-name="T58">13</text:span></text:span></text:p>
      <text:p text:style-name="P38">Fosiller ise, canlıların yeryüzünde eksiksiz ve mükemmel bir biçimde ortaya çıktıklarını göstermektedir. Yani "türlerin kökeni", Darwin'in sandığının aksine, evrim değil yaratılıştır.</text:p>
      <text:p text:style-name="P38"/>
      <text:p text:style-name="P33">İnsanın Evrimi Masalı</text:p>
      <text:p text:style-name="P38">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38">1) Australopithecus</text:p>
      <text:p text:style-name="P38">2) Homo habilis</text:p>
      <text:p text:style-name="P38">3) Homo erectus</text:p>
      <text:p text:style-name="P38">4) Homo sapiens</text:p>
      <text:p text:style-name="P36"><text:span text:style-name="T58">Evrimciler, insanların sözde ilk maymunsu atalarına "güney maymunu" anlamına gelen "Australopithecus" ismini verirler. Bu canlılar gerçekte soyu tükenmiş bir maymun türünden başka bir şey değildir. Lord Solly Zuckerman ve </text:span><text:soft-page-break/><text:span text:style-name="T58">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text:span><text:span text:style-name="_2044_9PNOT"><text:span text:style-name="T58">14</text:span></text:span></text:p>
      <text:p text:style-name="P36"><text:span text:style-name="T58">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60">"Homo sapiens'e uzanan zincir gerçekte kayıptır" </text:span><text:span text:style-name="T58">diyerek bunu kabul eder. </text:span><text:span text:style-name="_2044_9PNOT"><text:span text:style-name="T58">15</text:span></text:span></text:p>
      <text:p text:style-name="P36"><text:span text:style-name="T58">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text:span><text:span text:style-name="_2044_9PNOT"><text:span text:style-name="T58">16</text:span></text:span></text:p>
      <text:p text:style-name="P36"><text:span text:style-name="T58">Dahası Homo erectus sınıflamasına ait insanların bir bölümü çok modern zamanlara kadar yaşamışlar, Homo sapiens neandertalensis ve Homo sapiens sapiens (günümüz insanı) ile aynı ortamda yan yana bulunmuşlardır. </text:span><text:span text:style-name="_2044_9PNOT"><text:span text:style-name="T58">17</text:span></text:span></text:p>
      <text:p text:style-name="P38">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2"><text:span text:style-name="T62">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text:span text:style-name="_2044_9PNOT"><text:span text:style-name="T58">18</text:span></text:span></text:p>
      <text:p text:style-name="P38">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38">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38">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text:soft-page-break/>kısımda ise, Zuckerman'a göre, telepati, altıncı his gibi "duyum ötesi algılama" kavramları ve bir de "insanın evrimi" vardır! Zuckerman, yelpazenin bu ucunu şöyle açıklar:</text:p>
      <text:p text:style-name="P2"><text:span text:style-name="T62">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text:span><text:span text:style-name="_2044_9PNOT"><text:span text:style-name="T58">19</text:span></text:span></text:p>
      <text:p text:style-name="P38">İşte insanın evrimi masalı da, teorilerine körü körüne inanan birtakım insanların buldukları bazı fosilleri ön yargılı bir biçimde yorumlamalarından ibarettir.</text:p>
      <text:p text:style-name="P38"/>
      <text:p text:style-name="P33">Darwin Formülü!</text:p>
      <text:p text:style-name="P38">Şimdiye kadar ele aldığımız tüm teknik delillerin yanında, isterseniz evrimcilerin nasıl saçma bir inanışa sahip olduklarını bir de çocukların bile anlayabileceği kadar açık bir örnekle özetleyelim. </text:p>
      <text:p text:style-name="P38">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38">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950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text:soft-page-break/>bunların tek bir hücresini bile elde edemezler. 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text:p>
      <text:p text:style-name="P38">Bunun aksini iddia eden evrim teorisi ise, akla tamamen aykırı bir safsatadır. Evrimcilerin ortaya attığı iddialar üzerinde biraz bile düşünmek, üstteki örnekte olduğu gibi, bu gerçeği açıkça gösterir.</text:p>
      <text:p text:style-name="P116"/>
      <text:p text:style-name="P33">Göz ve Kulaktaki Teknoloji</text:p>
      <text:p text:style-name="P38">Evrim teorisinin kesinlikle açıklama getiremeyeceği bir diğer konu ise göz ve kulaktaki üstün algılama kalitesidir. 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38">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38">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k için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38">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38">İşte evrimciler, bu kaliteli ve net görüntüyü oluşturan mekanizmanın tesadüfen oluştuğunu iddia etmektedirler. şimdi biri size, odanızda duran <text:soft-page-break/>televizyon tesadüfler sonucunda oluştu, atomlar biraraya geldi ve bu görüntü oluşturan aleti meydana getirdi dese ne düşünürsünüz? Binlerce kişinin biraraya gelip yapamadığını şuursuz atomlar nasıl yapsın? </text:p>
      <text:p text:style-name="P38">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38">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34"/>
      <text:p text:style-name="P33">Beynin İçinde Gören ve Duyan </text:p>
      <text:p text:style-name="P33">Şuur Kime Aittir?</text:p>
      <text:p text:style-name="P38">Beynin içinde, ışıl ışıl renkli bir dünyayı seyreden, senfonileri, kuşların cıvıltılarını dinleyen, gülü koklayan kimdir?</text:p>
      <text:p text:style-name="P38">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38"><text:soft-page-break/>Beynin içinde göze, kulağa, burna ihtiyaç duymadan tüm bunları algılayan bir şuur bulunmaktadır. Bu şuur kime aittir?</text:p>
      <text:p text:style-name="P38">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38">Bu açık ve ilmi gerçeği okuyan her insanın, beynin içindeki birkaç santimetreküplük, kapkaranlık mekana tüm kainatı üç boyutlu, renkli, gölgeli ve ışıklı olarak sığdıran yüce Allah'ı düşünüp, O'ndan korkup, O'na sığınması gerekir. </text:p>
      <text:p text:style-name="P38"/>
      <text:p text:style-name="P33">Materyalist Bir İnanç</text:p>
      <text:p text:style-name="P38">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 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38">Bazen bunu açıkça itiraf da ederler. Harvard Üniversitesi'nden ünlü bir genetikçi ve aynı zamanda önde gelen bir evrimci olan Richard Lewontin, "önce materyalist, sonra bilim adamı" olduğunu şöyle itiraf etmektedir:</text:p>
      <text:p text:style-name="P2"><text:span text:style-name="T62">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text:span><text:span text:style-name="_2044_9PNOT"><text:span text:style-name="T58">20</text:span></text:span></text:p>
      <text:p text:style-name="P38">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text:soft-page-break/>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38">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16"/>
      <text:p text:style-name="P33">Evrim Teorisi Dünya Tarihinin </text:p>
      <text:p text:style-name="P33">En Etkili Büyüsüdür</text:p>
      <text:p text:style-name="P38">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38">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text:p>
      <text:p text:style-name="P38">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115"/>
      <text:p text:style-name="P115">Şüphesiz, inkar edenleri uyarsan da, uyarmasan da, onlar için fark etmez; inanmazlar. Allah, onların kalplerini ve kulaklarını mühürlemiştir; gözlerinin üzerinde perdeler vardır. Ve büyük azab onlaradır. (Bakara Suresi, 6-7)</text:p>
      <text:p text:style-name="P115"/>
      <text:p text:style-name="P115"><text:soft-page-break/>… Kalpleri vardır bununla kavrayıp-anlamazlar, gözleri vardır bununla görmezler, kulakları vardır bununla işitmezler. Bunlar hayvanlar gibidir, hatta daha aşağılıktırlar. İşte bunlar gafil olanlardır. (Araf Suresi, 179)</text:p>
      <text:p text:style-name="P38"/>
      <text:p text:style-name="P38">Allah, Hicr Suresi’nde ise bu insanların mucizeler görseler bile inanmayacak kadar büyülendiklerini şöyle bildirmektedir:</text:p>
      <text:p text:style-name="P115"/>
      <text:p text:style-name="P115">Onların üzerlerine gökyüzünden bir kapı açsak, ordan yukarı yükselseler de, mutlaka: "Gözlerimiz döndürüldü, belki biz büyülenmiş bir topluluğuz" diyeceklerdir. (Hicr Suresi, 14-15)</text:p>
      <text:p text:style-name="P38">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38">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bir ayet şöyledir:</text:p>
      <text:p text:style-name="P115"/>
      <text:p text:style-name="P115">(Musa:) "Siz atın" dedi. (Asalarını) atıverince, insanların gözlerini büyüleyiverdiler, onları dehşete düşürdüler ve (ortaya) büyük bir sihir getirmiş oldular. (Araf Suresi, 116)</text:p>
      <text:p text:style-name="P38"/>
      <text:p text:style-name="P38">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uydurduklarını yutmuş" yani etkisiz kılmıştır: </text:p>
      <text:p text:style-name="P115"/>
      <text:p text:style-name="P115">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38"><text:soft-page-break/></text:p>
      <text:p text:style-name="P38">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text:p>
      <text:p text:style-name="P38">Nitekim, yaklaşık 60 yaşına kadar evrimi savunan ve ateist bir felsefeci olan, ancak daha sonra gerçekleri gören Malcolm Muggeridge evrim teorisinin yakın gelecekte düşeceği durumu şöyle açıklamaktadır:</text:p>
      <text:p text:style-name="P2"><text:span text:style-name="T62">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text:span><text:span text:style-name="_2044_9PNOT"><text:span text:style-name="T58">21</text:span></text:span></text:p>
      <text:p text:style-name="P38">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38"/>
      <text:p text:style-name="P38"/>
      <text:p text:style-name="P38"/>
      <text:p text:style-name="P55"><text:span text:style-name="Normal1"><text:span text:style-name="T20">Dediler ki: "Sen yücesin, bize öğrettiğinden</text:span></text:span></text:p>
      <text:p text:style-name="P55"><text:span text:style-name="Normal1"><text:span text:style-name="T20">başka bizim hiçbir bilgimiz yok.</text:span></text:span></text:p>
      <text:p text:style-name="P55"><text:span text:style-name="Normal1"><text:span text:style-name="T20">Gerçekten Sen, herşeyi bilen, hüküm ve</text:span></text:span></text:p>
      <text:p text:style-name="P55"><text:span text:style-name="Normal1"><text:span text:style-name="T20">hikmet sahibi olansın."</text:span></text:span></text:p>
      <text:p text:style-name="P55"><text:span text:style-name="Normal1"><text:span text:style-name="T20">(Bakara Suresi, 32)</text:span></text:span></text:p>
      <text:p text:style-name="P36"><text:span text:style-name="Normal1"><text:span text:style-name="T20"/></text:span></text:p>
      <text:p text:style-name="P38"/>
      <text:p text:style-name="P45"><text:span text:style-name="Normal1"><text:span text:style-name="T64">Resimaltı:</text:span></text:span></text:p>
      <text:p text:style-name="P54"><text:span text:style-name="Normal1"><text:span text:style-name="T61"/></text:span></text:p>
      <text:p text:style-name="P54"><text:span text:style-name="Normal1"><text:span text:style-name="T61"/></text:span></text:p>
      <text:p text:style-name="P113">251: Charles Darwin</text:p>
      <text:p text:style-name="P41"/>
      <text:p text:style-name="P72"><text:span text:style-name="T11">Türlerin Kökeni</text:span><text:span text:style-name="T5"> kitabı</text:span></text:p>
      <text:p text:style-name="P57"><text:span text:style-name="Normal1"><text:span text:style-name="T61"/></text:span></text:p>
      <text:p text:style-name="P78">252: Kambriyen kayalıklarında bulunan fosiller, salyangozlar, trilobitler, süngerler, solucanlar, denizanaları, deniz yıldızları, yüzücü kabuklular, deniz zambakları gibi kompleks omurgasız türlerine aittir. İlginç olan, birbirinden çok farklı olan bu türlerin hepsinin bir anda ortaya çıkmalarıdır. Bu yüzden jeolojik literatürde bu mucizevi olay, "Kambriyen Patlaması" olarak anılır.</text:p>
      <text:p text:style-name="P42"/>
      <text:p text:style-name="P54"><text:span text:style-name="Normal1"><text:span text:style-name="T61">253: </text:span></text:span></text:p>
      <text:p text:style-name="P78">Louis Pasteur</text:p>
      <text:p text:style-name="P42"/>
      <text:p text:style-name="P54"><text:span text:style-name="Normal1"><text:span text:style-name="T61">254: </text:span></text:span></text:p>
      <text:p text:style-name="P43">Alexander Oparin</text:p>
      <text:p text:style-name="P43"/>
      <text:p text:style-name="P40"><text:span text:style-name="Normal1"><text:span text:style-name="T60">255: Evrimcilerin en büyük yanılgılarından bir tanesi de yukarıda temsili resmi görülen ve ilkel dünya olarak nitelendirdikleri ortamda canlılığın kendiliğinden oluşabileceğini düşünmeleridir. Miller deneyi gibi çalışmalarla bu iddialarını kanıtlamaya çalışmışlardır. Ancak bilimsel bulgular karşısında yine yenilgiye uğramışlardır. Çünkü 1970'li yıllarda elde edilen sonuçlar, ilkel dünya olarak nitelendirilen dönemdeki atmosferin yaşamın oluşması için hiçbir şekilde uygun olmadığını kanıtlamıştır.</text:span></text:span></text:p>
      <text:p text:style-name="P43"/>
      <text:p text:style-name="P78">256: </text:p>
      <text:p text:style-name="P43">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43"/>
      <text:p text:style-name="P54"><text:span text:style-name="Normal1"><text:span text:style-name="T61">258: Doğal seleksiyona göre, güçlü olan ve yaşadığı çevreye uyum sağlayabilen </text:span></text:span></text:p>
      <text:p text:style-name="P54"><text:span text:style-name="Normal1"><text:span text:style-name="T61">canlılar hayatta kalır, diğerleri ise yok olurlar. Evrimciler ise doğal seleksiyonun canlıları evrimleştirdiğini, yeni türler meydana getirdiğini öne sürerler. Oysa doğal </text:span></text:span><text:soft-page-break/><text:span text:style-name="Normal1"><text:span text:style-name="T61">seleksiyonun böyle bir sonucu yoktur ve bu iddiayı doğrulayan tek bir delil dahi bulunmamaktadır.</text:span></text:span></text:p>
      <text:p text:style-name="P54"><text:span text:style-name="Normal1"><text:span text:style-name="T61"/></text:span></text:p>
      <text:p text:style-name="P54"><text:span text:style-name="Normal1"><text:span text:style-name="T61">259: Lamarck zürafaların ceylan benzeri hayvanlardan türediklerine inanıyordu. Ona göre otlara uzanmaya çalışan bu canlıların zaman içinde boyunları uzamış ve zürafalara dönüşüvermişlerdi. Mendel'in 1865 yılında keşfettiği kalıtım kanunları, yaşam sırasında kazanılan özelliklerin sonraki nesillere aktarılmasının mümkün olmadığını ispatlamıştır. Böylece Lamarck'ın zürafa masalı da tarihe karışmıştır.</text:span></text:span></text:p>
      <text:p text:style-name="P42"/>
      <text:p text:style-name="P43">260: Rastgele mutasyonlar insanlara ve diğer tüm canlılara her zaman zarar verirler. Resimde mutasyona uğradığı için iki başlı olarak doğmuş bir buzağı görülüyor.</text:p>
      <text:p text:style-name="P43"/>
      <text:p text:style-name="P43">Evrimciler yüzyılın başından beri sinekleri mutasyona uğratarak, faydalı mutasyon örneği oluşturmaya çalıştılar. Ancak onyıllarca süren bu çabaların sonucunda elde edilen tek sonuç, sakat, hastalıklı ve kusurlu sinekler oldu. Solda, normal bir meyve sineğinin kafası ve sağda ise mutasyona uğramış diğer bir meyve sineği.</text:p>
      <text:p text:style-name="P43"/>
      <text:p text:style-name="P43">262- 263: </text:p>
      <text:p text:style-name="P43">65 milyon yıllık vaşak kafatası fosili</text:p>
      <text:p text:style-name="P43">51 milyon yıllık çakal kafatası fosili</text:p>
      <text:p text:style-name="P43">45 milyon yıllık zebra kafatası fosili</text:p>
      <text:p text:style-name="P43">3,9 milyon yıllık deve kafatası fosili</text:p>
      <text:p text:style-name="P43">50 milyon yıllık antilop kafatası fosili</text:p>
      <text:p text:style-name="P43">98 milyon yıllık kaplumbağa fosili</text:p>
      <text:p text:style-name="P43"/>
      <text:p text:style-name="P43">264: Bitkilerin evrimi iddiasını doğrulayan tek bir fosil örneği dahi yokken, evrim geçirmediklerini ispatlayan yüz binlerce fosil vardır. Bu fosillerden biri de resimde görülen 54 – 37 milyon yıllık ginkgo yaprağı fosilidir. Milyonlarca yıldır değişmeyen ginkgolar, evrimin büyük bir aldatmaca olduğunu göstermektedir.</text:p>
      <text:p text:style-name="P43"/>
      <text:p text:style-name="P43">265: Evrim yanlısı gazete ve dergilerde çıkan haberlerde yandakine benzer hayali "ilkel" insanların resimleri sıklıkla kullanılır. Bu hayali resimlere dayanarak oluşturulan haberlerdeki tek kaynak, yazan kişilerin hayal gücüdür. Ancak evrim bilim karşısında o kadar çok yenilgi almıştır ki artık bilimsel dergilerde evrimle ilgili haberlere daha az rastlanır olmuştur.</text:p>
      <text:p text:style-name="P43"/>
      <text:p text:style-name="P43"/>
      <text:p text:style-name="P43"/>
      <text:p text:style-name="P43"><text:soft-page-break/>267: Evrimciler, fosiller üzerinde yaptıkları yorumları genelde ideolojik beklentileri doğrultusunda yaparlar. Bu nedenle vardıkları sonuçlar çoğunlukla güvenilir değildir.</text:p>
      <text:p text:style-name="P43"/>
      <text:p text:style-name="P43">271: Evrimcilerin istedikleri tüm şartlar sağlansa bir canlı oluşabilir mi? Elbette ki hayır. Bunu daha iyi anlamak için şöyle bir deney yapalım. Soldakine benzer bir varile canlıların oluşumu için gerekli olan bütün atomları, enzimleri, hormonları, proteinleri kısacası evrimcilerin istedikleri, gerekli gördükleri tüm elementleri koyalım. Olabilecek her türlü kimyasal ve fiziksel yöntemi kullanarak bu elementleri karıştıralım ve istedikleri kadar bekleyelim. Ne yapılırsa yapılsın, ne kadar beklenirse beklensin bu varilden canlı tek bir varlık bile çıkaramayacaklardır.</text:p>
      <text:p text:style-name="P43"/>
      <text:p text:style-name="P78">272: Bir cisimden gelen uyarılar elektrik sinyaline dönüşerek beyinde bir etki oluştururlar. Görüyorum derken, aslında zihnimizdeki elektrik sinyallerinin etkisini seyrederiz.</text:p>
      <text:p text:style-name="P41"/>
      <text:p text:style-name="P43">273 Gözü ve kulağı, kamera ve ses kayıt cihazları ile kıyasladığımızda bu organlarımızın söz konusu teknoloji ürünlerinden çok daha kompleks, çok daha başarılı, çok daha kusursuz tasarımlara sahip olduklarını görürüz.</text:p>
      <text:p text:style-name="P43"/>
      <text:p text:style-name="P43">275: Bütün hayatımızı beynimizin içinde yaşarız. Gördüğümüz insanlar, bindiğimiz araba, içinde çalıştığımız iş yeri, çevremizdeki herşey beynimizde oluşur. Gerçekte ise beynimizde, ne renkler, ne sesler, ne de görüntüler vardır. Beyinde bulunabilecek tek şey elektrik sinyalleridir.</text:p>
      <text:p text:style-name="P43"/>
      <text:p text:style-name="P43">279: 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43"/>
      <text:p text:style-name="P43"/>
      <text:p text:style-name="P43"/>
      <text:p text:style-name="P39"><text:span text:style-name="Normal1"><text:span text:style-name="T60"/></text:span></text:p>
      <text:p text:style-name="P54"><text:span text:style-name="Normal1"><text:span text:style-name="T61"/></text:span></text:p>
      <text:p text:style-name="P54"><text:span text:style-name="Normal1"><text:span text:style-name="T61"/></text:span></text:p>
      <text:p text:style-name="P54"><text:span text:style-name="Normal1"><text:span text:style-name="T61"/></text:span></text:p>
      <text:p text:style-name="P117"><text:span text:style-name="Normal1"><text:span text:style-name="T64">NOTLAR</text:span></text:span></text:p>
      <text:p text:style-name="P118"><text:span text:style-name="Normal1"><text:span text:style-name="T61"/></text:span></text:p>
      <text:p text:style-name="P118"><text:span text:style-name="Normal1"><text:span text:style-name="T60"/></text:span></text:p>
      <text:p text:style-name="P118"><text:span text:style-name="Normal1"><text:span text:style-name="T60">1- Sidney Fox, Klaus Dose, Molecular Evolution and The Origin of Life, New York: Marcel Dekker, 1977, s. 2</text:span></text:span></text:p>
      <text:p text:style-name="P118"><text:span text:style-name="Normal1"><text:span text:style-name="T60">2- Alexander I. Oparin, Origin of Life, (1936) New York, Dover Publications, 1953 (Reprint), s. 196</text:span></text:span></text:p>
      <text:p text:style-name="P118"><text:span text:style-name="Normal1"><text:span text:style-name="T60">3- "New Evidence on Evolution of Early Atmosphere and Life", Bulletin of the American Meteorological Society, c. 63, Kasım 1982, s. 1328-1330. </text:span></text:span></text:p>
      <text:p text:style-name="P118"><text:span text:style-name="Normal1"><text:span text:style-name="T60">4- Stanley Miller, Molecular Evolution of Life: Current Status of the Prebiotic Synthesis of Small Molecules, 1986, s. 7</text:span></text:span></text:p>
      <text:p text:style-name="P118"><text:span text:style-name="Normal1"><text:span text:style-name="T60">5- Jeffrey Bada, Earth, Şubat 1998, s. 40</text:span></text:span></text:p>
      <text:p text:style-name="P118"><text:span text:style-name="Normal1"><text:span text:style-name="T60">6- Leslie E. Orgel, The Origin of Life on Earth, Scientific American, c. 271, Ekim 1994, s. 78</text:span></text:span></text:p>
      <text:p text:style-name="P118"><text:span text:style-name="Normal1"><text:span text:style-name="T60">7- Charles Darwin, The Origin of Species: A Facsimile of the First Edition, Harvard University Press, 1964, s. 189</text:span></text:span></text:p>
      <text:p text:style-name="P118"><text:span text:style-name="Normal1"><text:span text:style-name="T60">8- Charles Darwin, The Origin of Species: A Facsimile of the First Edition, Harvard University Press, 1964, s. 184.</text:span></text:span></text:p>
      <text:p text:style-name="P118"><text:span text:style-name="Normal1"><text:span text:style-name="T60">9- B. G. Ranganathan, Origins?, Pennsylvania: The Banner Of Truth Trust, 1988.</text:span></text:span></text:p>
      <text:p text:style-name="P118"><text:span text:style-name="Normal1"><text:span text:style-name="T60">10- Charles Darwin, The Origin of Species: A Facsimile of the First Edition, Harvard University Press, 1964, s. 179</text:span></text:span></text:p>
      <text:p text:style-name="P118"><text:span text:style-name="Normal1"><text:span text:style-name="T60">11- Charles Darwin, The Origin of Species, s. 172, 280</text:span></text:span></text:p>
      <text:p text:style-name="P118"><text:span text:style-name="Normal1"><text:span text:style-name="T60">12- Derek A. Ager, "The Nature of the Fossil Record", Proceedings of the British Geological Association, c. 87, 1976, s. 133</text:span></text:span></text:p>
      <text:p text:style-name="P118"><text:span text:style-name="Normal1"><text:span text:style-name="T60">13- Douglas J. Futuyma, Science on Trial, New York: Pantheon Books, 1983. s. 197</text:span></text:span></text:p>
      <text:p text:style-name="P118"><text:span text:style-name="Normal1"><text:span text:style-name="T60">14- Solly Zuckerman, Beyond The Ivory Tower, New York: Toplinger Publications, 1970, ss. 75-94; Charles E. Oxnard, "The Place of Australopithecines in Human Evolution: Grounds for Doubt", Nature, c. 258, s. 389 </text:span></text:span></text:p>
      <text:p text:style-name="P118"><text:span text:style-name="Normal1"><text:span text:style-name="T60">15- J. Rennie, "Darwin's Current Bulldog: Ernst Mayr", Scientific American, Aralık 1992</text:span></text:span></text:p>
      <text:p text:style-name="P118"><text:span text:style-name="Normal1"><text:span text:style-name="T60">16- Alan Walker, Science, c. 207, 1980, s. 1103; A. J. Kelso, Physical Antropology, 1. baskı, New York: J. B. Lipincott Co., 1970, s. 221; M. D. Leakey, Olduvai Gorge, c. 3, Cambridge: Cambridge University Press, 1971, s. 272</text:span></text:span></text:p>
      <text:p text:style-name="P118"><text:span text:style-name="Normal1"><text:span text:style-name="T60">17- Time, Kasım 1996 </text:span></text:span></text:p>
      <text:p text:style-name="P118"><text:span text:style-name="Normal1"><text:span text:style-name="T60">18- S. J. Gould, Natural History, c. 85, 1976, s. 30</text:span></text:span></text:p>
      <text:p text:style-name="P118"><text:span text:style-name="Normal1"><text:span text:style-name="T60">19- Solly Zuckerman, Beyond The Ivory Tower, New York: Toplinger Publications, 1970, s. 19</text:span></text:span></text:p>
      <text:p text:style-name="P118"><text:span text:style-name="Normal1"><text:span text:style-name="T60">20- Richard Lewontin, "The Demon-Haunted World", The New York Review of Books, 9 Ocak, 1997, s. 28.</text:span></text:span></text:p>
      <text:p text:style-name="P118"><text:span text:style-name="Normal1"><text:span text:style-name="T60">21- Malcolm Muggeridge, The End of Christendom, Grand Rapids: Eerdmans, 1980, s. 43</text:span></text:span></text:p>
      <text:p text:style-name="P54"><text:soft-page-break/><text:span text:style-name="Normal1"><text:span text:style-name="T61"/></text:span></text:p>
      <text:p text:style-name="P47"><text:span text:style-name="Normal1"><text:span text:style-name="T21"/></text:span></text:p>
      <text:p text:style-name="P74">Bu kitabın hazırlanma amacı; içinde yaşadığımız Ahir Zamanda zuhur edecek olan, gelmiş geçmiş en büyük müceddid olan Hz. Mehdi (a.s.) hakkında Üstad Bediüzzaman Hazretleri'nin Kuran'ı Kerim ve Peygamberimiz (s.a.v.)'in hadis-i şerifleri ışığında yapmış olduğu tüm izahları, hiç bir yoruma hiçbir tevil ya da tefsire başvurmadan orijinal halleriyle sunmaktır.</text:p>
      <text:p text:style-name="P74">Bazı şahısların Risale-i Nur Külliyatı'nı anlaşılmaz ve tefsire ihtiyaç gerektirir bir eser olarak tanıtmalarının aksine, Bediüzzaman’ın eserleri son derece açık ve anlaşılırdır. Bediüzzaman Said Nursi Hazretleri'nin kendi anlatımıyla Risale-i Nur Külliyatı, bir ortaokul çocuğu ya da okuma yazma bilen bir kadının kendi kavrayış güçleri oranında gayet rahat bir şekilde anlayabilecekleri kadar açık ve anlaşılır yazılmış bir eserdir.</text:p>
      <text:p text:style-name="P74">"…BİR ORTAOKUL ÇOCUĞU VEYA OKUMASINI BİLEN BİR KADIN, BÜYÜK BİR FEYLESOFUN ESERİNİ OKUDUĞU ZAMAN İSTİFADE EDEMEMİŞTİR. FAKAT RİSALE-İ NUR'DAN HERKES DERECESİNE GÖRE İSTİFADE ETMEKTEDİR." (ŞUALAR, SF.549)</text:p>
      <text:p text:style-name="P122">Bu kitapta, Ahir Zaman ve Mehdiyet konularıyla ilgili olarak gündeme gelen muhtemel soruların doğru cevaplarını bizzat Üstad'ın kendi ağzından ve orijinal </text:p>
      <text:p text:style-name="P74">halleriyle bulmak mümkün olacaktır.</text:p>
      <text:p text:style-name="P74"/>
      <text:p text:style-name="P74"/>
      <text:p text:style-name="P74"/>
      <text:p text:style-name="P97">YAZAR HAKKINDA</text:p>
      <text:p text:style-name="P79"/>
      <text:p text:style-name="P74"/>
      <text:p text:style-name="P74">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74">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63 ayrı dile çevrilen 300'den fazla eseri, dünya çapında geniş bir okuyucu kitlesi tarafından takip edilmektedir.</text:p>
      <text:p text:style-name="P74">Harun Yahya Külliyatı, -Allah'ın izniyle- 21. yüzyılda dünya insanlarını Kuran'da tarif edilen huzur ve barışa, doğruluk ve adalete, güzellik ve mutluluğa taşımaya </text:p>
      <text:p text:style-name="P129"><text:soft-page-break/>bir vesile olacaktı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FrizQuadrataTurk" svg:font-family="FrizQuadrataTurk, 'Courier New'" style:font-pitch="variable"/>
    <style:font-face style:name="Lato" svg:font-family="Lato" style:font-pitch="variable"/>
    <style:font-face style:name="MGillSans" svg:font-family="MGillSans" style:font-pitch="variable"/>
    <style:font-face style:name="PalatinoTurk" svg:font-family="PalatinoTurk, 'Courier New'" style:font-pitch="variable"/>
    <style:font-face style:name="GaramondTurk" svg:font-family="GaramondTur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0.564cm" fo:text-align="justify" style:justify-single-word="false" fo:orphans="2" fo:widows="2" fo:text-indent="0.799cm" style:auto-text-indent="false" style:writing-mode="lr-tb"/>
      <style:text-properties style:use-window-font-color="true" style:font-name="PalatinoTurk" fo:font-family="PalatinoTurk, 'Courier New'" style:font-pitch="variable" fo:font-size="10.5pt" fo:language="en" fo:country="GB" style:font-name-asian="Times New Roman" style:font-family-asian="'Times New Roman'" style:font-family-generic-asian="roman" style:font-pitch-asian="variable" style:font-size-asian="10.5pt" style:font-name-complex="PalatinoTurk" style:font-family-complex="PalatinoTurk, 'Courier New'"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AYI" style:family="paragraph">
      <style:paragraph-properties fo:margin-left="0cm" fo:margin-right="0cm" fo:line-height="0.564cm" fo:text-align="center" style:justify-single-word="false" fo:orphans="2" fo:widows="2" fo:text-indent="0.799cm" style:auto-text-indent="false"/>
      <style:text-properties fo:color="#ff0000" style:font-name="PalatinoTurk" fo:font-family="PalatinoTurk, 'Courier New'" style:font-pitch="variable" fo:font-size="20pt" fo:language="tr" fo:country="TR" fo:font-weight="bold" style:font-name-asian="Times New Roman" style:font-family-asian="'Times New Roman'" style:font-family-generic-asian="roman" style:font-pitch-asian="variable" style:font-size-asian="20pt" style:font-weight-asian="bold" style:font-name-complex="PalatinoTurk" style:font-family-complex="PalatinoTurk, 'Courier New'" style:font-pitch-complex="variable" style:font-size-complex="10pt" style:language-complex="ar" style:country-complex="SA"/>
    </style:style>
    <style:style style:name="spot" style:family="paragraph">
      <style:paragraph-properties fo:line-height="0.564cm" fo:orphans="2" fo:widows="2"/>
      <style:text-properties style:use-window-font-color="true" style:font-name="PalatinoTurk" fo:font-family="PalatinoTurk, 'Courier New'" style:font-pitch="variable" fo:font-size="14pt" fo:language="en" fo:country="GB" style:font-name-asian="Times New Roman" style:font-family-asian="'Times New Roman'" style:font-family-generic-asian="roman" style:font-pitch-asian="variable" style:font-size-asian="14pt" style:font-name-complex="PalatinoTurk" style:font-family-complex="PalatinoTurk, 'Courier New'" style:font-pitch-complex="variable" style:font-size-complex="10pt" style:language-complex="ar" style:country-complex="SA"/>
    </style:style>
    <style:style style:name="B._20_Baslik" style:display-name="B. Baslik" style:family="paragraph">
      <style:paragraph-properties fo:margin-top="0cm" fo:margin-bottom="1.998cm" loext:contextual-spacing="false" fo:line-height="1.058cm" fo:text-align="center" style:justify-single-word="false" fo:orphans="2" fo:widows="2"/>
      <style:text-properties style:use-window-font-color="true" style:font-name="FrizQuadrataTurk" fo:font-family="FrizQuadrataTurk, 'Courier New'" style:font-pitch="variable" fo:font-size="25pt" fo:language="en" fo:country="GB" fo:font-weight="bold" style:font-name-asian="Times New Roman" style:font-family-asian="'Times New Roman'" style:font-family-generic-asian="roman" style:font-pitch-asian="variable" style:font-size-asian="25pt" style:font-weight-asian="bold" style:font-name-complex="FrizQuadrataTurk" style:font-family-complex="FrizQuadrataTurk, 'Courier New'" style:font-pitch-complex="variable" style:font-size-complex="10pt" style:language-complex="ar" style:country-complex="SA"/>
    </style:style>
    <style:style style:name="P_20_ARA_20_BASLIK" style:display-name="P ARA BASLIK" style:family="paragraph">
      <style:paragraph-properties fo:margin-top="0cm" fo:margin-bottom="0.499cm" loext:contextual-spacing="false" fo:line-height="0.776cm" fo:text-align="center" style:justify-single-word="false" fo:orphans="2" fo:widows="2"/>
      <style:text-properties style:use-window-font-color="true" style:font-name="FrizQuadrataTurk" fo:font-family="FrizQuadrataTurk, 'Courier New'" style:font-pitch="variable" fo:font-size="16pt" fo:language="en" fo:country="GB" fo:font-weight="bold" style:font-name-asian="Times New Roman" style:font-family-asian="'Times New Roman'" style:font-family-generic-asian="roman" style:font-pitch-asian="variable" style:font-size-asian="16pt" style:font-weight-asian="bold" style:font-name-complex="FrizQuadrataTurk" style:font-family-complex="FrizQuadrataTurk, 'Courier New'" style:font-pitch-complex="variable" style:font-size-complex="10pt" style:language-complex="ar" style:country-complex="SA"/>
    </style:style>
    <style:style style:name="Resim_20_al_2074__3a_" style:display-name="Resim al⁴:" style:family="paragraph">
      <style:paragraph-properties fo:orphans="2" fo:widows="2"/>
      <style:text-properties style:use-window-font-color="true" style:font-name="MGillSans" fo:font-family="MGillSans" style:font-pitch="variable" fo:font-size="9pt" fo:language="tr" fo:country="TR" fo:font-weight="bold" style:font-name-asian="Times New Roman" style:font-family-asian="'Times New Roman'" style:font-family-generic-asian="roman" style:font-pitch-asian="variable" style:font-size-asian="9pt" style:font-weight-asian="bold" style:font-name-complex="MGillSans" style:font-family-complex="MGillSans" style:font-pitch-complex="variable" style:font-size-complex="10pt" style:language-complex="ar" style:country-complex="SA"/>
    </style:style>
    <style:style style:name="RESIM_20_ALTI_2a_" style:display-name="RESIM ALTI*" style:family="paragraph">
      <style:paragraph-properties fo:orphans="2" fo:widows="2"/>
      <style:text-properties style:use-window-font-color="true" style:font-name="HelveticaTurk" fo:font-family="HelveticaTurk" style:font-family-generic="swiss" style:font-pitch="variable" fo:font-size="8.5pt" fo:language="en" fo:country="GB" fo:font-weight="bold" style:font-name-asian="Times New Roman" style:font-family-asian="'Times New Roman'" style:font-family-generic-asian="roman" style:font-pitch-asian="variable" style:font-size-asian="8.5pt" style:font-weight-asian="bold" style:font-name-complex="HelveticaTurk" style:font-family-complex="HelveticaTurk" style:font-family-generic-complex="swiss" style:font-pitch-complex="variable" style:font-size-complex="10pt" style:language-complex="ar" style:country-complex="SA"/>
    </style:style>
    <style:style style:name="SAGADAYALIBASLIKÜST" style:family="paragraph">
      <style:paragraph-properties fo:margin-left="0.998cm" fo:margin-right="0cm" fo:margin-top="0cm" fo:margin-bottom="1.499cm" loext:contextual-spacing="false" fo:line-height="0.494cm" fo:text-align="end" style:justify-single-word="false" fo:orphans="2" fo:widows="2" fo:text-indent="0cm" style:auto-text-indent="false"/>
      <style:text-properties style:use-window-font-color="true" style:font-name="FrizQuadrataTurk" fo:font-family="FrizQuadrataTurk, 'Courier New'" style:font-pitch="variable" fo:font-size="16pt" fo:language="en" fo:country="GB" fo:font-weight="bold" style:font-name-asian="Times New Roman" style:font-family-asian="'Times New Roman'" style:font-family-generic-asian="roman" style:font-pitch-asian="variable" style:font-size-asian="16pt" style:font-weight-asian="bold" style:font-name-complex="FrizQuadrataTurk" style:font-family-complex="FrizQuadrataTurk, 'Courier New'" style:font-pitch-complex="variable" style:font-size-complex="10pt" style:language-complex="ar" style:country-complex="SA"/>
    </style:style>
    <style:style style:name="AYET" style:family="paragraph">
      <style:paragraph-properties fo:margin-left="0.799cm" fo:margin-right="0cm" fo:line-height="0.529cm" fo:text-align="justify" style:justify-single-word="false" fo:orphans="2" fo:widows="2" fo:text-indent="0cm" style:auto-text-indent="false"/>
      <style:text-properties style:use-window-font-color="true" style:font-name="GaramondTurk" fo:font-family="GaramondTurk" style:font-family-generic="roman" style:font-pitch="variable" fo:font-size="10pt" fo:language="en" fo:country="GB" fo:font-weight="bold" style:font-name-asian="Times New Roman" style:font-family-asian="'Times New Roman'" style:font-family-generic-asian="roman" style:font-pitch-asian="variable" style:font-size-asian="10pt" style:font-weight-asian="bold" style:font-name-complex="GaramondTurk" style:font-family-complex="GaramondTurk" style:font-family-generic-complex="roman" style:font-pitch-complex="variable" style:font-size-complex="10pt" style:language-complex="ar" style:country-complex="SA"/>
    </style:style>
    <style:style style:name="ANA_20_METIN" style:display-name="ANA METIN" style:family="paragraph">
      <style:paragraph-properties fo:margin-left="0cm" fo:margin-right="0cm" fo:line-height="0.564cm" fo:text-align="justify" style:justify-single-word="false" fo:orphans="2" fo:widows="2" fo:text-indent="0.799cm" style:auto-text-indent="false"/>
      <style:text-properties style:use-window-font-color="true" style:font-name="PalatinoTurk" fo:font-family="PalatinoTurk, 'Courier New'" style:font-pitch="variable" fo:font-size="10.5pt" fo:language="en" fo:country="GB" style:font-name-asian="Times New Roman" style:font-family-asian="'Times New Roman'" style:font-family-generic-asian="roman" style:font-pitch-asian="variable" style:font-size-asian="10.5pt" style:font-name-complex="PalatinoTurk" style:font-family-complex="PalatinoTurk, 'Courier New'" style:font-pitch-complex="variable" style:font-size-complex="10pt" style:language-complex="ar" style:country-complex="SA"/>
    </style:style>
    <style:style style:name="küçükbas_206c__3a_k" style:display-name="küçükbas⁬:k" style:family="paragraph">
      <style:paragraph-properties fo:margin-left="0.799cm" fo:margin-right="1.849cm" fo:margin-top="0cm" fo:margin-bottom="0.199cm" loext:contextual-spacing="false" fo:line-height="0.494cm" fo:orphans="2" fo:widows="2" fo:text-indent="0cm" style:auto-text-indent="false"/>
      <style:text-properties style:use-window-font-color="true" style:font-name="FrizQuadrataTurk" fo:font-family="FrizQuadrataTurk, 'Courier New'" style:font-pitch="variable" fo:font-size="13pt" fo:language="tr" fo:country="TR" fo:font-weight="bold" style:font-name-asian="Times New Roman" style:font-family-asian="'Times New Roman'" style:font-family-generic-asian="roman" style:font-pitch-asian="variable" style:font-size-asian="13pt" style:font-weight-asian="bold" style:font-name-complex="FrizQuadrataTurk" style:font-family-complex="FrizQuadrataTurk, 'Courier New'" style:font-pitch-complex="variable" style:font-size-complex="10pt" style:language-complex="ar" style:country-complex="SA"/>
    </style:style>
    <style:style style:name="ALINTI" style:family="paragraph">
      <style:paragraph-properties fo:margin-left="0.799cm" fo:margin-right="0cm" fo:margin-top="0.069cm" fo:margin-bottom="0.069cm" loext:contextual-spacing="false" fo:line-height="0.529cm" fo:text-align="justify" style:justify-single-word="false" fo:orphans="2" fo:widows="2" fo:text-indent="0cm" style:auto-text-indent="false"/>
      <style:text-properties style:use-window-font-color="true" style:font-name="GaramondTurk" fo:font-family="GaramondTurk" style:font-family-generic="roman" style:font-pitch="variable" fo:font-size="9.5pt" fo:language="tr" fo:country="TR" style:font-name-asian="Times New Roman" style:font-family-asian="'Times New Roman'" style:font-family-generic-asian="roman" style:font-pitch-asian="variable" style:font-size-asian="9.5pt" style:font-name-complex="GaramondTurk" style:font-family-complex="GaramondTurk" style:font-family-generic-complex="roman" style:font-pitch-complex="variable" style:font-size-complex="10pt" style:language-complex="ar" style:country-complex="SA"/>
    </style:style>
    <style:style style:name="metin_20_ya_207a__3a__2073__3a_" style:display-name="metin ya⁺:⁳:" style:family="paragraph">
      <style:paragraph-properties fo:margin-left="0cm" fo:margin-right="0cm" fo:line-height="0.564cm" fo:text-align="justify" style:justify-single-word="false" fo:orphans="2" fo:widows="2" fo:text-indent="0.499cm" style:auto-text-indent="false"/>
      <style:text-properties style:use-window-font-color="true" style:font-name="PalatinoTurk" fo:font-family="PalatinoTurk, 'Courier New'" style:font-pitch="variable" fo:font-size="11pt" fo:language="en" fo:country="GB" style:font-name-asian="Times New Roman" style:font-family-asian="'Times New Roman'" style:font-family-generic-asian="roman" style:font-pitch-asian="variable" style:font-size-asian="11pt" style:font-name-complex="PalatinoTurk" style:font-family-complex="PalatinoTurk, 'Courier New'" style:font-pitch-complex="variable" style:font-size-complex="10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Varsayılan_20_Paragraf_20_Yazı_20_Tipi" style:display-name="Varsayılan Paragraf Yazı Tipi" style:family="text"/>
    <style:style style:name="Normal1" style:family="text">
      <style:text-properties style:font-name="PalatinoTurk" fo:font-family="PalatinoTurk, 'Courier New'" style:font-pitch="variable" fo:font-size="10.5pt" fo:language="en" fo:country="GB" style:font-size-asian="10.5pt" style:font-name-complex="PalatinoTurk" style:font-family-complex="PalatinoTurk, 'Courier New'" style:font-pitch-complex="variable"/>
    </style:style>
    <style:style style:name="Başlık_20_1_20_Char" style:display-name="Başlık 1 Char" style:family="text" style:parent-style-name="Varsayılan_20_Paragraf_20_Yazı_20_Tipi">
      <style:text-properties style:font-name="Calibri" fo:font-family="Calibri" style:font-family-generic="swiss" style:font-pitch="variable" fo:font-size="16pt" fo:language="en" fo:country="GB"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_2044_9PNOT" style:display-name="⁄9PNOT" style:family="text">
      <style:text-properties style:text-position="super 58%" style:font-name="PalatinoTurk" fo:font-family="PalatinoTurk, 'Courier New'" style:font-pitch="variable" fo:language="en" fo:country="GB" style:font-name-complex="PalatinoTurk" style:font-family-complex="PalatinoTurk, 'Courier New'" style:font-pitch-complex="variable"/>
    </style:style>
    <style:style style:name="Üstbilgi_20_Char" style:display-name="Üstbilgi Char" style:family="text" style:parent-style-name="Varsayılan_20_Paragraf_20_Yazı_20_Tipi">
      <style:text-properties style:font-name="PalatinoTurk" fo:font-family="PalatinoTurk, 'Courier New'" style:font-pitch="variable" fo:font-size="10.5pt" fo:language="en" fo:country="GB" style:font-size-asian="10.5pt" style:font-name-complex="PalatinoTurk" style:font-family-complex="PalatinoTurk, 'Courier New'" style:font-pitch-complex="variable"/>
    </style:style>
    <style:style style:name="Altbilgi_20_Char" style:display-name="Altbilgi Char" style:family="text" style:parent-style-name="Varsayılan_20_Paragraf_20_Yazı_20_Tipi">
      <style:text-properties style:font-name="PalatinoTurk" fo:font-family="PalatinoTurk, 'Courier New'" style:font-pitch="variable" fo:font-size="10.5pt" fo:language="en" fo:country="GB" style:font-size-asian="10.5pt" style:font-name-complex="PalatinoTurk" style:font-family-complex="PalatinoTurk, 'Courier New'"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libri" fo:language="tr" fo:country="TR" style:font-name-complex="Calibri"/>
    </style:style>
    <style:page-layout style:name="Mpm1">
      <style:page-layout-properties fo:page-width="20.743cm" fo:page-height="27.94cm" style:num-format="1" style:print-orientation="portrait" fo:margin-top="1.249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2cm" style:dynamic-spacing="true"/>
      </style:header-style>
      <style:footer-style/>
    </style:page-layout>
  </office:automatic-styles>
  <office:master-styles>
    <style:master-page style:name="Standard" style:page-layout-name="Mpm1">
      <style:header>
        <text:p text:style-name="MP1"/>
        <text:p text:style-name="MP1"/>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Hz Mehdi (as) Hakkında Bilgiler</dc:title>
    <dc:subject>HZ. MEHDİ (A.S.) HAKKINDA BİLGİLER</dc:subject>
    <meta:initial-creator>ADNAN OKTAR - HARUN YAHYA</meta:initial-creator>
    <meta:creation-date>2010-05-30T09:02:00</meta:creation-date>
    <dc:date>2019-10-13T20:52:39.724387446</dc:date>
    <meta:editing-cycles>31</meta:editing-cycles>
    <meta:editing-duration>PT4H22M31S</meta:editing-duration>
    <meta:generator>LibreOffice/6.3.2.2$Linux_X86_64 LibreOffice_project/ddcf6633b674837c71d3649d97a9cb3c0d392a84</meta:generator>
    <meta:document-statistic meta:table-count="0" meta:image-count="0" meta:object-count="0" meta:page-count="184" meta:paragraph-count="1495" meta:word-count="50543" meta:character-count="374166" meta:non-whitespace-character-count="324438"/>
  </office:meta>
</office:document-meta>
</file>